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1.607cm"/>
    </style:style>
    <style:style style:name="co5" style:family="table-column">
      <style:table-column-properties fo:break-before="auto" style:column-width="6.089cm"/>
    </style:style>
    <style:style style:name="co6" style:family="table-column">
      <style:table-column-properties fo:break-before="auto" style:column-width="2.977cm"/>
    </style:style>
    <style:style style:name="co7" style:family="table-column">
      <style:table-column-properties fo:break-before="auto" style:column-width="2.732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5.51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3.671cm"/>
    </style:style>
    <style:style style:name="co13" style:family="table-column">
      <style:table-column-properties fo:break-before="auto" style:column-width="4.999cm"/>
    </style:style>
    <style:style style:name="co14" style:family="table-column">
      <style:table-column-properties fo:break-before="auto" style:column-width="4.591cm"/>
    </style:style>
    <style:style style:name="co15" style:family="table-column">
      <style:table-column-properties fo:break-before="auto" style:column-width="5.816cm"/>
    </style:style>
    <style:style style:name="co16" style:family="table-column">
      <style:table-column-properties fo:break-before="auto" style:column-width="5.749cm"/>
    </style:style>
    <style:style style:name="co17" style:family="table-column">
      <style:table-column-properties fo:break-before="auto" style:column-width="5.475cm"/>
    </style:style>
    <style:style style:name="co18" style:family="table-column">
      <style:table-column-properties fo:break-before="auto" style:column-width="2.923cm"/>
    </style:style>
    <style:style style:name="co19" style:family="table-column">
      <style:table-column-properties fo:break-before="auto" style:column-width="1.663cm"/>
    </style:style>
    <style:style style:name="co20" style:family="table-column">
      <style:table-column-properties fo:break-before="auto" style:column-width="4.046cm"/>
    </style:style>
    <style:style style:name="co21" style:family="table-column">
      <style:table-column-properties fo:break-before="auto" style:column-width="3.263cm"/>
    </style:style>
    <style:style style:name="co22" style:family="table-column">
      <style:table-column-properties fo:break-before="auto" style:column-width="0.471cm"/>
    </style:style>
    <style:style style:name="co23" style:family="table-column">
      <style:table-column-properties fo:break-before="auto" style:column-width="2.787cm"/>
    </style:style>
    <style:style style:name="co24" style:family="table-column">
      <style:table-column-properties fo:break-before="auto" style:column-width="2.82cm"/>
    </style:style>
    <style:style style:name="co25" style:family="table-column">
      <style:table-column-properties fo:break-before="auto" style:column-width="5.272cm"/>
    </style:style>
    <style:style style:name="co26" style:family="table-column">
      <style:table-column-properties fo:break-before="auto" style:column-width="4.761cm"/>
    </style:style>
    <style:style style:name="co27" style:family="table-column">
      <style:table-column-properties fo:break-before="auto" style:column-width="5.306cm"/>
    </style:style>
    <style:style style:name="co28" style:family="table-column">
      <style:table-column-properties fo:break-before="auto" style:column-width="3.808cm"/>
    </style:style>
    <style:style style:name="co29" style:family="table-column">
      <style:table-column-properties fo:break-before="auto" style:column-width="5.135cm"/>
    </style:style>
    <style:style style:name="co30" style:family="table-column">
      <style:table-column-properties fo:break-before="auto" style:column-width="9.629cm"/>
    </style:style>
    <style:style style:name="co31" style:family="table-column">
      <style:table-column-properties fo:break-before="auto" style:column-width="5.17cm"/>
    </style:style>
    <style:style style:name="co32" style:family="table-column">
      <style:table-column-properties fo:break-before="auto" style:column-width="2.649cm"/>
    </style:style>
    <style:style style:name="co33" style:family="table-column">
      <style:table-column-properties fo:break-before="auto" style:column-width="2.4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0115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2011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0115"/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0115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20115">
      <style:table-cell-properties fo:background-color="#ff0000"/>
    </style:style>
    <style:style style:name="ce3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ackground-color="#81d41a"/>
    </style:style>
    <style:style style:name="ce38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0.74pt double #000000" style:border-line-width-top="0.009cm 0.009cm 0.009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31" style:family="table-cell" style:parent-style-name="Default">
      <style:table-cell-properties fo:border-bottom="none" fo:border-left="1.56pt double #000000" style:border-line-width-left="0.026cm 0.026cm 0.002cm" fo:border-right="none" fo:border-top="none"/>
    </style:style>
    <style:style style:name="ce32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1.56pt double #000000" style:border-line-width-right="0.026cm 0.026cm 0.002cm" fo:border-top="none" style:vertical-align="middle"/>
      <style:paragraph-properties fo:text-align="center" fo:margin-left="0cm"/>
    </style:style>
    <style:style style:name="ce92" style:family="table-cell" style:parent-style-name="Default">
      <style:table-cell-properties fo:background-color="transparent" fo:border="0.74pt double #000000" style:border-line-width="0.009cm 0.009cm 0.009cm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order-bottom="none" fo:background-color="transparent" fo:border-left="0.74pt double #000000" style:border-line-width-left="0.009cm 0.009cm 0.009cm" fo:border-right="0.74pt double #000000" style:border-line-width-right="0.009cm 0.009cm 0.009cm" fo:border-top="none"/>
    </style:style>
    <style:style style:name="ce43" style:family="table-cell" style:parent-style-name="Default">
      <style:table-cell-properties fo:border-bottom="none" fo:background-color="#81d41a" style:text-align-source="fix" style:repeat-content="false" fo:border-left="none" fo:border-right="0.74pt double #000000" style:border-line-width-right="0.009cm 0.009cm 0.009cm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none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74pt double #000000" style:border-line-width-bottom="0.009cm 0.009cm 0.009cm" style:text-align-source="fix" style:repeat-content="false" fo:border-left="0.74pt double #000000" style:border-line-width-left="0.009cm 0.009cm 0.009cm" fo:border-right="none" fo:border-top="0.74pt double #000000" style:border-line-width-top="0.009cm 0.009cm 0.009cm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none" fo:background-color="#81d41a" fo:border-left="0.74pt double #000000" style:border-line-width-left="0.009cm 0.009cm 0.009cm" fo:border-right="none" fo:border-top="none"/>
    </style:style>
    <style:style style:name="ce82" style:family="table-cell" style:parent-style-name="Default">
      <style:table-cell-properties fo:border-bottom="none" fo:border-left="0.74pt double #000000" style:border-line-width-left="0.009cm 0.009cm 0.009cm" fo:border-right="none" fo:border-top="none"/>
    </style:style>
    <style:style style:name="ce83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0.74pt double #000000" style:border-line-width-top="0.009cm 0.009cm 0.009cm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0.74pt double #000000" style:border-line-width-right="0.009cm 0.009cm 0.009cm" fo:border-top="0.74pt double #000000" style:border-line-width-top="0.009cm 0.009cm 0.009cm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order-bottom="none" fo:background-color="#81d41a" fo:border-left="none" fo:border-right="0.74pt double #000000" style:border-line-width-right="0.009cm 0.009cm 0.009cm" fo:border-top="none"/>
    </style:style>
    <style:style style:name="ce86" style:family="table-cell" style:parent-style-name="Default">
      <style:table-cell-properties fo:border-bottom="none" fo:border-left="none" fo:border-right="0.74pt double #000000" style:border-line-width-right="0.009cm 0.009cm 0.009cm" fo:border-top="none"/>
    </style:style>
    <style:style style:name="ce23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ffff00" fo:border-left="1.56pt double #000000" style:border-line-width-left="0.026cm 0.026cm 0.002cm" fo:border-right="none" fo:border-top="none"/>
    </style:style>
    <style:style style:name="ce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fo:background-color="#ffff00" style:text-align-source="fix" style:repeat-content="false" fo:border-left="none" fo:border-right="1.56pt double #000000" style:border-line-width-right="0.026cm 0.026cm 0.002cm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 fo:border="0.74pt double #000000" style:border-line-width="0.009cm 0.009cm 0.009cm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6" style:family="table-cell" style:parent-style-name="Default">
      <style:table-cell-properties fo:border-bottom="0.74pt double #000000" style:border-line-width-bottom="0.009cm 0.009cm 0.009cm" fo:background-color="transparent" fo:border-left="0.74pt double #000000" style:border-line-width-left="0.009cm 0.009cm 0.009cm" fo:border-right="0.74pt double #000000" style:border-line-width-right="0.009cm 0.009cm 0.009cm" fo:border-top="none"/>
    </style:style>
    <style:style style:name="ce107" style:family="table-cell" style:parent-style-name="Default">
      <style:table-cell-properties fo:border-bottom="none" fo:background-color="#ffff00" style:text-align-source="fix" style:repeat-content="false" fo:border-left="none" fo:border-right="0.74pt double #000000" style:border-line-width-right="0.009cm 0.009cm 0.009cm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fo:border-bottom="0.74pt double #2a6099" style:border-line-width-bottom="0.009cm 0.009cm 0.009cm" style:text-align-source="fix" style:repeat-content="false" fo:border-left="0.74pt double #000000" style:border-line-width-left="0.009cm 0.009cm 0.009cm" fo:border-right="none" fo:border-top="0.74pt double #000000" style:border-line-width-top="0.009cm 0.009cm 0.009cm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/>
    </style:style>
    <style:style style:name="ce111" style:family="table-cell" style:parent-style-name="Default">
      <style:table-cell-properties fo:border-bottom="0.74pt double #2a6099" style:border-line-width-bottom="0.009cm 0.009cm 0.009cm" style:text-align-source="fix" style:repeat-content="false" fo:border-left="none" fo:border-right="none" fo:border-top="0.74pt double #000000" style:border-line-width-top="0.009cm 0.009cm 0.009cm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order-bottom="0.74pt double #000000" style:border-line-width-bottom="0.009cm 0.009cm 0.009cm" fo:border-left="none" fo:border-right="none" fo:border-top="none"/>
    </style:style>
    <style:style style:name="ce113" style:family="table-cell" style:parent-style-name="Default">
      <style:table-cell-properties fo:border-bottom="0.74pt double #2a6099" style:border-line-width-bottom="0.009cm 0.009cm 0.009cm" style:text-align-source="fix" style:repeat-content="false" fo:border-left="none" fo:border-right="0.74pt double #000000" style:border-line-width-right="0.009cm 0.009cm 0.009cm" fo:border-top="0.74pt double #000000" style:border-line-width-top="0.009cm 0.009cm 0.009cm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/>
    </style:style>
    <style:style style:name="ce116" style:family="table-cell" style:parent-style-name="Default">
      <style:table-cell-properties fo:border-bottom="0.74pt double #000000" style:border-line-width-bottom="0.026cm 0.026cm 0.002cm" style:text-align-source="fix" style:repeat-content="false" fo:border-left="0.74pt double #000000" style:border-line-width-left="0.026cm 0.026cm 0.002cm" fo:border-right="none" fo:border-top="0.74pt double #000000" style:border-line-width-top="0.026cm 0.026cm 0.002cm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order-bottom="none" fo:background-color="#81d41a" fo:border-left="0.74pt double #000000" style:border-line-width-left="0.026cm 0.026cm 0.002cm" fo:border-right="none" fo:border-top="none"/>
    </style:style>
    <style:style style:name="ce118" style:family="table-cell" style:parent-style-name="Default">
      <style:table-cell-properties fo:border-bottom="none" fo:border-left="0.74pt double #000000" style:border-line-width-left="0.026cm 0.026cm 0.002cm" fo:border-right="none" fo:border-top="none"/>
    </style:style>
    <style:style style:name="ce119" style:family="table-cell" style:parent-style-name="Default">
      <style:table-cell-properties fo:border-bottom="0.74pt double #000000" style:border-line-width-bottom="0.026cm 0.026cm 0.002cm" fo:border-left="0.74pt double #000000" style:border-line-width-left="0.026cm 0.026cm 0.002cm" fo:border-right="none" fo:border-top="none"/>
    </style:style>
    <style:style style:name="ce120" style:family="table-cell" style:parent-style-name="Default">
      <style:table-cell-properties fo:border-bottom="0.74pt double #000000" style:border-line-width-bottom="0.026cm 0.026cm 0.002cm" style:text-align-source="fix" style:repeat-content="false" fo:border-left="none" fo:border-right="none" fo:border-top="0.74pt double #000000" style:border-line-width-top="0.026cm 0.026cm 0.002cm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>
      <style:table-cell-properties fo:border-bottom="0.74pt double #000000" style:border-line-width-bottom="0.026cm 0.026cm 0.002cm" fo:border-left="none" fo:border-right="none" fo:border-top="none"/>
    </style:style>
    <style:style style:name="ce122" style:family="table-cell" style:parent-style-name="Default">
      <style:table-cell-properties fo:border-bottom="0.74pt double #000000" style:border-line-width-bottom="0.026cm 0.026cm 0.002cm" style:text-align-source="fix" style:repeat-content="false" fo:border-left="none" fo:border-right="0.74pt double #000000" style:border-line-width-right="0.026cm 0.026cm 0.002cm" fo:border-top="0.74pt double #000000" style:border-line-width-top="0.026cm 0.026cm 0.002cm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23" style:family="table-cell" style:parent-style-name="Default">
      <style:table-cell-properties fo:border-bottom="none" fo:background-color="#81d41a" fo:border-left="none" fo:border-right="0.74pt double #000000" style:border-line-width-right="0.026cm 0.026cm 0.002cm" fo:border-top="none"/>
    </style:style>
    <style:style style:name="ce124" style:family="table-cell" style:parent-style-name="Default">
      <style:table-cell-properties fo:border-bottom="none" fo:border-left="none" fo:border-right="0.74pt double #000000" style:border-line-width-right="0.026cm 0.026cm 0.002cm" fo:border-top="none"/>
    </style:style>
    <style:style style:name="ce125" style:family="table-cell" style:parent-style-name="Default">
      <style:table-cell-properties fo:border-bottom="0.74pt double #000000" style:border-line-width-bottom="0.026cm 0.026cm 0.002cm" fo:border-left="none" fo:border-right="0.74pt double #000000" style:border-line-width-right="0.026cm 0.026cm 0.002cm" fo:border-top="none"/>
    </style:style>
    <style:style style:name="ce94" style:family="table-cell" style:parent-style-name="Default">
      <style:table-cell-properties fo:border-bottom="0.74pt double #000000" style:border-line-width-bottom="0.009cm 0.009cm 0.009cm" fo:background-color="transparent" fo:border-left="0.74pt double #000000" style:border-line-width-left="0.009cm 0.009cm 0.009cm" fo:border-right="none" fo:border-top="0.74pt double #000000" style:border-line-width-top="0.009cm 0.009cm 0.009cm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0.74pt double #000000" style:border-line-width-right="0.009cm 0.009cm 0.009cm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20115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130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20115">
      <style:table-cell-properties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border="0.74pt double #000000" style:border-line-width="0.026cm 0.026cm 0.002cm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style:text-align-source="fix" style:repeat-content="false" fo:border="0.74pt double #000000" style:border-line-width="0.026cm 0.026cm 0.002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1">
      <style:table-cell-properties fo:border="0.74pt double #000000" style:border-line-width="0.026cm 0.026cm 0.002cm"/>
    </style:style>
    <style:style style:name="ce79" style:family="table-cell" style:parent-style-name="Default" style:data-style-name="N11"/>
    <style:style style:name="ce146" style:family="table-cell" style:parent-style-name="Default">
      <style:table-cell-properties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47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</style:style>
    <style:style style:name="ce149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1" style:family="table-cell" style:parent-style-name="Default">
      <style:table-cell-properties style:text-align-source="fix" style:repeat-content="false" fo:border="0.74pt double #000000" style:border-line-width="0.009cm 0.009cm 0.009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 style:data-style-name="N20115">
      <style:table-cell-properties fo:border-bottom="none" fo:border-left="none" fo:border-right="0.74pt double #000000" style:border-line-width-right="0.009cm 0.009cm 0.009cm" fo:border-top="none"/>
    </style:style>
    <style:style style:name="ce154" style:family="table-cell" style:parent-style-name="Default" style:data-style-name="N115">
      <style:table-cell-properties fo:border-bottom="none" fo:border-left="0.74pt double #000000" style:border-line-width-left="0.009cm 0.009cm 0.009cm" fo:border-right="none" fo:border-top="none"/>
    </style:style>
    <style:style style:name="ce115" style:family="table-cell" style:parent-style-name="Default" style:data-style-name="N115"/>
    <style:style style:name="ce156" style:family="table-cell" style:parent-style-name="Default" style:data-style-name="N115">
      <style:table-cell-properties fo:border-bottom="none" fo:border-left="none" fo:border-right="0.74pt double #000000" style:border-line-width-right="0.009cm 0.009cm 0.009cm" fo:border-top="none"/>
    </style:style>
    <style:style style:name="ce157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none" fo:border-top="0.74pt double #000000" style:border-line-width-top="0.009cm 0.009cm 0.009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8" style:family="table-cell" style:parent-style-name="Default" style:data-style-name="N20115">
      <style:table-cell-properties fo:border-bottom="none" fo:background-color="#81d41a" fo:border-left="0.74pt double #000000" style:border-line-width-left="0.026cm 0.026cm 0.002cm" fo:border-right="none" fo:border-top="0.74pt double #000000" style:border-line-width-top="0.026cm 0.026cm 0.002cm"/>
    </style:style>
    <style:style style:name="ce159" style:family="table-cell" style:parent-style-name="Default" style:data-style-name="N20115">
      <style:table-cell-properties fo:border-bottom="none" fo:background-color="#81d41a" fo:border-left="0.74pt double #000000" style:border-line-width-left="0.026cm 0.026cm 0.002cm" fo:border-right="none" fo:border-top="none"/>
    </style:style>
    <style:style style:name="ce160" style:family="table-cell" style:parent-style-name="Default" style:data-style-name="N20115">
      <style:table-cell-properties fo:border-bottom="none" fo:background-color="#ffff00" fo:border-left="0.74pt double #000000" style:border-line-width-left="0.026cm 0.026cm 0.002cm" fo:border-right="none" fo:border-top="none"/>
    </style:style>
    <style:style style:name="ce161" style:family="table-cell" style:parent-style-name="Default" style:data-style-name="N20115">
      <style:table-cell-properties fo:border-bottom="0.74pt double #000000" style:border-line-width-bottom="0.026cm 0.026cm 0.002cm" fo:background-color="#81d41a" fo:border-left="0.74pt double #000000" style:border-line-width-left="0.026cm 0.026cm 0.002cm" fo:border-right="none" fo:border-top="none"/>
    </style:style>
    <style:style style:name="ce162" style:family="table-cell" style:parent-style-name="Default" style:data-style-name="N20115">
      <style:table-cell-properties fo:border-bottom="none" fo:background-color="#81d41a" fo:border-left="none" fo:border-right="none" fo:border-top="0.74pt double #000000" style:border-line-width-top="0.026cm 0.026cm 0.002cm"/>
    </style:style>
    <style:style style:name="ce163" style:family="table-cell" style:parent-style-name="Default" style:data-style-name="N20115">
      <style:table-cell-properties fo:background-color="#81d41a" fo:border="none"/>
    </style:style>
    <style:style style:name="ce164" style:family="table-cell" style:parent-style-name="Default" style:data-style-name="N20115">
      <style:table-cell-properties fo:background-color="#ffff00" fo:border="none"/>
    </style:style>
    <style:style style:name="ce165" style:family="table-cell" style:parent-style-name="Default" style:data-style-name="N20115">
      <style:table-cell-properties fo:border-bottom="0.74pt double #000000" style:border-line-width-bottom="0.026cm 0.026cm 0.002cm" fo:background-color="#81d41a" fo:border-left="none" fo:border-right="none" fo:border-top="none"/>
    </style:style>
    <style:style style:name="ce166" style:family="table-cell" style:parent-style-name="Default" style:data-style-name="N20115">
      <style:table-cell-properties fo:border-bottom="none" fo:background-color="#81d41a" fo:border-left="none" fo:border-right="0.74pt double #000000" style:border-line-width-right="0.026cm 0.026cm 0.002cm" fo:border-top="0.74pt double #000000" style:border-line-width-top="0.026cm 0.026cm 0.002cm"/>
    </style:style>
    <style:style style:name="ce167" style:family="table-cell" style:parent-style-name="Default" style:data-style-name="N20115">
      <style:table-cell-properties fo:border-bottom="none" fo:background-color="#81d41a" fo:border-left="none" fo:border-right="0.74pt double #000000" style:border-line-width-right="0.026cm 0.026cm 0.002cm" fo:border-top="none"/>
    </style:style>
    <style:style style:name="ce168" style:family="table-cell" style:parent-style-name="Default" style:data-style-name="N20115">
      <style:table-cell-properties fo:border-bottom="none" fo:background-color="#ffff00" fo:border-left="none" fo:border-right="0.74pt double #000000" style:border-line-width-right="0.026cm 0.026cm 0.002cm" fo:border-top="none"/>
    </style:style>
    <style:style style:name="ce169" style:family="table-cell" style:parent-style-name="Default" style:data-style-name="N20115">
      <style:table-cell-properties fo:border-bottom="0.74pt double #000000" style:border-line-width-bottom="0.026cm 0.026cm 0.002cm" fo:background-color="#81d41a" fo:border-left="none" fo:border-right="0.74pt double #000000" style:border-line-width-right="0.026cm 0.026cm 0.002cm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 Run Exp Cost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2" table:default-cell-style-name="ce4"/>
        <table:table-column table:style-name="co6" table:default-cell-style-name="ce16"/>
        <table:table-column table:style-name="co2" table:number-columns-repeated="2" table:default-cell-style-name="Default"/>
        <table:table-column table:style-name="co2" table:default-cell-style-name="ce4"/>
        <table:table-column table:style-name="co6" table:default-cell-style-name="ce16"/>
        <table:table-column table:style-name="co2" table:number-columns-repeated="1637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itial Costs (one Time)</text:p>
          </table:table-cell>
          <table:covered-table-cell table:number-columns-repeated="2" table:style-name="ce3"/>
          <table:covered-table-cell table:style-name="ce14"/>
          <table:table-cell table:style-name="ce8"/>
          <table:table-cell table:style-name="ce1" office:value-type="string" calcext:value-type="string" table:number-columns-spanned="3" table:number-rows-spanned="1">
            <text:p>Running Costs (Reoccuring)</text:p>
          </table:table-cell>
          <table:covered-table-cell table:style-name="ce1"/>
          <table:covered-table-cell table:style-name="ce19"/>
          <table:table-cell table:style-name="ce8"/>
          <table:table-cell table:style-name="ce1" office:value-type="string" calcext:value-type="string" table:number-columns-spanned="3" table:number-rows-spanned="1">
            <text:p>Expandable Materials</text:p>
          </table:table-cell>
          <table:covered-table-cell table:style-name="ce1"/>
          <table:covered-table-cell table:style-name="ce19"/>
          <table:table-cell table:style-name="ce8" table:number-columns-repeated="16372"/>
        </table:table-row>
        <table:table-row table:style-name="ro2">
          <table:table-cell table:style-name="ce2" office:value-type="string" calcext:value-type="string">
            <text:p>Device / Gadget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Amount</text:p>
          </table:table-cell>
          <table:table-cell table:style-name="ce15" office:value-type="string" calcext:value-type="string">
            <text:p>Cost per Unit</text:p>
          </table:table-cell>
          <table:table-cell table:style-name="ce2"/>
          <table:table-cell table:style-name="ce2" office:value-type="string" calcext:value-type="string">
            <text:p>Device / Gadget</text:p>
          </table:table-cell>
          <table:table-cell table:style-name="ce2" office:value-type="string" calcext:value-type="string">
            <text:p>Unit</text:p>
          </table:table-cell>
          <table:table-cell table:style-name="ce15" office:value-type="string" calcext:value-type="string">
            <text:p>Cost per unit</text:p>
          </table:table-cell>
          <table:table-cell table:style-name="ce2"/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nit</text:p>
          </table:table-cell>
          <table:table-cell table:style-name="ce15" office:value-type="string" calcext:value-type="string">
            <text:p>Cost per unit</text:p>
          </table:table-cell>
          <table:table-cell table:style-name="ce2" table:number-columns-repeated="16372"/>
        </table:table-row>
        <table:table-row table:style-name="ro3">
          <table:table-cell office:value-type="string" calcext:value-type="string">
            <text:p>Prusa XL</text:p>
          </table:table-cell>
          <table:table-cell office:value-type="string" calcext:value-type="string">
            <text:p>pic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600" calcext:value-type="currency">
            <text:p>3.600,00 €</text:p>
          </table:table-cell>
          <table:table-cell/>
          <table:table-cell office:value-type="string" calcext:value-type="string">
            <text:p>Prusa XL – Maintenance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0.5" calcext:value-type="currency">
            <text:p>0,50 €</text:p>
          </table:table-cell>
          <table:table-cell/>
          <table:table-cell office:value-type="string" calcext:value-type="string">
            <text:p>PVB Plastic</text:p>
          </table:table-cell>
          <table:table-cell office:value-type="string" calcext:value-type="string">
            <text:p>g</text:p>
          </table:table-cell>
          <table:table-cell office:value-type="currency" office:currency="EUR" office:value="0.018" calcext:value-type="currency">
            <text:p>0,02 €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Artillery X4 Plus S1</text:p>
          </table:table-cell>
          <table:table-cell office:value-type="string" calcext:value-type="string">
            <text:p>pic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50" calcext:value-type="currency">
            <text:p>250,00 €</text:p>
          </table:table-cell>
          <table:table-cell/>
          <table:table-cell office:value-type="string" calcext:value-type="string">
            <text:p>Prusa XL – Electricity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0.34" calcext:value-type="currency">
            <text:p>0,34 €</text:p>
          </table:table-cell>
          <table:table-cell/>
          <table:table-cell office:value-type="string" calcext:value-type="string">
            <text:p>PLA Plastic</text:p>
          </table:table-cell>
          <table:table-cell office:value-type="string" calcext:value-type="string">
            <text:p>g</text:p>
          </table:table-cell>
          <table:table-cell office:value-type="currency" office:currency="EUR" office:value="0.018" calcext:value-type="currency">
            <text:p>0,02 €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FLSun T1</text:p>
          </table:table-cell>
          <table:table-cell office:value-type="string" calcext:value-type="string">
            <text:p>pic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60" calcext:value-type="currency">
            <text:p>660,00 €</text:p>
          </table:table-cell>
          <table:table-cell/>
          <table:table-cell table:style-name="ce11" office:value-type="string" calcext:value-type="string">
            <text:p><text:span text:style-name="T1">Artillery X4 Plus S1</text:span> – Maintenance</text:p>
          </table:table-cell>
          <table:table-cell table:style-name="ce18" office:value-type="string" calcext:value-type="string">
            <text:p>hour</text:p>
          </table:table-cell>
          <table:table-cell table:style-name="ce20" office:value-type="currency" office:currency="EUR" office:value="0.25" calcext:value-type="currency">
            <text:p>0,25 €</text:p>
          </table:table-cell>
          <table:table-cell/>
          <table:table-cell office:value-type="string" calcext:value-type="string">
            <text:p>Silicone A00</text:p>
          </table:table-cell>
          <table:table-cell office:value-type="string" calcext:value-type="string">
            <text:p>g</text:p>
          </table:table-cell>
          <table:table-cell office:value-type="currency" office:currency="EUR" office:value="0.015" calcext:value-type="currency">
            <text:p>0,02 €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Vacuum Pump Set</text:p>
          </table:table-cell>
          <table:table-cell office:value-type="string" calcext:value-type="string">
            <text:p>pic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0" calcext:value-type="currency">
            <text:p>150,00 €</text:p>
          </table:table-cell>
          <table:table-cell/>
          <table:table-cell table:style-name="ce11" office:value-type="string" calcext:value-type="string">
            <text:p><text:span text:style-name="T1">Artillery X4 Plus S1</text:span> – Electricity</text:p>
          </table:table-cell>
          <table:table-cell table:style-name="ce18" office:value-type="string" calcext:value-type="string">
            <text:p>hour</text:p>
          </table:table-cell>
          <table:table-cell table:style-name="ce20" office:value-type="currency" office:currency="EUR" office:value="0.34" calcext:value-type="currency">
            <text:p>0,34 €</text:p>
          </table:table-cell>
          <table:table-cell/>
          <table:table-cell office:value-type="string" calcext:value-type="string">
            <text:p>Silicone A05</text:p>
          </table:table-cell>
          <table:table-cell office:value-type="string" calcext:value-type="string">
            <text:p>g</text:p>
          </table:table-cell>
          <table:table-cell office:value-type="currency" office:currency="EUR" office:value="0.015" calcext:value-type="currency">
            <text:p>0,02 €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tirring peripherals</text:p>
          </table:table-cell>
          <table:table-cell office:value-type="string" calcext:value-type="string">
            <text:p>pic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1" office:value-type="string" calcext:value-type="string">
            <text:p>FLSun T1 – Maintenance</text:p>
          </table:table-cell>
          <table:table-cell table:style-name="ce18" office:value-type="string" calcext:value-type="string">
            <text:p>hour</text:p>
          </table:table-cell>
          <table:table-cell table:style-name="ce20" office:value-type="currency" office:currency="EUR" office:value="0.25" calcext:value-type="currency">
            <text:p>0,25 €</text:p>
          </table:table-cell>
          <table:table-cell/>
          <table:table-cell office:value-type="string" calcext:value-type="string">
            <text:p>Silicone A10</text:p>
          </table:table-cell>
          <table:table-cell office:value-type="string" calcext:value-type="string">
            <text:p>g</text:p>
          </table:table-cell>
          <table:table-cell office:value-type="currency" office:currency="EUR" office:value="0.015" calcext:value-type="currency">
            <text:p>0,02 €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eavy Storage Boxes</text:p>
          </table:table-cell>
          <table:table-cell office:value-type="string" calcext:value-type="string">
            <text:p>pics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50" calcext:value-type="currency">
            <text:p>50,00 €</text:p>
          </table:table-cell>
          <table:table-cell/>
          <table:table-cell table:style-name="ce11" office:value-type="string" calcext:value-type="string">
            <text:p>FLSun T1 – Electricity</text:p>
          </table:table-cell>
          <table:table-cell table:style-name="ce18" office:value-type="string" calcext:value-type="string">
            <text:p>hour</text:p>
          </table:table-cell>
          <table:table-cell table:style-name="ce20" office:value-type="currency" office:currency="EUR" office:value="0.34" calcext:value-type="currency">
            <text:p>0,34 €</text:p>
          </table:table-cell>
          <table:table-cell/>
          <table:table-cell office:value-type="string" calcext:value-type="string">
            <text:p>Rubbing Alc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5" calcext:value-type="currency">
            <text:p>0,50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Vacuum Pump – Maintenance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1" calcext:value-type="currency">
            <text:p>0,10 €</text:p>
          </table:table-cell>
          <table:table-cell/>
          <table:table-cell office:value-type="string" calcext:value-type="string">
            <text:p>Gloves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02" calcext:value-type="currency">
            <text:p>0,02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Vacuum Pump – Electricity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25" calcext:value-type="currency">
            <text:p>0,25 €</text:p>
          </table:table-cell>
          <table:table-cell/>
          <table:table-cell office:value-type="string" calcext:value-type="string">
            <text:p>Respirators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2" calcext:value-type="currency">
            <text:p>0,20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Design Time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20" calcext:value-type="currency">
            <text:p>20,00 €</text:p>
          </table:table-cell>
          <table:table-cell/>
          <table:table-cell office:value-type="string" calcext:value-type="string">
            <text:p>Mixing Cup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5" calcext:value-type="currency">
            <text:p>0,50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Work Time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14" calcext:value-type="currency">
            <text:p>14,00 €</text:p>
          </table:table-cell>
          <table:table-cell/>
          <table:table-cell office:value-type="string" calcext:value-type="string">
            <text:p>Pigment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5" calcext:value-type="currency">
            <text:p>0,50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Standby Time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0.25" calcext:value-type="currency">
            <text:p>0,25 €</text:p>
          </table:table-cell>
          <table:table-cell/>
          <table:table-cell office:value-type="string" calcext:value-type="string">
            <text:p>3D Glue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25" calcext:value-type="currency">
            <text:p>0,25 €</text:p>
          </table:table-cell>
          <table:table-cell table:number-columns-repeated="16372"/>
        </table:table-row>
        <table:table-row table:style-name="ro3">
          <table:table-cell table:number-columns-repeated="5"/>
          <table:table-cell office:value-type="string" calcext:value-type="string">
            <text:p>Offline Time</text:p>
          </table:table-cell>
          <table:table-cell office:value-type="string" calcext:value-type="string">
            <text:p>hour</text:p>
          </table:table-cell>
          <table:table-cell office:value-type="currency" office:currency="EUR" office:value="0.05" calcext:value-type="currency">
            <text:p>0,05 €</text:p>
          </table:table-cell>
          <table:table-cell/>
          <table:table-cell office:value-type="string" calcext:value-type="string">
            <text:p>Clay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16372"/>
        </table:table-row>
        <table:table-row table:style-name="ro3">
          <table:table-cell table:number-columns-repeated="9"/>
          <table:table-cell office:value-type="string" calcext:value-type="string">
            <text:p>Cardboard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6.32" calcext:value-type="currency">
            <text:p>6,32 €</text:p>
          </table:table-cell>
          <table:table-cell table:number-columns-repeated="16372"/>
        </table:table-row>
        <table:table-row table:style-name="ro3">
          <table:table-cell table:number-columns-repeated="9"/>
          <table:table-cell office:value-type="string" calcext:value-type="string">
            <text:p>Bag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6372"/>
        </table:table-row>
        <table:table-row table:style-name="ro3">
          <table:table-cell table:number-columns-repeated="9"/>
          <table:table-cell office:value-type="string" calcext:value-type="string">
            <text:p>Stickers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5" calcext:value-type="currency">
            <text:p>0,50 €</text:p>
          </table:table-cell>
          <table:table-cell table:number-columns-repeated="16372"/>
        </table:table-row>
        <table:table-row table:style-name="ro3">
          <table:table-cell table:number-columns-repeated="9"/>
          <table:table-cell office:value-type="string" calcext:value-type="string">
            <text:p>Flyer</text:p>
          </table:table-cell>
          <table:table-cell office:value-type="string" calcext:value-type="string">
            <text:p>use</text:p>
          </table:table-cell>
          <table:table-cell office:value-type="currency" office:currency="EUR" office:value="0.5" calcext:value-type="currency">
            <text:p>0,50 €</text:p>
          </table:table-cell>
          <table:table-cell table:number-columns-repeated="16372"/>
        </table:table-row>
        <table:table-row table:style-name="ro3" table:number-rows-repeated="6">
          <table:table-cell table:number-columns-repeated="16384"/>
        </table:table-row>
        <table:table-row table:style-name="ro3">
          <table:table-cell table:style-name="ce11"/>
          <table:table-cell office:value-type="string" calcext:value-type="string">
            <text:p>=</text:p>
          </table:table-cell>
          <table:table-cell office:value-type="string" calcext:value-type="string">
            <text:p>Not in use</text:p>
          </table:table-cell>
          <table:table-cell table:number-columns-repeated="16381"/>
        </table:table-row>
        <table:table-row table:style-name="ro3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oys Infos" table:style-name="ta1">
        <table:table-column table:style-name="co7" table:default-cell-style-name="ce37"/>
        <table:table-column table:style-name="co2" table:number-columns-repeated="2" table:default-cell-style-name="ce37"/>
        <table:table-column table:style-name="co8" table:default-cell-style-name="ce37"/>
        <table:table-column table:style-name="co9" table:number-columns-repeated="3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2" table:number-columns-repeated="16369" table:default-cell-style-name="Default"/>
        <table:table-row table:style-name="ro4">
          <table:table-cell table:style-name="ce36"/>
          <table:table-cell table:style-name="ce36" office:value-type="string" calcext:value-type="string">
            <text:p>Size</text:p>
          </table:table-cell>
          <table:table-cell table:style-name="ce36" office:value-type="string" calcext:value-type="string">
            <text:p>Height</text:p>
          </table:table-cell>
          <table:table-cell table:style-name="ce36" office:value-type="string" calcext:value-type="string">
            <text:p>Width Max</text:p>
          </table:table-cell>
          <table:table-cell table:style-name="ce36" office:value-type="string" calcext:value-type="string">
            <text:p>Width min</text:p>
          </table:table-cell>
          <table:table-cell table:style-name="ce36" office:value-type="string" calcext:value-type="string">
            <text:p>Usable Height</text:p>
          </table:table-cell>
          <table:table-cell table:style-name="ce36" office:value-type="string" calcext:value-type="string">
            <text:p>Key Element Width</text:p>
          </table:table-cell>
          <table:table-cell table:style-name="ce36" office:value-type="string" calcext:value-type="string">
            <text:p>Weight in g</text:p>
          </table:table-cell>
          <table:table-cell table:style-name="ce36" office:value-type="string" calcext:value-type="string">
            <text:p>Sleeve Weight in g</text:p>
          </table:table-cell>
          <table:table-cell table:style-name="ce36" office:value-type="string" calcext:value-type="string">
            <text:p>Shell weight</text:p>
          </table:table-cell>
          <table:table-cell table:style-name="ce36" office:value-type="string" calcext:value-type="string">
            <text:p>Shell Print Hours</text:p>
          </table:table-cell>
          <table:table-cell table:style-name="ce36" office:value-type="string" calcext:value-type="string">
            <text:p>Positive Weight</text:p>
          </table:table-cell>
          <table:table-cell table:style-name="ce36" office:value-type="string" calcext:value-type="string">
            <text:p>Positive Print Hours</text:p>
          </table:table-cell>
          <table:table-cell table:style-name="ce36" office:value-type="string" calcext:value-type="string">
            <text:p>Suction Cup Weight</text:p>
          </table:table-cell>
          <table:table-cell table:style-name="ce36" office:value-type="string" calcext:value-type="string">
            <text:p>Suction Cup Hours</text:p>
          </table:table-cell>
          <table:table-cell table:style-name="ce36" table:number-columns-repeated="16369"/>
        </table:table-row>
        <table:table-row table:style-name="ro3">
          <table:table-cell office:value-type="string" calcext:value-type="string">
            <text:p>Avrass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2]-1.8" office:value-type="float" office:value="14.2" calcext:value-type="float">
            <text:p>14,2</text:p>
          </table:table-cell>
          <table:table-cell office:value-type="float" office:value="4.5" calcext:value-type="float">
            <text:p>4,5</text:p>
          </table:table-cell>
          <table:table-cell office:value-type="float" office:value="195" calcext:value-type="float">
            <text:p>195</text:p>
          </table:table-cell>
          <table:table-cell office:value-type="float" office:value="236" calcext:value-type="float">
            <text:p>236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2]*1.2" office:value-type="float" office:value="19.2" calcext:value-type="float">
            <text:p>19,2</text:p>
          </table:table-cell>
          <table:table-cell table:formula="of:=[.D2]*1.2" office:value-type="float" office:value="12" calcext:value-type="float">
            <text:p>12</text:p>
          </table:table-cell>
          <table:table-cell table:formula="of:=[.E2]*1.2" office:value-type="float" office:value="7.2" calcext:value-type="float">
            <text:p>7,2</text:p>
          </table:table-cell>
          <table:table-cell table:formula="of:=[.F2]*1.2" office:value-type="float" office:value="17.04" calcext:value-type="float">
            <text:p>17,04</text:p>
          </table:table-cell>
          <table:table-cell table:formula="of:=[.G2]*1.2" office:value-type="float" office:value="5.4" calcext:value-type="float">
            <text:p>5,4</text:p>
          </table:table-cell>
          <table:table-cell table:formula="of:=[.H2]*(1+0.2)^3" office:value-type="float" office:value="336.96" calcext:value-type="float">
            <text:p>336,96</text:p>
          </table:table-cell>
          <table:table-cell table:formula="of:=[.I2]*(1+0.2)^3" office:value-type="float" office:value="407.808" calcext:value-type="float">
            <text:p>407,808</text:p>
          </table:table-cell>
          <table:table-cell table:formula="of:=ROUND([.J21]/[.J20]*[.J2]; 0)" office:value-type="float" office:value="500" calcext:value-type="float">
            <text:p>500</text:p>
          </table:table-cell>
          <table:table-cell table:formula="of:=ROUND([.K21]/[.K20]*[.K2]; 0)" office:value-type="float" office:value="33" calcext:value-type="float">
            <text:p>33</text:p>
          </table:table-cell>
          <table:table-cell table:formula="of:=ROUND([.L21]/[.L20]*[.L2]; 0)" office:value-type="float" office:value="168" calcext:value-type="float">
            <text:p>168</text:p>
          </table:table-cell>
          <table:table-cell table:formula="of:=ROUND([.M21]/[.M20]*[.M2]; 0)" office:value-type="float" office:value="14" calcext:value-type="float">
            <text:p>14</text:p>
          </table:table-cell>
          <table:table-cell table:formula="of:=ROUND([.N21]/[.N20]*[.N2]; 0)" office:value-type="float" office:value="84" calcext:value-type="float">
            <text:p>84</text:p>
          </table:table-cell>
          <table:table-cell table:formula="of:=ROUND([.O21]/[.O20]*[.O2]; 0)"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 table:formula="of:=[.C2]*1.4" office:value-type="float" office:value="22.4" calcext:value-type="float">
            <text:p>22,4</text:p>
          </table:table-cell>
          <table:table-cell table:formula="of:=[.D2]*1.4" office:value-type="float" office:value="14" calcext:value-type="float">
            <text:p>14</text:p>
          </table:table-cell>
          <table:table-cell table:formula="of:=[.E2]*1.4" office:value-type="float" office:value="8.4" calcext:value-type="float">
            <text:p>8,4</text:p>
          </table:table-cell>
          <table:table-cell table:formula="of:=[.F2]*1.4" office:value-type="float" office:value="19.88" calcext:value-type="float">
            <text:p>19,88</text:p>
          </table:table-cell>
          <table:table-cell table:formula="of:=[.G2]*1.4" office:value-type="float" office:value="6.3" calcext:value-type="float">
            <text:p>6,3</text:p>
          </table:table-cell>
          <table:table-cell table:formula="of:=[.H2]*(1+0.4)^3" office:value-type="float" office:value="535.08" calcext:value-type="float">
            <text:p>535,08</text:p>
          </table:table-cell>
          <table:table-cell table:formula="of:=[.I2]*(1+0.4)^3" office:value-type="float" office:value="647.584" calcext:value-type="float">
            <text:p>647,584</text:p>
          </table:table-cell>
          <table:table-cell table:formula="of:=ROUND([.J22]/[.J20]*[.J2]; 0)" office:value-type="float" office:value="610" calcext:value-type="float">
            <text:p>610</text:p>
          </table:table-cell>
          <table:table-cell table:formula="of:=ROUND([.K22]/[.K20]*[.K2]; 0)" office:value-type="float" office:value="50" calcext:value-type="float">
            <text:p>50</text:p>
          </table:table-cell>
          <table:table-cell table:formula="of:=ROUND([.L22]/[.L20]*[.L2]; 0)" office:value-type="float" office:value="228" calcext:value-type="float">
            <text:p>228</text:p>
          </table:table-cell>
          <table:table-cell table:formula="of:=ROUND([.M22]/[.M20]*[.M2]; 0)" office:value-type="float" office:value="18" calcext:value-type="float">
            <text:p>18</text:p>
          </table:table-cell>
          <table:table-cell table:formula="of:=ROUND([.N22]/[.N20]*[.N2]; 0)" office:value-type="float" office:value="108" calcext:value-type="float">
            <text:p>108</text:p>
          </table:table-cell>
          <table:table-cell table:formula="of:=ROUND([.O22]/[.O20]*[.O2]; 0)" office:value-type="float" office:value="4" calcext:value-type="float">
            <text:p>4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L</text:p>
          </table:table-cell>
          <table:table-cell table:formula="of:=[.C2]*1.6" office:value-type="float" office:value="25.6" calcext:value-type="float">
            <text:p>25,6</text:p>
          </table:table-cell>
          <table:table-cell table:formula="of:=[.D2]*1.6" office:value-type="float" office:value="16" calcext:value-type="float">
            <text:p>16</text:p>
          </table:table-cell>
          <table:table-cell table:formula="of:=[.E2]*1.6" office:value-type="float" office:value="9.6" calcext:value-type="float">
            <text:p>9,6</text:p>
          </table:table-cell>
          <table:table-cell table:formula="of:=[.F2]*1.6" office:value-type="float" office:value="22.72" calcext:value-type="float">
            <text:p>22,72</text:p>
          </table:table-cell>
          <table:table-cell table:formula="of:=[.G2]*1.6" office:value-type="float" office:value="7.2" calcext:value-type="float">
            <text:p>7,2</text:p>
          </table:table-cell>
          <table:table-cell table:formula="of:=[.H2]*(1+0.6)^3" office:value-type="float" office:value="798.72" calcext:value-type="float">
            <text:p>798,72</text:p>
          </table:table-cell>
          <table:table-cell table:formula="of:=[.I2]*(1+0.6)^3" office:value-type="float" office:value="966.656" calcext:value-type="float">
            <text:p>966,656</text:p>
          </table:table-cell>
          <table:table-cell table:formula="of:=ROUND([.J23]/[.J20]*[.J2]; 0)" office:value-type="float" office:value="820" calcext:value-type="float">
            <text:p>820</text:p>
          </table:table-cell>
          <table:table-cell table:formula="of:=ROUND([.K23]/[.K20]*[.K2]; 0)" office:value-type="float" office:value="63" calcext:value-type="float">
            <text:p>63</text:p>
          </table:table-cell>
          <table:table-cell table:formula="of:=ROUND([.L23]/[.L20]*[.L2]; 0)" office:value-type="float" office:value="312" calcext:value-type="float">
            <text:p>312</text:p>
          </table:table-cell>
          <table:table-cell table:formula="of:=ROUND([.M23]/[.M20]*[.M2]; 0)" office:value-type="float" office:value="23" calcext:value-type="float">
            <text:p>23</text:p>
          </table:table-cell>
          <table:table-cell table:formula="of:=ROUND([.N23]/[.N20]*[.N2]; 0)" office:value-type="float" office:value="132" calcext:value-type="float">
            <text:p>132</text:p>
          </table:table-cell>
          <table:table-cell table:formula="of:=ROUND([.O23]/[.O20]*[.O2]; 0)" office:value-type="float" office:value="5" calcext:value-type="float">
            <text:p>5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L</text:p>
          </table:table-cell>
          <table:table-cell table:formula="of:=[.C2]*1.8" office:value-type="float" office:value="28.8" calcext:value-type="float">
            <text:p>28,8</text:p>
          </table:table-cell>
          <table:table-cell table:formula="of:=[.D2]*1.8" office:value-type="float" office:value="18" calcext:value-type="float">
            <text:p>18</text:p>
          </table:table-cell>
          <table:table-cell table:formula="of:=[.E2]*1.8" office:value-type="float" office:value="10.8" calcext:value-type="float">
            <text:p>10,8</text:p>
          </table:table-cell>
          <table:table-cell table:formula="of:=[.F2]*1.8" office:value-type="float" office:value="25.56" calcext:value-type="float">
            <text:p>25,56</text:p>
          </table:table-cell>
          <table:table-cell table:formula="of:=[.G2]*1.8" office:value-type="float" office:value="8.1" calcext:value-type="float">
            <text:p>8,1</text:p>
          </table:table-cell>
          <table:table-cell table:formula="of:=[.H2]*(1+0.8)^3" office:value-type="float" office:value="1137.24" calcext:value-type="float">
            <text:p>1137,24</text:p>
          </table:table-cell>
          <table:table-cell table:formula="of:=[.I2]*(1+0.8)^3" office:value-type="float" office:value="1376.352" calcext:value-type="float">
            <text:p>1376,352</text:p>
          </table:table-cell>
          <table:table-cell table:formula="of:=ROUND([.J24]/[.J20]*[.J2]; 0)" office:value-type="float" office:value="1090" calcext:value-type="float">
            <text:p>1090</text:p>
          </table:table-cell>
          <table:table-cell table:formula="of:=ROUND([.K24]/[.K20]*[.K2]; 0)" office:value-type="float" office:value="84" calcext:value-type="float">
            <text:p>84</text:p>
          </table:table-cell>
          <table:table-cell table:formula="of:=ROUND([.L24]/[.L20]*[.L2]; 0)" office:value-type="float" office:value="408" calcext:value-type="float">
            <text:p>408</text:p>
          </table:table-cell>
          <table:table-cell table:formula="of:=ROUND([.M24]/[.M20]*[.M2]; 0)" office:value-type="float" office:value="28" calcext:value-type="float">
            <text:p>28</text:p>
          </table:table-cell>
          <table:table-cell table:formula="of:=ROUND([.N24]/[.N20]*[.N2]; 0)" office:value-type="float" office:value="168" calcext:value-type="float">
            <text:p>168</text:p>
          </table:table-cell>
          <table:table-cell table:formula="of:=ROUND([.O24]/[.O20]*[.O2]; 0)" office:value-type="float" office:value="6" calcext:value-type="float">
            <text:p>6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XL</text:p>
          </table:table-cell>
          <table:table-cell table:formula="of:=[.C2]*2" office:value-type="float" office:value="32" calcext:value-type="float">
            <text:p>32</text:p>
          </table:table-cell>
          <table:table-cell table:formula="of:=[.D2]*2" office:value-type="float" office:value="20" calcext:value-type="float">
            <text:p>20</text:p>
          </table:table-cell>
          <table:table-cell table:formula="of:=[.E2]*2" office:value-type="float" office:value="12" calcext:value-type="float">
            <text:p>12</text:p>
          </table:table-cell>
          <table:table-cell table:formula="of:=[.F2]*2" office:value-type="float" office:value="28.4" calcext:value-type="float">
            <text:p>28,4</text:p>
          </table:table-cell>
          <table:table-cell table:formula="of:=[.G2]*2" office:value-type="float" office:value="9" calcext:value-type="float">
            <text:p>9</text:p>
          </table:table-cell>
          <table:table-cell table:formula="of:=[.H2]*(1+1)^3" office:value-type="float" office:value="1560" calcext:value-type="float">
            <text:p>1560</text:p>
          </table:table-cell>
          <table:table-cell table:formula="of:=[.I2]*(1+1)^3" office:value-type="float" office:value="1888" calcext:value-type="float">
            <text:p>1888</text:p>
          </table:table-cell>
          <table:table-cell table:formula="of:=ROUND([.J25]/[.J20]*[.J2]; 0)" office:value-type="float" office:value="1350" calcext:value-type="float">
            <text:p>1350</text:p>
          </table:table-cell>
          <table:table-cell table:formula="of:=ROUND([.K25]/[.K20]*[.K2]; 0)" office:value-type="float" office:value="99" calcext:value-type="float">
            <text:p>99</text:p>
          </table:table-cell>
          <table:table-cell table:formula="of:=ROUND([.L25]/[.L20]*[.L2]; 0)" office:value-type="float" office:value="516" calcext:value-type="float">
            <text:p>516</text:p>
          </table:table-cell>
          <table:table-cell table:formula="of:=ROUND([.M25]/[.M20]*[.M2]; 0)" office:value-type="float" office:value="33" calcext:value-type="float">
            <text:p>33</text:p>
          </table:table-cell>
          <table:table-cell table:formula="of:=ROUND([.N25]/[.N20]*[.N2]; 0)" office:value-type="float" office:value="192" calcext:value-type="float">
            <text:p>192</text:p>
          </table:table-cell>
          <table:table-cell table:formula="of:=ROUND([.O25]/[.O20]*[.O2]; 0)" office:value-type="float" office:value="7" calcext:value-type="float">
            <text:p>7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Aoikami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table:formula="of:=[.C8]-2" office:value-type="float" office:value="14" calcext:value-type="float">
            <text:p>14</text:p>
          </table:table-cell>
          <table:table-cell office:value-type="float" office:value="4.1" calcext:value-type="float">
            <text:p>4,1</text:p>
          </table:table-cell>
          <table:table-cell office:value-type="float" office:value="185" calcext:value-type="float">
            <text:p>185</text:p>
          </table:table-cell>
          <table:table-cell table:style-name="ce38" office:value-type="float" office:value="257" calcext:value-type="float">
            <text:p>257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8]*1.2" office:value-type="float" office:value="19.2" calcext:value-type="float">
            <text:p>19,2</text:p>
          </table:table-cell>
          <table:table-cell table:formula="of:=[.D8]*1.2" office:value-type="float" office:value="9.6" calcext:value-type="float">
            <text:p>9,6</text:p>
          </table:table-cell>
          <table:table-cell table:formula="of:=[.E8]*1.2" office:value-type="float" office:value="7.8" calcext:value-type="float">
            <text:p>7,8</text:p>
          </table:table-cell>
          <table:table-cell table:formula="of:=[.F8]*1.2" office:value-type="float" office:value="16.8" calcext:value-type="float">
            <text:p>16,8</text:p>
          </table:table-cell>
          <table:table-cell table:formula="of:=[.G8]*1.2" office:value-type="float" office:value="4.92" calcext:value-type="float">
            <text:p>4,92</text:p>
          </table:table-cell>
          <table:table-cell table:formula="of:=[.H8]*(1+0.2)^3" office:value-type="float" office:value="319.68" calcext:value-type="float">
            <text:p>319,68</text:p>
          </table:table-cell>
          <table:table-cell table:style-name="ce38" office:value-type="float" office:value="341" calcext:value-type="float">
            <text:p>341</text:p>
          </table:table-cell>
          <table:table-cell table:formula="of:=ROUND([.J21]/[.J20]*[.J8]; 0)" office:value-type="float" office:value="500" calcext:value-type="float">
            <text:p>500</text:p>
          </table:table-cell>
          <table:table-cell table:formula="of:=ROUND([.K21]/[.K20]*[.K8]; 0)" office:value-type="float" office:value="31" calcext:value-type="float">
            <text:p>31</text:p>
          </table:table-cell>
          <table:table-cell table:formula="of:=ROUND([.L21]/[.L20]*[.L8]; 0)" office:value-type="float" office:value="140" calcext:value-type="float">
            <text:p>140</text:p>
          </table:table-cell>
          <table:table-cell table:formula="of:=ROUND([.M21]/[.M20]*[.M8]; 0)" office:value-type="float" office:value="12" calcext:value-type="float">
            <text:p>12</text:p>
          </table:table-cell>
          <table:table-cell table:formula="of:=ROUND([.N21]/[.N20]*[.N8]; 0)" office:value-type="float" office:value="84" calcext:value-type="float">
            <text:p>84</text:p>
          </table:table-cell>
          <table:table-cell table:formula="of:=ROUND([.O21]/[.O20]*[.O8]; 0)"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 table:formula="of:=[.C8]*1.4" office:value-type="float" office:value="22.4" calcext:value-type="float">
            <text:p>22,4</text:p>
          </table:table-cell>
          <table:table-cell table:formula="of:=[.D8]*1.4" office:value-type="float" office:value="11.2" calcext:value-type="float">
            <text:p>11,2</text:p>
          </table:table-cell>
          <table:table-cell table:formula="of:=[.E8]*1.4" office:value-type="float" office:value="9.1" calcext:value-type="float">
            <text:p>9,1</text:p>
          </table:table-cell>
          <table:table-cell table:formula="of:=[.F8]*1.4" office:value-type="float" office:value="19.6" calcext:value-type="float">
            <text:p>19,6</text:p>
          </table:table-cell>
          <table:table-cell table:formula="of:=[.G8]*1.4" office:value-type="float" office:value="5.74" calcext:value-type="float">
            <text:p>5,74</text:p>
          </table:table-cell>
          <table:table-cell table:formula="of:=[.H8]*(1+0.4)^3" office:value-type="float" office:value="507.64" calcext:value-type="float">
            <text:p>507,64</text:p>
          </table:table-cell>
          <table:table-cell table:style-name="ce38" table:formula="of:=[.I8]*(1+0.4)^3" office:value-type="float" office:value="705.208" calcext:value-type="float">
            <text:p>705,208</text:p>
          </table:table-cell>
          <table:table-cell table:formula="of:=ROUND([.J22]/[.J20]*[.J8]; 0)" office:value-type="float" office:value="610" calcext:value-type="float">
            <text:p>610</text:p>
          </table:table-cell>
          <table:table-cell table:formula="of:=ROUND([.K22]/[.K20]*[.K8]; 0)" office:value-type="float" office:value="46" calcext:value-type="float">
            <text:p>46</text:p>
          </table:table-cell>
          <table:table-cell table:formula="of:=ROUND([.L22]/[.L20]*[.L8]; 0)" office:value-type="float" office:value="190" calcext:value-type="float">
            <text:p>190</text:p>
          </table:table-cell>
          <table:table-cell table:formula="of:=ROUND([.M22]/[.M20]*[.M8]; 0)" office:value-type="float" office:value="16" calcext:value-type="float">
            <text:p>16</text:p>
          </table:table-cell>
          <table:table-cell table:formula="of:=ROUND([.N22]/[.N20]*[.N8]; 0)" office:value-type="float" office:value="108" calcext:value-type="float">
            <text:p>108</text:p>
          </table:table-cell>
          <table:table-cell table:formula="of:=ROUND([.O22]/[.O20]*[.O8]; 0)" office:value-type="float" office:value="4" calcext:value-type="float">
            <text:p>4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L</text:p>
          </table:table-cell>
          <table:table-cell table:formula="of:=[.C8]*1.6" office:value-type="float" office:value="25.6" calcext:value-type="float">
            <text:p>25,6</text:p>
          </table:table-cell>
          <table:table-cell table:formula="of:=[.D8]*1.6" office:value-type="float" office:value="12.8" calcext:value-type="float">
            <text:p>12,8</text:p>
          </table:table-cell>
          <table:table-cell table:formula="of:=[.E8]*1.6" office:value-type="float" office:value="10.4" calcext:value-type="float">
            <text:p>10,4</text:p>
          </table:table-cell>
          <table:table-cell table:formula="of:=[.F8]*1.6" office:value-type="float" office:value="22.4" calcext:value-type="float">
            <text:p>22,4</text:p>
          </table:table-cell>
          <table:table-cell table:formula="of:=[.G8]*1.6" office:value-type="float" office:value="6.56" calcext:value-type="float">
            <text:p>6,56</text:p>
          </table:table-cell>
          <table:table-cell table:formula="of:=[.H8]*(1+0.6)^3" office:value-type="float" office:value="757.76" calcext:value-type="float">
            <text:p>757,76</text:p>
          </table:table-cell>
          <table:table-cell table:style-name="ce38" table:formula="of:=[.I8]*(1+0.6)^3" office:value-type="float" office:value="1052.672" calcext:value-type="float">
            <text:p>1052,672</text:p>
          </table:table-cell>
          <table:table-cell table:formula="of:=ROUND([.J23]/[.J20]*[.J8]; 0)" office:value-type="float" office:value="820" calcext:value-type="float">
            <text:p>820</text:p>
          </table:table-cell>
          <table:table-cell table:formula="of:=ROUND([.K23]/[.K20]*[.K8]; 0)" office:value-type="float" office:value="59" calcext:value-type="float">
            <text:p>59</text:p>
          </table:table-cell>
          <table:table-cell table:formula="of:=ROUND([.L23]/[.L20]*[.L8]; 0)" office:value-type="float" office:value="260" calcext:value-type="float">
            <text:p>260</text:p>
          </table:table-cell>
          <table:table-cell table:formula="of:=ROUND([.M23]/[.M20]*[.M8]; 0)" office:value-type="float" office:value="20" calcext:value-type="float">
            <text:p>20</text:p>
          </table:table-cell>
          <table:table-cell table:formula="of:=ROUND([.N23]/[.N20]*[.N8]; 0)" office:value-type="float" office:value="132" calcext:value-type="float">
            <text:p>132</text:p>
          </table:table-cell>
          <table:table-cell table:formula="of:=ROUND([.O23]/[.O20]*[.O8]; 0)" office:value-type="float" office:value="5" calcext:value-type="float">
            <text:p>5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L</text:p>
          </table:table-cell>
          <table:table-cell table:formula="of:=[.C8]*1.8" office:value-type="float" office:value="28.8" calcext:value-type="float">
            <text:p>28,8</text:p>
          </table:table-cell>
          <table:table-cell table:formula="of:=[.D8]*1.8" office:value-type="float" office:value="14.4" calcext:value-type="float">
            <text:p>14,4</text:p>
          </table:table-cell>
          <table:table-cell table:formula="of:=[.E8]*1.8" office:value-type="float" office:value="11.7" calcext:value-type="float">
            <text:p>11,7</text:p>
          </table:table-cell>
          <table:table-cell table:formula="of:=[.F8]*1.8" office:value-type="float" office:value="25.2" calcext:value-type="float">
            <text:p>25,2</text:p>
          </table:table-cell>
          <table:table-cell table:formula="of:=[.G8]*1.8" office:value-type="float" office:value="7.38" calcext:value-type="float">
            <text:p>7,38</text:p>
          </table:table-cell>
          <table:table-cell table:formula="of:=[.H8]*(1+0.8)^3" office:value-type="float" office:value="1078.92" calcext:value-type="float">
            <text:p>1078,92</text:p>
          </table:table-cell>
          <table:table-cell table:style-name="ce38" table:formula="of:=[.I8]*(1+0.8)^3" office:value-type="float" office:value="1498.824" calcext:value-type="float">
            <text:p>1498,824</text:p>
          </table:table-cell>
          <table:table-cell table:formula="of:=ROUND([.J24]/[.J20]*[.J8]; 0)" office:value-type="float" office:value="1090" calcext:value-type="float">
            <text:p>1090</text:p>
          </table:table-cell>
          <table:table-cell table:formula="of:=ROUND([.K24]/[.K20]*[.K8]; 0)" office:value-type="float" office:value="78" calcext:value-type="float">
            <text:p>78</text:p>
          </table:table-cell>
          <table:table-cell table:formula="of:=ROUND([.L24]/[.L20]*[.L8]; 0)" office:value-type="float" office:value="340" calcext:value-type="float">
            <text:p>340</text:p>
          </table:table-cell>
          <table:table-cell table:formula="of:=ROUND([.M24]/[.M20]*[.M8]; 0)" office:value-type="float" office:value="25" calcext:value-type="float">
            <text:p>25</text:p>
          </table:table-cell>
          <table:table-cell table:formula="of:=ROUND([.N24]/[.N20]*[.N8]; 0)" office:value-type="float" office:value="168" calcext:value-type="float">
            <text:p>168</text:p>
          </table:table-cell>
          <table:table-cell table:formula="of:=ROUND([.O24]/[.O20]*[.O8]; 0)" office:value-type="float" office:value="6" calcext:value-type="float">
            <text:p>6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XL</text:p>
          </table:table-cell>
          <table:table-cell table:formula="of:=[.C8]*2" office:value-type="float" office:value="32" calcext:value-type="float">
            <text:p>32</text:p>
          </table:table-cell>
          <table:table-cell table:formula="of:=[.D8]*2" office:value-type="float" office:value="16" calcext:value-type="float">
            <text:p>16</text:p>
          </table:table-cell>
          <table:table-cell table:formula="of:=[.E8]*2" office:value-type="float" office:value="13" calcext:value-type="float">
            <text:p>13</text:p>
          </table:table-cell>
          <table:table-cell table:formula="of:=[.F8]*2" office:value-type="float" office:value="28" calcext:value-type="float">
            <text:p>28</text:p>
          </table:table-cell>
          <table:table-cell table:formula="of:=[.G8]*2" office:value-type="float" office:value="8.2" calcext:value-type="float">
            <text:p>8,2</text:p>
          </table:table-cell>
          <table:table-cell table:formula="of:=[.H8]*(1+1)^3" office:value-type="float" office:value="1480" calcext:value-type="float">
            <text:p>1480</text:p>
          </table:table-cell>
          <table:table-cell table:style-name="ce38" table:formula="of:=[.I8]*(1+1)^3" office:value-type="float" office:value="2056" calcext:value-type="float">
            <text:p>2056</text:p>
          </table:table-cell>
          <table:table-cell table:formula="of:=ROUND([.J25]/[.J20]*[.J8]; 0)" office:value-type="float" office:value="1350" calcext:value-type="float">
            <text:p>1350</text:p>
          </table:table-cell>
          <table:table-cell table:formula="of:=ROUND([.K25]/[.K20]*[.K8]; 0)" office:value-type="float" office:value="91" calcext:value-type="float">
            <text:p>91</text:p>
          </table:table-cell>
          <table:table-cell table:formula="of:=ROUND([.L25]/[.L20]*[.L8]; 0)" office:value-type="float" office:value="430" calcext:value-type="float">
            <text:p>430</text:p>
          </table:table-cell>
          <table:table-cell table:formula="of:=ROUND([.M25]/[.M20]*[.M8]; 0)" office:value-type="float" office:value="29" calcext:value-type="float">
            <text:p>29</text:p>
          </table:table-cell>
          <table:table-cell table:formula="of:=ROUND([.N25]/[.N20]*[.N8]; 0)" office:value-type="float" office:value="192" calcext:value-type="float">
            <text:p>192</text:p>
          </table:table-cell>
          <table:table-cell table:formula="of:=ROUND([.O25]/[.O20]*[.O8]; 0)" office:value-type="float" office:value="7" calcext:value-type="float">
            <text:p>7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Terander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8.75" calcext:value-type="float">
            <text:p>8,75</text:p>
          </table:table-cell>
          <table:table-cell office:value-type="float" office:value="6.5" calcext:value-type="float">
            <text:p>6,5</text:p>
          </table:table-cell>
          <table:table-cell table:formula="of:=14" office:value-type="float" office:value="14" calcext:value-type="float">
            <text:p>14</text:p>
          </table:table-cell>
          <table:table-cell table:formula="of:=3.2" office:value-type="float" office:value="3.2" calcext:value-type="float">
            <text:p>3,2</text:p>
          </table:table-cell>
          <table:table-cell table:formula="of:=130" office:value-type="float" office:value="130" calcext:value-type="float">
            <text:p>130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14]*1.2" office:value-type="float" office:value="19.2" calcext:value-type="float">
            <text:p>19,2</text:p>
          </table:table-cell>
          <table:table-cell table:formula="of:=[.D14]*1.2" office:value-type="float" office:value="10.5" calcext:value-type="float">
            <text:p>10,5</text:p>
          </table:table-cell>
          <table:table-cell table:formula="of:=[.E14]*1.2" office:value-type="float" office:value="7.8" calcext:value-type="float">
            <text:p>7,8</text:p>
          </table:table-cell>
          <table:table-cell table:formula="of:=[.F14]*1.2" office:value-type="float" office:value="16.8" calcext:value-type="float">
            <text:p>16,8</text:p>
          </table:table-cell>
          <table:table-cell table:formula="of:=[.G14]*1.2" office:value-type="float" office:value="3.84" calcext:value-type="float">
            <text:p>3,84</text:p>
          </table:table-cell>
          <table:table-cell table:formula="of:=[.H14]*(1+0.2)^3" office:value-type="float" office:value="224.64" calcext:value-type="float">
            <text:p>224,64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 table:formula="of:=[.C14]*1.4" office:value-type="float" office:value="22.4" calcext:value-type="float">
            <text:p>22,4</text:p>
          </table:table-cell>
          <table:table-cell table:formula="of:=[.D14]*1.4" office:value-type="float" office:value="12.25" calcext:value-type="float">
            <text:p>12,25</text:p>
          </table:table-cell>
          <table:table-cell table:formula="of:=[.E14]*1.4" office:value-type="float" office:value="9.1" calcext:value-type="float">
            <text:p>9,1</text:p>
          </table:table-cell>
          <table:table-cell table:formula="of:=[.F14]*1.4" office:value-type="float" office:value="19.6" calcext:value-type="float">
            <text:p>19,6</text:p>
          </table:table-cell>
          <table:table-cell table:formula="of:=[.G14]*1.4" office:value-type="float" office:value="4.48" calcext:value-type="float">
            <text:p>4,48</text:p>
          </table:table-cell>
          <table:table-cell table:formula="of:=[.H14]*(1+0.4)^3" office:value-type="float" office:value="356.72" calcext:value-type="float">
            <text:p>356,72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L</text:p>
          </table:table-cell>
          <table:table-cell table:formula="of:=[.C14]*1.6" office:value-type="float" office:value="25.6" calcext:value-type="float">
            <text:p>25,6</text:p>
          </table:table-cell>
          <table:table-cell table:formula="of:=[.D14]*1.6" office:value-type="float" office:value="14" calcext:value-type="float">
            <text:p>14</text:p>
          </table:table-cell>
          <table:table-cell table:formula="of:=[.E14]*1.6" office:value-type="float" office:value="10.4" calcext:value-type="float">
            <text:p>10,4</text:p>
          </table:table-cell>
          <table:table-cell table:formula="of:=[.F14]*1.6" office:value-type="float" office:value="22.4" calcext:value-type="float">
            <text:p>22,4</text:p>
          </table:table-cell>
          <table:table-cell table:formula="of:=[.G14]*1.6" office:value-type="float" office:value="5.12" calcext:value-type="float">
            <text:p>5,12</text:p>
          </table:table-cell>
          <table:table-cell table:formula="of:=[.H14]*(1+0.6)^3" office:value-type="float" office:value="532.48" calcext:value-type="float">
            <text:p>532,48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L</text:p>
          </table:table-cell>
          <table:table-cell table:formula="of:=[.C14]*1.8" office:value-type="float" office:value="28.8" calcext:value-type="float">
            <text:p>28,8</text:p>
          </table:table-cell>
          <table:table-cell table:formula="of:=[.D14]*1.8" office:value-type="float" office:value="15.75" calcext:value-type="float">
            <text:p>15,75</text:p>
          </table:table-cell>
          <table:table-cell table:formula="of:=[.E14]*1.8" office:value-type="float" office:value="11.7" calcext:value-type="float">
            <text:p>11,7</text:p>
          </table:table-cell>
          <table:table-cell table:formula="of:=[.F14]*1.8" office:value-type="float" office:value="25.2" calcext:value-type="float">
            <text:p>25,2</text:p>
          </table:table-cell>
          <table:table-cell table:formula="of:=[.G14]*1.8" office:value-type="float" office:value="5.76" calcext:value-type="float">
            <text:p>5,76</text:p>
          </table:table-cell>
          <table:table-cell table:formula="of:=[.H14]*(1+0.8)^3" office:value-type="float" office:value="758.16" calcext:value-type="float">
            <text:p>758,16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XL</text:p>
          </table:table-cell>
          <table:table-cell table:formula="of:=[.C14]*2" office:value-type="float" office:value="32" calcext:value-type="float">
            <text:p>32</text:p>
          </table:table-cell>
          <table:table-cell table:formula="of:=[.D14]*2" office:value-type="float" office:value="17.5" calcext:value-type="float">
            <text:p>17,5</text:p>
          </table:table-cell>
          <table:table-cell table:formula="of:=[.E14]*2" office:value-type="float" office:value="13" calcext:value-type="float">
            <text:p>13</text:p>
          </table:table-cell>
          <table:table-cell table:formula="of:=[.F14]*2" office:value-type="float" office:value="28" calcext:value-type="float">
            <text:p>28</text:p>
          </table:table-cell>
          <table:table-cell table:formula="of:=[.G14]*2" office:value-type="float" office:value="6.4" calcext:value-type="float">
            <text:p>6,4</text:p>
          </table:table-cell>
          <table:table-cell table:formula="of:=[.H14]*(1+1)^3" office:value-type="float" office:value="1040" calcext:value-type="float">
            <text:p>1040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Fitcher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6.3" calcext:value-type="float">
            <text:p>6,3</text:p>
          </table:table-cell>
          <table:table-cell office:value-type="float" office:value="5" calcext:value-type="float">
            <text:p>5</text:p>
          </table:table-cell>
          <table:table-cell table:formula="of:=[.C20]-2" office:value-type="float" office:value="14" calcext:value-type="float">
            <text:p>14</text:p>
          </table:table-cell>
          <table:table-cell office:value-type="float" office:value="4.3" calcext:value-type="float">
            <text:p>4,3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20]*1.2" office:value-type="float" office:value="19.2" calcext:value-type="float">
            <text:p>19,2</text:p>
          </table:table-cell>
          <table:table-cell table:formula="of:=[.D20]*1.2" office:value-type="float" office:value="7.56" calcext:value-type="float">
            <text:p>7,56</text:p>
          </table:table-cell>
          <table:table-cell table:formula="of:=[.E20]*1.2" office:value-type="float" office:value="6" calcext:value-type="float">
            <text:p>6</text:p>
          </table:table-cell>
          <table:table-cell table:formula="of:=[.F20]*1.2" office:value-type="float" office:value="16.8" calcext:value-type="float">
            <text:p>16,8</text:p>
          </table:table-cell>
          <table:table-cell table:formula="of:=[.G20]*1.2" office:value-type="float" office:value="5.16" calcext:value-type="float">
            <text:p>5,16</text:p>
          </table:table-cell>
          <table:table-cell table:formula="of:=[.H20]*(1+0.2)^3" office:value-type="float" office:value="236.736" calcext:value-type="float">
            <text:p>236,736</text:p>
          </table:table-cell>
          <table:table-cell table:formula="of:=[.I20]*(1+0.2)^3" office:value-type="float" office:value="324.864" calcext:value-type="float">
            <text:p>324,864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 table:formula="of:=[.C20]*1.4" office:value-type="float" office:value="22.4" calcext:value-type="float">
            <text:p>22,4</text:p>
          </table:table-cell>
          <table:table-cell table:formula="of:=[.D20]*1.4" office:value-type="float" office:value="8.82" calcext:value-type="float">
            <text:p>8,82</text:p>
          </table:table-cell>
          <table:table-cell table:formula="of:=[.E20]*1.4" office:value-type="float" office:value="7" calcext:value-type="float">
            <text:p>7</text:p>
          </table:table-cell>
          <table:table-cell table:formula="of:=[.F20]*1.4" office:value-type="float" office:value="19.6" calcext:value-type="float">
            <text:p>19,6</text:p>
          </table:table-cell>
          <table:table-cell table:formula="of:=[.G20]*1.4" office:value-type="float" office:value="6.02" calcext:value-type="float">
            <text:p>6,02</text:p>
          </table:table-cell>
          <table:table-cell table:formula="of:=[.H20]*(1+0.4)^3" office:value-type="float" office:value="375.928" calcext:value-type="float">
            <text:p>375,928</text:p>
          </table:table-cell>
          <table:table-cell table:formula="of:=[.I20]*(1+0.4)^3" office:value-type="float" office:value="515.872" calcext:value-type="float">
            <text:p>515,872</text:p>
          </table:table-cell>
          <table:table-cell office:value-type="float" office:value="610" calcext:value-type="float">
            <text:p>610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L</text:p>
          </table:table-cell>
          <table:table-cell table:formula="of:=[.C20]*1.6" office:value-type="float" office:value="25.6" calcext:value-type="float">
            <text:p>25,6</text:p>
          </table:table-cell>
          <table:table-cell table:formula="of:=[.D20]*1.6" office:value-type="float" office:value="10.08" calcext:value-type="float">
            <text:p>10,08</text:p>
          </table:table-cell>
          <table:table-cell table:formula="of:=[.E20]*1.6" office:value-type="float" office:value="8" calcext:value-type="float">
            <text:p>8</text:p>
          </table:table-cell>
          <table:table-cell table:formula="of:=[.F20]*1.6" office:value-type="float" office:value="22.4" calcext:value-type="float">
            <text:p>22,4</text:p>
          </table:table-cell>
          <table:table-cell table:formula="of:=[.G20]*1.6" office:value-type="float" office:value="6.88" calcext:value-type="float">
            <text:p>6,88</text:p>
          </table:table-cell>
          <table:table-cell table:formula="of:=[.H20]*(1+0.6)^3" office:value-type="float" office:value="561.152" calcext:value-type="float">
            <text:p>561,152</text:p>
          </table:table-cell>
          <table:table-cell table:formula="of:=[.I20]*(1+0.6)^3" office:value-type="float" office:value="770.048" calcext:value-type="float">
            <text:p>770,048</text:p>
          </table:table-cell>
          <table:table-cell office:value-type="float" office:value="820" calcext:value-type="float">
            <text:p>820</text:p>
          </table:table-cell>
          <table:table-cell office:value-type="float" office:value="61" calcext:value-type="float">
            <text:p>61</text:p>
          </table:table-cell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L</text:p>
          </table:table-cell>
          <table:table-cell table:formula="of:=[.C20]*1.8" office:value-type="float" office:value="28.8" calcext:value-type="float">
            <text:p>28,8</text:p>
          </table:table-cell>
          <table:table-cell table:formula="of:=[.D20]*1.8" office:value-type="float" office:value="11.34" calcext:value-type="float">
            <text:p>11,34</text:p>
          </table:table-cell>
          <table:table-cell table:formula="of:=[.E20]*1.8" office:value-type="float" office:value="9" calcext:value-type="float">
            <text:p>9</text:p>
          </table:table-cell>
          <table:table-cell table:formula="of:=[.F20]*1.8" office:value-type="float" office:value="25.2" calcext:value-type="float">
            <text:p>25,2</text:p>
          </table:table-cell>
          <table:table-cell table:formula="of:=[.G20]*1.8" office:value-type="float" office:value="7.74" calcext:value-type="float">
            <text:p>7,74</text:p>
          </table:table-cell>
          <table:table-cell table:formula="of:=[.H20]*(1+0.8)^3" office:value-type="float" office:value="798.984" calcext:value-type="float">
            <text:p>798,984</text:p>
          </table:table-cell>
          <table:table-cell table:formula="of:=[.I20]*(1+0.8)^3" office:value-type="float" office:value="1096.416" calcext:value-type="float">
            <text:p>1096,416</text:p>
          </table:table-cell>
          <table:table-cell office:value-type="float" office:value="1090" calcext:value-type="float">
            <text:p>1090</text:p>
          </table:table-cell>
          <table:table-cell office:value-type="float" office:value="81" calcext:value-type="float">
            <text:p>81</text:p>
          </table:table-cell>
          <table:table-cell office:value-type="float" office:value="340" calcext:value-type="float">
            <text:p>340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XL</text:p>
          </table:table-cell>
          <table:table-cell table:formula="of:=[.C20]*2" office:value-type="float" office:value="32" calcext:value-type="float">
            <text:p>32</text:p>
          </table:table-cell>
          <table:table-cell table:formula="of:=[.D20]*2" office:value-type="float" office:value="12.6" calcext:value-type="float">
            <text:p>12,6</text:p>
          </table:table-cell>
          <table:table-cell table:formula="of:=[.E20]*2" office:value-type="float" office:value="10" calcext:value-type="float">
            <text:p>10</text:p>
          </table:table-cell>
          <table:table-cell table:formula="of:=[.F20]*2" office:value-type="float" office:value="28" calcext:value-type="float">
            <text:p>28</text:p>
          </table:table-cell>
          <table:table-cell table:formula="of:=[.G20]*2" office:value-type="float" office:value="8.6" calcext:value-type="float">
            <text:p>8,6</text:p>
          </table:table-cell>
          <table:table-cell table:formula="of:=[.H20]*(1+1)^3" office:value-type="float" office:value="1096" calcext:value-type="float">
            <text:p>1096</text:p>
          </table:table-cell>
          <table:table-cell table:formula="of:=[.I20]*(1+1)^3" office:value-type="float" office:value="1504" calcext:value-type="float">
            <text:p>1504</text:p>
          </table:table-cell>
          <table:table-cell office:value-type="float" office:value="1350" calcext:value-type="float">
            <text:p>1350</text:p>
          </table:table-cell>
          <table:table-cell office:value-type="float" office:value="95" calcext:value-type="float">
            <text:p>95</text:p>
          </table:table-cell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Trozok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16.1" calcext:value-type="float">
            <text:p>16,1</text:p>
          </table:table-cell>
          <table:table-cell office:value-type="float" office:value="6.5" calcext:value-type="float">
            <text:p>6,5</text:p>
          </table:table-cell>
          <table:table-cell table:formula="of:=[.C26]-1.6"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370" calcext:value-type="float">
            <text:p>370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26]*1.2" office:value-type="float" office:value="19.2" calcext:value-type="float">
            <text:p>19,2</text:p>
          </table:table-cell>
          <table:table-cell table:formula="of:=[.D26]*1.2" office:value-type="float" office:value="19.32" calcext:value-type="float">
            <text:p>19,32</text:p>
          </table:table-cell>
          <table:table-cell table:formula="of:=[.E26]*1.2" office:value-type="float" office:value="7.8" calcext:value-type="float">
            <text:p>7,8</text:p>
          </table:table-cell>
          <table:table-cell table:formula="of:=[.F26]*1.2" office:value-type="float" office:value="17.28" calcext:value-type="float">
            <text:p>17,28</text:p>
          </table:table-cell>
          <table:table-cell table:formula="of:=[.G26]*1.2" office:value-type="float" office:value="19.2" calcext:value-type="float">
            <text:p>19,2</text:p>
          </table:table-cell>
          <table:table-cell table:formula="of:=[.H26]*(1+0.2)^3" office:value-type="float" office:value="639.36" calcext:value-type="float">
            <text:p>639,36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 table:formula="of:=[.C26]*1.4" office:value-type="float" office:value="22.4" calcext:value-type="float">
            <text:p>22,4</text:p>
          </table:table-cell>
          <table:table-cell table:formula="of:=[.D26]*1.4" office:value-type="float" office:value="22.54" calcext:value-type="float">
            <text:p>22,54</text:p>
          </table:table-cell>
          <table:table-cell table:formula="of:=[.E26]*1.4" office:value-type="float" office:value="9.1" calcext:value-type="float">
            <text:p>9,1</text:p>
          </table:table-cell>
          <table:table-cell table:formula="of:=[.F26]*1.4" office:value-type="float" office:value="20.16" calcext:value-type="float">
            <text:p>20,16</text:p>
          </table:table-cell>
          <table:table-cell table:formula="of:=[.G26]*1.4" office:value-type="float" office:value="22.4" calcext:value-type="float">
            <text:p>22,4</text:p>
          </table:table-cell>
          <table:table-cell table:formula="of:=[.H26]*(1+0.4)^3" office:value-type="float" office:value="1015.28" calcext:value-type="float">
            <text:p>1015,28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L</text:p>
          </table:table-cell>
          <table:table-cell table:formula="of:=[.C26]*1.6" office:value-type="float" office:value="25.6" calcext:value-type="float">
            <text:p>25,6</text:p>
          </table:table-cell>
          <table:table-cell table:formula="of:=[.D26]*1.6" office:value-type="float" office:value="25.76" calcext:value-type="float">
            <text:p>25,76</text:p>
          </table:table-cell>
          <table:table-cell table:formula="of:=[.E26]*1.6" office:value-type="float" office:value="10.4" calcext:value-type="float">
            <text:p>10,4</text:p>
          </table:table-cell>
          <table:table-cell table:formula="of:=[.F26]*1.6" office:value-type="float" office:value="23.04" calcext:value-type="float">
            <text:p>23,04</text:p>
          </table:table-cell>
          <table:table-cell table:formula="of:=[.G26]*1.6" office:value-type="float" office:value="25.6" calcext:value-type="float">
            <text:p>25,6</text:p>
          </table:table-cell>
          <table:table-cell table:formula="of:=[.H26]*(1+0.6)^3" office:value-type="float" office:value="1515.52" calcext:value-type="float">
            <text:p>1515,52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L</text:p>
          </table:table-cell>
          <table:table-cell table:formula="of:=[.C26]*1.8" office:value-type="float" office:value="28.8" calcext:value-type="float">
            <text:p>28,8</text:p>
          </table:table-cell>
          <table:table-cell table:formula="of:=[.D26]*1.8" office:value-type="float" office:value="28.98" calcext:value-type="float">
            <text:p>28,98</text:p>
          </table:table-cell>
          <table:table-cell table:formula="of:=[.E26]*1.8" office:value-type="float" office:value="11.7" calcext:value-type="float">
            <text:p>11,7</text:p>
          </table:table-cell>
          <table:table-cell table:formula="of:=[.F26]*1.8" office:value-type="float" office:value="25.92" calcext:value-type="float">
            <text:p>25,92</text:p>
          </table:table-cell>
          <table:table-cell table:formula="of:=[.G26]*1.8" office:value-type="float" office:value="28.8" calcext:value-type="float">
            <text:p>28,8</text:p>
          </table:table-cell>
          <table:table-cell table:formula="of:=[.H26]*(1+0.8)^3" office:value-type="float" office:value="2157.84" calcext:value-type="float">
            <text:p>2157,84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XL</text:p>
          </table:table-cell>
          <table:table-cell table:formula="of:=[.C26]*2" office:value-type="float" office:value="32" calcext:value-type="float">
            <text:p>32</text:p>
          </table:table-cell>
          <table:table-cell table:formula="of:=[.D26]*2" office:value-type="float" office:value="32.2" calcext:value-type="float">
            <text:p>32,2</text:p>
          </table:table-cell>
          <table:table-cell table:formula="of:=[.E26]*2" office:value-type="float" office:value="13" calcext:value-type="float">
            <text:p>13</text:p>
          </table:table-cell>
          <table:table-cell table:formula="of:=[.F26]*2" office:value-type="float" office:value="28.8" calcext:value-type="float">
            <text:p>28,8</text:p>
          </table:table-cell>
          <table:table-cell table:formula="of:=[.G26]*2" office:value-type="float" office:value="32" calcext:value-type="float">
            <text:p>32</text:p>
          </table:table-cell>
          <table:table-cell table:formula="of:=[.H26]*(1+1)^3" office:value-type="float" office:value="2960" calcext:value-type="float">
            <text:p>2960</text:p>
          </table:table-cell>
          <table:table-cell table:style-name="ce21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Wynstar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table:style-name="ce38" office:value-type="float" office:value="16" calcext:value-type="float">
            <text:p>16</text:p>
          </table:table-cell>
          <table:table-cell table:style-name="ce38"/>
          <table:table-cell table:number-columns-repeated="2" table:style-name="ce38" office:value-type="float" office:value="16" calcext:value-type="float">
            <text:p>16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257" calcext:value-type="float">
            <text:p>257</text:p>
          </table:table-cell>
          <table:table-cell office:value-type="float" office:value="320" calcext:value-type="float">
            <text:p>32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32]*1.2" office:value-type="float" office:value="19.2" calcext:value-type="float">
            <text:p>19,2</text:p>
          </table:table-cell>
          <table:table-cell table:style-name="ce38" table:formula="of:=[.D32]*1.2" office:value-type="float" office:value="19.2" calcext:value-type="float">
            <text:p>19,2</text:p>
          </table:table-cell>
          <table:table-cell table:style-name="ce38"/>
          <table:table-cell table:style-name="ce38" table:formula="of:=[.F32]*1.2" office:value-type="float" office:value="19.2" calcext:value-type="float">
            <text:p>19,2</text:p>
          </table:table-cell>
          <table:table-cell table:style-name="ce38" table:formula="of:=[.G32]*1.2" office:value-type="float" office:value="19.2" calcext:value-type="float">
            <text:p>19,2</text:p>
          </table:table-cell>
          <table:table-cell table:style-name="ce38" table:formula="of:=[.H32]*(1+0.2)^3" office:value-type="float" office:value="639.36" calcext:value-type="float">
            <text:p>639,36</text:p>
          </table:table-cell>
          <table:table-cell table:style-name="ce38" table:formula="of:=[.I32]*(1+0.2)^3" office:value-type="float" office:value="444.096" calcext:value-type="float">
            <text:p>444,096</text:p>
          </table:table-cell>
          <table:table-cell table:formula="of:=ROUND([.J21]/[.J20]*[.J32]; 0)" office:value-type="float" office:value="533" calcext:value-type="float">
            <text:p>533</text:p>
          </table:table-cell>
          <table:table-cell table:formula="of:=ROUND([.K21]/[.K20]*[.K32]; 0)" office:value-type="float" office:value="33" calcext:value-type="float">
            <text:p>33</text:p>
          </table:table-cell>
          <table:table-cell table:formula="of:=ROUND([.L21]/[.L20]*[.L32]; 0)" office:value-type="float" office:value="168" calcext:value-type="float">
            <text:p>168</text:p>
          </table:table-cell>
          <table:table-cell table:formula="of:=ROUND([.M21]/[.M20]*[.M32]; 0)" office:value-type="float" office:value="14" calcext:value-type="float">
            <text:p>14</text:p>
          </table:table-cell>
          <table:table-cell table:formula="of:=ROUND([.N21]/[.N20]*[.N32]; 0)" office:value-type="float" office:value="84" calcext:value-type="float">
            <text:p>84</text:p>
          </table:table-cell>
          <table:table-cell table:formula="of:=ROUND([.O21]/[.O20]*[.O32]; 0)"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 table:formula="of:=[.C32]*1.4" office:value-type="float" office:value="22.4" calcext:value-type="float">
            <text:p>22,4</text:p>
          </table:table-cell>
          <table:table-cell table:style-name="ce38" table:formula="of:=[.D32]*1.4" office:value-type="float" office:value="22.4" calcext:value-type="float">
            <text:p>22,4</text:p>
          </table:table-cell>
          <table:table-cell table:style-name="ce38"/>
          <table:table-cell table:style-name="ce38" table:formula="of:=[.F32]*1.4" office:value-type="float" office:value="22.4" calcext:value-type="float">
            <text:p>22,4</text:p>
          </table:table-cell>
          <table:table-cell table:style-name="ce38" table:formula="of:=[.G32]*1.4" office:value-type="float" office:value="22.4" calcext:value-type="float">
            <text:p>22,4</text:p>
          </table:table-cell>
          <table:table-cell table:style-name="ce38" table:formula="of:=[.H32]*(1+0.4)^3" office:value-type="float" office:value="1015.28" calcext:value-type="float">
            <text:p>1015,28</text:p>
          </table:table-cell>
          <table:table-cell table:style-name="ce38" table:formula="of:=[.I32]*(1+0.4)^3" office:value-type="float" office:value="705.208" calcext:value-type="float">
            <text:p>705,208</text:p>
          </table:table-cell>
          <table:table-cell table:formula="of:=ROUND([.J22]/[.J20]*[.J32]; 0)" office:value-type="float" office:value="651" calcext:value-type="float">
            <text:p>651</text:p>
          </table:table-cell>
          <table:table-cell table:formula="of:=ROUND([.K22]/[.K20]*[.K32]; 0)" office:value-type="float" office:value="50" calcext:value-type="float">
            <text:p>50</text:p>
          </table:table-cell>
          <table:table-cell table:formula="of:=ROUND([.L22]/[.L20]*[.L32]; 0)" office:value-type="float" office:value="228" calcext:value-type="float">
            <text:p>228</text:p>
          </table:table-cell>
          <table:table-cell table:formula="of:=ROUND([.M22]/[.M20]*[.M32]; 0)" office:value-type="float" office:value="18" calcext:value-type="float">
            <text:p>18</text:p>
          </table:table-cell>
          <table:table-cell table:formula="of:=ROUND([.N22]/[.N20]*[.N32]; 0)" office:value-type="float" office:value="108" calcext:value-type="float">
            <text:p>108</text:p>
          </table:table-cell>
          <table:table-cell table:formula="of:=ROUND([.O22]/[.O20]*[.O32]; 0)" office:value-type="float" office:value="4" calcext:value-type="float">
            <text:p>4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L</text:p>
          </table:table-cell>
          <table:table-cell table:formula="of:=[.C32]*1.6" office:value-type="float" office:value="25.6" calcext:value-type="float">
            <text:p>25,6</text:p>
          </table:table-cell>
          <table:table-cell table:style-name="ce38" table:formula="of:=[.D32]*1.6" office:value-type="float" office:value="25.6" calcext:value-type="float">
            <text:p>25,6</text:p>
          </table:table-cell>
          <table:table-cell table:style-name="ce38"/>
          <table:table-cell table:style-name="ce38" table:formula="of:=[.F32]*1.6" office:value-type="float" office:value="25.6" calcext:value-type="float">
            <text:p>25,6</text:p>
          </table:table-cell>
          <table:table-cell table:style-name="ce38" table:formula="of:=[.G32]*1.6" office:value-type="float" office:value="25.6" calcext:value-type="float">
            <text:p>25,6</text:p>
          </table:table-cell>
          <table:table-cell table:style-name="ce38" table:formula="of:=[.H32]*(1+0.6)^3" office:value-type="float" office:value="1515.52" calcext:value-type="float">
            <text:p>1515,52</text:p>
          </table:table-cell>
          <table:table-cell table:style-name="ce38" table:formula="of:=[.I32]*(1+0.6)^3" office:value-type="float" office:value="1052.672" calcext:value-type="float">
            <text:p>1052,672</text:p>
          </table:table-cell>
          <table:table-cell table:formula="of:=ROUND([.J23]/[.J20]*[.J32]; 0)" office:value-type="float" office:value="875" calcext:value-type="float">
            <text:p>875</text:p>
          </table:table-cell>
          <table:table-cell table:formula="of:=ROUND([.K23]/[.K20]*[.K32]; 0)" office:value-type="float" office:value="63" calcext:value-type="float">
            <text:p>63</text:p>
          </table:table-cell>
          <table:table-cell table:formula="of:=ROUND([.L23]/[.L20]*[.L32]; 0)" office:value-type="float" office:value="312" calcext:value-type="float">
            <text:p>312</text:p>
          </table:table-cell>
          <table:table-cell table:formula="of:=ROUND([.M23]/[.M20]*[.M32]; 0)" office:value-type="float" office:value="23" calcext:value-type="float">
            <text:p>23</text:p>
          </table:table-cell>
          <table:table-cell table:formula="of:=ROUND([.N23]/[.N20]*[.N32]; 0)" office:value-type="float" office:value="132" calcext:value-type="float">
            <text:p>132</text:p>
          </table:table-cell>
          <table:table-cell table:formula="of:=ROUND([.O23]/[.O20]*[.O32]; 0)" office:value-type="float" office:value="5" calcext:value-type="float">
            <text:p>5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L</text:p>
          </table:table-cell>
          <table:table-cell table:formula="of:=[.C32]*1.8" office:value-type="float" office:value="28.8" calcext:value-type="float">
            <text:p>28,8</text:p>
          </table:table-cell>
          <table:table-cell table:style-name="ce38" table:formula="of:=[.D32]*1.8" office:value-type="float" office:value="28.8" calcext:value-type="float">
            <text:p>28,8</text:p>
          </table:table-cell>
          <table:table-cell table:style-name="ce38"/>
          <table:table-cell table:style-name="ce38" table:formula="of:=[.F32]*1.8" office:value-type="float" office:value="28.8" calcext:value-type="float">
            <text:p>28,8</text:p>
          </table:table-cell>
          <table:table-cell table:style-name="ce38" table:formula="of:=[.G32]*1.8" office:value-type="float" office:value="28.8" calcext:value-type="float">
            <text:p>28,8</text:p>
          </table:table-cell>
          <table:table-cell table:style-name="ce38" table:formula="of:=[.H32]*(1+0.8)^3" office:value-type="float" office:value="2157.84" calcext:value-type="float">
            <text:p>2157,84</text:p>
          </table:table-cell>
          <table:table-cell table:style-name="ce38" table:formula="of:=[.I32]*(1+0.8)^3" office:value-type="float" office:value="1498.824" calcext:value-type="float">
            <text:p>1498,824</text:p>
          </table:table-cell>
          <table:table-cell table:formula="of:=ROUND([.J24]/[.J20]*[.J32]; 0)" office:value-type="float" office:value="1163" calcext:value-type="float">
            <text:p>1163</text:p>
          </table:table-cell>
          <table:table-cell table:formula="of:=ROUND([.K24]/[.K20]*[.K32]; 0)" office:value-type="float" office:value="84" calcext:value-type="float">
            <text:p>84</text:p>
          </table:table-cell>
          <table:table-cell table:formula="of:=ROUND([.L24]/[.L20]*[.L32]; 0)" office:value-type="float" office:value="408" calcext:value-type="float">
            <text:p>408</text:p>
          </table:table-cell>
          <table:table-cell table:formula="of:=ROUND([.M24]/[.M20]*[.M32]; 0)" office:value-type="float" office:value="28" calcext:value-type="float">
            <text:p>28</text:p>
          </table:table-cell>
          <table:table-cell table:formula="of:=ROUND([.N24]/[.N20]*[.N32]; 0)" office:value-type="float" office:value="168" calcext:value-type="float">
            <text:p>168</text:p>
          </table:table-cell>
          <table:table-cell table:formula="of:=ROUND([.O24]/[.O20]*[.O32]; 0)" office:value-type="float" office:value="6" calcext:value-type="float">
            <text:p>6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XL</text:p>
          </table:table-cell>
          <table:table-cell table:formula="of:=[.C32]*2" office:value-type="float" office:value="32" calcext:value-type="float">
            <text:p>32</text:p>
          </table:table-cell>
          <table:table-cell table:style-name="ce38" table:formula="of:=[.D32]*2" office:value-type="float" office:value="32" calcext:value-type="float">
            <text:p>32</text:p>
          </table:table-cell>
          <table:table-cell table:style-name="ce38"/>
          <table:table-cell table:style-name="ce38" table:formula="of:=[.F32]*2" office:value-type="float" office:value="32" calcext:value-type="float">
            <text:p>32</text:p>
          </table:table-cell>
          <table:table-cell table:style-name="ce38" table:formula="of:=[.G32]*2" office:value-type="float" office:value="32" calcext:value-type="float">
            <text:p>32</text:p>
          </table:table-cell>
          <table:table-cell table:style-name="ce38" table:formula="of:=[.H32]*(1+1)^3" office:value-type="float" office:value="2960" calcext:value-type="float">
            <text:p>2960</text:p>
          </table:table-cell>
          <table:table-cell table:style-name="ce38" table:formula="of:=[.I32]*(1+1)^3" office:value-type="float" office:value="2056" calcext:value-type="float">
            <text:p>2056</text:p>
          </table:table-cell>
          <table:table-cell table:formula="of:=ROUND([.J25]/[.J20]*[.J32]; 0)" office:value-type="float" office:value="1440" calcext:value-type="float">
            <text:p>1440</text:p>
          </table:table-cell>
          <table:table-cell table:formula="of:=ROUND([.K25]/[.K20]*[.K32]; 0)" office:value-type="float" office:value="99" calcext:value-type="float">
            <text:p>99</text:p>
          </table:table-cell>
          <table:table-cell table:formula="of:=ROUND([.L25]/[.L20]*[.L32]; 0)" office:value-type="float" office:value="516" calcext:value-type="float">
            <text:p>516</text:p>
          </table:table-cell>
          <table:table-cell table:formula="of:=ROUND([.M25]/[.M20]*[.M32]; 0)" office:value-type="float" office:value="33" calcext:value-type="float">
            <text:p>33</text:p>
          </table:table-cell>
          <table:table-cell table:formula="of:=ROUND([.N25]/[.N20]*[.N32]; 0)" office:value-type="float" office:value="192" calcext:value-type="float">
            <text:p>192</text:p>
          </table:table-cell>
          <table:table-cell table:formula="of:=ROUND([.O25]/[.O20]*[.O32]; 0)" office:value-type="float" office:value="7" calcext:value-type="float">
            <text:p>7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Thalassamorph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6.9" calcext:value-type="float">
            <text:p>6,9</text:p>
          </table:table-cell>
          <table:table-cell office:value-type="float" office:value="4.5" calcext:value-type="float">
            <text:p>4,5</text:p>
          </table:table-cell>
          <table:table-cell table:formula="of:=[.C38]-2.5" office:value-type="float" office:value="13.5" calcext:value-type="float">
            <text:p>13,5</text:p>
          </table:table-cell>
          <table:table-cell office:value-type="float" office:value="3.5" calcext:value-type="float">
            <text:p>3,5</text:p>
          </table:table-cell>
          <table:table-cell office:value-type="float" office:value="145" calcext:value-type="float">
            <text:p>145</text:p>
          </table:table-cell>
          <table:table-cell table:style-name="ce38" office:value-type="float" office:value="257" calcext:value-type="float">
            <text:p>257</text:p>
          </table:table-cell>
          <table:table-cell office:value-type="float" office:value="310" calcext:value-type="float">
            <text:p>31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38]*1.2" office:value-type="float" office:value="19.2" calcext:value-type="float">
            <text:p>19,2</text:p>
          </table:table-cell>
          <table:table-cell table:formula="of:=[.D38]*1.2" office:value-type="float" office:value="8.28" calcext:value-type="float">
            <text:p>8,28</text:p>
          </table:table-cell>
          <table:table-cell table:formula="of:=[.E38]*1.2" office:value-type="float" office:value="5.4" calcext:value-type="float">
            <text:p>5,4</text:p>
          </table:table-cell>
          <table:table-cell table:formula="of:=[.F38]*1.2" office:value-type="float" office:value="16.2" calcext:value-type="float">
            <text:p>16,2</text:p>
          </table:table-cell>
          <table:table-cell table:formula="of:=[.G38]*1.2" office:value-type="float" office:value="4.2" calcext:value-type="float">
            <text:p>4,2</text:p>
          </table:table-cell>
          <table:table-cell table:formula="of:=[.H38]*(1+0.2)^3" office:value-type="float" office:value="250.56" calcext:value-type="float">
            <text:p>250,56</text:p>
          </table:table-cell>
          <table:table-cell table:style-name="ce38" table:formula="of:=[.I38]*(1+0.2)^3" office:value-type="float" office:value="444.096" calcext:value-type="float">
            <text:p>444,096</text:p>
          </table:table-cell>
          <table:table-cell table:formula="of:=ROUND([.J21]/[.J20]*[.J38]; 0)" office:value-type="float" office:value="517" calcext:value-type="float">
            <text:p>517</text:p>
          </table:table-cell>
          <table:table-cell table:formula="of:=ROUND([.K21]/[.K20]*[.K38]; 0)" office:value-type="float" office:value="32" calcext:value-type="float">
            <text:p>32</text:p>
          </table:table-cell>
          <table:table-cell table:formula="of:=ROUND([.L21]/[.L20]*[.L38]; 0)" office:value-type="float" office:value="84" calcext:value-type="float">
            <text:p>84</text:p>
          </table:table-cell>
          <table:table-cell table:formula="of:=ROUND([.M21]/[.M20]*[.M38]; 0)" office:value-type="float" office:value="14" calcext:value-type="float">
            <text:p>14</text:p>
          </table:table-cell>
          <table:table-cell table:formula="of:=ROUND([.N21]/[.N20]*[.N38]; 0)" office:value-type="float" office:value="84" calcext:value-type="float">
            <text:p>84</text:p>
          </table:table-cell>
          <table:table-cell table:formula="of:=ROUND([.O21]/[.O20]*[.O38]; 0)"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 table:formula="of:=[.C38]*1.4" office:value-type="float" office:value="22.4" calcext:value-type="float">
            <text:p>22,4</text:p>
          </table:table-cell>
          <table:table-cell table:formula="of:=[.D38]*1.4" office:value-type="float" office:value="9.66" calcext:value-type="float">
            <text:p>9,66</text:p>
          </table:table-cell>
          <table:table-cell table:formula="of:=[.E38]*1.4" office:value-type="float" office:value="6.3" calcext:value-type="float">
            <text:p>6,3</text:p>
          </table:table-cell>
          <table:table-cell table:formula="of:=[.F38]*1.4" office:value-type="float" office:value="18.9" calcext:value-type="float">
            <text:p>18,9</text:p>
          </table:table-cell>
          <table:table-cell table:formula="of:=[.G38]*1.4" office:value-type="float" office:value="4.9" calcext:value-type="float">
            <text:p>4,9</text:p>
          </table:table-cell>
          <table:table-cell table:formula="of:=[.H38]*(1+0.4)^3" office:value-type="float" office:value="397.88" calcext:value-type="float">
            <text:p>397,88</text:p>
          </table:table-cell>
          <table:table-cell table:style-name="ce38" table:formula="of:=[.I38]*(1+0.4)^3" office:value-type="float" office:value="705.208" calcext:value-type="float">
            <text:p>705,208</text:p>
          </table:table-cell>
          <table:table-cell table:formula="of:=ROUND([.J22]/[.J20]*[.J38]; 0)" office:value-type="float" office:value="630" calcext:value-type="float">
            <text:p>630</text:p>
          </table:table-cell>
          <table:table-cell table:formula="of:=ROUND([.K22]/[.K20]*[.K38]; 0)" office:value-type="float" office:value="48" calcext:value-type="float">
            <text:p>48</text:p>
          </table:table-cell>
          <table:table-cell table:formula="of:=ROUND([.L22]/[.L20]*[.L38]; 0)" office:value-type="float" office:value="114" calcext:value-type="float">
            <text:p>114</text:p>
          </table:table-cell>
          <table:table-cell table:formula="of:=ROUND([.M22]/[.M20]*[.M38]; 0)" office:value-type="float" office:value="18" calcext:value-type="float">
            <text:p>18</text:p>
          </table:table-cell>
          <table:table-cell table:formula="of:=ROUND([.N22]/[.N20]*[.N38]; 0)" office:value-type="float" office:value="108" calcext:value-type="float">
            <text:p>108</text:p>
          </table:table-cell>
          <table:table-cell table:formula="of:=ROUND([.O22]/[.O20]*[.O38]; 0)" office:value-type="float" office:value="4" calcext:value-type="float">
            <text:p>4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L</text:p>
          </table:table-cell>
          <table:table-cell table:formula="of:=[.C38]*1.6" office:value-type="float" office:value="25.6" calcext:value-type="float">
            <text:p>25,6</text:p>
          </table:table-cell>
          <table:table-cell table:formula="of:=[.D38]*1.6" office:value-type="float" office:value="11.04" calcext:value-type="float">
            <text:p>11,04</text:p>
          </table:table-cell>
          <table:table-cell table:formula="of:=[.E38]*1.6" office:value-type="float" office:value="7.2" calcext:value-type="float">
            <text:p>7,2</text:p>
          </table:table-cell>
          <table:table-cell table:formula="of:=[.F38]*1.6" office:value-type="float" office:value="21.6" calcext:value-type="float">
            <text:p>21,6</text:p>
          </table:table-cell>
          <table:table-cell table:formula="of:=[.G38]*1.6" office:value-type="float" office:value="5.6" calcext:value-type="float">
            <text:p>5,6</text:p>
          </table:table-cell>
          <table:table-cell table:formula="of:=[.H38]*(1+0.6)^3" office:value-type="float" office:value="593.92" calcext:value-type="float">
            <text:p>593,92</text:p>
          </table:table-cell>
          <table:table-cell table:style-name="ce38" table:formula="of:=[.I38]*(1+0.6)^3" office:value-type="float" office:value="1052.672" calcext:value-type="float">
            <text:p>1052,672</text:p>
          </table:table-cell>
          <table:table-cell table:formula="of:=ROUND([.J23]/[.J20]*[.J38]; 0)" office:value-type="float" office:value="847" calcext:value-type="float">
            <text:p>847</text:p>
          </table:table-cell>
          <table:table-cell table:formula="of:=ROUND([.K23]/[.K20]*[.K38]; 0)" office:value-type="float" office:value="61" calcext:value-type="float">
            <text:p>61</text:p>
          </table:table-cell>
          <table:table-cell table:formula="of:=ROUND([.L23]/[.L20]*[.L38]; 0)" office:value-type="float" office:value="156" calcext:value-type="float">
            <text:p>156</text:p>
          </table:table-cell>
          <table:table-cell table:formula="of:=ROUND([.M23]/[.M20]*[.M38]; 0)" office:value-type="float" office:value="23" calcext:value-type="float">
            <text:p>23</text:p>
          </table:table-cell>
          <table:table-cell table:formula="of:=ROUND([.N23]/[.N20]*[.N38]; 0)" office:value-type="float" office:value="132" calcext:value-type="float">
            <text:p>132</text:p>
          </table:table-cell>
          <table:table-cell table:formula="of:=ROUND([.O23]/[.O20]*[.O38]; 0)" office:value-type="float" office:value="5" calcext:value-type="float">
            <text:p>5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L</text:p>
          </table:table-cell>
          <table:table-cell table:formula="of:=[.C38]*1.8" office:value-type="float" office:value="28.8" calcext:value-type="float">
            <text:p>28,8</text:p>
          </table:table-cell>
          <table:table-cell table:formula="of:=[.D38]*1.8" office:value-type="float" office:value="12.42" calcext:value-type="float">
            <text:p>12,42</text:p>
          </table:table-cell>
          <table:table-cell table:formula="of:=[.E38]*1.8" office:value-type="float" office:value="8.1" calcext:value-type="float">
            <text:p>8,1</text:p>
          </table:table-cell>
          <table:table-cell table:formula="of:=[.F38]*1.8" office:value-type="float" office:value="24.3" calcext:value-type="float">
            <text:p>24,3</text:p>
          </table:table-cell>
          <table:table-cell table:formula="of:=[.G38]*1.8" office:value-type="float" office:value="6.3" calcext:value-type="float">
            <text:p>6,3</text:p>
          </table:table-cell>
          <table:table-cell table:formula="of:=[.H38]*(1+0.8)^3" office:value-type="float" office:value="845.64" calcext:value-type="float">
            <text:p>845,64</text:p>
          </table:table-cell>
          <table:table-cell table:style-name="ce38" table:formula="of:=[.I38]*(1+0.8)^3" office:value-type="float" office:value="1498.824" calcext:value-type="float">
            <text:p>1498,824</text:p>
          </table:table-cell>
          <table:table-cell table:formula="of:=ROUND([.J24]/[.J20]*[.J38]; 0)" office:value-type="float" office:value="1126" calcext:value-type="float">
            <text:p>1126</text:p>
          </table:table-cell>
          <table:table-cell table:formula="of:=ROUND([.K24]/[.K20]*[.K38]; 0)" office:value-type="float" office:value="81" calcext:value-type="float">
            <text:p>81</text:p>
          </table:table-cell>
          <table:table-cell table:formula="of:=ROUND([.L24]/[.L20]*[.L38]; 0)" office:value-type="float" office:value="204" calcext:value-type="float">
            <text:p>204</text:p>
          </table:table-cell>
          <table:table-cell table:formula="of:=ROUND([.M24]/[.M20]*[.M38]; 0)" office:value-type="float" office:value="28" calcext:value-type="float">
            <text:p>28</text:p>
          </table:table-cell>
          <table:table-cell table:formula="of:=ROUND([.N24]/[.N20]*[.N38]; 0)" office:value-type="float" office:value="168" calcext:value-type="float">
            <text:p>168</text:p>
          </table:table-cell>
          <table:table-cell table:formula="of:=ROUND([.O24]/[.O20]*[.O38]; 0)" office:value-type="float" office:value="6" calcext:value-type="float">
            <text:p>6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XL</text:p>
          </table:table-cell>
          <table:table-cell table:formula="of:=[.C38]*2" office:value-type="float" office:value="32" calcext:value-type="float">
            <text:p>32</text:p>
          </table:table-cell>
          <table:table-cell table:formula="of:=[.D38]*2" office:value-type="float" office:value="13.8" calcext:value-type="float">
            <text:p>13,8</text:p>
          </table:table-cell>
          <table:table-cell table:formula="of:=[.E38]*2" office:value-type="float" office:value="9" calcext:value-type="float">
            <text:p>9</text:p>
          </table:table-cell>
          <table:table-cell table:formula="of:=[.F38]*2" office:value-type="float" office:value="27" calcext:value-type="float">
            <text:p>27</text:p>
          </table:table-cell>
          <table:table-cell table:formula="of:=[.G38]*2" office:value-type="float" office:value="7" calcext:value-type="float">
            <text:p>7</text:p>
          </table:table-cell>
          <table:table-cell table:formula="of:=[.H38]*(1+1)^3" office:value-type="float" office:value="1160" calcext:value-type="float">
            <text:p>1160</text:p>
          </table:table-cell>
          <table:table-cell table:style-name="ce38" table:formula="of:=[.I38]*(1+1)^3" office:value-type="float" office:value="2056" calcext:value-type="float">
            <text:p>2056</text:p>
          </table:table-cell>
          <table:table-cell table:formula="of:=ROUND([.J25]/[.J20]*[.J38]; 0)" office:value-type="float" office:value="1395" calcext:value-type="float">
            <text:p>1395</text:p>
          </table:table-cell>
          <table:table-cell table:formula="of:=ROUND([.K25]/[.K20]*[.K38]; 0)" office:value-type="float" office:value="95" calcext:value-type="float">
            <text:p>95</text:p>
          </table:table-cell>
          <table:table-cell table:formula="of:=ROUND([.L25]/[.L20]*[.L38]; 0)" office:value-type="float" office:value="258" calcext:value-type="float">
            <text:p>258</text:p>
          </table:table-cell>
          <table:table-cell table:formula="of:=ROUND([.M25]/[.M20]*[.M38]; 0)" office:value-type="float" office:value="33" calcext:value-type="float">
            <text:p>33</text:p>
          </table:table-cell>
          <table:table-cell table:formula="of:=ROUND([.N25]/[.N20]*[.N38]; 0)" office:value-type="float" office:value="192" calcext:value-type="float">
            <text:p>192</text:p>
          </table:table-cell>
          <table:table-cell table:formula="of:=ROUND([.O25]/[.O20]*[.O38]; 0)" office:value-type="float" office:value="7" calcext:value-type="float">
            <text:p>7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pectralis</text:p>
          </table:table-cell>
          <table:table-cell office:value-type="string" calcext:value-type="string">
            <text:p>XS</text:p>
          </table:table-cell>
          <table:table-cell office:value-type="float" office:value="16" calcext:value-type="float">
            <text:p>16</text:p>
          </table:table-cell>
          <table:table-cell office:value-type="float" office:value="8.75" calcext:value-type="float">
            <text:p>8,75</text:p>
          </table:table-cell>
          <table:table-cell office:value-type="float" office:value="7.2" calcext:value-type="float">
            <text:p>7,2</text:p>
          </table:table-cell>
          <table:table-cell table:formula="of:=13.5" office:value-type="float" office:value="13.5" calcext:value-type="float">
            <text:p>13,5</text:p>
          </table:table-cell>
          <table:table-cell table:formula="of:=5.5" office:value-type="float" office:value="5.5" calcext:value-type="float">
            <text:p>5,5</text:p>
          </table:table-cell>
          <table:table-cell table:formula="of:=225" office:value-type="float" office:value="225" calcext:value-type="float">
            <text:p>225</text:p>
          </table:table-cell>
          <table:table-cell office:value-type="float" office:value="198" calcext:value-type="float">
            <text:p>198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44]*1.2" office:value-type="float" office:value="19.2" calcext:value-type="float">
            <text:p>19,2</text:p>
          </table:table-cell>
          <table:table-cell table:formula="of:=[.D44]*1.2" office:value-type="float" office:value="10.5" calcext:value-type="float">
            <text:p>10,5</text:p>
          </table:table-cell>
          <table:table-cell table:formula="of:=[.E44]*1.2" office:value-type="float" office:value="8.64" calcext:value-type="float">
            <text:p>8,64</text:p>
          </table:table-cell>
          <table:table-cell table:formula="of:=[.F44]*1.2" office:value-type="float" office:value="16.2" calcext:value-type="float">
            <text:p>16,2</text:p>
          </table:table-cell>
          <table:table-cell table:formula="of:=[.G44]*1.2" office:value-type="float" office:value="6.6" calcext:value-type="float">
            <text:p>6,6</text:p>
          </table:table-cell>
          <table:table-cell table:formula="of:=[.H44]*(1+0.2)^3" office:value-type="float" office:value="388.8" calcext:value-type="float">
            <text:p>388,8</text:p>
          </table:table-cell>
          <table:table-cell table:formula="of:=[.I44]*(1+0.2)^3" office:value-type="float" office:value="342.144" calcext:value-type="float">
            <text:p>342,144</text:p>
          </table:table-cell>
          <table:table-cell table:formula="of:=ROUND([.J21]/[.J20]*[.J44]; 0)" office:value-type="float" office:value="500" calcext:value-type="float">
            <text:p>500</text:p>
          </table:table-cell>
          <table:table-cell table:formula="of:=ROUND([.K21]/[.K20]*[.K44]; 0)" office:value-type="float" office:value="32" calcext:value-type="float">
            <text:p>32</text:p>
          </table:table-cell>
          <table:table-cell table:formula="of:=ROUND([.L21]/[.L20]*[.L44]; 0)" office:value-type="float" office:value="182" calcext:value-type="float">
            <text:p>182</text:p>
          </table:table-cell>
          <table:table-cell table:formula="of:=ROUND([.M21]/[.M20]*[.M44]; 0)" office:value-type="float" office:value="14" calcext:value-type="float">
            <text:p>14</text:p>
          </table:table-cell>
          <table:table-cell table:formula="of:=ROUND([.N21]/[.N20]*[.N44]; 0)" office:value-type="float" office:value="84" calcext:value-type="float">
            <text:p>84</text:p>
          </table:table-cell>
          <table:table-cell table:formula="of:=ROUND([.O21]/[.O20]*[.O44]; 0)" office:value-type="float" office:value="3" calcext:value-type="float">
            <text:p>3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 table:formula="of:=[.C44]*1.4" office:value-type="float" office:value="22.4" calcext:value-type="float">
            <text:p>22,4</text:p>
          </table:table-cell>
          <table:table-cell table:formula="of:=[.D44]*1.4" office:value-type="float" office:value="12.25" calcext:value-type="float">
            <text:p>12,25</text:p>
          </table:table-cell>
          <table:table-cell table:formula="of:=[.E44]*1.4" office:value-type="float" office:value="10.08" calcext:value-type="float">
            <text:p>10,08</text:p>
          </table:table-cell>
          <table:table-cell table:formula="of:=[.F44]*1.4" office:value-type="float" office:value="18.9" calcext:value-type="float">
            <text:p>18,9</text:p>
          </table:table-cell>
          <table:table-cell table:formula="of:=[.G44]*1.4" office:value-type="float" office:value="7.7" calcext:value-type="float">
            <text:p>7,7</text:p>
          </table:table-cell>
          <table:table-cell table:formula="of:=[.H44]*(1+0.4)^3" office:value-type="float" office:value="617.4" calcext:value-type="float">
            <text:p>617,4</text:p>
          </table:table-cell>
          <table:table-cell table:formula="of:=[.I44]*(1+0.4)^3" office:value-type="float" office:value="543.312" calcext:value-type="float">
            <text:p>543,312</text:p>
          </table:table-cell>
          <table:table-cell table:formula="of:=ROUND([.J22]/[.J20]*[.J44]; 0)" office:value-type="float" office:value="610" calcext:value-type="float">
            <text:p>610</text:p>
          </table:table-cell>
          <table:table-cell table:formula="of:=ROUND([.K22]/[.K20]*[.K44]; 0)" office:value-type="float" office:value="48" calcext:value-type="float">
            <text:p>48</text:p>
          </table:table-cell>
          <table:table-cell table:formula="of:=ROUND([.L22]/[.L20]*[.L44]; 0)" office:value-type="float" office:value="247" calcext:value-type="float">
            <text:p>247</text:p>
          </table:table-cell>
          <table:table-cell table:formula="of:=ROUND([.M22]/[.M20]*[.M44]; 0)" office:value-type="float" office:value="18" calcext:value-type="float">
            <text:p>18</text:p>
          </table:table-cell>
          <table:table-cell table:formula="of:=ROUND([.N22]/[.N20]*[.N44]; 0)" office:value-type="float" office:value="108" calcext:value-type="float">
            <text:p>108</text:p>
          </table:table-cell>
          <table:table-cell table:formula="of:=ROUND([.O22]/[.O20]*[.O44]; 0)" office:value-type="float" office:value="4" calcext:value-type="float">
            <text:p>4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L</text:p>
          </table:table-cell>
          <table:table-cell table:formula="of:=[.C44]*1.6" office:value-type="float" office:value="25.6" calcext:value-type="float">
            <text:p>25,6</text:p>
          </table:table-cell>
          <table:table-cell table:formula="of:=[.D44]*1.6" office:value-type="float" office:value="14" calcext:value-type="float">
            <text:p>14</text:p>
          </table:table-cell>
          <table:table-cell table:formula="of:=[.E44]*1.6" office:value-type="float" office:value="11.52" calcext:value-type="float">
            <text:p>11,52</text:p>
          </table:table-cell>
          <table:table-cell table:formula="of:=[.F44]*1.6" office:value-type="float" office:value="21.6" calcext:value-type="float">
            <text:p>21,6</text:p>
          </table:table-cell>
          <table:table-cell table:formula="of:=[.G44]*1.6" office:value-type="float" office:value="8.8" calcext:value-type="float">
            <text:p>8,8</text:p>
          </table:table-cell>
          <table:table-cell table:formula="of:=[.H44]*(1+0.6)^3" office:value-type="float" office:value="921.6" calcext:value-type="float">
            <text:p>921,6</text:p>
          </table:table-cell>
          <table:table-cell table:formula="of:=[.I44]*(1+0.6)^3" office:value-type="float" office:value="811.008" calcext:value-type="float">
            <text:p>811,008</text:p>
          </table:table-cell>
          <table:table-cell table:formula="of:=ROUND([.J23]/[.J20]*[.J44]; 0)" office:value-type="float" office:value="820" calcext:value-type="float">
            <text:p>820</text:p>
          </table:table-cell>
          <table:table-cell table:formula="of:=ROUND([.K23]/[.K20]*[.K44]; 0)" office:value-type="float" office:value="61" calcext:value-type="float">
            <text:p>61</text:p>
          </table:table-cell>
          <table:table-cell table:formula="of:=ROUND([.L23]/[.L20]*[.L44]; 0)" office:value-type="float" office:value="338" calcext:value-type="float">
            <text:p>338</text:p>
          </table:table-cell>
          <table:table-cell table:formula="of:=ROUND([.M23]/[.M20]*[.M44]; 0)" office:value-type="float" office:value="23" calcext:value-type="float">
            <text:p>23</text:p>
          </table:table-cell>
          <table:table-cell table:formula="of:=ROUND([.N23]/[.N20]*[.N44]; 0)" office:value-type="float" office:value="132" calcext:value-type="float">
            <text:p>132</text:p>
          </table:table-cell>
          <table:table-cell table:formula="of:=ROUND([.O23]/[.O20]*[.O44]; 0)" office:value-type="float" office:value="5" calcext:value-type="float">
            <text:p>5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L</text:p>
          </table:table-cell>
          <table:table-cell table:formula="of:=[.C44]*1.8" office:value-type="float" office:value="28.8" calcext:value-type="float">
            <text:p>28,8</text:p>
          </table:table-cell>
          <table:table-cell table:formula="of:=[.D44]*1.8" office:value-type="float" office:value="15.75" calcext:value-type="float">
            <text:p>15,75</text:p>
          </table:table-cell>
          <table:table-cell table:formula="of:=[.E44]*1.8" office:value-type="float" office:value="12.96" calcext:value-type="float">
            <text:p>12,96</text:p>
          </table:table-cell>
          <table:table-cell table:formula="of:=[.F44]*1.8" office:value-type="float" office:value="24.3" calcext:value-type="float">
            <text:p>24,3</text:p>
          </table:table-cell>
          <table:table-cell table:formula="of:=[.G44]*1.8" office:value-type="float" office:value="9.9" calcext:value-type="float">
            <text:p>9,9</text:p>
          </table:table-cell>
          <table:table-cell table:formula="of:=[.H44]*(1+0.8)^3" office:value-type="float" office:value="1312.2" calcext:value-type="float">
            <text:p>1312,2</text:p>
          </table:table-cell>
          <table:table-cell table:formula="of:=[.I44]*(1+0.8)^3" office:value-type="float" office:value="1154.736" calcext:value-type="float">
            <text:p>1154,736</text:p>
          </table:table-cell>
          <table:table-cell table:formula="of:=ROUND([.J24]/[.J20]*[.J44]; 0)" office:value-type="float" office:value="1090" calcext:value-type="float">
            <text:p>1090</text:p>
          </table:table-cell>
          <table:table-cell table:formula="of:=ROUND([.K24]/[.K20]*[.K44]; 0)" office:value-type="float" office:value="81" calcext:value-type="float">
            <text:p>81</text:p>
          </table:table-cell>
          <table:table-cell table:formula="of:=ROUND([.L24]/[.L20]*[.L44]; 0)" office:value-type="float" office:value="442" calcext:value-type="float">
            <text:p>442</text:p>
          </table:table-cell>
          <table:table-cell table:formula="of:=ROUND([.M24]/[.M20]*[.M44]; 0)" office:value-type="float" office:value="28" calcext:value-type="float">
            <text:p>28</text:p>
          </table:table-cell>
          <table:table-cell table:formula="of:=ROUND([.N24]/[.N20]*[.N44]; 0)" office:value-type="float" office:value="168" calcext:value-type="float">
            <text:p>168</text:p>
          </table:table-cell>
          <table:table-cell table:formula="of:=ROUND([.O24]/[.O20]*[.O44]; 0)" office:value-type="float" office:value="6" calcext:value-type="float">
            <text:p>6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XXL</text:p>
          </table:table-cell>
          <table:table-cell table:formula="of:=[.C44]*2" office:value-type="float" office:value="32" calcext:value-type="float">
            <text:p>32</text:p>
          </table:table-cell>
          <table:table-cell table:formula="of:=[.D44]*2" office:value-type="float" office:value="17.5" calcext:value-type="float">
            <text:p>17,5</text:p>
          </table:table-cell>
          <table:table-cell table:formula="of:=[.E44]*2" office:value-type="float" office:value="14.4" calcext:value-type="float">
            <text:p>14,4</text:p>
          </table:table-cell>
          <table:table-cell table:formula="of:=[.F44]*2" office:value-type="float" office:value="27" calcext:value-type="float">
            <text:p>27</text:p>
          </table:table-cell>
          <table:table-cell table:formula="of:=[.G44]*2" office:value-type="float" office:value="11" calcext:value-type="float">
            <text:p>11</text:p>
          </table:table-cell>
          <table:table-cell table:formula="of:=[.H44]*(1+1)^3" office:value-type="float" office:value="1800" calcext:value-type="float">
            <text:p>1800</text:p>
          </table:table-cell>
          <table:table-cell table:formula="of:=[.I44]*(1+1)^3" office:value-type="float" office:value="1584" calcext:value-type="float">
            <text:p>1584</text:p>
          </table:table-cell>
          <table:table-cell table:formula="of:=ROUND([.J25]/[.J20]*[.J44]; 0)" office:value-type="float" office:value="1350" calcext:value-type="float">
            <text:p>1350</text:p>
          </table:table-cell>
          <table:table-cell table:formula="of:=ROUND([.K25]/[.K20]*[.K44]; 0)" office:value-type="float" office:value="95" calcext:value-type="float">
            <text:p>95</text:p>
          </table:table-cell>
          <table:table-cell table:formula="of:=ROUND([.L25]/[.L20]*[.L44]; 0)" office:value-type="float" office:value="559" calcext:value-type="float">
            <text:p>559</text:p>
          </table:table-cell>
          <table:table-cell table:formula="of:=ROUND([.M25]/[.M20]*[.M44]; 0)" office:value-type="float" office:value="33" calcext:value-type="float">
            <text:p>33</text:p>
          </table:table-cell>
          <table:table-cell table:formula="of:=ROUND([.N25]/[.N20]*[.N44]; 0)" office:value-type="float" office:value="192" calcext:value-type="float">
            <text:p>192</text:p>
          </table:table-cell>
          <table:table-cell table:formula="of:=ROUND([.O25]/[.O20]*[.O44]; 0)" office:value-type="float" office:value="7" calcext:value-type="float">
            <text:p>7</text:p>
          </table:table-cell>
          <table:table-cell table:number-columns-repeated="16369"/>
        </table:table-row>
        <table:table-row table:style-name="ro3" table:number-rows-repeated="3">
          <table:table-cell table:style-name="Default" table:number-columns-repeated="15"/>
          <table:table-cell table:number-columns-repeated="16369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Default" office:value-type="string" calcext:value-type="string">
            <text:p>Verified</text:p>
          </table:table-cell>
          <table:table-cell table:style-name="Default" table:number-columns-repeated="12"/>
          <table:table-cell table:number-columns-repeated="16369"/>
        </table:table-row>
        <table:table-row table:style-name="ro3">
          <table:table-cell table:style-name="ce38"/>
          <table:table-cell table:style-name="ce4" office:value-type="string" calcext:value-type="string">
            <text:p>-</text:p>
          </table:table-cell>
          <table:table-cell table:style-name="Default" office:value-type="string" calcext:value-type="string">
            <text:p>Not Verified</text:p>
          </table:table-cell>
          <table:table-cell table:style-name="Default" table:number-columns-repeated="12"/>
          <table:table-cell table:number-columns-repeated="16369"/>
        </table:table-row>
      </table:table>
      <table:table table:name="ToyShells" table:style-name="ta1">
        <table:table-column table:style-name="co18" table:default-cell-style-name="ce31"/>
        <table:table-column table:style-name="co2" table:number-columns-repeated="5" table:default-cell-style-name="ce34"/>
        <table:table-column table:style-name="co2" table:default-cell-style-name="ce40"/>
        <table:table-column table:style-name="co19" table:default-cell-style-name="ce93"/>
        <table:table-column table:style-name="co2" table:number-columns-repeated="5" table:default-cell-style-name="ce34"/>
        <table:table-column table:style-name="co2" table:default-cell-style-name="ce42"/>
        <table:table-column table:style-name="co20" table:default-cell-style-name="ce82"/>
        <table:table-column table:style-name="co12" table:default-cell-style-name="Default"/>
        <table:table-column table:style-name="co21" table:default-cell-style-name="ce86"/>
        <table:table-column table:style-name="co2" table:number-columns-repeated="2" table:default-cell-style-name="Default"/>
        <table:table-column table:style-name="co22" table:default-cell-style-name="ce4"/>
        <table:table-column table:style-name="co2" table:number-columns-repeated="16364" table:default-cell-style-name="Default"/>
        <table:table-row table:style-name="ro4">
          <table:table-cell table:style-name="ce29" office:value-type="string" calcext:value-type="string">
            <text:p>Gramms</text:p>
          </table:table-cell>
          <table:table-cell table:style-name="ce32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92" office:value-type="string" calcext:value-type="string">
            <text:p>Time</text:p>
          </table:table-cell>
          <table:table-cell table:style-name="ce32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66" office:value-type="string" calcext:value-type="string">
            <text:p>Standby Time</text:p>
          </table:table-cell>
          <table:table-cell table:style-name="ce83" office:value-type="string" calcext:value-type="string">
            <text:p>Offline Time</text:p>
          </table:table-cell>
          <table:table-cell table:style-name="ce84" office:value-type="string" calcext:value-type="string">
            <text:p>Work Time</text:p>
          </table:table-cell>
          <table:table-cell table:number-columns-repeated="16367"/>
        </table:table-row>
        <table:table-row table:style-name="ro3">
          <table:table-cell table:style-name="ce48" office:value-type="string" calcext:value-type="string">
            <text:p>Avrass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table:formula="of:=ROUND([.C5]/[.B5]*[.B2]; 0)" office:value-type="float" office:value="500" calcext:value-type="float">
            <text:p>500</text:p>
          </table:table-cell>
          <table:table-cell table:style-name="ce33" table:formula="of:=ROUND([.D5]/[.B5]*[.B2]; 0)" office:value-type="float" office:value="610" calcext:value-type="float">
            <text:p>610</text:p>
          </table:table-cell>
          <table:table-cell table:style-name="ce33" table:formula="of:=ROUND([.E5]/[.B5]*[.B2]; 0)" office:value-type="float" office:value="820" calcext:value-type="float">
            <text:p>820</text:p>
          </table:table-cell>
          <table:table-cell table:style-name="ce33" table:formula="of:=ROUND([.F5]/[.B5]*[.B2]; 0)" office:value-type="float" office:value="1090" calcext:value-type="float">
            <text:p>1090</text:p>
          </table:table-cell>
          <table:table-cell table:style-name="ce33" table:formula="of:=ROUND([.G5]/[.B5]*[.B2]; 0)" office:value-type="float" office:value="1350" calcext:value-type="float">
            <text:p>1350</text:p>
          </table:table-cell>
          <table:table-cell/>
          <table:table-cell table:style-name="ce33" office:value-type="float" office:value="27" calcext:value-type="float">
            <text:p>27</text:p>
          </table:table-cell>
          <table:table-cell table:style-name="ce33" table:formula="of:=ROUND([.J5]/[.I5]*[.I2]; 0)" office:value-type="float" office:value="33" calcext:value-type="float">
            <text:p>33</text:p>
          </table:table-cell>
          <table:table-cell table:style-name="ce33" table:formula="of:=ROUND([.K5]/[.I5]*[.I2]; 0)" office:value-type="float" office:value="50" calcext:value-type="float">
            <text:p>50</text:p>
          </table:table-cell>
          <table:table-cell table:style-name="ce33" table:formula="of:=ROUND([.L5]/[.I5]*[.I2]; 0)" office:value-type="float" office:value="63" calcext:value-type="float">
            <text:p>63</text:p>
          </table:table-cell>
          <table:table-cell table:style-name="ce33" table:formula="of:=ROUND([.M5]/[.I5]*[.I2]; 0)" office:value-type="float" office:value="84" calcext:value-type="float">
            <text:p>84</text:p>
          </table:table-cell>
          <table:table-cell table:style-name="ce43" table:formula="of:=ROUND([.N5]/[.I5]*[.I2]; 0)" office:value-type="float" office:value="99" calcext:value-type="float">
            <text:p>99</text:p>
          </table:table-cell>
          <table:table-cell table:style-name="ce59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/>
          <table:table-cell table:style-name="ce37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Aoikami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table:formula="of:=ROUND([.C5]/[.B5]*[.B3]; 0)" office:value-type="float" office:value="500" calcext:value-type="float">
            <text:p>500</text:p>
          </table:table-cell>
          <table:table-cell table:style-name="ce33" table:formula="of:=ROUND([.D5]/[.B5]*[.B3]; 0)" office:value-type="float" office:value="610" calcext:value-type="float">
            <text:p>610</text:p>
          </table:table-cell>
          <table:table-cell table:style-name="ce33" table:formula="of:=ROUND([.E5]/[.B5]*[.B3]; 0)" office:value-type="float" office:value="820" calcext:value-type="float">
            <text:p>820</text:p>
          </table:table-cell>
          <table:table-cell table:style-name="ce33" table:formula="of:=ROUND([.F5]/[.B5]*[.B3]; 0)" office:value-type="float" office:value="1090" calcext:value-type="float">
            <text:p>1090</text:p>
          </table:table-cell>
          <table:table-cell table:style-name="ce33" table:formula="of:=ROUND([.G5]/[.B5]*[.B3]; 0)" office:value-type="float" office:value="1350" calcext:value-type="float">
            <text:p>1350</text:p>
          </table:table-cell>
          <table:table-cell/>
          <table:table-cell table:style-name="ce33" office:value-type="float" office:value="25" calcext:value-type="float">
            <text:p>25</text:p>
          </table:table-cell>
          <table:table-cell table:style-name="ce33" table:formula="of:=ROUND([.J5]/[.I5]*[.I3]; 0)" office:value-type="float" office:value="31" calcext:value-type="float">
            <text:p>31</text:p>
          </table:table-cell>
          <table:table-cell table:style-name="ce33" table:formula="of:=ROUND([.K5]/[.I5]*[.I3]; 0)" office:value-type="float" office:value="46" calcext:value-type="float">
            <text:p>46</text:p>
          </table:table-cell>
          <table:table-cell table:style-name="ce33" table:formula="of:=ROUND([.L5]/[.I5]*[.I3]; 0)" office:value-type="float" office:value="59" calcext:value-type="float">
            <text:p>59</text:p>
          </table:table-cell>
          <table:table-cell table:style-name="ce33" table:formula="of:=ROUND([.M5]/[.I5]*[.I3]; 0)" office:value-type="float" office:value="78" calcext:value-type="float">
            <text:p>78</text:p>
          </table:table-cell>
          <table:table-cell table:style-name="ce43" table:formula="of:=ROUND([.N5]/[.I5]*[.I3]; 0)" office:value-type="float" office:value="91" calcext:value-type="float">
            <text:p>91</text:p>
          </table:table-cell>
          <table:table-cell table:style-name="ce59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erander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number-columns-repeated="5" table:style-name="ce3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Fitcher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1090" calcext:value-type="float">
            <text:p>1090</text:p>
          </table:table-cell>
          <table:table-cell table:style-name="ce33" office:value-type="float" office:value="1350" calcext:value-type="float">
            <text:p>1350</text:p>
          </table:table-cell>
          <table:table-cell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95" calcext:value-type="float">
            <text:p>95</text:p>
          </table:table-cell>
          <table:table-cell table:style-name="ce59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rozok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number-columns-repeated="5" table:style-name="ce3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Wynstar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table:formula="of:=ROUND([.C5]/[.B5]*[.B7]; 0)" office:value-type="float" office:value="533" calcext:value-type="float">
            <text:p>533</text:p>
          </table:table-cell>
          <table:table-cell table:style-name="ce33" table:formula="of:=ROUND([.D5]/[.B5]*[.B7]; 0)" office:value-type="float" office:value="651" calcext:value-type="float">
            <text:p>651</text:p>
          </table:table-cell>
          <table:table-cell table:style-name="ce33" table:formula="of:=ROUND([.E5]/[.B5]*[.B7]; 0)" office:value-type="float" office:value="875" calcext:value-type="float">
            <text:p>875</text:p>
          </table:table-cell>
          <table:table-cell table:style-name="ce33" table:formula="of:=ROUND([.F5]/[.B5]*[.B7]; 0)" office:value-type="float" office:value="1163" calcext:value-type="float">
            <text:p>1163</text:p>
          </table:table-cell>
          <table:table-cell table:style-name="ce33" table:formula="of:=ROUND([.G5]/[.B5]*[.B7]; 0)" office:value-type="float" office:value="1440" calcext:value-type="float">
            <text:p>1440</text:p>
          </table:table-cell>
          <table:table-cell/>
          <table:table-cell table:style-name="ce33" office:value-type="float" office:value="27" calcext:value-type="float">
            <text:p>27</text:p>
          </table:table-cell>
          <table:table-cell table:style-name="ce33" table:formula="of:=ROUND([.J5]/[.I5]*[.I7]; 0)" office:value-type="float" office:value="33" calcext:value-type="float">
            <text:p>33</text:p>
          </table:table-cell>
          <table:table-cell table:style-name="ce33" table:formula="of:=ROUND([.K5]/[.I5]*[.I7]; 0)" office:value-type="float" office:value="50" calcext:value-type="float">
            <text:p>50</text:p>
          </table:table-cell>
          <table:table-cell table:style-name="ce33" table:formula="of:=ROUND([.L5]/[.I5]*[.I7]; 0)" office:value-type="float" office:value="63" calcext:value-type="float">
            <text:p>63</text:p>
          </table:table-cell>
          <table:table-cell table:style-name="ce33" table:formula="of:=ROUND([.M5]/[.I5]*[.I7]; 0)" office:value-type="float" office:value="84" calcext:value-type="float">
            <text:p>84</text:p>
          </table:table-cell>
          <table:table-cell table:style-name="ce43" table:formula="of:=ROUND([.N5]/[.I5]*[.I7]; 0)" office:value-type="float" office:value="99" calcext:value-type="float">
            <text:p>99</text:p>
          </table:table-cell>
          <table:table-cell table:style-name="ce59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halassamorph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table:formula="of:=ROUND([.C5]/[.B5]*[.B8]; 0)" office:value-type="float" office:value="517" calcext:value-type="float">
            <text:p>517</text:p>
          </table:table-cell>
          <table:table-cell table:style-name="ce33" table:formula="of:=ROUND([.D5]/[.B5]*[.B8]; 0)" office:value-type="float" office:value="630" calcext:value-type="float">
            <text:p>630</text:p>
          </table:table-cell>
          <table:table-cell table:style-name="ce33" table:formula="of:=ROUND([.E5]/[.B5]*[.B8]; 0)" office:value-type="float" office:value="847" calcext:value-type="float">
            <text:p>847</text:p>
          </table:table-cell>
          <table:table-cell table:style-name="ce33" table:formula="of:=ROUND([.F5]/[.B5]*[.B8]; 0)" office:value-type="float" office:value="1126" calcext:value-type="float">
            <text:p>1126</text:p>
          </table:table-cell>
          <table:table-cell table:style-name="ce33" table:formula="of:=ROUND([.G5]/[.B5]*[.B8]; 0)" office:value-type="float" office:value="1395" calcext:value-type="float">
            <text:p>1395</text:p>
          </table:table-cell>
          <table:table-cell/>
          <table:table-cell table:style-name="ce33" office:value-type="float" office:value="26" calcext:value-type="float">
            <text:p>26</text:p>
          </table:table-cell>
          <table:table-cell table:style-name="ce33" table:formula="of:=ROUND([.J5]/[.I5]*[.I8]; 0)" office:value-type="float" office:value="32" calcext:value-type="float">
            <text:p>32</text:p>
          </table:table-cell>
          <table:table-cell table:style-name="ce33" table:formula="of:=ROUND([.K5]/[.I5]*[.I8]; 0)" office:value-type="float" office:value="48" calcext:value-type="float">
            <text:p>48</text:p>
          </table:table-cell>
          <table:table-cell table:style-name="ce33" table:formula="of:=ROUND([.L5]/[.I5]*[.I8]; 0)" office:value-type="float" office:value="61" calcext:value-type="float">
            <text:p>61</text:p>
          </table:table-cell>
          <table:table-cell table:style-name="ce33" table:formula="of:=ROUND([.M5]/[.I5]*[.I8]; 0)" office:value-type="float" office:value="81" calcext:value-type="float">
            <text:p>81</text:p>
          </table:table-cell>
          <table:table-cell table:style-name="ce43" table:formula="of:=ROUND([.N5]/[.I5]*[.I8]; 0)" office:value-type="float" office:value="95" calcext:value-type="float">
            <text:p>95</text:p>
          </table:table-cell>
          <table:table-cell table:style-name="ce59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Spectralis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table:formula="of:=ROUND([.C5]/[.B5]*[.B9]; 0)" office:value-type="float" office:value="500" calcext:value-type="float">
            <text:p>500</text:p>
          </table:table-cell>
          <table:table-cell table:style-name="ce33" table:formula="of:=ROUND([.D5]/[.B5]*[.B9]; 0)" office:value-type="float" office:value="610" calcext:value-type="float">
            <text:p>610</text:p>
          </table:table-cell>
          <table:table-cell table:style-name="ce33" table:formula="of:=ROUND([.E5]/[.B5]*[.B9]; 0)" office:value-type="float" office:value="820" calcext:value-type="float">
            <text:p>820</text:p>
          </table:table-cell>
          <table:table-cell table:style-name="ce33" table:formula="of:=ROUND([.F5]/[.B5]*[.B9]; 0)" office:value-type="float" office:value="1090" calcext:value-type="float">
            <text:p>1090</text:p>
          </table:table-cell>
          <table:table-cell table:style-name="ce33" table:formula="of:=ROUND([.G5]/[.B5]*[.B9]; 0)" office:value-type="float" office:value="1350" calcext:value-type="float">
            <text:p>1350</text:p>
          </table:table-cell>
          <table:table-cell/>
          <table:table-cell table:style-name="ce33" office:value-type="float" office:value="26" calcext:value-type="float">
            <text:p>26</text:p>
          </table:table-cell>
          <table:table-cell table:style-name="ce33" table:formula="of:=ROUND([.J5]/[.I5]*[.I9]; 0)" office:value-type="float" office:value="32" calcext:value-type="float">
            <text:p>32</text:p>
          </table:table-cell>
          <table:table-cell table:style-name="ce33" table:formula="of:=ROUND([.K5]/[.I5]*[.I9]; 0)" office:value-type="float" office:value="48" calcext:value-type="float">
            <text:p>48</text:p>
          </table:table-cell>
          <table:table-cell table:style-name="ce33" table:formula="of:=ROUND([.L5]/[.I5]*[.I9]; 0)" office:value-type="float" office:value="61" calcext:value-type="float">
            <text:p>61</text:p>
          </table:table-cell>
          <table:table-cell table:style-name="ce33" table:formula="of:=ROUND([.M5]/[.I5]*[.I9]; 0)" office:value-type="float" office:value="81" calcext:value-type="float">
            <text:p>81</text:p>
          </table:table-cell>
          <table:table-cell table:style-name="ce43" table:formula="of:=ROUND([.N5]/[.I5]*[.I9]; 0)" office:value-type="float" office:value="95" calcext:value-type="float">
            <text:p>95</text:p>
          </table:table-cell>
          <table:table-cell table:style-name="ce59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/>
          <table:table-cell table:style-name="ce35"/>
          <table:table-cell/>
          <table:table-cell table:style-name="ce35"/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oyPositives" table:style-name="ta1">
        <table:table-column table:style-name="co18" table:default-cell-style-name="ce31"/>
        <table:table-column table:style-name="co2" table:number-columns-repeated="5" table:default-cell-style-name="ce34"/>
        <table:table-column table:style-name="co2" table:default-cell-style-name="ce40"/>
        <table:table-column table:style-name="co19" table:default-cell-style-name="ce93"/>
        <table:table-column table:style-name="co2" table:number-columns-repeated="5" table:default-cell-style-name="ce34"/>
        <table:table-column table:style-name="co2" table:default-cell-style-name="ce42"/>
        <table:table-column table:style-name="co20" table:default-cell-style-name="ce82"/>
        <table:table-column table:style-name="co12" table:default-cell-style-name="Default"/>
        <table:table-column table:style-name="co21" table:default-cell-style-name="ce86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16364" table:default-cell-style-name="Default"/>
        <table:table-row table:style-name="ro4">
          <table:table-cell table:style-name="ce66" office:value-type="string" calcext:value-type="string">
            <text:p>Gramms</text:p>
          </table:table-cell>
          <table:table-cell table:style-name="ce32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105" office:value-type="string" calcext:value-type="string">
            <text:p>Time</text:p>
          </table:table-cell>
          <table:table-cell table:style-name="ce32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66" office:value-type="string" calcext:value-type="string">
            <text:p>Standby Time</text:p>
          </table:table-cell>
          <table:table-cell table:style-name="ce83" office:value-type="string" calcext:value-type="string">
            <text:p>Offline Time</text:p>
          </table:table-cell>
          <table:table-cell table:style-name="ce84" office:value-type="string" calcext:value-type="string">
            <text:p>Work Time</text:p>
          </table:table-cell>
          <table:table-cell table:number-columns-repeated="2"/>
          <table:table-cell table:style-name="ce4"/>
          <table:table-cell/>
          <table:table-cell table:style-name="ce25" table:number-columns-repeated="16363"/>
        </table:table-row>
        <table:table-row table:style-name="ro3">
          <table:table-cell table:style-name="ce48" office:value-type="string" calcext:value-type="string">
            <text:p>Avrass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table:formula="of:=ROUND([.C5]/[.B5]*[.B2]; 0)" office:value-type="float" office:value="168" calcext:value-type="float">
            <text:p>168</text:p>
          </table:table-cell>
          <table:table-cell table:style-name="ce33" table:formula="of:=ROUND([.D5]/[.B5]*[.B2]; 0)" office:value-type="float" office:value="228" calcext:value-type="float">
            <text:p>228</text:p>
          </table:table-cell>
          <table:table-cell table:style-name="ce33" table:formula="of:=ROUND([.E5]/[.B5]*[.B2]; 0)" office:value-type="float" office:value="312" calcext:value-type="float">
            <text:p>312</text:p>
          </table:table-cell>
          <table:table-cell table:style-name="ce33" table:formula="of:=ROUND([.F5]/[.B5]*[.B2]; 0)" office:value-type="float" office:value="408" calcext:value-type="float">
            <text:p>408</text:p>
          </table:table-cell>
          <table:table-cell table:style-name="ce33" table:formula="of:=ROUND([.G5]/[.B5]*[.B2]; 0)" office:value-type="float" office:value="516" calcext:value-type="float">
            <text:p>516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33" table:formula="of:=ROUND([.J5]/[.I5]*[.I2]; 0)" office:value-type="float" office:value="14" calcext:value-type="float">
            <text:p>14</text:p>
          </table:table-cell>
          <table:table-cell table:style-name="ce33" table:formula="of:=ROUND([.K5]/[.I5]*[.I2]; 0)" office:value-type="float" office:value="18" calcext:value-type="float">
            <text:p>18</text:p>
          </table:table-cell>
          <table:table-cell table:style-name="ce33" table:formula="of:=ROUND([.L5]/[.I5]*[.I2]; 0)" office:value-type="float" office:value="23" calcext:value-type="float">
            <text:p>23</text:p>
          </table:table-cell>
          <table:table-cell table:style-name="ce33" table:formula="of:=ROUND([.M5]/[.I5]*[.I2]; 0)" office:value-type="float" office:value="28" calcext:value-type="float">
            <text:p>28</text:p>
          </table:table-cell>
          <table:table-cell table:style-name="ce43" table:formula="of:=ROUND([.N5]/[.I5]*[.I2]; 0)" office:value-type="float" office:value="33" calcext:value-type="float">
            <text:p>33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/>
          <table:table-cell table:style-name="ce37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Aoikami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table:formula="of:=ROUND([.C5]/[.B5]*[.B3]; 0)" office:value-type="float" office:value="140" calcext:value-type="float">
            <text:p>140</text:p>
          </table:table-cell>
          <table:table-cell table:style-name="ce33" table:formula="of:=ROUND([.D5]/[.B5]*[.B3]; 0)" office:value-type="float" office:value="190" calcext:value-type="float">
            <text:p>190</text:p>
          </table:table-cell>
          <table:table-cell table:style-name="ce33" table:formula="of:=ROUND([.E5]/[.B5]*[.B3]; 0)" office:value-type="float" office:value="260" calcext:value-type="float">
            <text:p>260</text:p>
          </table:table-cell>
          <table:table-cell table:style-name="ce33" table:formula="of:=ROUND([.F5]/[.B5]*[.B3]; 0)" office:value-type="float" office:value="340" calcext:value-type="float">
            <text:p>340</text:p>
          </table:table-cell>
          <table:table-cell table:style-name="ce33" table:formula="of:=ROUND([.G5]/[.B5]*[.B3]; 0)" office:value-type="float" office:value="430" calcext:value-type="float">
            <text:p>430</text:p>
          </table:table-cell>
          <table:table-cell/>
          <table:table-cell table:style-name="ce33" office:value-type="float" office:value="9" calcext:value-type="float">
            <text:p>9</text:p>
          </table:table-cell>
          <table:table-cell table:style-name="ce33" table:formula="of:=ROUND([.J5]/[.I5]*[.I3]; 0)" office:value-type="float" office:value="12" calcext:value-type="float">
            <text:p>12</text:p>
          </table:table-cell>
          <table:table-cell table:style-name="ce33" table:formula="of:=ROUND([.K5]/[.I5]*[.I3]; 0)" office:value-type="float" office:value="16" calcext:value-type="float">
            <text:p>16</text:p>
          </table:table-cell>
          <table:table-cell table:style-name="ce33" table:formula="of:=ROUND([.L5]/[.I5]*[.I3]; 0)" office:value-type="float" office:value="20" calcext:value-type="float">
            <text:p>20</text:p>
          </table:table-cell>
          <table:table-cell table:style-name="ce33" table:formula="of:=ROUND([.M5]/[.I5]*[.I3]; 0)" office:value-type="float" office:value="25" calcext:value-type="float">
            <text:p>25</text:p>
          </table:table-cell>
          <table:table-cell table:style-name="ce43" table:formula="of:=ROUND([.N5]/[.I5]*[.I3]; 0)" office:value-type="float" office:value="29" calcext:value-type="float">
            <text:p>29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89" office:value-type="string" calcext:value-type="string">
            <text:p>Terander</text:p>
          </table:table-cell>
          <table:table-cell table:number-columns-repeated="5" table:style-name="ce9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number-columns-repeated="5" table:style-name="ce90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Fitcher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430" calcext:value-type="float">
            <text:p>430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6" calcext:value-type="float">
            <text:p>26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rozok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table:formula="of:=ROUND([.C5]/[.B5]*[.B6]; 0)" office:value-type="float" office:value="882" calcext:value-type="float">
            <text:p>882</text:p>
          </table:table-cell>
          <table:table-cell table:style-name="ce33" table:formula="of:=ROUND([.D5]/[.B5]*[.B6]; 0)" office:value-type="float" office:value="1197" calcext:value-type="float">
            <text:p>1197</text:p>
          </table:table-cell>
          <table:table-cell table:style-name="ce33" table:formula="of:=ROUND([.E5]/[.B5]*[.B6]; 0)" office:value-type="float" office:value="1638" calcext:value-type="float">
            <text:p>1638</text:p>
          </table:table-cell>
          <table:table-cell table:style-name="ce33" table:formula="of:=ROUND([.F5]/[.B5]*[.B6]; 0)" office:value-type="float" office:value="2142" calcext:value-type="float">
            <text:p>2142</text:p>
          </table:table-cell>
          <table:table-cell table:style-name="ce33" table:formula="of:=ROUND([.G5]/[.B5]*[.B6]; 0)" office:value-type="float" office:value="2709" calcext:value-type="float">
            <text:p>2709</text:p>
          </table:table-cell>
          <table:table-cell/>
          <table:table-cell table:style-name="ce33" office:value-type="float" office:value="24" calcext:value-type="float">
            <text:p>24</text:p>
          </table:table-cell>
          <table:table-cell table:style-name="ce33" table:formula="of:=ROUND([.J5]/[.I5]*[.I6]; 0)" office:value-type="float" office:value="33" calcext:value-type="float">
            <text:p>33</text:p>
          </table:table-cell>
          <table:table-cell table:style-name="ce33" table:formula="of:=ROUND([.K5]/[.I5]*[.I6]; 0)" office:value-type="float" office:value="42" calcext:value-type="float">
            <text:p>42</text:p>
          </table:table-cell>
          <table:table-cell table:style-name="ce33" table:formula="of:=ROUND([.L5]/[.I5]*[.I6]; 0)" office:value-type="float" office:value="54" calcext:value-type="float">
            <text:p>54</text:p>
          </table:table-cell>
          <table:table-cell table:style-name="ce33" table:formula="of:=ROUND([.M5]/[.I5]*[.I6]; 0)" office:value-type="float" office:value="66" calcext:value-type="float">
            <text:p>66</text:p>
          </table:table-cell>
          <table:table-cell table:style-name="ce43" table:formula="of:=ROUND([.N5]/[.I5]*[.I6]; 0)" office:value-type="float" office:value="78" calcext:value-type="float">
            <text:p>78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Wynstar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table:formula="of:=ROUND([.C5]/[.B5]*[.B7]; 0)" office:value-type="float" office:value="168" calcext:value-type="float">
            <text:p>168</text:p>
          </table:table-cell>
          <table:table-cell table:style-name="ce33" table:formula="of:=ROUND([.D5]/[.B5]*[.B7]; 0)" office:value-type="float" office:value="228" calcext:value-type="float">
            <text:p>228</text:p>
          </table:table-cell>
          <table:table-cell table:style-name="ce33" table:formula="of:=ROUND([.E5]/[.B5]*[.B7]; 0)" office:value-type="float" office:value="312" calcext:value-type="float">
            <text:p>312</text:p>
          </table:table-cell>
          <table:table-cell table:style-name="ce33" table:formula="of:=ROUND([.F5]/[.B5]*[.B7]; 0)" office:value-type="float" office:value="408" calcext:value-type="float">
            <text:p>408</text:p>
          </table:table-cell>
          <table:table-cell table:style-name="ce33" table:formula="of:=ROUND([.G5]/[.B5]*[.B7]; 0)" office:value-type="float" office:value="516" calcext:value-type="float">
            <text:p>516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33" table:formula="of:=ROUND([.J5]/[.I5]*[.I7]; 0)" office:value-type="float" office:value="14" calcext:value-type="float">
            <text:p>14</text:p>
          </table:table-cell>
          <table:table-cell table:style-name="ce33" table:formula="of:=ROUND([.K5]/[.I5]*[.I7]; 0)" office:value-type="float" office:value="18" calcext:value-type="float">
            <text:p>18</text:p>
          </table:table-cell>
          <table:table-cell table:style-name="ce33" table:formula="of:=ROUND([.L5]/[.I5]*[.I7]; 0)" office:value-type="float" office:value="23" calcext:value-type="float">
            <text:p>23</text:p>
          </table:table-cell>
          <table:table-cell table:style-name="ce33" table:formula="of:=ROUND([.M5]/[.I5]*[.I7]; 0)" office:value-type="float" office:value="28" calcext:value-type="float">
            <text:p>28</text:p>
          </table:table-cell>
          <table:table-cell table:style-name="ce43" table:formula="of:=ROUND([.N5]/[.I5]*[.I7]; 0)" office:value-type="float" office:value="33" calcext:value-type="float">
            <text:p>33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16367"/>
        </table:table-row>
        <table:table-row table:style-name="ro3">
          <table:table-cell table:style-name="ce48" office:value-type="string" calcext:value-type="string">
            <text:p>Thalassamorph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table:formula="of:=ROUND([.C5]/[.B5]*[.B8]; 0)" office:value-type="float" office:value="168" calcext:value-type="float">
            <text:p>168</text:p>
          </table:table-cell>
          <table:table-cell table:style-name="ce33" table:formula="of:=ROUND([.D5]/[.B5]*[.B8]; 0)" office:value-type="float" office:value="228" calcext:value-type="float">
            <text:p>228</text:p>
          </table:table-cell>
          <table:table-cell table:style-name="ce33" table:formula="of:=ROUND([.E5]/[.B5]*[.B8]; 0)" office:value-type="float" office:value="312" calcext:value-type="float">
            <text:p>312</text:p>
          </table:table-cell>
          <table:table-cell table:style-name="ce33" table:formula="of:=ROUND([.F5]/[.B5]*[.B8]; 0)" office:value-type="float" office:value="408" calcext:value-type="float">
            <text:p>408</text:p>
          </table:table-cell>
          <table:table-cell table:style-name="ce33" table:formula="of:=ROUND([.G5]/[.B5]*[.B8]; 0)" office:value-type="float" office:value="516" calcext:value-type="float">
            <text:p>516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33" table:formula="of:=ROUND([.J5]/[.I5]*[.I8]; 0)" office:value-type="float" office:value="14" calcext:value-type="float">
            <text:p>14</text:p>
          </table:table-cell>
          <table:table-cell table:style-name="ce33" table:formula="of:=ROUND([.K5]/[.I5]*[.I8]; 0)" office:value-type="float" office:value="18" calcext:value-type="float">
            <text:p>18</text:p>
          </table:table-cell>
          <table:table-cell table:style-name="ce33" table:formula="of:=ROUND([.L5]/[.I5]*[.I8]; 0)" office:value-type="float" office:value="23" calcext:value-type="float">
            <text:p>23</text:p>
          </table:table-cell>
          <table:table-cell table:style-name="ce33" table:formula="of:=ROUND([.M5]/[.I5]*[.I8]; 0)" office:value-type="float" office:value="28" calcext:value-type="float">
            <text:p>28</text:p>
          </table:table-cell>
          <table:table-cell table:style-name="ce43" table:formula="of:=ROUND([.N5]/[.I5]*[.I8]; 0)" office:value-type="float" office:value="33" calcext:value-type="float">
            <text:p>33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16367"/>
        </table:table-row>
        <table:table-row table:style-name="ro3">
          <table:table-cell table:style-name="ce48" office:value-type="string" calcext:value-type="string">
            <text:p>Spectralis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table:formula="of:=ROUND([.C5]/[.B5]*[.B9]; 0)" office:value-type="float" office:value="182" calcext:value-type="float">
            <text:p>182</text:p>
          </table:table-cell>
          <table:table-cell table:style-name="ce33" table:formula="of:=ROUND([.D5]/[.B5]*[.B9]; 0)" office:value-type="float" office:value="247" calcext:value-type="float">
            <text:p>247</text:p>
          </table:table-cell>
          <table:table-cell table:style-name="ce33" table:formula="of:=ROUND([.E5]/[.B5]*[.B9]; 0)" office:value-type="float" office:value="338" calcext:value-type="float">
            <text:p>338</text:p>
          </table:table-cell>
          <table:table-cell table:style-name="ce33" table:formula="of:=ROUND([.F5]/[.B5]*[.B9]; 0)" office:value-type="float" office:value="442" calcext:value-type="float">
            <text:p>442</text:p>
          </table:table-cell>
          <table:table-cell table:style-name="ce33" table:formula="of:=ROUND([.G5]/[.B5]*[.B9]; 0)" office:value-type="float" office:value="559" calcext:value-type="float">
            <text:p>559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33" table:formula="of:=ROUND([.J5]/[.I5]*[.I9]; 0)" office:value-type="float" office:value="14" calcext:value-type="float">
            <text:p>14</text:p>
          </table:table-cell>
          <table:table-cell table:style-name="ce33" table:formula="of:=ROUND([.K5]/[.I5]*[.I9]; 0)" office:value-type="float" office:value="18" calcext:value-type="float">
            <text:p>18</text:p>
          </table:table-cell>
          <table:table-cell table:style-name="ce33" table:formula="of:=ROUND([.L5]/[.I5]*[.I9]; 0)" office:value-type="float" office:value="23" calcext:value-type="float">
            <text:p>23</text:p>
          </table:table-cell>
          <table:table-cell table:style-name="ce33" table:formula="of:=ROUND([.M5]/[.I5]*[.I9]; 0)" office:value-type="float" office:value="28" calcext:value-type="float">
            <text:p>28</text:p>
          </table:table-cell>
          <table:table-cell table:style-name="ce43" table:formula="of:=ROUND([.N5]/[.I5]*[.I9]; 0)" office:value-type="float" office:value="33" calcext:value-type="float">
            <text:p>33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16367"/>
        </table:table-row>
        <table:table-row table:style-name="ro3">
          <table:table-cell/>
          <table:table-cell table:style-name="ce35"/>
          <table:table-cell table:number-columns-repeated="16382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7"/>
          <table:table-cell table:style-name="ce106"/>
          <table:table-cell table:number-columns-repeated="16376"/>
        </table:table-row>
      </table:table>
      <table:table table:name="ToySucCup" table:style-name="ta1">
        <table:table-column table:style-name="co18" table:default-cell-style-name="ce31"/>
        <table:table-column table:style-name="co2" table:number-columns-repeated="5" table:default-cell-style-name="ce34"/>
        <table:table-column table:style-name="co2" table:default-cell-style-name="ce40"/>
        <table:table-column table:style-name="co19" table:default-cell-style-name="ce93"/>
        <table:table-column table:style-name="co2" table:number-columns-repeated="5" table:default-cell-style-name="ce34"/>
        <table:table-column table:style-name="co2" table:default-cell-style-name="ce42"/>
        <table:table-column table:style-name="co20" table:default-cell-style-name="ce82"/>
        <table:table-column table:style-name="co12" table:default-cell-style-name="Default"/>
        <table:table-column table:style-name="co21" table:default-cell-style-name="ce86"/>
        <table:table-column table:style-name="co2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4">
          <table:table-cell table:style-name="ce29" office:value-type="string" calcext:value-type="string">
            <text:p>Gramms</text:p>
          </table:table-cell>
          <table:table-cell table:style-name="ce32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92" office:value-type="string" calcext:value-type="string">
            <text:p>Time</text:p>
          </table:table-cell>
          <table:table-cell table:style-name="ce32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109" office:value-type="string" calcext:value-type="string">
            <text:p>Standby Time</text:p>
          </table:table-cell>
          <table:table-cell table:style-name="ce111" office:value-type="string" calcext:value-type="string">
            <text:p>Offline Time</text:p>
          </table:table-cell>
          <table:table-cell table:style-name="ce113" office:value-type="string" calcext:value-type="string">
            <text:p>Work Time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table:style-name="ce48" office:value-type="string" calcext:value-type="string">
            <text:p>Avrass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5]/[.B5]*[.B2]; 0)" office:value-type="float" office:value="70" calcext:value-type="float">
            <text:p>70</text:p>
          </table:table-cell>
          <table:table-cell table:style-name="ce33" table:formula="of:=ROUND([.D5]/[.B5]*[.B2]; 0)" office:value-type="float" office:value="90" calcext:value-type="float">
            <text:p>90</text:p>
          </table:table-cell>
          <table:table-cell table:style-name="ce33" table:formula="of:=ROUND([.E5]/[.B5]*[.B2]; 0)" office:value-type="float" office:value="110" calcext:value-type="float">
            <text:p>110</text:p>
          </table:table-cell>
          <table:table-cell table:style-name="ce33" table:formula="of:=ROUND([.F5]/[.B5]*[.B2]; 0)" office:value-type="float" office:value="140" calcext:value-type="float">
            <text:p>140</text:p>
          </table:table-cell>
          <table:table-cell table:style-name="ce33" table:formula="of:=ROUND([.G5]/[.B5]*[.B2]; 0)" office:value-type="float" office:value="160" calcext:value-type="float">
            <text:p>160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3" table:formula="of:=ROUND([.J5]/[.I5]*[.I2]; 0)" office:value-type="float" office:value="3" calcext:value-type="float">
            <text:p>3</text:p>
          </table:table-cell>
          <table:table-cell table:style-name="ce33" table:formula="of:=ROUND([.K5]/[.I5]*[.I2]; 0)" office:value-type="float" office:value="4" calcext:value-type="float">
            <text:p>4</text:p>
          </table:table-cell>
          <table:table-cell table:style-name="ce33" table:formula="of:=ROUND([.L5]/[.I5]*[.I2]; 0)" office:value-type="float" office:value="5" calcext:value-type="float">
            <text:p>5</text:p>
          </table:table-cell>
          <table:table-cell table:style-name="ce33" table:formula="of:=ROUND([.M5]/[.I5]*[.I2]; 0)" office:value-type="float" office:value="6" calcext:value-type="float">
            <text:p>6</text:p>
          </table:table-cell>
          <table:table-cell table:style-name="ce43" table:formula="of:=ROUND([.N5]/[.I5]*[.I2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/>
          <table:table-cell table:style-name="ce37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</table:table-row>
        <table:table-row table:style-name="ro3">
          <table:table-cell table:style-name="ce48" office:value-type="string" calcext:value-type="string">
            <text:p>Aoikami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5]/[.B5]*[.B3]; 0)" office:value-type="float" office:value="70" calcext:value-type="float">
            <text:p>70</text:p>
          </table:table-cell>
          <table:table-cell table:style-name="ce33" table:formula="of:=ROUND([.D5]/[.B5]*[.B3]; 0)" office:value-type="float" office:value="90" calcext:value-type="float">
            <text:p>90</text:p>
          </table:table-cell>
          <table:table-cell table:style-name="ce33" table:formula="of:=ROUND([.E5]/[.B5]*[.B3]; 0)" office:value-type="float" office:value="110" calcext:value-type="float">
            <text:p>110</text:p>
          </table:table-cell>
          <table:table-cell table:style-name="ce33" table:formula="of:=ROUND([.F5]/[.B5]*[.B3]; 0)" office:value-type="float" office:value="140" calcext:value-type="float">
            <text:p>140</text:p>
          </table:table-cell>
          <table:table-cell table:style-name="ce33" table:formula="of:=ROUND([.G5]/[.B5]*[.B3]; 0)" office:value-type="float" office:value="160" calcext:value-type="float">
            <text:p>160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3" table:formula="of:=ROUND([.J5]/[.I5]*[.I3]; 0)" office:value-type="float" office:value="3" calcext:value-type="float">
            <text:p>3</text:p>
          </table:table-cell>
          <table:table-cell table:style-name="ce33" table:formula="of:=ROUND([.K5]/[.I5]*[.I3]; 0)" office:value-type="float" office:value="4" calcext:value-type="float">
            <text:p>4</text:p>
          </table:table-cell>
          <table:table-cell table:style-name="ce33" table:formula="of:=ROUND([.L5]/[.I5]*[.I3]; 0)" office:value-type="float" office:value="5" calcext:value-type="float">
            <text:p>5</text:p>
          </table:table-cell>
          <table:table-cell table:style-name="ce33" table:formula="of:=ROUND([.M5]/[.I5]*[.I3]; 0)" office:value-type="float" office:value="6" calcext:value-type="float">
            <text:p>6</text:p>
          </table:table-cell>
          <table:table-cell table:style-name="ce43" table:formula="of:=ROUND([.N5]/[.I5]*[.I3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</table:table-row>
        <table:table-row table:style-name="ro3">
          <table:table-cell table:style-name="ce48" office:value-type="string" calcext:value-type="string">
            <text:p>Terander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5]/[.B5]*[.B4]; 0)" office:value-type="float" office:value="70" calcext:value-type="float">
            <text:p>70</text:p>
          </table:table-cell>
          <table:table-cell table:style-name="ce33" table:formula="of:=ROUND([.D5]/[.B5]*[.B4]; 0)" office:value-type="float" office:value="90" calcext:value-type="float">
            <text:p>90</text:p>
          </table:table-cell>
          <table:table-cell table:style-name="ce33" table:formula="of:=ROUND([.E5]/[.B5]*[.B4]; 0)" office:value-type="float" office:value="110" calcext:value-type="float">
            <text:p>110</text:p>
          </table:table-cell>
          <table:table-cell table:style-name="ce33" table:formula="of:=ROUND([.F5]/[.B5]*[.B4]; 0)" office:value-type="float" office:value="140" calcext:value-type="float">
            <text:p>140</text:p>
          </table:table-cell>
          <table:table-cell table:style-name="ce33" table:formula="of:=ROUND([.G5]/[.B5]*[.B4]; 0)" office:value-type="float" office:value="160" calcext:value-type="float">
            <text:p>160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3" table:formula="of:=ROUND([.J5]/[.I5]*[.I4]; 0)" office:value-type="float" office:value="3" calcext:value-type="float">
            <text:p>3</text:p>
          </table:table-cell>
          <table:table-cell table:style-name="ce33" table:formula="of:=ROUND([.K5]/[.I5]*[.I4]; 0)" office:value-type="float" office:value="4" calcext:value-type="float">
            <text:p>4</text:p>
          </table:table-cell>
          <table:table-cell table:style-name="ce33" table:formula="of:=ROUND([.L5]/[.I5]*[.I4]; 0)" office:value-type="float" office:value="5" calcext:value-type="float">
            <text:p>5</text:p>
          </table:table-cell>
          <table:table-cell table:style-name="ce33" table:formula="of:=ROUND([.M5]/[.I5]*[.I4]; 0)" office:value-type="float" office:value="6" calcext:value-type="float">
            <text:p>6</text:p>
          </table:table-cell>
          <table:table-cell table:style-name="ce43" table:formula="of:=ROUND([.N5]/[.I5]*[.I4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</table:table-row>
        <table:table-row table:style-name="ro3">
          <table:table-cell table:style-name="ce48" office:value-type="string" calcext:value-type="string">
            <text:p>Fitcher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0" calcext:value-type="float">
            <text:p>160</text:p>
          </table:table-cell>
          <table:table-cell/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</table:table-row>
        <table:table-row table:style-name="ro3">
          <table:table-cell table:style-name="ce48" office:value-type="string" calcext:value-type="string">
            <text:p>Trozok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formula="of:=ROUND([.C5]/[.B5]*[.B6]; 0)" office:value-type="float" office:value="105" calcext:value-type="float">
            <text:p>105</text:p>
          </table:table-cell>
          <table:table-cell table:style-name="ce33" table:formula="of:=ROUND([.D5]/[.B5]*[.B6]; 0)" office:value-type="float" office:value="135" calcext:value-type="float">
            <text:p>135</text:p>
          </table:table-cell>
          <table:table-cell table:style-name="ce33" table:formula="of:=ROUND([.E5]/[.B5]*[.B6]; 0)" office:value-type="float" office:value="165" calcext:value-type="float">
            <text:p>165</text:p>
          </table:table-cell>
          <table:table-cell table:style-name="ce33" table:formula="of:=ROUND([.F5]/[.B5]*[.B6]; 0)" office:value-type="float" office:value="210" calcext:value-type="float">
            <text:p>210</text:p>
          </table:table-cell>
          <table:table-cell table:style-name="ce33" table:formula="of:=ROUND([.G5]/[.B5]*[.B6]; 0)" office:value-type="float" office:value="240" calcext:value-type="float">
            <text:p>240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33" table:formula="of:=ROUND([.J5]/[.I5]*[.I6]; 0)" office:value-type="float" office:value="4" calcext:value-type="float">
            <text:p>4</text:p>
          </table:table-cell>
          <table:table-cell table:style-name="ce33" table:formula="of:=ROUND([.K5]/[.I5]*[.I6]; 0)" office:value-type="float" office:value="5" calcext:value-type="float">
            <text:p>5</text:p>
          </table:table-cell>
          <table:table-cell table:style-name="ce33" table:formula="of:=ROUND([.L5]/[.I5]*[.I6]; 0)" office:value-type="float" office:value="7" calcext:value-type="float">
            <text:p>7</text:p>
          </table:table-cell>
          <table:table-cell table:style-name="ce33" table:formula="of:=ROUND([.M5]/[.I5]*[.I6]; 0)" office:value-type="float" office:value="8" calcext:value-type="float">
            <text:p>8</text:p>
          </table:table-cell>
          <table:table-cell table:style-name="ce43" table:formula="of:=ROUND([.N5]/[.I5]*[.I6]; 0)" office:value-type="float" office:value="9" calcext:value-type="float">
            <text:p>9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</table:table-row>
        <table:table-row table:style-name="ro3">
          <table:table-cell table:style-name="ce48" office:value-type="string" calcext:value-type="string">
            <text:p>Wynstar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5]/[.B5]*[.B7]; 0)" office:value-type="float" office:value="70" calcext:value-type="float">
            <text:p>70</text:p>
          </table:table-cell>
          <table:table-cell table:style-name="ce33" table:formula="of:=ROUND([.D5]/[.B5]*[.B7]; 0)" office:value-type="float" office:value="90" calcext:value-type="float">
            <text:p>90</text:p>
          </table:table-cell>
          <table:table-cell table:style-name="ce33" table:formula="of:=ROUND([.E5]/[.B5]*[.B7]; 0)" office:value-type="float" office:value="110" calcext:value-type="float">
            <text:p>110</text:p>
          </table:table-cell>
          <table:table-cell table:style-name="ce33" table:formula="of:=ROUND([.F5]/[.B5]*[.B7]; 0)" office:value-type="float" office:value="140" calcext:value-type="float">
            <text:p>140</text:p>
          </table:table-cell>
          <table:table-cell table:style-name="ce33" table:formula="of:=ROUND([.G5]/[.B5]*[.B7]; 0)" office:value-type="float" office:value="160" calcext:value-type="float">
            <text:p>160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3" table:formula="of:=ROUND([.J5]/[.I5]*[.I7]; 0)" office:value-type="float" office:value="3" calcext:value-type="float">
            <text:p>3</text:p>
          </table:table-cell>
          <table:table-cell table:style-name="ce33" table:formula="of:=ROUND([.K5]/[.I5]*[.I7]; 0)" office:value-type="float" office:value="4" calcext:value-type="float">
            <text:p>4</text:p>
          </table:table-cell>
          <table:table-cell table:style-name="ce33" table:formula="of:=ROUND([.L5]/[.I5]*[.I7]; 0)" office:value-type="float" office:value="5" calcext:value-type="float">
            <text:p>5</text:p>
          </table:table-cell>
          <table:table-cell table:style-name="ce33" table:formula="of:=ROUND([.M5]/[.I5]*[.I7]; 0)" office:value-type="float" office:value="6" calcext:value-type="float">
            <text:p>6</text:p>
          </table:table-cell>
          <table:table-cell table:style-name="ce43" table:formula="of:=ROUND([.N5]/[.I5]*[.I7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8" office:value-type="string" calcext:value-type="string">
            <text:p>Thalassamorph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5]/[.B5]*[.B8]; 0)" office:value-type="float" office:value="70" calcext:value-type="float">
            <text:p>70</text:p>
          </table:table-cell>
          <table:table-cell table:style-name="ce33" table:formula="of:=ROUND([.D5]/[.B5]*[.B8]; 0)" office:value-type="float" office:value="90" calcext:value-type="float">
            <text:p>90</text:p>
          </table:table-cell>
          <table:table-cell table:style-name="ce33" table:formula="of:=ROUND([.E5]/[.B5]*[.B8]; 0)" office:value-type="float" office:value="110" calcext:value-type="float">
            <text:p>110</text:p>
          </table:table-cell>
          <table:table-cell table:style-name="ce33" table:formula="of:=ROUND([.F5]/[.B5]*[.B8]; 0)" office:value-type="float" office:value="140" calcext:value-type="float">
            <text:p>140</text:p>
          </table:table-cell>
          <table:table-cell table:style-name="ce33" table:formula="of:=ROUND([.G5]/[.B5]*[.B8]; 0)" office:value-type="float" office:value="160" calcext:value-type="float">
            <text:p>160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3" table:formula="of:=ROUND([.J5]/[.I5]*[.I8]; 0)" office:value-type="float" office:value="3" calcext:value-type="float">
            <text:p>3</text:p>
          </table:table-cell>
          <table:table-cell table:style-name="ce33" table:formula="of:=ROUND([.K5]/[.I5]*[.I8]; 0)" office:value-type="float" office:value="4" calcext:value-type="float">
            <text:p>4</text:p>
          </table:table-cell>
          <table:table-cell table:style-name="ce33" table:formula="of:=ROUND([.L5]/[.I5]*[.I8]; 0)" office:value-type="float" office:value="5" calcext:value-type="float">
            <text:p>5</text:p>
          </table:table-cell>
          <table:table-cell table:style-name="ce33" table:formula="of:=ROUND([.M5]/[.I5]*[.I8]; 0)" office:value-type="float" office:value="6" calcext:value-type="float">
            <text:p>6</text:p>
          </table:table-cell>
          <table:table-cell table:style-name="ce43" table:formula="of:=ROUND([.N5]/[.I5]*[.I8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8" office:value-type="string" calcext:value-type="string">
            <text:p>Spectralis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ROUND([.C5]/[.B5]*[.B9]; 0)" office:value-type="float" office:value="70" calcext:value-type="float">
            <text:p>70</text:p>
          </table:table-cell>
          <table:table-cell table:style-name="ce33" table:formula="of:=ROUND([.D5]/[.B5]*[.B9]; 0)" office:value-type="float" office:value="90" calcext:value-type="float">
            <text:p>90</text:p>
          </table:table-cell>
          <table:table-cell table:style-name="ce33" table:formula="of:=ROUND([.E5]/[.B5]*[.B9]; 0)" office:value-type="float" office:value="110" calcext:value-type="float">
            <text:p>110</text:p>
          </table:table-cell>
          <table:table-cell table:style-name="ce33" table:formula="of:=ROUND([.F5]/[.B5]*[.B9]; 0)" office:value-type="float" office:value="140" calcext:value-type="float">
            <text:p>140</text:p>
          </table:table-cell>
          <table:table-cell table:style-name="ce33" table:formula="of:=ROUND([.G5]/[.B5]*[.B9]; 0)" office:value-type="float" office:value="160" calcext:value-type="float">
            <text:p>160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3" table:formula="of:=ROUND([.J5]/[.I5]*[.I9]; 0)" office:value-type="float" office:value="3" calcext:value-type="float">
            <text:p>3</text:p>
          </table:table-cell>
          <table:table-cell table:style-name="ce33" table:formula="of:=ROUND([.K5]/[.I5]*[.I9]; 0)" office:value-type="float" office:value="4" calcext:value-type="float">
            <text:p>4</text:p>
          </table:table-cell>
          <table:table-cell table:style-name="ce33" table:formula="of:=ROUND([.L5]/[.I5]*[.I9]; 0)" office:value-type="float" office:value="5" calcext:value-type="float">
            <text:p>5</text:p>
          </table:table-cell>
          <table:table-cell table:style-name="ce33" table:formula="of:=ROUND([.M5]/[.I5]*[.I9]; 0)" office:value-type="float" office:value="6" calcext:value-type="float">
            <text:p>6</text:p>
          </table:table-cell>
          <table:table-cell table:style-name="ce43" table:formula="of:=ROUND([.N5]/[.I5]*[.I9]; 0)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style-name="ce35"/>
          <table:table-cell table:number-columns-repeated="19"/>
        </table:table-row>
        <table:table-row table:style-name="ro3" table:number-rows-repeated="1048565">
          <table:table-cell table:number-columns-repeated="21"/>
        </table:table-row>
        <table:table-row table:style-name="ro3">
          <table:table-cell table:number-columns-repeated="7"/>
          <table:table-cell table:style-name="ce106"/>
          <table:table-cell table:number-columns-repeated="6"/>
          <table:table-cell table:style-name="ce110"/>
          <table:table-cell table:style-name="ce112"/>
          <table:table-cell table:style-name="ce114"/>
          <table:table-cell table:number-columns-repeated="4"/>
        </table:table-row>
      </table:table>
      <table:table table:name="ToySleeve" table:style-name="ta1">
        <table:table-column table:style-name="co18" table:default-cell-style-name="ce31"/>
        <table:table-column table:style-name="co2" table:number-columns-repeated="5" table:default-cell-style-name="ce34"/>
        <table:table-column table:style-name="co2" table:default-cell-style-name="ce40"/>
        <table:table-column table:style-name="co19" table:default-cell-style-name="ce93"/>
        <table:table-column table:style-name="co2" table:number-columns-repeated="5" table:default-cell-style-name="ce34"/>
        <table:table-column table:style-name="co2" table:default-cell-style-name="ce42"/>
        <table:table-column table:style-name="co20" table:default-cell-style-name="ce118"/>
        <table:table-column table:style-name="co12" table:default-cell-style-name="Default"/>
        <table:table-column table:style-name="co21" table:default-cell-style-name="ce124"/>
        <table:table-column table:style-name="co2" table:number-columns-repeated="16367" table:default-cell-style-name="Default"/>
        <table:table-row table:style-name="ro4">
          <table:table-cell table:style-name="ce29" office:value-type="string" calcext:value-type="string">
            <text:p>Gramms</text:p>
          </table:table-cell>
          <table:table-cell table:style-name="ce32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92" office:value-type="string" calcext:value-type="string">
            <text:p>Time</text:p>
          </table:table-cell>
          <table:table-cell table:style-name="ce32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116" office:value-type="string" calcext:value-type="string">
            <text:p>Standby Time</text:p>
          </table:table-cell>
          <table:table-cell table:style-name="ce120" office:value-type="string" calcext:value-type="string">
            <text:p>Offline Time</text:p>
          </table:table-cell>
          <table:table-cell table:style-name="ce122" office:value-type="string" calcext:value-type="string">
            <text:p>Work Time</text:p>
          </table:table-cell>
          <table:table-cell table:number-columns-repeated="2"/>
          <table:table-cell table:style-name="ce4"/>
          <table:table-cell table:number-columns-repeated="16364"/>
        </table:table-row>
        <table:table-row table:style-name="ro3">
          <table:table-cell table:style-name="ce48" office:value-type="string" calcext:value-type="string">
            <text:p>Avrass</text:p>
          </table:table-cell>
          <table:table-cell table:style-name="ce33" table:formula="of:=[$'Toys Infos'.I2]" office:value-type="float" office:value="236" calcext:value-type="float">
            <text:p>236</text:p>
          </table:table-cell>
          <table:table-cell table:style-name="ce33" table:formula="of:=ROUND([.C5]/[.B5]*[.B2]; 0)" office:value-type="float" office:value="296" calcext:value-type="float">
            <text:p>296</text:p>
          </table:table-cell>
          <table:table-cell table:style-name="ce33" table:formula="of:=ROUND([.D5]/[.B5]*[.B2]; 0)" office:value-type="float" office:value="648" calcext:value-type="float">
            <text:p>648</text:p>
          </table:table-cell>
          <table:table-cell table:style-name="ce33" table:formula="of:=ROUND([.E5]/[.B5]*[.B2]; 0)" office:value-type="float" office:value="967" calcext:value-type="float">
            <text:p>967</text:p>
          </table:table-cell>
          <table:table-cell table:style-name="ce33" table:formula="of:=ROUND([.F5]/[.B5]*[.B2]; 0)" office:value-type="float" office:value="1376" calcext:value-type="float">
            <text:p>1376</text:p>
          </table:table-cell>
          <table:table-cell table:style-name="ce33" table:formula="of:=ROUND([.G5]/[.B5]*[.B2]; 0)" office:value-type="float" office:value="1888" calcext:value-type="float">
            <text:p>1888</text:p>
          </table:table-cell>
          <table:table-cell/>
          <table:table-cell table:number-columns-repeated="6" table:style-name="ce3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123" office:value-type="float" office:value="0.5" calcext:value-type="float">
            <text:p>0,5</text:p>
          </table:table-cell>
          <table:table-cell table:style-name="ce23"/>
          <table:table-cell table:style-name="ce37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  <table:table-cell table:number-columns-repeated="16363"/>
        </table:table-row>
        <table:table-row table:style-name="ro3">
          <table:table-cell table:style-name="ce89" office:value-type="string" calcext:value-type="string">
            <text:p>Aoikami</text:p>
          </table:table-cell>
          <table:table-cell table:style-name="ce90" office:value-type="float" office:value="60" calcext:value-type="float">
            <text:p>60</text:p>
          </table:table-cell>
          <table:table-cell table:style-name="ce90" table:formula="of:=ROUND([.C5]/[.B5]*[.B3]; 0)" office:value-type="float" office:value="75" calcext:value-type="float">
            <text:p>75</text:p>
          </table:table-cell>
          <table:table-cell table:style-name="ce90" table:formula="of:=ROUND([.D5]/[.B5]*[.B3]; 0)" office:value-type="float" office:value="165" calcext:value-type="float">
            <text:p>165</text:p>
          </table:table-cell>
          <table:table-cell table:style-name="ce90" table:formula="of:=ROUND([.E5]/[.B5]*[.B3]; 0)" office:value-type="float" office:value="246" calcext:value-type="float">
            <text:p>246</text:p>
          </table:table-cell>
          <table:table-cell table:style-name="ce90" table:formula="of:=ROUND([.F5]/[.B5]*[.B3]; 0)" office:value-type="float" office:value="350" calcext:value-type="float">
            <text:p>350</text:p>
          </table:table-cell>
          <table:table-cell table:style-name="ce90" table:formula="of:=ROUND([.G5]/[.B5]*[.B3]; 0)" office:value-type="float" office:value="480" calcext:value-type="float">
            <text:p>480</text:p>
          </table:table-cell>
          <table:table-cell/>
          <table:table-cell table:number-columns-repeated="6" table:style-name="ce3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123" office:value-type="float" office:value="0.5" calcext:value-type="float">
            <text:p>0,5</text:p>
          </table:table-cell>
          <table:table-cell table:style-name="ce23" table:number-columns-repeated="2"/>
          <table:table-cell table:style-name="ce88"/>
          <table:table-cell table:style-name="ce23"/>
          <table:table-cell table:number-columns-repeated="16363"/>
        </table:table-row>
        <table:table-row table:style-name="ro3">
          <table:table-cell table:style-name="ce48" office:value-type="string" calcext:value-type="string">
            <text:p>Terander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number-columns-repeated="6" table:style-name="ce3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Fitcher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table:formula="of:=ROUND([$'Toys Infos'.I2] ; 0)" office:value-type="float" office:value="236" calcext:value-type="float">
            <text:p>236</text:p>
          </table:table-cell>
          <table:table-cell table:style-name="ce33" table:formula="of:=ROUND([$'Toys Infos'.I22] ; 0)" office:value-type="float" office:value="516" calcext:value-type="float">
            <text:p>516</text:p>
          </table:table-cell>
          <table:table-cell table:style-name="ce33" table:formula="of:=ROUND([$'Toys Infos'.I23] ; 0)" office:value-type="float" office:value="770" calcext:value-type="float">
            <text:p>770</text:p>
          </table:table-cell>
          <table:table-cell table:style-name="ce33" table:formula="of:=ROUND([$'Toys Infos'.I24]; 0)" office:value-type="float" office:value="1096" calcext:value-type="float">
            <text:p>1096</text:p>
          </table:table-cell>
          <table:table-cell table:style-name="ce33" table:formula="of:=[$'Toys Infos'.I25]" office:value-type="float" office:value="1504" calcext:value-type="float">
            <text:p>1504</text:p>
          </table:table-cell>
          <table:table-cell/>
          <table:table-cell table:number-columns-repeated="6" table:style-name="ce3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123" office:value-type="float" office:value="0.5" calcext:value-type="float">
            <text:p>0,5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rozok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number-columns-repeated="6" table:style-name="ce3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89" office:value-type="string" calcext:value-type="string">
            <text:p>Wynstar</text:p>
          </table:table-cell>
          <table:table-cell table:style-name="ce90" office:value-type="float" office:value="60" calcext:value-type="float">
            <text:p>60</text:p>
          </table:table-cell>
          <table:table-cell table:style-name="ce90" table:formula="of:=ROUND([.C5]/[.B5]*[.B7]; 0)" office:value-type="float" office:value="75" calcext:value-type="float">
            <text:p>75</text:p>
          </table:table-cell>
          <table:table-cell table:style-name="ce90" table:formula="of:=ROUND([.D5]/[.B5]*[.B7]; 0)" office:value-type="float" office:value="165" calcext:value-type="float">
            <text:p>165</text:p>
          </table:table-cell>
          <table:table-cell table:style-name="ce90" table:formula="of:=ROUND([.E5]/[.B5]*[.B7]; 0)" office:value-type="float" office:value="246" calcext:value-type="float">
            <text:p>246</text:p>
          </table:table-cell>
          <table:table-cell table:style-name="ce90" table:formula="of:=ROUND([.F5]/[.B5]*[.B7]; 0)" office:value-type="float" office:value="350" calcext:value-type="float">
            <text:p>350</text:p>
          </table:table-cell>
          <table:table-cell table:style-name="ce90" table:formula="of:=ROUND([.G5]/[.B5]*[.B7]; 0)" office:value-type="float" office:value="480" calcext:value-type="float">
            <text:p>480</text:p>
          </table:table-cell>
          <table:table-cell/>
          <table:table-cell table:number-columns-repeated="6" table:style-name="ce3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123" office:value-type="float" office:value="0.5" calcext:value-type="float">
            <text:p>0,5</text:p>
          </table:table-cell>
          <table:table-cell table:number-columns-repeated="16367"/>
        </table:table-row>
        <table:table-row table:style-name="ro3">
          <table:table-cell table:style-name="ce89" office:value-type="string" calcext:value-type="string">
            <text:p>Thalassamorph</text:p>
          </table:table-cell>
          <table:table-cell table:style-name="ce90" office:value-type="float" office:value="60" calcext:value-type="float">
            <text:p>60</text:p>
          </table:table-cell>
          <table:table-cell table:style-name="ce90" table:formula="of:=ROUND([.C5]/[.B5]*[.B8]; 0)" office:value-type="float" office:value="75" calcext:value-type="float">
            <text:p>75</text:p>
          </table:table-cell>
          <table:table-cell table:style-name="ce90" table:formula="of:=ROUND([.D5]/[.B5]*[.B8]; 0)" office:value-type="float" office:value="165" calcext:value-type="float">
            <text:p>165</text:p>
          </table:table-cell>
          <table:table-cell table:style-name="ce90" table:formula="of:=ROUND([.E5]/[.B5]*[.B8]; 0)" office:value-type="float" office:value="246" calcext:value-type="float">
            <text:p>246</text:p>
          </table:table-cell>
          <table:table-cell table:style-name="ce90" table:formula="of:=ROUND([.F5]/[.B5]*[.B8]; 0)" office:value-type="float" office:value="350" calcext:value-type="float">
            <text:p>350</text:p>
          </table:table-cell>
          <table:table-cell table:style-name="ce90" table:formula="of:=ROUND([.G5]/[.B5]*[.B8]; 0)" office:value-type="float" office:value="480" calcext:value-type="float">
            <text:p>480</text:p>
          </table:table-cell>
          <table:table-cell/>
          <table:table-cell table:number-columns-repeated="6" table:style-name="ce3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123" office:value-type="float" office:value="0.5" calcext:value-type="float">
            <text:p>0,5</text:p>
          </table:table-cell>
          <table:table-cell table:number-columns-repeated="16367"/>
        </table:table-row>
        <table:table-row table:style-name="ro3">
          <table:table-cell table:style-name="ce48" office:value-type="string" calcext:value-type="string">
            <text:p>Spectralis</text:p>
          </table:table-cell>
          <table:table-cell table:style-name="ce33" table:formula="of:=[$'Toys Infos'.I44]" office:value-type="float" office:value="198" calcext:value-type="float">
            <text:p>198</text:p>
          </table:table-cell>
          <table:table-cell table:style-name="ce33" table:formula="of:=ROUND([.C5]/[.B5]*[.B9]; 0)" office:value-type="float" office:value="249" calcext:value-type="float">
            <text:p>249</text:p>
          </table:table-cell>
          <table:table-cell table:style-name="ce33" table:formula="of:=ROUND([.D5]/[.B5]*[.B9]; 0)" office:value-type="float" office:value="543" calcext:value-type="float">
            <text:p>543</text:p>
          </table:table-cell>
          <table:table-cell table:style-name="ce33" table:formula="of:=ROUND([.E5]/[.B5]*[.B9]; 0)" office:value-type="float" office:value="811" calcext:value-type="float">
            <text:p>811</text:p>
          </table:table-cell>
          <table:table-cell table:style-name="ce33" table:formula="of:=ROUND([.F5]/[.B5]*[.B9]; 0)" office:value-type="float" office:value="1154" calcext:value-type="float">
            <text:p>1154</text:p>
          </table:table-cell>
          <table:table-cell table:style-name="ce33" table:formula="of:=ROUND([.G5]/[.B5]*[.B9]; 0)" office:value-type="float" office:value="1584" calcext:value-type="float">
            <text:p>1584</text:p>
          </table:table-cell>
          <table:table-cell/>
          <table:table-cell table:number-columns-repeated="6" table:style-name="ce3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123" office:value-type="float" office:value="0.5" calcext:value-type="float">
            <text:p>0,5</text:p>
          </table:table-cell>
          <table:table-cell table:number-columns-repeated="16367"/>
        </table:table-row>
        <table:table-row table:style-name="ro3">
          <table:table-cell/>
          <table:table-cell table:style-name="ce35"/>
          <table:table-cell table:number-columns-repeated="16382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7"/>
          <table:table-cell table:style-name="ce106"/>
          <table:table-cell table:number-columns-repeated="6"/>
          <table:table-cell table:style-name="ce119"/>
          <table:table-cell table:style-name="ce121"/>
          <table:table-cell table:style-name="ce125"/>
          <table:table-cell table:number-columns-repeated="16367"/>
        </table:table-row>
      </table:table>
      <table:table table:name="Toy" table:style-name="ta1">
        <table:table-column table:style-name="co18" table:default-cell-style-name="ce31"/>
        <table:table-column table:style-name="co2" table:number-columns-repeated="5" table:default-cell-style-name="ce34"/>
        <table:table-column table:style-name="co2" table:default-cell-style-name="ce40"/>
        <table:table-column table:style-name="co19" table:default-cell-style-name="ce93"/>
        <table:table-column table:style-name="co2" table:number-columns-repeated="5" table:default-cell-style-name="ce34"/>
        <table:table-column table:style-name="co2" table:default-cell-style-name="ce42"/>
        <table:table-column table:style-name="co20" table:default-cell-style-name="ce82"/>
        <table:table-column table:style-name="co12" table:default-cell-style-name="Default"/>
        <table:table-column table:style-name="co21" table:default-cell-style-name="ce86"/>
        <table:table-column table:style-name="co2" table:number-columns-repeated="16367" table:default-cell-style-name="Default"/>
        <table:table-row table:style-name="ro4">
          <table:table-cell table:style-name="ce29" office:value-type="string" calcext:value-type="string">
            <text:p>Gramms</text:p>
          </table:table-cell>
          <table:table-cell table:style-name="ce32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92" office:value-type="string" calcext:value-type="string">
            <text:p>Time</text:p>
          </table:table-cell>
          <table:table-cell table:style-name="ce32" office:value-type="string" calcext:value-type="string">
            <text:p>X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XL</text:p>
          </table:table-cell>
          <table:table-cell table:style-name="ce39" office:value-type="string" calcext:value-type="string">
            <text:p>XXL</text:p>
          </table:table-cell>
          <table:table-cell table:style-name="ce66" office:value-type="string" calcext:value-type="string">
            <text:p>Standby Time</text:p>
          </table:table-cell>
          <table:table-cell table:style-name="ce83" office:value-type="string" calcext:value-type="string">
            <text:p>Offline Time</text:p>
          </table:table-cell>
          <table:table-cell table:style-name="ce84" office:value-type="string" calcext:value-type="string">
            <text:p>Work Time</text:p>
          </table:table-cell>
          <table:table-cell table:number-columns-repeated="2"/>
          <table:table-cell table:style-name="ce4"/>
          <table:table-cell table:number-columns-repeated="16364"/>
        </table:table-row>
        <table:table-row table:style-name="ro3">
          <table:table-cell table:style-name="ce48" office:value-type="string" calcext:value-type="string">
            <text:p>Avrass</text:p>
          </table:table-cell>
          <table:table-cell table:style-name="ce33" table:formula="of:=[$'Toys Infos'.H2]" office:value-type="float" office:value="195" calcext:value-type="float">
            <text:p>195</text:p>
          </table:table-cell>
          <table:table-cell table:style-name="ce33" table:formula="of:=ROUND([.C5]/[.B5]*[.B2]; 0)" office:value-type="float" office:value="337" calcext:value-type="float">
            <text:p>337</text:p>
          </table:table-cell>
          <table:table-cell table:style-name="ce33" table:formula="of:=ROUND([.D5]/[.B5]*[.B2]; 0)" office:value-type="float" office:value="535" calcext:value-type="float">
            <text:p>535</text:p>
          </table:table-cell>
          <table:table-cell table:style-name="ce33" table:formula="of:=ROUND([.E5]/[.B5]*[.B2]; 0)" office:value-type="float" office:value="799" calcext:value-type="float">
            <text:p>799</text:p>
          </table:table-cell>
          <table:table-cell table:style-name="ce33" table:formula="of:=ROUND([.F5]/[.B5]*[.B2]; 0)" office:value-type="float" office:value="1137" calcext:value-type="float">
            <text:p>1137</text:p>
          </table:table-cell>
          <table:table-cell table:style-name="ce33" table:formula="of:=ROUND([.G5]/[.B5]*[.B2]; 0)" office:value-type="float" office:value="1560" calcext:value-type="float">
            <text:p>1560</text:p>
          </table:table-cell>
          <table:table-cell/>
          <table:table-cell table:number-columns-repeated="5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,5</text:p>
          </table:table-cell>
          <table:table-cell table:style-name="ce23"/>
          <table:table-cell table:style-name="ce37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Aoikami</text:p>
          </table:table-cell>
          <table:table-cell table:style-name="ce33" table:formula="of:=[$'Toys Infos'.H8]" office:value-type="float" office:value="185" calcext:value-type="float">
            <text:p>185</text:p>
          </table:table-cell>
          <table:table-cell table:style-name="ce33" table:formula="of:=ROUND([.C5]/[.B5]*[.B3]; 0)" office:value-type="float" office:value="320" calcext:value-type="float">
            <text:p>320</text:p>
          </table:table-cell>
          <table:table-cell table:style-name="ce33" table:formula="of:=ROUND([.D5]/[.B5]*[.B3]; 0)" office:value-type="float" office:value="508" calcext:value-type="float">
            <text:p>508</text:p>
          </table:table-cell>
          <table:table-cell table:style-name="ce33" table:formula="of:=ROUND([.E5]/[.B5]*[.B3]; 0)" office:value-type="float" office:value="758" calcext:value-type="float">
            <text:p>758</text:p>
          </table:table-cell>
          <table:table-cell table:style-name="ce33" table:formula="of:=ROUND([.F5]/[.B5]*[.B3]; 0)" office:value-type="float" office:value="1079" calcext:value-type="float">
            <text:p>1079</text:p>
          </table:table-cell>
          <table:table-cell table:style-name="ce33" table:formula="of:=ROUND([.G5]/[.B5]*[.B3]; 0)" office:value-type="float" office:value="1480" calcext:value-type="float">
            <text:p>1480</text:p>
          </table:table-cell>
          <table:table-cell/>
          <table:table-cell table:number-columns-repeated="5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,5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89" office:value-type="string" calcext:value-type="string">
            <text:p>Terander</text:p>
          </table:table-cell>
          <table:table-cell table:number-columns-repeated="5" table:style-name="ce9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number-columns-repeated="5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,5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  <table:table-cell table:style-name="ce23" table:number-columns-repeated="16363"/>
        </table:table-row>
        <table:table-row table:style-name="ro3">
          <table:table-cell table:style-name="ce48" office:value-type="string" calcext:value-type="string">
            <text:p>Fitcher</text:p>
          </table:table-cell>
          <table:table-cell table:style-name="ce33" table:formula="of:=[$'Toys Infos'.H20]" office:value-type="float" office:value="137" calcext:value-type="float">
            <text:p>137</text:p>
          </table:table-cell>
          <table:table-cell table:style-name="ce33" table:formula="of:=ROUND([$'Toys Infos'.H21] ; 0)" office:value-type="float" office:value="237" calcext:value-type="float">
            <text:p>237</text:p>
          </table:table-cell>
          <table:table-cell table:style-name="ce33" table:formula="of:=ROUND([$'Toys Infos'.H22] ; 0)" office:value-type="float" office:value="376" calcext:value-type="float">
            <text:p>376</text:p>
          </table:table-cell>
          <table:table-cell table:style-name="ce33" table:formula="of:=ROUND([$'Toys Infos'.H23] ; 0)" office:value-type="float" office:value="561" calcext:value-type="float">
            <text:p>561</text:p>
          </table:table-cell>
          <table:table-cell table:style-name="ce33" table:formula="of:=ROUND([$'Toys Infos'.H24]; 0)" office:value-type="float" office:value="799" calcext:value-type="float">
            <text:p>799</text:p>
          </table:table-cell>
          <table:table-cell table:style-name="ce33" table:formula="of:=[$'Toys Infos'.H25]" office:value-type="float" office:value="1096" calcext:value-type="float">
            <text:p>1096</text:p>
          </table:table-cell>
          <table:table-cell/>
          <table:table-cell table:number-columns-repeated="5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,5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Trozok</text:p>
          </table:table-cell>
          <table:table-cell table:style-name="ce33" table:formula="of:=[$'Toys Infos'.H26]" office:value-type="float" office:value="370" calcext:value-type="float">
            <text:p>370</text:p>
          </table:table-cell>
          <table:table-cell table:style-name="ce33" table:formula="of:=ROUND([.C5]/[.B5]*[.B6]; 0)" office:value-type="float" office:value="640" calcext:value-type="float">
            <text:p>640</text:p>
          </table:table-cell>
          <table:table-cell table:style-name="ce33" table:formula="of:=ROUND([.D5]/[.B5]*[.B6]; 0)" office:value-type="float" office:value="1015" calcext:value-type="float">
            <text:p>1015</text:p>
          </table:table-cell>
          <table:table-cell table:style-name="ce33" table:formula="of:=ROUND([.E5]/[.B5]*[.B6]; 0)" office:value-type="float" office:value="1515" calcext:value-type="float">
            <text:p>1515</text:p>
          </table:table-cell>
          <table:table-cell table:style-name="ce33" table:formula="of:=ROUND([.F5]/[.B5]*[.B6]; 0)" office:value-type="float" office:value="2158" calcext:value-type="float">
            <text:p>2158</text:p>
          </table:table-cell>
          <table:table-cell table:style-name="ce33" table:formula="of:=ROUND([.G5]/[.B5]*[.B6]; 0)" office:value-type="float" office:value="2960" calcext:value-type="float">
            <text:p>2960</text:p>
          </table:table-cell>
          <table:table-cell/>
          <table:table-cell table:number-columns-repeated="5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,5</text:p>
          </table:table-cell>
          <table:table-cell table:style-name="ce23" table:number-columns-repeated="2"/>
          <table:table-cell table:style-name="ce88"/>
          <table:table-cell table:style-name="ce23" table:number-columns-repeated="16364"/>
        </table:table-row>
        <table:table-row table:style-name="ro3">
          <table:table-cell table:style-name="ce48" office:value-type="string" calcext:value-type="string">
            <text:p>Wynstar</text:p>
          </table:table-cell>
          <table:table-cell table:style-name="ce33" table:formula="of:=[$'Toys Infos'.H32]" office:value-type="float" office:value="370" calcext:value-type="float">
            <text:p>370</text:p>
          </table:table-cell>
          <table:table-cell table:style-name="ce33" table:formula="of:=ROUND([.C5]/[.B5]*[.B7]; 0)" office:value-type="float" office:value="640" calcext:value-type="float">
            <text:p>640</text:p>
          </table:table-cell>
          <table:table-cell table:style-name="ce33" table:formula="of:=ROUND([.D5]/[.B5]*[.B7]; 0)" office:value-type="float" office:value="1015" calcext:value-type="float">
            <text:p>1015</text:p>
          </table:table-cell>
          <table:table-cell table:style-name="ce33" table:formula="of:=ROUND([.E5]/[.B5]*[.B7]; 0)" office:value-type="float" office:value="1515" calcext:value-type="float">
            <text:p>1515</text:p>
          </table:table-cell>
          <table:table-cell table:style-name="ce33" table:formula="of:=ROUND([.F5]/[.B5]*[.B7]; 0)" office:value-type="float" office:value="2158" calcext:value-type="float">
            <text:p>2158</text:p>
          </table:table-cell>
          <table:table-cell table:style-name="ce33" table:formula="of:=ROUND([.G5]/[.B5]*[.B7]; 0)" office:value-type="float" office:value="2960" calcext:value-type="float">
            <text:p>2960</text:p>
          </table:table-cell>
          <table:table-cell/>
          <table:table-cell table:number-columns-repeated="5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,5</text:p>
          </table:table-cell>
          <table:table-cell table:style-name="ce23" table:number-columns-repeated="16367"/>
        </table:table-row>
        <table:table-row table:style-name="ro3">
          <table:table-cell table:style-name="ce48" office:value-type="string" calcext:value-type="string">
            <text:p>Thalassamorph</text:p>
          </table:table-cell>
          <table:table-cell table:style-name="ce33" table:formula="of:=[$'Toys Infos'.H38]" office:value-type="float" office:value="145" calcext:value-type="float">
            <text:p>145</text:p>
          </table:table-cell>
          <table:table-cell table:style-name="ce33" table:formula="of:=ROUND([.C5]/[.B5]*[.B8]; 0)" office:value-type="float" office:value="251" calcext:value-type="float">
            <text:p>251</text:p>
          </table:table-cell>
          <table:table-cell table:style-name="ce33" table:formula="of:=ROUND([.D5]/[.B5]*[.B8]; 0)" office:value-type="float" office:value="398" calcext:value-type="float">
            <text:p>398</text:p>
          </table:table-cell>
          <table:table-cell table:style-name="ce33" table:formula="of:=ROUND([.E5]/[.B5]*[.B8]; 0)" office:value-type="float" office:value="594" calcext:value-type="float">
            <text:p>594</text:p>
          </table:table-cell>
          <table:table-cell table:style-name="ce33" table:formula="of:=ROUND([.F5]/[.B5]*[.B8]; 0)" office:value-type="float" office:value="846" calcext:value-type="float">
            <text:p>846</text:p>
          </table:table-cell>
          <table:table-cell table:style-name="ce33" table:formula="of:=ROUND([.G5]/[.B5]*[.B8]; 0)" office:value-type="float" office:value="1160" calcext:value-type="float">
            <text:p>1160</text:p>
          </table:table-cell>
          <table:table-cell/>
          <table:table-cell table:number-columns-repeated="5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,5</text:p>
          </table:table-cell>
          <table:table-cell table:style-name="ce23" table:number-columns-repeated="16367"/>
        </table:table-row>
        <table:table-row table:style-name="ro3">
          <table:table-cell table:style-name="ce48" office:value-type="string" calcext:value-type="string">
            <text:p>Spectralis</text:p>
          </table:table-cell>
          <table:table-cell table:style-name="ce33" table:formula="of:=[$'Toys Infos'.H44]" office:value-type="float" office:value="225" calcext:value-type="float">
            <text:p>225</text:p>
          </table:table-cell>
          <table:table-cell table:style-name="ce33" table:formula="of:=ROUND([.C5]/[.B5]*[.B9]; 0)" office:value-type="float" office:value="389" calcext:value-type="float">
            <text:p>389</text:p>
          </table:table-cell>
          <table:table-cell table:style-name="ce33" table:formula="of:=ROUND([.D5]/[.B5]*[.B9]; 0)" office:value-type="float" office:value="618" calcext:value-type="float">
            <text:p>618</text:p>
          </table:table-cell>
          <table:table-cell table:style-name="ce33" table:formula="of:=ROUND([.E5]/[.B5]*[.B9]; 0)" office:value-type="float" office:value="921" calcext:value-type="float">
            <text:p>921</text:p>
          </table:table-cell>
          <table:table-cell table:style-name="ce33" table:formula="of:=ROUND([.F5]/[.B5]*[.B9]; 0)" office:value-type="float" office:value="1312" calcext:value-type="float">
            <text:p>1312</text:p>
          </table:table-cell>
          <table:table-cell table:style-name="ce33" table:formula="of:=ROUND([.G5]/[.B5]*[.B9]; 0)" office:value-type="float" office:value="1800" calcext:value-type="float">
            <text:p>1800</text:p>
          </table:table-cell>
          <table:table-cell/>
          <table:table-cell table:number-columns-repeated="5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85" office:value-type="float" office:value="0.5" calcext:value-type="float">
            <text:p>0,5</text:p>
          </table:table-cell>
          <table:table-cell table:style-name="ce23" table:number-columns-repeated="16367"/>
        </table:table-row>
        <table:table-row table:style-name="ro3">
          <table:table-cell/>
          <table:table-cell table:style-name="ce35"/>
          <table:table-cell table:number-columns-repeated="16382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4"/>
          <table:table-cell table:style-name="ce110"/>
          <table:table-cell table:style-name="ce112"/>
          <table:table-cell table:style-name="ce114"/>
          <table:table-cell table:number-columns-repeated="16367"/>
        </table:table-row>
      </table:table>
      <table:table table:name="Package" table:style-name="ta1">
        <table:table-column table:style-name="co18" table:default-cell-style-name="ce82"/>
        <table:table-column table:style-name="co2" table:number-columns-repeated="5" table:default-cell-style-name="ce34"/>
        <table:table-column table:style-name="co2" table:default-cell-style-name="ce42"/>
        <table:table-column table:style-name="co19" table:default-cell-style-name="ce101"/>
        <table:table-column table:style-name="co2" table:number-columns-repeated="5" table:default-cell-style-name="ce35"/>
        <table:table-column table:style-name="co2" table:default-cell-style-name="ce103"/>
        <table:table-column table:style-name="co20" table:default-cell-style-name="ce23"/>
        <table:table-column table:style-name="co12" table:default-cell-style-name="ce23"/>
        <table:table-column table:style-name="co21" table:default-cell-style-name="ce23"/>
        <table:table-column table:style-name="co2" table:number-columns-repeated="16367" table:default-cell-style-name="Default"/>
        <table:table-row table:style-name="ro4">
          <table:table-cell table:style-name="ce94" office:value-type="string" calcext:value-type="string">
            <text:p>Gramms</text:p>
          </table:table-cell>
          <table:table-cell table:style-name="ce96" office:value-type="string" calcext:value-type="string">
            <text:p>XS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XL</text:p>
          </table:table-cell>
          <table:table-cell table:style-name="ce97" office:value-type="string" calcext:value-type="string">
            <text:p>XXL</text:p>
          </table:table-cell>
          <table:table-cell table:style-name="Default" table:number-columns-repeated="2"/>
          <table:table-cell table:style-name="ce4"/>
          <table:table-cell table:style-name="Default"/>
          <table:table-cell table:style-name="ce102" table:number-columns-repeated="3"/>
          <table:table-cell table:style-name="ce104"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Avrass</text:p>
          </table:table-cell>
          <table:table-cell table:number-columns-repeated="2" table:style-name="ce33" office:value-type="float" office:value="0.7" calcext:value-type="float">
            <text:p>0,7</text:p>
          </table:table-cell>
          <table:table-cell table:number-columns-repeated="2" table:style-name="ce33" office:value-type="float" office:value="0.9" calcext:value-type="float">
            <text:p>0,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3"/>
          <table:table-cell table:style-name="ce37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~5% Accuracy</text:p>
          </table:table-cell>
          <table:table-cell table:number-columns-repeated="2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Aoikami</text:p>
          </table:table-cell>
          <table:table-cell table:number-columns-repeated="2" table:style-name="ce33" office:value-type="float" office:value="0.7" calcext:value-type="float">
            <text:p>0,7</text:p>
          </table:table-cell>
          <table:table-cell table:number-columns-repeated="2" table:style-name="ce33" office:value-type="float" office:value="0.9" calcext:value-type="float">
            <text:p>0,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  <table:table-cell table:number-columns-repeated="2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Terander</text:p>
          </table:table-cell>
          <table:table-cell table:number-columns-repeated="2" table:style-name="ce33" office:value-type="float" office:value="0.7" calcext:value-type="float">
            <text:p>0,7</text:p>
          </table:table-cell>
          <table:table-cell table:number-columns-repeated="2" table:style-name="ce33" office:value-type="float" office:value="0.9" calcext:value-type="float">
            <text:p>0,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verified</text:p>
          </table:table-cell>
          <table:table-cell table:number-columns-repeated="2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Fitcher</text:p>
          </table:table-cell>
          <table:table-cell table:number-columns-repeated="2" table:style-name="ce33" office:value-type="float" office:value="0.7" calcext:value-type="float">
            <text:p>0,7</text:p>
          </table:table-cell>
          <table:table-cell table:number-columns-repeated="2" table:style-name="ce33" office:value-type="float" office:value="0.9" calcext:value-type="float">
            <text:p>0,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  <table:table-cell table:number-columns-repeated="2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Trozok</text:p>
          </table:table-cell>
          <table:table-cell table:number-columns-repeated="2" table:style-name="ce33" office:value-type="float" office:value="0.7" calcext:value-type="float">
            <text:p>0,7</text:p>
          </table:table-cell>
          <table:table-cell table:number-columns-repeated="2" table:style-name="ce33" office:value-type="float" office:value="0.9" calcext:value-type="float">
            <text:p>0,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3" table:number-columns-repeated="2"/>
          <table:table-cell table:style-name="ce88"/>
          <table:table-cell table:style-name="ce23"/>
          <table:table-cell table:number-columns-repeated="2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Wynstar</text:p>
          </table:table-cell>
          <table:table-cell table:number-columns-repeated="2" table:style-name="ce33" office:value-type="float" office:value="0.7" calcext:value-type="float">
            <text:p>0,7</text:p>
          </table:table-cell>
          <table:table-cell table:number-columns-repeated="2" table:style-name="ce33" office:value-type="float" office:value="0.9" calcext:value-type="float">
            <text:p>0,9</text:p>
          </table:table-cell>
          <table:table-cell table:style-name="ce33" office:value-type="float" office:value="1" calcext:value-type="float">
            <text:p>1</text:p>
          </table:table-cell>
          <table:table-cell table:style-name="ce43" table:formula="of:=ROUND([.G5]/[.B5]*[.B7]; 0)" office:value-type="float" office:value="1" calcext:value-type="float">
            <text:p>1</text:p>
          </table:table-cell>
          <table:table-cell table:number-columns-repeated="6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Thalassamorph</text:p>
          </table:table-cell>
          <table:table-cell table:number-columns-repeated="2" table:style-name="ce33" office:value-type="float" office:value="0.7" calcext:value-type="float">
            <text:p>0,7</text:p>
          </table:table-cell>
          <table:table-cell table:number-columns-repeated="2" table:style-name="ce33" office:value-type="float" office:value="0.9" calcext:value-type="float">
            <text:p>0,9</text:p>
          </table:table-cell>
          <table:table-cell table:style-name="ce33" office:value-type="float" office:value="1" calcext:value-type="float">
            <text:p>1</text:p>
          </table:table-cell>
          <table:table-cell table:style-name="ce43" table:formula="of:=ROUND([.G5]/[.B5]*[.B8]; 0)" office:value-type="float" office:value="1" calcext:value-type="float">
            <text:p>1</text:p>
          </table:table-cell>
          <table:table-cell table:number-columns-repeated="6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 table:style-name="ce59" office:value-type="string" calcext:value-type="string">
            <text:p>Spectralis</text:p>
          </table:table-cell>
          <table:table-cell table:number-columns-repeated="2" table:style-name="ce33" office:value-type="float" office:value="0.7" calcext:value-type="float">
            <text:p>0,7</text:p>
          </table:table-cell>
          <table:table-cell table:number-columns-repeated="2" table:style-name="ce33" office:value-type="float" office:value="0.9" calcext:value-type="float">
            <text:p>0,9</text:p>
          </table:table-cell>
          <table:table-cell table:style-name="ce33" office:value-type="float" office:value="1" calcext:value-type="float">
            <text:p>1</text:p>
          </table:table-cell>
          <table:table-cell table:style-name="ce43" table:formula="of:=ROUND([.G5]/[.B5]*[.B9]; 0)" office:value-type="float" office:value="1" calcext:value-type="float">
            <text:p>1</text:p>
          </table:table-cell>
          <table:table-cell table:number-columns-repeated="6"/>
          <table:table-cell table:style-name="ce35"/>
          <table:table-cell table:number-columns-repeated="3"/>
          <table:table-cell table:style-name="ce23" table:number-columns-repeated="16367"/>
        </table:table-row>
        <table:table-row table:style-name="ro3">
          <table:table-cell/>
          <table:table-cell table:style-name="ce35"/>
          <table:table-cell table:number-columns-repeated="16382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style-name="ce110"/>
          <table:table-cell table:style-name="ce128" table:number-columns-repeated="5"/>
          <table:table-cell table:style-name="ce130"/>
          <table:table-cell table:number-columns-repeated="16377"/>
        </table:table-row>
      </table:table>
      <table:table table:name="MaterialsCosts" table:style-name="ta1">
        <table:table-column table:style-name="co24" table:default-cell-style-name="ce4"/>
        <table:table-column table:style-name="co2" table:default-cell-style-name="Default"/>
        <table:table-column table:style-name="co23" table:default-cell-style-name="Default"/>
        <table:table-column table:style-name="co2" table:number-columns-repeated="16381" table:default-cell-style-name="Default"/>
        <table:table-row table:style-name="ro4">
          <table:table-cell table:style-name="ce25" office:value-type="string" calcext:value-type="string" table:number-columns-spanned="4" table:number-rows-spanned="1">
            <text:p>Shell</text:p>
          </table:table-cell>
          <table:covered-table-cell table:number-columns-repeated="3" table:style-name="ce25"/>
          <table:table-cell table:style-name="ce25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Materials</text:p>
          </table:table-cell>
          <table:covered-table-cell table:number-columns-repeated="3" table:style-name="ce74"/>
          <table:table-cell table:style-name="ce74" table:number-columns-repeated="16380"/>
        </table:table-row>
        <table:table-row table:style-name="ro3">
          <table:table-cell table:formula="of:=[$'Init Run Exp Costs'.J4]" office:value-type="string" office:string-value="PLA Plastic" calcext:value-type="string">
            <text:p>PLA Plastic</text:p>
          </table:table-cell>
          <table:table-cell table:number-columns-repeated="16383"/>
        </table:table-row>
        <table:table-row table:style-name="ro3">
          <table:table-cell table:style-name="ce72" table:formula="of:=[$'Init Run Exp Costs'.L4]" office:value-type="currency" office:currency="EUR" office:value="0.018" calcext:value-type="currency">
            <text:p>0,02 €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4" table:number-rows-spanned="1">
            <text:p>Positives</text:p>
          </table:table-cell>
          <table:covered-table-cell table:number-columns-repeated="3" table:style-name="ce25"/>
          <table:table-cell table:style-name="ce25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Materials</text:p>
          </table:table-cell>
          <table:covered-table-cell table:number-columns-repeated="3" table:style-name="ce74"/>
          <table:table-cell table:style-name="ce74" table:number-columns-repeated="16380"/>
        </table:table-row>
        <table:table-row table:style-name="ro3">
          <table:table-cell table:style-name="ce72" table:formula="of:=[$'Init Run Exp Costs'.J3]" office:value-type="string" office:string-value="PVB Plastic" calcext:value-type="string">
            <text:p>PVB Plastic</text:p>
          </table:table-cell>
          <table:table-cell table:number-columns-repeated="16383"/>
        </table:table-row>
        <table:table-row table:style-name="ro3">
          <table:table-cell table:style-name="ce73" table:formula="of:=[$'Init Run Exp Costs'.L3]" office:value-type="currency" office:currency="EUR" office:value="0.018" calcext:value-type="currency">
            <text:p>0.02 €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4" table:number-rows-spanned="1">
            <text:p>SucCup</text:p>
          </table:table-cell>
          <table:covered-table-cell table:number-columns-repeated="3" table:style-name="ce25"/>
          <table:table-cell table:style-name="ce25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Materials</text:p>
          </table:table-cell>
          <table:covered-table-cell table:number-columns-repeated="3" table:style-name="ce74"/>
          <table:table-cell table:style-name="ce74" table:number-columns-repeated="16380"/>
        </table:table-row>
        <table:table-row table:style-name="ro3">
          <table:table-cell table:formula="of:=[$'Init Run Exp Costs'.J3]" office:value-type="string" office:string-value="PVB Plastic" calcext:value-type="string">
            <text:p>PVB Plastic</text:p>
          </table:table-cell>
          <table:table-cell table:number-columns-repeated="16383"/>
        </table:table-row>
        <table:table-row table:style-name="ro3">
          <table:table-cell table:style-name="ce72" table:formula="of:=[$'Init Run Exp Costs'.L3]" office:value-type="currency" office:currency="EUR" office:value="0.018" calcext:value-type="currency">
            <text:p>0,02 €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4" table:number-rows-spanned="1">
            <text:p>Sleeve</text:p>
          </table:table-cell>
          <table:covered-table-cell table:number-columns-repeated="3" table:style-name="ce36"/>
          <table:table-cell table:style-name="ce36"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Materials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table:formula="of:=[$'Init Run Exp Costs'.J5]" office:value-type="string" office:string-value="Silicone A00" calcext:value-type="string">
            <text:p>Silicone A00</text:p>
          </table:table-cell>
          <table:table-cell table:style-name="ce4" table:formula="of:=[$'Init Run Exp Costs'.J9]" office:value-type="string" office:string-value="Gloves" calcext:value-type="string">
            <text:p>Gloves</text:p>
          </table:table-cell>
          <table:table-cell table:style-name="ce4" table:formula="of:=[$'Init Run Exp Costs'.J11]" office:value-type="string" office:string-value="Mixing Cup" calcext:value-type="string">
            <text:p>Mixing Cup</text:p>
          </table:table-cell>
          <table:table-cell table:style-name="ce4" table:formula="of:=[$'Init Run Exp Costs'.J14]" office:value-type="string" office:string-value="Clay" calcext:value-type="string">
            <text:p>Clay</text:p>
          </table:table-cell>
          <table:table-cell table:style-name="ce4" table:number-columns-repeated="16380"/>
        </table:table-row>
        <table:table-row table:style-name="ro3">
          <table:table-cell table:style-name="ce72" table:formula="of:=[$'Init Run Exp Costs'.L5]" office:value-type="currency" office:currency="EUR" office:value="0.015" calcext:value-type="currency">
            <text:p>0,02 €</text:p>
          </table:table-cell>
          <table:table-cell table:style-name="ce72" table:formula="of:=[$'Init Run Exp Costs'.L9]" office:value-type="currency" office:currency="EUR" office:value="0.02" calcext:value-type="currency">
            <text:p>0,02 €</text:p>
          </table:table-cell>
          <table:table-cell table:style-name="ce72" table:formula="of:=[$'Init Run Exp Costs'.L11]" office:value-type="currency" office:currency="EUR" office:value="0.5" calcext:value-type="currency">
            <text:p>0,50 €</text:p>
          </table:table-cell>
          <table:table-cell table:style-name="ce72" table:formula="of:=[$'Init Run Exp Costs'.L14]" office:value-type="currency" office:currency="EUR" office:value="0.1" calcext:value-type="currency">
            <text:p>0,10 €</text:p>
          </table:table-cell>
          <table:table-cell table:style-name="ce4" table:number-columns-repeated="16380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4" table:number-rows-spanned="1">
            <text:p>Toy</text:p>
          </table:table-cell>
          <table:covered-table-cell table:number-columns-repeated="3" table:style-name="ce36"/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Materials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table:formula="of:=[$'Init Run Exp Costs'.J5]" office:value-type="string" office:string-value="Silicone A00" calcext:value-type="string">
            <text:p>Silicone A00</text:p>
          </table:table-cell>
          <table:table-cell table:style-name="ce4" table:formula="of:=[$'Init Run Exp Costs'.J9]" office:value-type="string" office:string-value="Gloves" calcext:value-type="string">
            <text:p>Gloves</text:p>
          </table:table-cell>
          <table:table-cell table:style-name="ce4" table:formula="of:=[$'Init Run Exp Costs'.J11]" office:value-type="string" office:string-value="Mixing Cup" calcext:value-type="string">
            <text:p>Mixing Cup</text:p>
          </table:table-cell>
          <table:table-cell table:style-name="ce4" table:formula="of:=[$'Init Run Exp Costs'.J12]" office:value-type="string" office:string-value="Pigment" calcext:value-type="string">
            <text:p>Pigment</text:p>
          </table:table-cell>
          <table:table-cell table:number-columns-repeated="16380"/>
        </table:table-row>
        <table:table-row table:style-name="ro3">
          <table:table-cell table:style-name="ce72" table:formula="of:=[$'Init Run Exp Costs'.L5]" office:value-type="currency" office:currency="EUR" office:value="0.015" calcext:value-type="currency">
            <text:p>0,02 €</text:p>
          </table:table-cell>
          <table:table-cell table:style-name="ce72" table:formula="of:=[$'Init Run Exp Costs'.L9]" office:value-type="currency" office:currency="EUR" office:value="0.02" calcext:value-type="currency">
            <text:p>0,02 €</text:p>
          </table:table-cell>
          <table:table-cell table:style-name="ce72" table:formula="of:=[$'Init Run Exp Costs'.L11]" office:value-type="currency" office:currency="EUR" office:value="0.5" calcext:value-type="currency">
            <text:p>0,50 €</text:p>
          </table:table-cell>
          <table:table-cell table:style-name="ce72" table:formula="of:=[$'Init Run Exp Costs'.L12]" office:value-type="currency" office:currency="EUR" office:value="0.5" calcext:value-type="currency">
            <text:p>0,50 €</text:p>
          </table:table-cell>
          <table:table-cell table:number-columns-repeated="16380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unningCosts" table:style-name="ta1">
        <table:table-column table:style-name="co25" table:default-cell-style-name="ce34"/>
        <table:table-column table:style-name="co26" table:default-cell-style-name="ce34"/>
        <table:table-column table:style-name="co23" table:default-cell-style-name="ce34"/>
        <table:table-column table:style-name="co2" table:number-columns-repeated="2" table:default-cell-style-name="ce34"/>
        <table:table-column table:style-name="co2" table:number-columns-repeated="16379" table:default-cell-style-name="Default"/>
        <table:table-row table:style-name="ro4">
          <table:table-cell table:style-name="ce138" office:value-type="string" calcext:value-type="string" table:number-columns-spanned="2" table:number-rows-spanned="1">
            <text:p>Shell</text:p>
          </table:table-cell>
          <table:covered-table-cell table:style-name="ce138"/>
          <table:table-cell table:style-name="ce138" table:number-columns-repeated="16382"/>
        </table:table-row>
        <table:table-row table:style-name="ro2">
          <table:table-cell table:style-name="ce139" office:value-type="string" calcext:value-type="string" table:number-columns-spanned="2" table:number-rows-spanned="1">
            <text:p>Costs</text:p>
          </table:table-cell>
          <table:covered-table-cell table:style-name="ce139"/>
          <table:table-cell table:style-name="ce76" table:number-columns-repeated="3"/>
          <table:table-cell table:style-name="ce74" table:number-columns-repeated="16379"/>
        </table:table-row>
        <table:table-row table:style-name="ro3">
          <table:table-cell table:formula="of:=[$'Init Run Exp Costs'.F3]" office:value-type="string" office:string-value="Prusa XL – Maintenance" calcext:value-type="string">
            <text:p>Prusa XL – Maintenance</text:p>
          </table:table-cell>
          <table:table-cell table:formula="of:=[$'Init Run Exp Costs'.F4]" office:value-type="string" office:string-value="Prusa XL – Electricity" calcext:value-type="string">
            <text:p>Prusa XL – Electricity</text:p>
          </table:table-cell>
          <table:table-cell table:number-columns-repeated="16382"/>
        </table:table-row>
        <table:table-row table:style-name="ro3">
          <table:table-cell table:style-name="ce77" table:formula="of:=[$'Init Run Exp Costs'.H3]" office:value-type="currency" office:currency="EUR" office:value="0.5" calcext:value-type="currency">
            <text:p>0,50 €</text:p>
          </table:table-cell>
          <table:table-cell table:style-name="ce77" table:formula="of:=[$'Init Run Exp Costs'.H4]" office:value-type="currency" office:currency="EUR" office:value="0.34" calcext:value-type="currency">
            <text:p>0,34 €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e138" office:value-type="string" calcext:value-type="string" table:number-columns-spanned="2" table:number-rows-spanned="1">
            <text:p>Positives</text:p>
          </table:table-cell>
          <table:covered-table-cell table:style-name="ce138"/>
          <table:table-cell table:style-name="ce138" table:number-columns-repeated="16382"/>
        </table:table-row>
        <table:table-row table:style-name="ro2">
          <table:table-cell table:style-name="ce139" office:value-type="string" calcext:value-type="string" table:number-columns-spanned="2" table:number-rows-spanned="1">
            <text:p>Costs</text:p>
          </table:table-cell>
          <table:covered-table-cell table:style-name="ce139"/>
          <table:table-cell table:style-name="ce76" table:number-columns-repeated="3"/>
          <table:table-cell table:style-name="ce74" table:number-columns-repeated="16379"/>
        </table:table-row>
        <table:table-row table:style-name="ro3">
          <table:table-cell table:formula="of:=[$'Init Run Exp Costs'.F3]" office:value-type="string" office:string-value="Prusa XL – Maintenance" calcext:value-type="string">
            <text:p>Prusa XL – Maintenance</text:p>
          </table:table-cell>
          <table:table-cell table:formula="of:=[$'Init Run Exp Costs'.F4]" office:value-type="string" office:string-value="Prusa XL – Electricity" calcext:value-type="string">
            <text:p>Prusa XL – Electricity</text:p>
          </table:table-cell>
          <table:table-cell table:number-columns-repeated="16382"/>
        </table:table-row>
        <table:table-row table:style-name="ro3">
          <table:table-cell table:style-name="ce77" table:formula="of:=[$'Init Run Exp Costs'.H3]" office:value-type="currency" office:currency="EUR" office:value="0.5" calcext:value-type="currency">
            <text:p>0,50 €</text:p>
          </table:table-cell>
          <table:table-cell table:style-name="ce77" table:formula="of:=[$'Init Run Exp Costs'.H4]" office:value-type="currency" office:currency="EUR" office:value="0.34" calcext:value-type="currency">
            <text:p>0,34 €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e138" office:value-type="string" calcext:value-type="string" table:number-columns-spanned="2" table:number-rows-spanned="1">
            <text:p>SucCup</text:p>
          </table:table-cell>
          <table:covered-table-cell table:style-name="ce138"/>
          <table:table-cell table:style-name="ce138" table:number-columns-repeated="16382"/>
        </table:table-row>
        <table:table-row table:style-name="ro2">
          <table:table-cell table:style-name="ce139" office:value-type="string" calcext:value-type="string" table:number-columns-spanned="2" table:number-rows-spanned="1">
            <text:p>Costs</text:p>
          </table:table-cell>
          <table:covered-table-cell table:style-name="ce139"/>
          <table:table-cell table:style-name="ce76" table:number-columns-repeated="3"/>
          <table:table-cell table:style-name="ce74" table:number-columns-repeated="16379"/>
        </table:table-row>
        <table:table-row table:style-name="ro3">
          <table:table-cell table:formula="of:=[$'Init Run Exp Costs'.F3]" office:value-type="string" office:string-value="Prusa XL – Maintenance" calcext:value-type="string">
            <text:p>Prusa XL – Maintenance</text:p>
          </table:table-cell>
          <table:table-cell table:formula="of:=[$'Init Run Exp Costs'.F4]" office:value-type="string" office:string-value="Prusa XL – Electricity" calcext:value-type="string">
            <text:p>Prusa XL – Electricity</text:p>
          </table:table-cell>
          <table:table-cell table:number-columns-repeated="16382"/>
        </table:table-row>
        <table:table-row table:style-name="ro3">
          <table:table-cell table:style-name="ce77" table:formula="of:=[$'Init Run Exp Costs'.H3]" office:value-type="currency" office:currency="EUR" office:value="0.5" calcext:value-type="currency">
            <text:p>0,50 €</text:p>
          </table:table-cell>
          <table:table-cell table:style-name="ce77" table:formula="of:=[$'Init Run Exp Costs'.H4]" office:value-type="currency" office:currency="EUR" office:value="0.34" calcext:value-type="currency">
            <text:p>0,34 €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2" table:number-rows-spanned="1">
            <text:p>Sleeve</text:p>
          </table:table-cell>
          <table:covered-table-cell/>
          <table:table-cell table:number-columns-repeated="16382"/>
        </table:table-row>
        <table:table-row table:style-name="ro2">
          <table:table-cell table:style-name="ce139" office:value-type="string" calcext:value-type="string" table:number-columns-spanned="2" table:number-rows-spanned="1">
            <text:p>Costs</text:p>
          </table:table-cell>
          <table:covered-table-cell table:style-name="ce139"/>
          <table:table-cell table:number-columns-repeated="16382"/>
        </table:table-row>
        <table:table-row table:style-name="ro3">
          <table:table-cell table:style-name="ce4" table:formula="of:=[$'Init Run Exp Costs'.F9]" office:value-type="string" office:string-value="Vacuum Pump – Maintenance" calcext:value-type="string">
            <text:p>Vacuum Pump – Maintenance</text:p>
          </table:table-cell>
          <table:table-cell table:formula="of:=[$'Init Run Exp Costs'.F10]" office:value-type="string" office:string-value="Vacuum Pump – Electricity" calcext:value-type="string">
            <text:p>Vacuum Pump – Electricity</text:p>
          </table:table-cell>
          <table:table-cell table:number-columns-repeated="16382"/>
        </table:table-row>
        <table:table-row table:style-name="ro3">
          <table:table-cell table:style-name="ce72" table:formula="of:=[$'Init Run Exp Costs'.H9]" office:value-type="currency" office:currency="EUR" office:value="0.1" calcext:value-type="currency">
            <text:p>0,10 €</text:p>
          </table:table-cell>
          <table:table-cell table:style-name="ce77" table:formula="of:=[$'Init Run Exp Costs'.H10]" office:value-type="currency" office:currency="EUR" office:value="0.25" calcext:value-type="currency">
            <text:p>0,25 €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2" table:number-rows-spanned="1">
            <text:p>Toy</text:p>
          </table:table-cell>
          <table:covered-table-cell/>
          <table:table-cell table:number-columns-repeated="16382"/>
        </table:table-row>
        <table:table-row table:style-name="ro2">
          <table:table-cell table:style-name="ce139" office:value-type="string" calcext:value-type="string" table:number-columns-spanned="2" table:number-rows-spanned="1">
            <text:p>Costs</text:p>
          </table:table-cell>
          <table:covered-table-cell table:style-name="ce139"/>
          <table:table-cell table:number-columns-repeated="16382"/>
        </table:table-row>
        <table:table-row table:style-name="ro3">
          <table:table-cell table:style-name="ce4" table:formula="of:=[$'Init Run Exp Costs'.F9]" office:value-type="string" office:string-value="Vacuum Pump – Maintenance" calcext:value-type="string">
            <text:p>Vacuum Pump – Maintenance</text:p>
          </table:table-cell>
          <table:table-cell table:formula="of:=[$'Init Run Exp Costs'.F10]" office:value-type="string" office:string-value="Vacuum Pump – Electricity" calcext:value-type="string">
            <text:p>Vacuum Pump – Electricity</text:p>
          </table:table-cell>
          <table:table-cell table:number-columns-repeated="16382"/>
        </table:table-row>
        <table:table-row table:style-name="ro3">
          <table:table-cell table:style-name="ce72" table:formula="of:=[$'Init Run Exp Costs'.H9]" office:value-type="currency" office:currency="EUR" office:value="0.1" calcext:value-type="currency">
            <text:p>0,10 €</text:p>
          </table:table-cell>
          <table:table-cell table:style-name="ce77" table:formula="of:=[$'Init Run Exp Costs'.H10]" office:value-type="currency" office:currency="EUR" office:value="0.25" calcext:value-type="currency">
            <text:p>0,25 €</text:p>
          </table:table-cell>
          <table:table-cell table:number-columns-repeated="16382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imeCosts" table:style-name="ta1">
        <table:table-column table:style-name="co25" table:default-cell-style-name="ce34"/>
        <table:table-column table:style-name="co26" table:default-cell-style-name="ce34"/>
        <table:table-column table:style-name="co23" table:default-cell-style-name="ce34"/>
        <table:table-column table:style-name="co2" table:number-columns-repeated="2" table:default-cell-style-name="ce34"/>
        <table:table-row table:style-name="ro4">
          <table:table-cell table:style-name="ce138" office:value-type="string" calcext:value-type="string" table:number-columns-spanned="3" table:number-rows-spanned="1">
            <text:p>Shell</text:p>
          </table:table-cell>
          <table:covered-table-cell table:number-columns-repeated="2" table:style-name="ce138"/>
          <table:table-cell table:style-name="ce138" table:number-columns-repeated="2"/>
        </table:table-row>
        <table:table-row table:style-name="ro2">
          <table:table-cell table:style-name="ce139" office:value-type="string" calcext:value-type="string" table:number-columns-spanned="3" table:number-rows-spanned="1">
            <text:p>Time – Extra</text:p>
          </table:table-cell>
          <table:covered-table-cell table:number-columns-repeated="2" table:style-name="ce139"/>
          <table:table-cell table:style-name="ce139" table:number-columns-repeated="2"/>
        </table:table-row>
        <table:table-row table:style-name="ro3">
          <table:table-cell table:formula="of:=[.A8]" office:value-type="string" office:string-value="Standby Time" calcext:value-type="string">
            <text:p>Standby Time</text:p>
          </table:table-cell>
          <table:table-cell table:formula="of:=[.B8]" office:value-type="string" office:string-value="Offline Time" calcext:value-type="string">
            <text:p>Offline Time</text:p>
          </table:table-cell>
          <table:table-cell table:formula="of:=[.C8]" office:value-type="string" office:string-value="Work Time" calcext:value-type="string">
            <text:p>Work Time</text:p>
          </table:table-cell>
          <table:table-cell table:number-columns-repeated="2"/>
        </table:table-row>
        <table:table-row table:style-name="ro3">
          <table:table-cell table:style-name="ce77" table:formula="of:=[.A9]" office:value-type="currency" office:currency="EUR" office:value="0.25" calcext:value-type="currency">
            <text:p>0,25 €</text:p>
          </table:table-cell>
          <table:table-cell table:style-name="ce77" table:formula="of:=[.B9]" office:value-type="currency" office:currency="EUR" office:value="0.05" calcext:value-type="currency">
            <text:p>0,05 €</text:p>
          </table:table-cell>
          <table:table-cell table:style-name="ce77" table:formula="of:=[.C9]" office:value-type="currency" office:currency="EUR" office:value="14" calcext:value-type="currency">
            <text:p>14,00 €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 table:style-name="ce138" office:value-type="string" calcext:value-type="string" table:number-columns-spanned="3" table:number-rows-spanned="1">
            <text:p>Positives</text:p>
          </table:table-cell>
          <table:covered-table-cell table:number-columns-repeated="2" table:style-name="ce138"/>
          <table:table-cell table:style-name="ce138" table:number-columns-repeated="2"/>
        </table:table-row>
        <table:table-row table:style-name="ro2">
          <table:table-cell table:style-name="ce139" office:value-type="string" calcext:value-type="string" table:number-columns-spanned="3" table:number-rows-spanned="1">
            <text:p>Time – Extra</text:p>
          </table:table-cell>
          <table:covered-table-cell table:number-columns-repeated="2" table:style-name="ce139"/>
          <table:table-cell table:style-name="ce139" table:number-columns-repeated="2"/>
        </table:table-row>
        <table:table-row table:style-name="ro3">
          <table:table-cell table:formula="of:=[$'Init Run Exp Costs'.F13]" office:value-type="string" office:string-value="Standby Time" calcext:value-type="string">
            <text:p>Standby Time</text:p>
          </table:table-cell>
          <table:table-cell table:formula="of:=[$'Init Run Exp Costs'.F14]" office:value-type="string" office:string-value="Offline Time" calcext:value-type="string">
            <text:p>Offline Time</text:p>
          </table:table-cell>
          <table:table-cell table:formula="of:=[$'Init Run Exp Costs'.F12]" office:value-type="string" office:string-value="Work Time" calcext:value-type="string">
            <text:p>Work Time</text:p>
          </table:table-cell>
          <table:table-cell table:number-columns-repeated="2"/>
        </table:table-row>
        <table:table-row table:style-name="ro3">
          <table:table-cell table:style-name="ce77" table:formula="of:=[$'Init Run Exp Costs'.H13]" office:value-type="currency" office:currency="EUR" office:value="0.25" calcext:value-type="currency">
            <text:p>0,25 €</text:p>
          </table:table-cell>
          <table:table-cell table:style-name="ce77" table:formula="of:=[$'Init Run Exp Costs'.H14]" office:value-type="currency" office:currency="EUR" office:value="0.05" calcext:value-type="currency">
            <text:p>0,05 €</text:p>
          </table:table-cell>
          <table:table-cell table:style-name="ce77" table:formula="of:=[$'Init Run Exp Costs'.H12]" office:value-type="currency" office:currency="EUR" office:value="14" calcext:value-type="currency">
            <text:p>14,00 €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 table:style-name="ce138" office:value-type="string" calcext:value-type="string" table:number-columns-spanned="3" table:number-rows-spanned="1">
            <text:p>SucCup</text:p>
          </table:table-cell>
          <table:covered-table-cell table:number-columns-repeated="2" table:style-name="ce138"/>
          <table:table-cell table:style-name="ce138" table:number-columns-repeated="2"/>
        </table:table-row>
        <table:table-row table:style-name="ro2">
          <table:table-cell table:style-name="ce139" office:value-type="string" calcext:value-type="string" table:number-columns-spanned="3" table:number-rows-spanned="1">
            <text:p>Time – Extra</text:p>
          </table:table-cell>
          <table:covered-table-cell table:number-columns-repeated="2" table:style-name="ce139"/>
          <table:table-cell table:style-name="ce139" table:number-columns-repeated="2"/>
        </table:table-row>
        <table:table-row table:style-name="ro3">
          <table:table-cell table:formula="of:=[$'Init Run Exp Costs'.F13]" office:value-type="string" office:string-value="Standby Time" calcext:value-type="string">
            <text:p>Standby Time</text:p>
          </table:table-cell>
          <table:table-cell table:formula="of:=[$'Init Run Exp Costs'.F14]" office:value-type="string" office:string-value="Offline Time" calcext:value-type="string">
            <text:p>Offline Time</text:p>
          </table:table-cell>
          <table:table-cell table:formula="of:=[$'Init Run Exp Costs'.F12]" office:value-type="string" office:string-value="Work Time" calcext:value-type="string">
            <text:p>Work Time</text:p>
          </table:table-cell>
          <table:table-cell table:number-columns-repeated="2"/>
        </table:table-row>
        <table:table-row table:style-name="ro3">
          <table:table-cell table:style-name="ce77" table:formula="of:=[$'Init Run Exp Costs'.H13]" office:value-type="currency" office:currency="EUR" office:value="0.25" calcext:value-type="currency">
            <text:p>0,25 €</text:p>
          </table:table-cell>
          <table:table-cell table:style-name="ce77" table:formula="of:=[$'Init Run Exp Costs'.H14]" office:value-type="currency" office:currency="EUR" office:value="0.05" calcext:value-type="currency">
            <text:p>0,05 €</text:p>
          </table:table-cell>
          <table:table-cell table:style-name="ce77" table:formula="of:=[$'Init Run Exp Costs'.H12]" office:value-type="currency" office:currency="EUR" office:value="14" calcext:value-type="currency">
            <text:p>14,00 €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 table:style-name="ce25" office:value-type="string" calcext:value-type="string" table:number-columns-spanned="3" table:number-rows-spanned="1">
            <text:p>Sleev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39" office:value-type="string" calcext:value-type="string" table:number-columns-spanned="3" table:number-rows-spanned="1">
            <text:p>Time – Extra</text:p>
          </table:table-cell>
          <table:covered-table-cell table:number-columns-repeated="2" table:style-name="ce139"/>
          <table:table-cell table:number-columns-repeated="2"/>
        </table:table-row>
        <table:table-row table:style-name="ro3">
          <table:table-cell table:formula="of:=[$'Init Run Exp Costs'.F13]" office:value-type="string" office:string-value="Standby Time" calcext:value-type="string">
            <text:p>Standby Time</text:p>
          </table:table-cell>
          <table:table-cell table:formula="of:=[$'Init Run Exp Costs'.F14]" office:value-type="string" office:string-value="Offline Time" calcext:value-type="string">
            <text:p>Offline Time</text:p>
          </table:table-cell>
          <table:table-cell table:formula="of:=[$'Init Run Exp Costs'.F12]" office:value-type="string" office:string-value="Work Time" calcext:value-type="string">
            <text:p>Work Time</text:p>
          </table:table-cell>
          <table:table-cell table:number-columns-repeated="2"/>
        </table:table-row>
        <table:table-row table:style-name="ro3">
          <table:table-cell table:style-name="ce77" table:formula="of:=[$'Init Run Exp Costs'.H13]" office:value-type="currency" office:currency="EUR" office:value="0.25" calcext:value-type="currency">
            <text:p>0,25 €</text:p>
          </table:table-cell>
          <table:table-cell table:style-name="ce77" table:formula="of:=[$'Init Run Exp Costs'.H14]" office:value-type="currency" office:currency="EUR" office:value="0.05" calcext:value-type="currency">
            <text:p>0,05 €</text:p>
          </table:table-cell>
          <table:table-cell table:style-name="ce77" table:formula="of:=[$'Init Run Exp Costs'.H12]" office:value-type="currency" office:currency="EUR" office:value="14" calcext:value-type="currency">
            <text:p>14,00 €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 table:style-name="ce25" office:value-type="string" calcext:value-type="string" table:number-columns-spanned="3" table:number-rows-spanned="1">
            <text:p>Toy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39" office:value-type="string" calcext:value-type="string" table:number-columns-spanned="3" table:number-rows-spanned="1">
            <text:p>Time – Extra</text:p>
          </table:table-cell>
          <table:covered-table-cell table:number-columns-repeated="2" table:style-name="ce139"/>
          <table:table-cell table:number-columns-repeated="2"/>
        </table:table-row>
        <table:table-row table:style-name="ro3">
          <table:table-cell table:formula="of:=[$'Init Run Exp Costs'.F13]" office:value-type="string" office:string-value="Standby Time" calcext:value-type="string">
            <text:p>Standby Time</text:p>
          </table:table-cell>
          <table:table-cell table:formula="of:=[$'Init Run Exp Costs'.F14]" office:value-type="string" office:string-value="Offline Time" calcext:value-type="string">
            <text:p>Offline Time</text:p>
          </table:table-cell>
          <table:table-cell table:formula="of:=[$'Init Run Exp Costs'.F12]" office:value-type="string" office:string-value="Work Time" calcext:value-type="string">
            <text:p>Work Time</text:p>
          </table:table-cell>
          <table:table-cell table:number-columns-repeated="2"/>
        </table:table-row>
        <table:table-row table:style-name="ro3">
          <table:table-cell table:style-name="ce77" table:formula="of:=[$'Init Run Exp Costs'.H13]" office:value-type="currency" office:currency="EUR" office:value="0.25" calcext:value-type="currency">
            <text:p>0,25 €</text:p>
          </table:table-cell>
          <table:table-cell table:style-name="ce77" table:formula="of:=[$'Init Run Exp Costs'.H14]" office:value-type="currency" office:currency="EUR" office:value="0.05" calcext:value-type="currency">
            <text:p>0,05 €</text:p>
          </table:table-cell>
          <table:table-cell table:style-name="ce77" table:formula="of:=[$'Init Run Exp Costs'.H12]" office:value-type="currency" office:currency="EUR" office:value="14" calcext:value-type="currency">
            <text:p>14,00 €</text:p>
          </table:table-cell>
          <table:table-cell table:number-columns-repeated="2"/>
        </table:table-row>
        <table:table-row table:style-name="ro3" table:number-rows-repeated="104855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Cost Structure" table:style-name="ta1"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16376" table:default-cell-style-name="Default"/>
        <table:table-row table:style-name="ro4">
          <table:table-cell table:style-name="ce142" office:value-type="string" calcext:value-type="string" table:number-columns-spanned="7" table:number-rows-spanned="1">
            <text:p>Cost structure for the Price for the user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143" office:value-type="string" calcext:value-type="string">
            <text:p>Sleeve Making cost in %</text:p>
          </table:table-cell>
          <table:table-cell table:style-name="ce143" office:value-type="string" calcext:value-type="string">
            <text:p>Final Product cost in %</text:p>
          </table:table-cell>
          <table:table-cell table:style-name="ce143" office:value-type="string" calcext:value-type="string">
            <text:p>Toy Design in %</text:p>
          </table:table-cell>
          <table:table-cell table:style-name="ce143" office:value-type="string" calcext:value-type="string">
            <text:p>Profit Margin (Extra %)</text:p>
          </table:table-cell>
          <table:table-cell table:style-name="ce143" office:value-type="string" calcext:value-type="string">
            <text:p>Safety Margin (% of Final Product Materials)</text:p>
          </table:table-cell>
          <table:table-cell table:style-name="ce143" office:value-type="string" calcext:value-type="string">
            <text:p>Packaging and Extras</text:p>
          </table:table-cell>
          <table:table-cell table:style-name="ce143" office:value-type="string" calcext:value-type="string">
            <text:p>Tax in %</text:p>
          </table:table-cell>
          <table:table-cell table:style-name="ce139" table:number-columns-repeated="16377"/>
        </table:table-row>
        <table:table-row table:style-name="ro3">
          <table:table-cell table:style-name="ce144" office:value-type="percentage" office:value="0.1" calcext:value-type="percentage">
            <text:p>10,00 %</text:p>
          </table:table-cell>
          <table:table-cell table:style-name="ce144" office:value-type="percentage" office:value="1" calcext:value-type="percentage">
            <text:p>100,00 %</text:p>
          </table:table-cell>
          <table:table-cell table:style-name="ce144" office:value-type="percentage" office:value="0.05" calcext:value-type="percentage">
            <text:p>5,00 %</text:p>
          </table:table-cell>
          <table:table-cell table:style-name="ce144" office:value-type="percentage" office:value="0.3" calcext:value-type="percentage">
            <text:p>30,00 %</text:p>
          </table:table-cell>
          <table:table-cell table:style-name="ce144" office:value-type="percentage" office:value="0.2" calcext:value-type="percentage">
            <text:p>20,00 %</text:p>
          </table:table-cell>
          <table:table-cell table:style-name="ce144" office:value-type="percentage" office:value="1" calcext:value-type="percentage">
            <text:p>100,00 %</text:p>
          </table:table-cell>
          <table:table-cell table:style-name="ce144" office:value-type="percentage" office:value="0.19" calcext:value-type="percentage">
            <text:p>19,00 %</text:p>
          </table:table-cell>
          <table:table-cell table:style-name="ce79"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office:value-type="string" calcext:value-type="string">
            <text:p>5 hours per toy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A 20€</text:p>
          </table:table-cell>
          <table:table-cell table:number-columns-repeated="16381"/>
        </table:table-row>
      </table:table>
      <table:table table:name="Finalizational costs" table:style-name="ta1">
        <table:table-column table:style-name="co18" table:default-cell-style-name="ce148"/>
        <table:table-column table:style-name="co32" table:default-cell-style-name="Default"/>
        <table:table-column table:style-name="co2" table:number-columns-repeated="4" table:default-cell-style-name="Default"/>
        <table:table-column table:style-name="co2" table:default-cell-style-name="ce86"/>
        <table:table-column table:style-name="co2" table:default-cell-style-name="Default"/>
        <table:table-column table:style-name="co2" table:default-cell-style-name="ce82"/>
        <table:table-column table:style-name="co2" table:number-columns-repeated="4" table:default-cell-style-name="Default"/>
        <table:table-column table:style-name="co2" table:default-cell-style-name="ce86"/>
        <table:table-column table:style-name="co2" table:default-cell-style-name="Default"/>
        <table:table-column table:style-name="co2" table:default-cell-style-name="ce82"/>
        <table:table-column table:style-name="co2" table:number-columns-repeated="4" table:default-cell-style-name="Default"/>
        <table:table-column table:style-name="co2" table:default-cell-style-name="ce86"/>
        <table:table-column table:style-name="co2" table:default-cell-style-name="Default"/>
        <table:table-column table:style-name="co2" table:visibility="collapse" table:number-columns-repeated="16362" table:default-cell-style-name="Default"/>
        <table:table-row table:style-name="ro4">
          <table:table-cell table:style-name="ce146" office:value-type="string" calcext:value-type="string" table:number-columns-spanned="7" table:number-rows-spanned="1">
            <text:p>Sleeve Making</text:p>
          </table:table-cell>
          <table:covered-table-cell table:number-columns-repeated="5" table:style-name="ce150"/>
          <table:covered-table-cell table:style-name="ce152"/>
          <table:table-cell table:style-name="ce138"/>
          <table:table-cell table:style-name="ce146" office:value-type="string" calcext:value-type="string" table:number-columns-spanned="6" table:number-rows-spanned="1">
            <text:p>Product</text:p>
          </table:table-cell>
          <table:covered-table-cell table:number-columns-repeated="4" table:style-name="ce150"/>
          <table:covered-table-cell table:style-name="ce152"/>
          <table:table-cell table:style-name="ce138"/>
          <table:table-cell table:style-name="ce146" office:value-type="string" calcext:value-type="string" table:number-columns-spanned="6" table:number-rows-spanned="1">
            <text:p>Packaging</text:p>
          </table:table-cell>
          <table:covered-table-cell table:number-columns-repeated="4" table:style-name="ce150"/>
          <table:covered-table-cell table:style-name="ce152"/>
          <table:table-cell table:style-name="ce138" table:number-columns-repeated="16363"/>
        </table:table-row>
        <table:table-row table:style-name="ro2">
          <table:table-cell table:style-name="ce147"/>
          <table:table-cell table:style-name="ce151" office:value-type="string" calcext:value-type="string">
            <text:p>XS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M</text:p>
          </table:table-cell>
          <table:table-cell table:style-name="ce151" office:value-type="string" calcext:value-type="string">
            <text:p>L</text:p>
          </table:table-cell>
          <table:table-cell table:style-name="ce151" office:value-type="string" calcext:value-type="string">
            <text:p>XL</text:p>
          </table:table-cell>
          <table:table-cell table:style-name="ce151" office:value-type="string" calcext:value-type="string">
            <text:p>XXL</text:p>
          </table:table-cell>
          <table:table-cell table:style-name="ce2"/>
          <table:table-cell table:style-name="ce151" office:value-type="string" calcext:value-type="string">
            <text:p>XS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M</text:p>
          </table:table-cell>
          <table:table-cell table:style-name="ce151" office:value-type="string" calcext:value-type="string">
            <text:p>L</text:p>
          </table:table-cell>
          <table:table-cell table:style-name="ce151" office:value-type="string" calcext:value-type="string">
            <text:p>XL</text:p>
          </table:table-cell>
          <table:table-cell table:style-name="ce151" office:value-type="string" calcext:value-type="string">
            <text:p>XXL</text:p>
          </table:table-cell>
          <table:table-cell table:style-name="ce2"/>
          <table:table-cell table:style-name="ce151" office:value-type="string" calcext:value-type="string">
            <text:p>XS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M</text:p>
          </table:table-cell>
          <table:table-cell table:style-name="ce151" office:value-type="string" calcext:value-type="string">
            <text:p>L</text:p>
          </table:table-cell>
          <table:table-cell table:style-name="ce151" office:value-type="string" calcext:value-type="string">
            <text:p>XL</text:p>
          </table:table-cell>
          <table:table-cell table:style-name="ce151" office:value-type="string" calcext:value-type="string">
            <text:p>XXL</text:p>
          </table:table-cell>
          <table:table-cell table:style-name="ce2" table:number-columns-repeated="16363"/>
        </table:table-row>
        <table:table-row table:style-name="ro3">
          <table:table-cell table:formula="of:=[$ToyShells.A2]" office:value-type="string" office:string-value="Avrass" calcext:value-type="string">
            <text:p>Avrass</text:p>
          </table:table-cell>
          <table:table-cell table:style-name="ce16" table:formula="of:=([$ToyShells.B2]*[$MaterialsCosts.A4]+[$ToyShells.I2]*[$RunningCosts.A4]+[$ToyShells.I2]*[$RunningCosts.B4]+[$ToyShells.O2]*[$TimeCosts.A4])+([$ToyPositives.B2]*[$MaterialsCosts.A9]+[$ToyPositives.O2]*[$TimeCosts.A9]+[$ToyPositives.P2]*[$TimeCosts.B9]+[$ToyPositives.Q2]*[$TimeCosts.C9]+[$ToyPositives.I2]*[$RunningCosts.A9]+[$ToyPositives.I2]*[$RunningCosts.B9])+([$ToySucCup.B2]*[$MaterialsCosts.A14]+[$ToySucCup.I2]*[$RunningCosts.A14]+[$ToySucCup.I2]*[$RunningCosts.B14]+[$ToySucCup.O2]*[$TimeCosts.A14]+[$ToySucCup.P2]*[$TimeCosts.B14]+[$ToySucCup.Q2]*[$TimeCosts.C14])+([$ToySleeve.B2]*[$MaterialsCosts.A19]+[$MaterialsCosts.B19]+[$MaterialsCosts.C19]+[$MaterialsCosts.D19]+[$ToySleeve.I2]*[$RunningCosts.A19]+[$ToySleeve.I2]*[$RunningCosts.B19]+[$ToySleeve.O2]*[$TimeCosts.A19]+[$ToySleeve.P2]*[$TimeCosts.B19]+[$ToySleeve.Q2]*[$TimeCosts.C19])" office:value-type="currency" office:currency="EUR" office:value="91.6" calcext:value-type="currency">
            <text:p>91,60 €</text:p>
          </table:table-cell>
          <table:table-cell table:style-name="ce16" table:formula="of:=([$ToyShells.C2]*[$MaterialsCosts.A4]+[$ToyShells.J2]*[$RunningCosts.A4]+[$ToyShells.J2]*[$RunningCosts.B4]+[$ToyShells.O2]*[$TimeCosts.A4])+([$ToyPositives.C2]*[$MaterialsCosts.A9]+[$ToyPositives.O2]*[$TimeCosts.A9]+[$ToyPositives.P2]*[$TimeCosts.B9]+[$ToyPositives.Q2]*[$TimeCosts.C9]+[$ToyPositives.J2]*[$RunningCosts.A9]+[$ToyPositives.J2]*[$RunningCosts.B9])+([$ToySucCup.C2]*[$MaterialsCosts.A14]+[$ToySucCup.J2]*[$RunningCosts.A14]+[$ToySucCup.J2]*[$RunningCosts.B14]+[$ToySucCup.O2]*[$TimeCosts.A14]+[$ToySucCup.P2]*[$TimeCosts.B14]+[$ToySucCup.Q2]*[$TimeCosts.C14])+([$ToySleeve.C2]*[$MaterialsCosts.A19]+[$MaterialsCosts.B19]+[$MaterialsCosts.C19]+[$MaterialsCosts.D19]+[$ToySleeve.J2]*[$RunningCosts.A19]+[$ToySleeve.J2]*[$RunningCosts.B19]+[$ToySleeve.O2]*[$TimeCosts.A19]+[$ToySleeve.P2]*[$TimeCosts.B19]+[$ToySleeve.Q2]*[$TimeCosts.C19])" office:value-type="currency" office:currency="EUR" office:value="105.544" calcext:value-type="currency">
            <text:p>105,54 €</text:p>
          </table:table-cell>
          <table:table-cell table:style-name="ce16" table:formula="of:=([$ToyShells.D2]*[$MaterialsCosts.A4]+[$ToyShells.K2]*[$RunningCosts.A4]+[$ToyShells.K2]*[$RunningCosts.B4]+[$ToyShells.O2]*[$TimeCosts.A4])+([$ToyPositives.D2]*[$MaterialsCosts.A9]+[$ToyPositives.O2]*[$TimeCosts.A9]+[$ToyPositives.P2]*[$TimeCosts.B9]+[$ToyPositives.Q2]*[$TimeCosts.C9]+[$ToyPositives.K2]*[$RunningCosts.A9]+[$ToyPositives.K2]*[$RunningCosts.B9])+([$ToySucCup.D2]*[$MaterialsCosts.A14]+[$ToySucCup.K2]*[$RunningCosts.A14]+[$ToySucCup.K2]*[$RunningCosts.B14]+[$ToySucCup.O2]*[$TimeCosts.A14]+[$ToySucCup.P2]*[$TimeCosts.B14]+[$ToySucCup.Q2]*[$TimeCosts.C14])+([$ToySleeve.D2]*[$MaterialsCosts.A19]+[$MaterialsCosts.B19]+[$MaterialsCosts.C19]+[$MaterialsCosts.D19]+[$ToySleeve.K2]*[$RunningCosts.A19]+[$ToySleeve.K2]*[$RunningCosts.B19]+[$ToySleeve.O2]*[$TimeCosts.A19]+[$ToySleeve.P2]*[$TimeCosts.B19]+[$ToySleeve.Q2]*[$TimeCosts.C19])" office:value-type="currency" office:currency="EUR" office:value="132.724" calcext:value-type="currency">
            <text:p>132,72 €</text:p>
          </table:table-cell>
          <table:table-cell table:style-name="ce16" table:formula="of:=([$ToyShells.E2]*[$MaterialsCosts.A4]+[$ToyShells.L2]*[$RunningCosts.A4]+[$ToyShells.L2]*[$RunningCosts.B4]+[$ToyShells.O2]*[$TimeCosts.A4])+([$ToyPositives.E2]*[$MaterialsCosts.A9]+[$ToyPositives.O2]*[$TimeCosts.A9]+[$ToyPositives.P2]*[$TimeCosts.B9]+[$ToyPositives.Q2]*[$TimeCosts.C9]+[$ToyPositives.L2]*[$RunningCosts.A9]+[$ToyPositives.L2]*[$RunningCosts.B9])+([$ToySucCup.E2]*[$MaterialsCosts.A14]+[$ToySucCup.L2]*[$RunningCosts.A14]+[$ToySucCup.L2]*[$RunningCosts.B14]+[$ToySucCup.O2]*[$TimeCosts.A14]+[$ToySucCup.P2]*[$TimeCosts.B14]+[$ToySucCup.Q2]*[$TimeCosts.C14])+([$ToySleeve.E2]*[$MaterialsCosts.A19]+[$MaterialsCosts.B19]+[$MaterialsCosts.C19]+[$MaterialsCosts.D19]+[$ToySleeve.L2]*[$RunningCosts.A19]+[$ToySleeve.L2]*[$RunningCosts.B19]+[$ToySleeve.O2]*[$TimeCosts.A19]+[$ToySleeve.P2]*[$TimeCosts.B19]+[$ToySleeve.Q2]*[$TimeCosts.C19])" office:value-type="currency" office:currency="EUR" office:value="159.121" calcext:value-type="currency">
            <text:p>159,12 €</text:p>
          </table:table-cell>
          <table:table-cell table:style-name="ce16" table:formula="of:=([$ToyShells.F2]*[$MaterialsCosts.A4]+[$ToyShells.M2]*[$RunningCosts.A4]+[$ToyShells.M2]*[$RunningCosts.B4]+[$ToyShells.O2]*[$TimeCosts.A4])+([$ToyPositives.F2]*[$MaterialsCosts.A9]+[$ToyPositives.O2]*[$TimeCosts.A9]+[$ToyPositives.P2]*[$TimeCosts.B9]+[$ToyPositives.Q2]*[$TimeCosts.C9]+[$ToyPositives.M2]*[$RunningCosts.A9]+[$ToyPositives.M2]*[$RunningCosts.B9])+([$ToySucCup.F2]*[$MaterialsCosts.A14]+[$ToySucCup.M2]*[$RunningCosts.A14]+[$ToySucCup.M2]*[$RunningCosts.B14]+[$ToySucCup.O2]*[$TimeCosts.A14]+[$ToySucCup.P2]*[$TimeCosts.B14]+[$ToySucCup.Q2]*[$TimeCosts.C14])+([$ToySleeve.F2]*[$MaterialsCosts.A19]+[$MaterialsCosts.B19]+[$MaterialsCosts.C19]+[$MaterialsCosts.D19]+[$ToySleeve.M2]*[$RunningCosts.A19]+[$ToySleeve.M2]*[$RunningCosts.B19]+[$ToySleeve.O2]*[$TimeCosts.A19]+[$ToySleeve.P2]*[$TimeCosts.B19]+[$ToySleeve.Q2]*[$TimeCosts.C19])" office:value-type="currency" office:currency="EUR" office:value="195.064" calcext:value-type="currency">
            <text:p>195,06 €</text:p>
          </table:table-cell>
          <table:table-cell table:style-name="ce153" table:formula="of:=([$ToyShells.G2]*[$MaterialsCosts.A4]+[$ToyShells.N2]*[$RunningCosts.A4]+[$ToyShells.N2]*[$RunningCosts.B4]+[$ToyShells.O2]*[$TimeCosts.A4])+([$ToyPositives.G2]*[$MaterialsCosts.A9]+[$ToyPositives.O2]*[$TimeCosts.A9]+[$ToyPositives.P2]*[$TimeCosts.B9]+[$ToyPositives.Q2]*[$TimeCosts.C9]+[$ToyPositives.N2]*[$RunningCosts.A9]+[$ToyPositives.N2]*[$RunningCosts.B9])+([$ToySucCup.G2]*[$MaterialsCosts.A14]+[$ToySucCup.N2]*[$RunningCosts.A14]+[$ToySucCup.N2]*[$RunningCosts.B14]+[$ToySucCup.O2]*[$TimeCosts.A14]+[$ToySucCup.P2]*[$TimeCosts.B14]+[$ToySucCup.Q2]*[$TimeCosts.C14])+([$ToySleeve.G2]*[$MaterialsCosts.A19]+[$MaterialsCosts.B19]+[$MaterialsCosts.C19]+[$MaterialsCosts.D19]+[$ToySleeve.N2]*[$RunningCosts.A19]+[$ToySleeve.N2]*[$RunningCosts.B19]+[$ToySleeve.O2]*[$TimeCosts.A19]+[$ToySleeve.P2]*[$TimeCosts.B19]+[$ToySleeve.Q2]*[$TimeCosts.C19])" office:value-type="currency" office:currency="EUR" office:value="227.368" calcext:value-type="currency">
            <text:p>227,37 €</text:p>
          </table:table-cell>
          <table:table-cell/>
          <table:table-cell table:style-name="ce154" table:formula="of:=([$Toy.B2]*[$MaterialsCosts.$A$24]+[$MaterialsCosts.$B$24]+[$MaterialsCosts.$C$24]*3+[$MaterialsCosts.$D$24])+([$Toy.I2]*[$RunningCosts.$A$24]+[$Toy.I2]*[$RunningCosts.$B$24])+([$Toy.$O2]*[$TimeCosts.$A$24]+[$Toy.$P$2]*[$TimeCosts.$B$24]+[$Toy.$Q$2]*[$TimeCosts.$C$24])" office:value-type="currency" office:currency="EUR" office:value="12.845" calcext:value-type="currency">
            <text:p>12,85 €</text:p>
          </table:table-cell>
          <table:table-cell table:style-name="ce115" table:formula="of:=([$Toy.C2]*[$MaterialsCosts.$A$24]+[$MaterialsCosts.$B$24]+[$MaterialsCosts.$C$24]*3+[$MaterialsCosts.$D$24])+([$Toy.J2]*[$RunningCosts.$A$24]+[$Toy.J2]*[$RunningCosts.$B$24])+([$Toy.$O2]*[$TimeCosts.$A$24]+[$Toy.$P$2]*[$TimeCosts.$B$24]+[$Toy.$Q$2]*[$TimeCosts.$C$24])" office:value-type="currency" office:currency="EUR" office:value="14.975" calcext:value-type="currency">
            <text:p>14,98 €</text:p>
          </table:table-cell>
          <table:table-cell table:style-name="ce115" table:formula="of:=([$Toy.D2]*[$MaterialsCosts.$A$24]+[$MaterialsCosts.$B$24]+[$MaterialsCosts.$C$24]*3+[$MaterialsCosts.$D$24])+([$Toy.K2]*[$RunningCosts.$A$24]+[$Toy.K2]*[$RunningCosts.$B$24])+([$Toy.$O2]*[$TimeCosts.$A$24]+[$Toy.$P$2]*[$TimeCosts.$B$24]+[$Toy.$Q$2]*[$TimeCosts.$C$24])" office:value-type="currency" office:currency="EUR" office:value="17.945" calcext:value-type="currency">
            <text:p>17,95 €</text:p>
          </table:table-cell>
          <table:table-cell table:style-name="ce115" table:formula="of:=([$Toy.E2]*[$MaterialsCosts.$A$24]+[$MaterialsCosts.$B$24]+[$MaterialsCosts.$C$24]*3+[$MaterialsCosts.$D$24])+([$Toy.L2]*[$RunningCosts.$A$24]+[$Toy.L2]*[$RunningCosts.$B$24])+([$Toy.$O2]*[$TimeCosts.$A$24]+[$Toy.$P$2]*[$TimeCosts.$B$24]+[$Toy.$Q$2]*[$TimeCosts.$C$24])" office:value-type="currency" office:currency="EUR" office:value="21.905" calcext:value-type="currency">
            <text:p>21,91 €</text:p>
          </table:table-cell>
          <table:table-cell table:style-name="ce115" table:formula="of:=([$Toy.F2]*[$MaterialsCosts.$A$24]+[$MaterialsCosts.$B$24]+[$MaterialsCosts.$C$24]*3+[$MaterialsCosts.$D$24])+([$Toy.M2]*[$RunningCosts.$A$24]+[$Toy.M2]*[$RunningCosts.$B$24])+([$Toy.$O2]*[$TimeCosts.$A$24]+[$Toy.$P$2]*[$TimeCosts.$B$24]+[$Toy.$Q$2]*[$TimeCosts.$C$24])" office:value-type="currency" office:currency="EUR" office:value="26.975" calcext:value-type="currency">
            <text:p>26,98 €</text:p>
          </table:table-cell>
          <table:table-cell table:style-name="ce156" table:formula="of:=([$Toy.G2]*[$MaterialsCosts.$A$24]+[$MaterialsCosts.$B$24]+[$MaterialsCosts.$C$24]*3+[$MaterialsCosts.$D$24])+([$Toy.N2]*[$RunningCosts.$A$24]+[$Toy.N2]*[$RunningCosts.$B$24])+([$Toy.$O2]*[$TimeCosts.$A$24]+[$Toy.$P$2]*[$TimeCosts.$B$24]+[$Toy.$Q$2]*[$TimeCosts.$C$24])" office:value-type="currency" office:currency="EUR" office:value="33.32" calcext:value-type="currency">
            <text:p>33,32 €</text:p>
          </table:table-cell>
          <table:table-cell/>
          <table:table-cell table:style-name="ce154" table:formula="of:=[$'Init Run Exp Costs'.$L$15]*[$Package.B2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C2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D2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E2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F2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style-name="ce156" table:formula="of:=[$'Init Run Exp Costs'.$L$15]*[$Package.G2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number-columns-repeated="16363"/>
        </table:table-row>
        <table:table-row table:style-name="ro3">
          <table:table-cell table:formula="of:=[$ToyShells.A3]" office:value-type="string" office:string-value="Aoikami" calcext:value-type="string">
            <text:p>Aoikami</text:p>
          </table:table-cell>
          <table:table-cell table:style-name="ce16" table:formula="of:=([$ToyShells.B3]*[$MaterialsCosts.$A$4]+[$ToyShells.I3]*[$RunningCosts.$A$4]+[$ToyShells.I3]*[$RunningCosts.$B$4]+[$ToyShells.$O$3]*[$TimeCosts.$A$4])+([$ToyPositives.B3]*[$MaterialsCosts.$A$9]+[$ToyPositives.$O$3]*[$TimeCosts.$A$9]+[$ToyPositives.$P$3]*[$TimeCosts.$B$9]+[$ToyPositives.$Q$3]*[$TimeCosts.$C$9]+[$ToyPositives.I3]*[$RunningCosts.$A$9]+[$ToyPositives.I3]*[$RunningCosts.$B$9])+([$ToySucCup.B3]*[$MaterialsCosts.$A$14]+[$ToySucCup.I3]*[$RunningCosts.$A$14]+[$ToySucCup.I3]*[$RunningCosts.$B$14]+[$ToySucCup.$O$3]*[$TimeCosts.$A$14]+[$ToySucCup.$P$3]*[$TimeCosts.$B$14]+[$ToySucCup.$Q$3]*[$TimeCosts.$C$14])+([$ToySleeve.B3]*[$MaterialsCosts.$A$19]+[$MaterialsCosts.$B$19]+[$MaterialsCosts.$C$19]+[$MaterialsCosts.$D$19]+[$ToySleeve.I3]*[$RunningCosts.$A$19]+[$ToySleeve.I3]*[$RunningCosts.$B$19]+[$ToySleeve.O3]*[$TimeCosts.$A$19]+[$ToySleeve.P3]*[$TimeCosts.$B$19]+[$ToySleeve.Q3]*[$TimeCosts.$C$19])" office:value-type="currency" office:currency="EUR" office:value="86.08" calcext:value-type="currency">
            <text:p>86,08 €</text:p>
          </table:table-cell>
          <table:table-cell table:style-name="ce16" table:formula="of:=([$ToyShells.C3]*[$MaterialsCosts.$A$4]+[$ToyShells.J3]*[$RunningCosts.$A$4]+[$ToyShells.J3]*[$RunningCosts.$B$4]+[$ToyShells.$O$3]*[$TimeCosts.$A$4])+([$ToyPositives.C3]*[$MaterialsCosts.$A$9]+[$ToyPositives.$O$3]*[$TimeCosts.$A$9]+[$ToyPositives.$P$3]*[$TimeCosts.$B$9]+[$ToyPositives.$Q$3]*[$TimeCosts.$C$9]+[$ToyPositives.J3]*[$RunningCosts.$A$9]+[$ToyPositives.J3]*[$RunningCosts.$B$9])+([$ToySucCup.C3]*[$MaterialsCosts.$A$14]+[$ToySucCup.J3]*[$RunningCosts.$A$14]+[$ToySucCup.J3]*[$RunningCosts.$B$14]+[$ToySucCup.$O$3]*[$TimeCosts.$A$14]+[$ToySucCup.$P$3]*[$TimeCosts.$B$14]+[$ToySucCup.$Q$3]*[$TimeCosts.$C$14])+([$ToySleeve.C3]*[$MaterialsCosts.$A$19]+[$MaterialsCosts.$B$19]+[$MaterialsCosts.$C$19]+[$MaterialsCosts.$D$19]+[$ToySleeve.J3]*[$RunningCosts.$A$19]+[$ToySleeve.J3]*[$RunningCosts.$B$19]+[$ToySleeve.P3]*[$TimeCosts.$A$19]+[$ToySleeve.Q3]*[$TimeCosts.$B$19]+[$ToySleeve.R3]*[$TimeCosts.$C$19])" office:value-type="currency" office:currency="EUR" office:value="92.34" calcext:value-type="currency">
            <text:p>92,34 €</text:p>
          </table:table-cell>
          <table:table-cell table:style-name="ce16" table:formula="of:=([$ToyShells.D3]*[$MaterialsCosts.$A$4]+[$ToyShells.K3]*[$RunningCosts.$A$4]+[$ToyShells.K3]*[$RunningCosts.$B$4]+[$ToyShells.$O$3]*[$TimeCosts.$A$4])+([$ToyPositives.D3]*[$MaterialsCosts.$A$9]+[$ToyPositives.$O$3]*[$TimeCosts.$A$9]+[$ToyPositives.$P$3]*[$TimeCosts.$B$9]+[$ToyPositives.$Q$3]*[$TimeCosts.$C$9]+[$ToyPositives.K3]*[$RunningCosts.$A$9]+[$ToyPositives.K3]*[$RunningCosts.$B$9])+([$ToySucCup.D3]*[$MaterialsCosts.$A$14]+[$ToySucCup.K3]*[$RunningCosts.$A$14]+[$ToySucCup.K3]*[$RunningCosts.$B$14]+[$ToySucCup.$O$3]*[$TimeCosts.$A$14]+[$ToySucCup.$P$3]*[$TimeCosts.$B$14]+[$ToySucCup.$Q$3]*[$TimeCosts.$C$14])+([$ToySleeve.D3]*[$MaterialsCosts.$A$19]+[$MaterialsCosts.$B$19]+[$MaterialsCosts.$C$19]+[$MaterialsCosts.$D$19]+[$ToySleeve.K3]*[$RunningCosts.$A$19]+[$ToySleeve.K3]*[$RunningCosts.$B$19]+[$ToySleeve.Q3]*[$TimeCosts.$A$19]+[$ToySleeve.R3]*[$TimeCosts.$B$19]+[$ToySleeve.S3]*[$TimeCosts.$C$19])" office:value-type="currency" office:currency="EUR" office:value="112.33" calcext:value-type="currency">
            <text:p>112,33 €</text:p>
          </table:table-cell>
          <table:table-cell table:style-name="ce16" table:formula="of:=([$ToyShells.E3]*[$MaterialsCosts.$A$4]+[$ToyShells.L3]*[$RunningCosts.$A$4]+[$ToyShells.L3]*[$RunningCosts.$B$4]+[$ToyShells.$O$3]*[$TimeCosts.$A$4])+([$ToyPositives.E3]*[$MaterialsCosts.$A$9]+[$ToyPositives.$O$3]*[$TimeCosts.$A$9]+[$ToyPositives.$P$3]*[$TimeCosts.$B$9]+[$ToyPositives.$Q$3]*[$TimeCosts.$C$9]+[$ToyPositives.L3]*[$RunningCosts.$A$9]+[$ToyPositives.L3]*[$RunningCosts.$B$9])+([$ToySucCup.E3]*[$MaterialsCosts.$A$14]+[$ToySucCup.L3]*[$RunningCosts.$A$14]+[$ToySucCup.L3]*[$RunningCosts.$B$14]+[$ToySucCup.$O$3]*[$TimeCosts.$A$14]+[$ToySucCup.$P$3]*[$TimeCosts.$B$14]+[$ToySucCup.$Q$3]*[$TimeCosts.$C$14])+([$ToySleeve.E3]*[$MaterialsCosts.$A$19]+[$MaterialsCosts.$B$19]+[$MaterialsCosts.$C$19]+[$MaterialsCosts.$D$19]+[$ToySleeve.L3]*[$RunningCosts.$A$19]+[$ToySleeve.L3]*[$RunningCosts.$B$19]+[$ToySleeve.R3]*[$TimeCosts.$A$19]+[$ToySleeve.S3]*[$TimeCosts.$B$19]+[$ToySleeve.T3]*[$TimeCosts.$C$19])" office:value-type="currency" office:currency="EUR" office:value="133.94" calcext:value-type="currency">
            <text:p>133,94 €</text:p>
          </table:table-cell>
          <table:table-cell table:style-name="ce16" table:formula="of:=([$ToyShells.F3]*[$MaterialsCosts.$A$4]+[$ToyShells.M3]*[$RunningCosts.$A$4]+[$ToyShells.M3]*[$RunningCosts.$B$4]+[$ToyShells.$O$3]*[$TimeCosts.$A$4])+([$ToyPositives.F3]*[$MaterialsCosts.$A$9]+[$ToyPositives.$O$3]*[$TimeCosts.$A$9]+[$ToyPositives.$P$3]*[$TimeCosts.$B$9]+[$ToyPositives.$Q$3]*[$TimeCosts.$C$9]+[$ToyPositives.M3]*[$RunningCosts.$A$9]+[$ToyPositives.M3]*[$RunningCosts.$B$9])+([$ToySucCup.F3]*[$MaterialsCosts.$A$14]+[$ToySucCup.M3]*[$RunningCosts.$A$14]+[$ToySucCup.M3]*[$RunningCosts.$B$14]+[$ToySucCup.$O$3]*[$TimeCosts.$A$14]+[$ToySucCup.$P$3]*[$TimeCosts.$B$14]+[$ToySucCup.$Q$3]*[$TimeCosts.$C$14])+([$ToySleeve.F3]*[$MaterialsCosts.$A$19]+[$MaterialsCosts.$B$19]+[$MaterialsCosts.$C$19]+[$MaterialsCosts.$D$19]+[$ToySleeve.M3]*[$RunningCosts.$A$19]+[$ToySleeve.M3]*[$RunningCosts.$B$19]+[$ToySleeve.S3]*[$TimeCosts.$A$19]+[$ToySleeve.T3]*[$TimeCosts.$B$19]+[$ToySleeve.U3]*[$TimeCosts.$C$19])" office:value-type="currency" office:currency="EUR" office:value="163.34" calcext:value-type="currency">
            <text:p>163,34 €</text:p>
          </table:table-cell>
          <table:table-cell table:style-name="ce153" table:formula="of:=([$ToyShells.G3]*[$MaterialsCosts.$A$4]+[$ToyShells.N3]*[$RunningCosts.$A$4]+[$ToyShells.N3]*[$RunningCosts.$B$4]+[$ToyShells.$O$3]*[$TimeCosts.$A$4])+([$ToyPositives.G3]*[$MaterialsCosts.$A$9]+[$ToyPositives.$O$3]*[$TimeCosts.$A$9]+[$ToyPositives.$P$3]*[$TimeCosts.$B$9]+[$ToyPositives.$Q$3]*[$TimeCosts.$C$9]+[$ToyPositives.N3]*[$RunningCosts.$A$9]+[$ToyPositives.N3]*[$RunningCosts.$B$9])+([$ToySucCup.G3]*[$MaterialsCosts.$A$14]+[$ToySucCup.N3]*[$RunningCosts.$A$14]+[$ToySucCup.N3]*[$RunningCosts.$B$14]+[$ToySucCup.$O$3]*[$TimeCosts.$A$14]+[$ToySucCup.$P$3]*[$TimeCosts.$B$14]+[$ToySucCup.$Q$3]*[$TimeCosts.$C$14])+([$ToySleeve.G3]*[$MaterialsCosts.$A$19]+[$MaterialsCosts.$B$19]+[$MaterialsCosts.$C$19]+[$MaterialsCosts.$D$19]+[$ToySleeve.N3]*[$RunningCosts.$A$19]+[$ToySleeve.N3]*[$RunningCosts.$B$19]+[$ToySleeve.T3]*[$TimeCosts.$A$19]+[$ToySleeve.U3]*[$TimeCosts.$B$19]+[$ToySleeve.V3]*[$TimeCosts.$C$19])" office:value-type="currency" office:currency="EUR" office:value="187.07" calcext:value-type="currency">
            <text:p>187,07 €</text:p>
          </table:table-cell>
          <table:table-cell/>
          <table:table-cell table:style-name="ce154" table:formula="of:=([$Toy.B3]*[$MaterialsCosts.$A$24]+[$MaterialsCosts.$B$24]+[$MaterialsCosts.$C$24]*3+[$MaterialsCosts.$D$24])+([$Toy.I3]*[$RunningCosts.$A$24]+[$Toy.I3]*[$RunningCosts.$B$24])+([$Toy.$O3]*[$TimeCosts.$A$24]+[$Toy.$P$2]*[$TimeCosts.$B$24]+[$Toy.$Q$2]*[$TimeCosts.$C$24])" office:value-type="currency" office:currency="EUR" office:value="12.695" calcext:value-type="currency">
            <text:p>12,70 €</text:p>
          </table:table-cell>
          <table:table-cell table:style-name="ce115" table:formula="of:=([$Toy.C3]*[$MaterialsCosts.$A$24]+[$MaterialsCosts.$B$24]+[$MaterialsCosts.$C$24]*3+[$MaterialsCosts.$D$24])+([$Toy.J3]*[$RunningCosts.$A$24]+[$Toy.J3]*[$RunningCosts.$B$24])+([$Toy.$O3]*[$TimeCosts.$A$24]+[$Toy.$P$2]*[$TimeCosts.$B$24]+[$Toy.$Q$2]*[$TimeCosts.$C$24])" office:value-type="currency" office:currency="EUR" office:value="14.72" calcext:value-type="currency">
            <text:p>14,72 €</text:p>
          </table:table-cell>
          <table:table-cell table:style-name="ce115" table:formula="of:=([$Toy.D3]*[$MaterialsCosts.$A$24]+[$MaterialsCosts.$B$24]+[$MaterialsCosts.$C$24]*3+[$MaterialsCosts.$D$24])+([$Toy.K3]*[$RunningCosts.$A$24]+[$Toy.K3]*[$RunningCosts.$B$24])+([$Toy.$O3]*[$TimeCosts.$A$24]+[$Toy.$P$2]*[$TimeCosts.$B$24]+[$Toy.$Q$2]*[$TimeCosts.$C$24])" office:value-type="currency" office:currency="EUR" office:value="17.54" calcext:value-type="currency">
            <text:p>17,54 €</text:p>
          </table:table-cell>
          <table:table-cell table:style-name="ce115" table:formula="of:=([$Toy.E3]*[$MaterialsCosts.$A$24]+[$MaterialsCosts.$B$24]+[$MaterialsCosts.$C$24]*3+[$MaterialsCosts.$D$24])+([$Toy.L3]*[$RunningCosts.$A$24]+[$Toy.L3]*[$RunningCosts.$B$24])+([$Toy.$O3]*[$TimeCosts.$A$24]+[$Toy.$P$2]*[$TimeCosts.$B$24]+[$Toy.$Q$2]*[$TimeCosts.$C$24])" office:value-type="currency" office:currency="EUR" office:value="21.29" calcext:value-type="currency">
            <text:p>21,29 €</text:p>
          </table:table-cell>
          <table:table-cell table:style-name="ce115" table:formula="of:=([$Toy.F3]*[$MaterialsCosts.$A$24]+[$MaterialsCosts.$B$24]+[$MaterialsCosts.$C$24]*3+[$MaterialsCosts.$D$24])+([$Toy.M3]*[$RunningCosts.$A$24]+[$Toy.M3]*[$RunningCosts.$B$24])+([$Toy.$O3]*[$TimeCosts.$A$24]+[$Toy.$P$2]*[$TimeCosts.$B$24]+[$Toy.$Q$2]*[$TimeCosts.$C$24])" office:value-type="currency" office:currency="EUR" office:value="26.105" calcext:value-type="currency">
            <text:p>26,11 €</text:p>
          </table:table-cell>
          <table:table-cell table:style-name="ce156" table:formula="of:=([$Toy.G3]*[$MaterialsCosts.$A$24]+[$MaterialsCosts.$B$24]+[$MaterialsCosts.$C$24]*3+[$MaterialsCosts.$D$24])+([$Toy.N3]*[$RunningCosts.$A$24]+[$Toy.N3]*[$RunningCosts.$B$24])+([$Toy.$O3]*[$TimeCosts.$A$24]+[$Toy.$P$2]*[$TimeCosts.$B$24]+[$Toy.$Q$2]*[$TimeCosts.$C$24])" office:value-type="currency" office:currency="EUR" office:value="32.12" calcext:value-type="currency">
            <text:p>32,12 €</text:p>
          </table:table-cell>
          <table:table-cell/>
          <table:table-cell table:style-name="ce154" table:formula="of:=[$'Init Run Exp Costs'.$L$15]*[$Package.B3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C3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D3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E3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F3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style-name="ce156" table:formula="of:=[$'Init Run Exp Costs'.$L$15]*[$Package.G3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number-columns-repeated="16363"/>
        </table:table-row>
        <table:table-row table:style-name="ro3">
          <table:table-cell table:formula="of:=[$ToyShells.A4]" office:value-type="string" office:string-value="Terander" calcext:value-type="string">
            <text:p>Terander</text:p>
          </table:table-cell>
          <table:table-cell table:style-name="ce16" table:formula="of:=([$ToyShells.B4]*[$MaterialsCosts.$A$4]+[$ToyShells.I4]*[$RunningCosts.$A$4]+[$ToyShells.I4]*[$RunningCosts.$B$4]+[$ToyShells.$O$3]*[$TimeCosts.$A$4])+([$ToyPositives.B4]*[$MaterialsCosts.$A$9]+[$ToyPositives.$O$3]*[$TimeCosts.$A$9]+[$ToyPositives.$P$3]*[$TimeCosts.$B$9]+[$ToyPositives.$Q$3]*[$TimeCosts.$C$9]+[$ToyPositives.I4]*[$RunningCosts.$A$9]+[$ToyPositives.I4]*[$RunningCosts.$B$9])+([$ToySucCup.B4]*[$MaterialsCosts.$A$14]+[$ToySucCup.I4]*[$RunningCosts.$A$14]+[$ToySucCup.I4]*[$RunningCosts.$B$14]+[$ToySucCup.$O$3]*[$TimeCosts.$A$14]+[$ToySucCup.$P$3]*[$TimeCosts.$B$14]+[$ToySucCup.$Q$3]*[$TimeCosts.$C$14])+([$ToySleeve.B4]*[$MaterialsCosts.$A$19]+[$MaterialsCosts.$B$19]+[$MaterialsCosts.$C$19]+[$MaterialsCosts.$D$19]+[$ToySleeve.I4]*[$RunningCosts.$A$19]+[$ToySleeve.I4]*[$RunningCosts.$B$19]+[$ToySleeve.O4]*[$TimeCosts.$A$19]+[$ToySleeve.P4]*[$TimeCosts.$B$19]+[$ToySleeve.Q4]*[$TimeCosts.$C$19])" office:value-type="currency" office:currency="EUR" office:value="41.52" calcext:value-type="currency">
            <text:p>41,52 €</text:p>
          </table:table-cell>
          <table:table-cell table:style-name="ce16" table:formula="of:=([$ToyShells.C4]*[$MaterialsCosts.$A$4]+[$ToyShells.J4]*[$RunningCosts.$A$4]+[$ToyShells.J4]*[$RunningCosts.$B$4]+[$ToyShells.$O$3]*[$TimeCosts.$A$4])+([$ToyPositives.C4]*[$MaterialsCosts.$A$9]+[$ToyPositives.$O$3]*[$TimeCosts.$A$9]+[$ToyPositives.$P$3]*[$TimeCosts.$B$9]+[$ToyPositives.$Q$3]*[$TimeCosts.$C$9]+[$ToyPositives.J4]*[$RunningCosts.$A$9]+[$ToyPositives.J4]*[$RunningCosts.$B$9])+([$ToySucCup.C4]*[$MaterialsCosts.$A$14]+[$ToySucCup.J4]*[$RunningCosts.$A$14]+[$ToySucCup.J4]*[$RunningCosts.$B$14]+[$ToySucCup.$O$3]*[$TimeCosts.$A$14]+[$ToySucCup.$P$3]*[$TimeCosts.$B$14]+[$ToySucCup.$Q$3]*[$TimeCosts.$C$14])+([$ToySleeve.C4]*[$MaterialsCosts.$A$19]+[$MaterialsCosts.$B$19]+[$MaterialsCosts.$C$19]+[$MaterialsCosts.$D$19]+[$ToySleeve.J4]*[$RunningCosts.$A$19]+[$ToySleeve.J4]*[$RunningCosts.$B$19]+[$ToySleeve.P4]*[$TimeCosts.$A$19]+[$ToySleeve.Q4]*[$TimeCosts.$B$19]+[$ToySleeve.R4]*[$TimeCosts.$C$19])" office:value-type="currency" office:currency="EUR" office:value="41.7" calcext:value-type="currency">
            <text:p>41,70 €</text:p>
          </table:table-cell>
          <table:table-cell table:style-name="ce16" table:formula="of:=([$ToyShells.D4]*[$MaterialsCosts.$A$4]+[$ToyShells.K4]*[$RunningCosts.$A$4]+[$ToyShells.K4]*[$RunningCosts.$B$4]+[$ToyShells.$O$3]*[$TimeCosts.$A$4])+([$ToyPositives.D4]*[$MaterialsCosts.$A$9]+[$ToyPositives.$O$3]*[$TimeCosts.$A$9]+[$ToyPositives.$P$3]*[$TimeCosts.$B$9]+[$ToyPositives.$Q$3]*[$TimeCosts.$C$9]+[$ToyPositives.K4]*[$RunningCosts.$A$9]+[$ToyPositives.K4]*[$RunningCosts.$B$9])+([$ToySucCup.D4]*[$MaterialsCosts.$A$14]+[$ToySucCup.K4]*[$RunningCosts.$A$14]+[$ToySucCup.K4]*[$RunningCosts.$B$14]+[$ToySucCup.$O$3]*[$TimeCosts.$A$14]+[$ToySucCup.$P$3]*[$TimeCosts.$B$14]+[$ToySucCup.$Q$3]*[$TimeCosts.$C$14])+([$ToySleeve.D4]*[$MaterialsCosts.$A$19]+[$MaterialsCosts.$B$19]+[$MaterialsCosts.$C$19]+[$MaterialsCosts.$D$19]+[$ToySleeve.K4]*[$RunningCosts.$A$19]+[$ToySleeve.K4]*[$RunningCosts.$B$19]+[$ToySleeve.Q4]*[$TimeCosts.$A$19]+[$ToySleeve.R4]*[$TimeCosts.$B$19]+[$ToySleeve.S4]*[$TimeCosts.$C$19])" office:value-type="currency" office:currency="EUR" office:value="42.9" calcext:value-type="currency">
            <text:p>42,90 €</text:p>
          </table:table-cell>
          <table:table-cell table:style-name="ce16" table:formula="of:=([$ToyShells.E4]*[$MaterialsCosts.$A$4]+[$ToyShells.L4]*[$RunningCosts.$A$4]+[$ToyShells.L4]*[$RunningCosts.$B$4]+[$ToyShells.$O$3]*[$TimeCosts.$A$4])+([$ToyPositives.E4]*[$MaterialsCosts.$A$9]+[$ToyPositives.$O$3]*[$TimeCosts.$A$9]+[$ToyPositives.$P$3]*[$TimeCosts.$B$9]+[$ToyPositives.$Q$3]*[$TimeCosts.$C$9]+[$ToyPositives.L4]*[$RunningCosts.$A$9]+[$ToyPositives.L4]*[$RunningCosts.$B$9])+([$ToySucCup.E4]*[$MaterialsCosts.$A$14]+[$ToySucCup.L4]*[$RunningCosts.$A$14]+[$ToySucCup.L4]*[$RunningCosts.$B$14]+[$ToySucCup.$O$3]*[$TimeCosts.$A$14]+[$ToySucCup.$P$3]*[$TimeCosts.$B$14]+[$ToySucCup.$Q$3]*[$TimeCosts.$C$14])+([$ToySleeve.E4]*[$MaterialsCosts.$A$19]+[$MaterialsCosts.$B$19]+[$MaterialsCosts.$C$19]+[$MaterialsCosts.$D$19]+[$ToySleeve.L4]*[$RunningCosts.$A$19]+[$ToySleeve.L4]*[$RunningCosts.$B$19]+[$ToySleeve.R4]*[$TimeCosts.$A$19]+[$ToySleeve.S4]*[$TimeCosts.$B$19]+[$ToySleeve.T4]*[$TimeCosts.$C$19])" office:value-type="string" office:string-value="" calcext:value-type="error">
            <text:p>#WERT!</text:p>
          </table:table-cell>
          <table:table-cell table:style-name="ce16" table:formula="of:=([$ToyShells.F4]*[$MaterialsCosts.$A$4]+[$ToyShells.M4]*[$RunningCosts.$A$4]+[$ToyShells.M4]*[$RunningCosts.$B$4]+[$ToyShells.$O$3]*[$TimeCosts.$A$4])+([$ToyPositives.F4]*[$MaterialsCosts.$A$9]+[$ToyPositives.$O$3]*[$TimeCosts.$A$9]+[$ToyPositives.$P$3]*[$TimeCosts.$B$9]+[$ToyPositives.$Q$3]*[$TimeCosts.$C$9]+[$ToyPositives.M4]*[$RunningCosts.$A$9]+[$ToyPositives.M4]*[$RunningCosts.$B$9])+([$ToySucCup.F4]*[$MaterialsCosts.$A$14]+[$ToySucCup.M4]*[$RunningCosts.$A$14]+[$ToySucCup.M4]*[$RunningCosts.$B$14]+[$ToySucCup.$O$3]*[$TimeCosts.$A$14]+[$ToySucCup.$P$3]*[$TimeCosts.$B$14]+[$ToySucCup.$Q$3]*[$TimeCosts.$C$14])+([$ToySleeve.F4]*[$MaterialsCosts.$A$19]+[$MaterialsCosts.$B$19]+[$MaterialsCosts.$C$19]+[$MaterialsCosts.$D$19]+[$ToySleeve.M4]*[$RunningCosts.$A$19]+[$ToySleeve.M4]*[$RunningCosts.$B$19]+[$ToySleeve.S4]*[$TimeCosts.$A$19]+[$ToySleeve.T4]*[$TimeCosts.$B$19]+[$ToySleeve.U4]*[$TimeCosts.$C$19])" office:value-type="string" office:string-value="" calcext:value-type="error">
            <text:p>#WERT!</text:p>
          </table:table-cell>
          <table:table-cell table:style-name="ce153" table:formula="of:=([$ToyShells.G4]*[$MaterialsCosts.$A$4]+[$ToyShells.N4]*[$RunningCosts.$A$4]+[$ToyShells.N4]*[$RunningCosts.$B$4]+[$ToyShells.$O$3]*[$TimeCosts.$A$4])+([$ToyPositives.G4]*[$MaterialsCosts.$A$9]+[$ToyPositives.$O$3]*[$TimeCosts.$A$9]+[$ToyPositives.$P$3]*[$TimeCosts.$B$9]+[$ToyPositives.$Q$3]*[$TimeCosts.$C$9]+[$ToyPositives.N4]*[$RunningCosts.$A$9]+[$ToyPositives.N4]*[$RunningCosts.$B$9])+([$ToySucCup.G4]*[$MaterialsCosts.$A$14]+[$ToySucCup.N4]*[$RunningCosts.$A$14]+[$ToySucCup.N4]*[$RunningCosts.$B$14]+[$ToySucCup.$O$3]*[$TimeCosts.$A$14]+[$ToySucCup.$P$3]*[$TimeCosts.$B$14]+[$ToySucCup.$Q$3]*[$TimeCosts.$C$14])+([$ToySleeve.G4]*[$MaterialsCosts.$A$19]+[$MaterialsCosts.$B$19]+[$MaterialsCosts.$C$19]+[$MaterialsCosts.$D$19]+[$ToySleeve.N4]*[$RunningCosts.$A$19]+[$ToySleeve.N4]*[$RunningCosts.$B$19]+[$ToySleeve.T4]*[$TimeCosts.$A$19]+[$ToySleeve.U4]*[$TimeCosts.$B$19]+[$ToySleeve.V4]*[$TimeCosts.$C$19])" office:value-type="string" office:string-value="" calcext:value-type="error">
            <text:p>#WERT!</text:p>
          </table:table-cell>
          <table:table-cell/>
          <table:table-cell table:style-name="ce154" table:formula="of:=([$Toy.B4]*[$MaterialsCosts.$A$24]+[$MaterialsCosts.$B$24]+[$MaterialsCosts.$C$24]*3+[$MaterialsCosts.$D$24])+([$Toy.I4]*[$RunningCosts.$A$24]+[$Toy.I4]*[$RunningCosts.$B$24])+([$Toy.$O4]*[$TimeCosts.$A$24]+[$Toy.$P$2]*[$TimeCosts.$B$24]+[$Toy.$Q$2]*[$TimeCosts.$C$24])" office:value-type="currency" office:currency="EUR" office:value="9.92" calcext:value-type="currency">
            <text:p>9,92 €</text:p>
          </table:table-cell>
          <table:table-cell table:style-name="ce115" table:formula="of:=([$Toy.C4]*[$MaterialsCosts.$A$24]+[$MaterialsCosts.$B$24]+[$MaterialsCosts.$C$24]*3+[$MaterialsCosts.$D$24])+([$Toy.J4]*[$RunningCosts.$A$24]+[$Toy.J4]*[$RunningCosts.$B$24])+([$Toy.$O4]*[$TimeCosts.$A$24]+[$Toy.$P$2]*[$TimeCosts.$B$24]+[$Toy.$Q$2]*[$TimeCosts.$C$24])" office:value-type="currency" office:currency="EUR" office:value="9.92" calcext:value-type="currency">
            <text:p>9,92 €</text:p>
          </table:table-cell>
          <table:table-cell table:style-name="ce115" table:formula="of:=([$Toy.D4]*[$MaterialsCosts.$A$24]+[$MaterialsCosts.$B$24]+[$MaterialsCosts.$C$24]*3+[$MaterialsCosts.$D$24])+([$Toy.K4]*[$RunningCosts.$A$24]+[$Toy.K4]*[$RunningCosts.$B$24])+([$Toy.$O4]*[$TimeCosts.$A$24]+[$Toy.$P$2]*[$TimeCosts.$B$24]+[$Toy.$Q$2]*[$TimeCosts.$C$24])" office:value-type="currency" office:currency="EUR" office:value="9.92" calcext:value-type="currency">
            <text:p>9,92 €</text:p>
          </table:table-cell>
          <table:table-cell table:style-name="ce115" table:formula="of:=([$Toy.E4]*[$MaterialsCosts.$A$24]+[$MaterialsCosts.$B$24]+[$MaterialsCosts.$C$24]*3+[$MaterialsCosts.$D$24])+([$Toy.L4]*[$RunningCosts.$A$24]+[$Toy.L4]*[$RunningCosts.$B$24])+([$Toy.$O4]*[$TimeCosts.$A$24]+[$Toy.$P$2]*[$TimeCosts.$B$24]+[$Toy.$Q$2]*[$TimeCosts.$C$24])" office:value-type="currency" office:currency="EUR" office:value="9.92" calcext:value-type="currency">
            <text:p>9,92 €</text:p>
          </table:table-cell>
          <table:table-cell table:style-name="ce115" table:formula="of:=([$Toy.F4]*[$MaterialsCosts.$A$24]+[$MaterialsCosts.$B$24]+[$MaterialsCosts.$C$24]*3+[$MaterialsCosts.$D$24])+([$Toy.M4]*[$RunningCosts.$A$24]+[$Toy.M4]*[$RunningCosts.$B$24])+([$Toy.$O4]*[$TimeCosts.$A$24]+[$Toy.$P$2]*[$TimeCosts.$B$24]+[$Toy.$Q$2]*[$TimeCosts.$C$24])" office:value-type="currency" office:currency="EUR" office:value="9.92" calcext:value-type="currency">
            <text:p>9,92 €</text:p>
          </table:table-cell>
          <table:table-cell table:style-name="ce156" table:formula="of:=([$Toy.G4]*[$MaterialsCosts.$A$24]+[$MaterialsCosts.$B$24]+[$MaterialsCosts.$C$24]*3+[$MaterialsCosts.$D$24])+([$Toy.N4]*[$RunningCosts.$A$24]+[$Toy.N4]*[$RunningCosts.$B$24])+([$Toy.$O4]*[$TimeCosts.$A$24]+[$Toy.$P$2]*[$TimeCosts.$B$24]+[$Toy.$Q$2]*[$TimeCosts.$C$24])" office:value-type="currency" office:currency="EUR" office:value="9.92" calcext:value-type="currency">
            <text:p>9,92 €</text:p>
          </table:table-cell>
          <table:table-cell/>
          <table:table-cell table:style-name="ce154" table:formula="of:=[$'Init Run Exp Costs'.$L$15]*[$Package.B4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C4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D4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E4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F4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style-name="ce156" table:formula="of:=[$'Init Run Exp Costs'.$L$15]*[$Package.G4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number-columns-repeated="16363"/>
        </table:table-row>
        <table:table-row table:style-name="ro3">
          <table:table-cell table:formula="of:=[$ToyShells.A5]" office:value-type="string" office:string-value="Fitcher" calcext:value-type="string">
            <text:p>Fitcher</text:p>
          </table:table-cell>
          <table:table-cell table:style-name="ce16" table:formula="of:=([$ToyShells.B5]*[$MaterialsCosts.$A$4]+[$ToyShells.I5]*[$RunningCosts.$A$4]+[$ToyShells.I5]*[$RunningCosts.$B$4]+[$ToyShells.$O$3]*[$TimeCosts.$A$4])+([$ToyPositives.B5]*[$MaterialsCosts.$A$9]+[$ToyPositives.$O$3]*[$TimeCosts.$A$9]+[$ToyPositives.$P$3]*[$TimeCosts.$B$9]+[$ToyPositives.$Q$3]*[$TimeCosts.$C$9]+[$ToyPositives.I5]*[$RunningCosts.$A$9]+[$ToyPositives.I5]*[$RunningCosts.$B$9])+([$ToySucCup.B5]*[$MaterialsCosts.$A$14]+[$ToySucCup.I5]*[$RunningCosts.$A$14]+[$ToySucCup.I5]*[$RunningCosts.$B$14]+[$ToySucCup.$O$3]*[$TimeCosts.$A$14]+[$ToySucCup.$P$3]*[$TimeCosts.$B$14]+[$ToySucCup.$Q$3]*[$TimeCosts.$C$14])+([$ToySleeve.B5]*[$MaterialsCosts.$A$19]+[$MaterialsCosts.$B$19]+[$MaterialsCosts.$C$19]+[$MaterialsCosts.$D$19]+[$ToySleeve.I5]*[$RunningCosts.$A$19]+[$ToySleeve.I5]*[$RunningCosts.$B$19]+[$ToySleeve.O5]*[$TimeCosts.$A$19]+[$ToySleeve.P5]*[$TimeCosts.$B$19]+[$ToySleeve.Q5]*[$TimeCosts.$C$19])" office:value-type="currency" office:currency="EUR" office:value="88" calcext:value-type="currency">
            <text:p>88,00 €</text:p>
          </table:table-cell>
          <table:table-cell table:style-name="ce16" table:formula="of:=([$ToyShells.C5]*[$MaterialsCosts.$A$4]+[$ToyShells.J5]*[$RunningCosts.$A$4]+[$ToyShells.J5]*[$RunningCosts.$B$4]+[$ToyShells.$O$3]*[$TimeCosts.$A$4])+([$ToyPositives.C5]*[$MaterialsCosts.$A$9]+[$ToyPositives.$O$3]*[$TimeCosts.$A$9]+[$ToyPositives.$P$3]*[$TimeCosts.$B$9]+[$ToyPositives.$Q$3]*[$TimeCosts.$C$9]+[$ToyPositives.J5]*[$RunningCosts.$A$9]+[$ToyPositives.J5]*[$RunningCosts.$B$9])+([$ToySucCup.C5]*[$MaterialsCosts.$A$14]+[$ToySucCup.J5]*[$RunningCosts.$A$14]+[$ToySucCup.J5]*[$RunningCosts.$B$14]+[$ToySucCup.$O$3]*[$TimeCosts.$A$14]+[$ToySucCup.$P$3]*[$TimeCosts.$B$14]+[$ToySucCup.$Q$3]*[$TimeCosts.$C$14])+([$ToySleeve.C5]*[$MaterialsCosts.$A$19]+[$MaterialsCosts.$B$19]+[$MaterialsCosts.$C$19]+[$MaterialsCosts.$D$19]+[$ToySleeve.J5]*[$RunningCosts.$A$19]+[$ToySleeve.J5]*[$RunningCosts.$B$19]+[$ToySleeve.P5]*[$TimeCosts.$A$19]+[$ToySleeve.Q5]*[$TimeCosts.$B$19]+[$ToySleeve.R5]*[$TimeCosts.$C$19])" office:value-type="currency" office:currency="EUR" office:value="94.755" calcext:value-type="currency">
            <text:p>94,76 €</text:p>
          </table:table-cell>
          <table:table-cell table:style-name="ce16" table:formula="of:=([$ToyShells.D5]*[$MaterialsCosts.$A$4]+[$ToyShells.K5]*[$RunningCosts.$A$4]+[$ToyShells.K5]*[$RunningCosts.$B$4]+[$ToyShells.$O$3]*[$TimeCosts.$A$4])+([$ToyPositives.D5]*[$MaterialsCosts.$A$9]+[$ToyPositives.$O$3]*[$TimeCosts.$A$9]+[$ToyPositives.$P$3]*[$TimeCosts.$B$9]+[$ToyPositives.$Q$3]*[$TimeCosts.$C$9]+[$ToyPositives.K5]*[$RunningCosts.$A$9]+[$ToyPositives.K5]*[$RunningCosts.$B$9])+([$ToySucCup.D5]*[$MaterialsCosts.$A$14]+[$ToySucCup.K5]*[$RunningCosts.$A$14]+[$ToySucCup.K5]*[$RunningCosts.$B$14]+[$ToySucCup.$O$3]*[$TimeCosts.$A$14]+[$ToySucCup.$P$3]*[$TimeCosts.$B$14]+[$ToySucCup.$Q$3]*[$TimeCosts.$C$14])+([$ToySleeve.D5]*[$MaterialsCosts.$A$19]+[$MaterialsCosts.$B$19]+[$MaterialsCosts.$C$19]+[$MaterialsCosts.$D$19]+[$ToySleeve.K5]*[$RunningCosts.$A$19]+[$ToySleeve.K5]*[$RunningCosts.$B$19]+[$ToySleeve.Q5]*[$TimeCosts.$A$19]+[$ToySleeve.R5]*[$TimeCosts.$B$19]+[$ToySleeve.S5]*[$TimeCosts.$C$19])" office:value-type="currency" office:currency="EUR" office:value="117.595" calcext:value-type="currency">
            <text:p>117,60 €</text:p>
          </table:table-cell>
          <table:table-cell table:style-name="ce16" table:formula="of:=([$ToyShells.E5]*[$MaterialsCosts.$A$4]+[$ToyShells.L5]*[$RunningCosts.$A$4]+[$ToyShells.L5]*[$RunningCosts.$B$4]+[$ToyShells.$O$3]*[$TimeCosts.$A$4])+([$ToyPositives.E5]*[$MaterialsCosts.$A$9]+[$ToyPositives.$O$3]*[$TimeCosts.$A$9]+[$ToyPositives.$P$3]*[$TimeCosts.$B$9]+[$ToyPositives.$Q$3]*[$TimeCosts.$C$9]+[$ToyPositives.L5]*[$RunningCosts.$A$9]+[$ToyPositives.L5]*[$RunningCosts.$B$9])+([$ToySucCup.E5]*[$MaterialsCosts.$A$14]+[$ToySucCup.L5]*[$RunningCosts.$A$14]+[$ToySucCup.L5]*[$RunningCosts.$B$14]+[$ToySucCup.$O$3]*[$TimeCosts.$A$14]+[$ToySucCup.$P$3]*[$TimeCosts.$B$14]+[$ToySucCup.$Q$3]*[$TimeCosts.$C$14])+([$ToySleeve.E5]*[$MaterialsCosts.$A$19]+[$MaterialsCosts.$B$19]+[$MaterialsCosts.$C$19]+[$MaterialsCosts.$D$19]+[$ToySleeve.L5]*[$RunningCosts.$A$19]+[$ToySleeve.L5]*[$RunningCosts.$B$19]+[$ToySleeve.R5]*[$TimeCosts.$A$19]+[$ToySleeve.S5]*[$TimeCosts.$B$19]+[$ToySleeve.T5]*[$TimeCosts.$C$19])" office:value-type="currency" office:currency="EUR" office:value="141.8" calcext:value-type="currency">
            <text:p>141,80 €</text:p>
          </table:table-cell>
          <table:table-cell table:style-name="ce16" table:formula="of:=([$ToyShells.F5]*[$MaterialsCosts.$A$4]+[$ToyShells.M5]*[$RunningCosts.$A$4]+[$ToyShells.M5]*[$RunningCosts.$B$4]+[$ToyShells.$O$3]*[$TimeCosts.$A$4])+([$ToyPositives.F5]*[$MaterialsCosts.$A$9]+[$ToyPositives.$O$3]*[$TimeCosts.$A$9]+[$ToyPositives.$P$3]*[$TimeCosts.$B$9]+[$ToyPositives.$Q$3]*[$TimeCosts.$C$9]+[$ToyPositives.M5]*[$RunningCosts.$A$9]+[$ToyPositives.M5]*[$RunningCosts.$B$9])+([$ToySucCup.F5]*[$MaterialsCosts.$A$14]+[$ToySucCup.M5]*[$RunningCosts.$A$14]+[$ToySucCup.M5]*[$RunningCosts.$B$14]+[$ToySucCup.$O$3]*[$TimeCosts.$A$14]+[$ToySucCup.$P$3]*[$TimeCosts.$B$14]+[$ToySucCup.$Q$3]*[$TimeCosts.$C$14])+([$ToySleeve.F5]*[$MaterialsCosts.$A$19]+[$MaterialsCosts.$B$19]+[$MaterialsCosts.$C$19]+[$MaterialsCosts.$D$19]+[$ToySleeve.M5]*[$RunningCosts.$A$19]+[$ToySleeve.M5]*[$RunningCosts.$B$19]+[$ToySleeve.S5]*[$TimeCosts.$A$19]+[$ToySleeve.T5]*[$TimeCosts.$B$19]+[$ToySleeve.U5]*[$TimeCosts.$C$19])" office:value-type="currency" office:currency="EUR" office:value="174.53" calcext:value-type="currency">
            <text:p>174,53 €</text:p>
          </table:table-cell>
          <table:table-cell table:style-name="ce153" table:formula="of:=([$ToyShells.G5]*[$MaterialsCosts.$A$4]+[$ToyShells.N5]*[$RunningCosts.$A$4]+[$ToyShells.N5]*[$RunningCosts.$B$4]+[$ToyShells.$O$3]*[$TimeCosts.$A$4])+([$ToyPositives.G5]*[$MaterialsCosts.$A$9]+[$ToyPositives.$O$3]*[$TimeCosts.$A$9]+[$ToyPositives.$P$3]*[$TimeCosts.$B$9]+[$ToyPositives.$Q$3]*[$TimeCosts.$C$9]+[$ToyPositives.N5]*[$RunningCosts.$A$9]+[$ToyPositives.N5]*[$RunningCosts.$B$9])+([$ToySucCup.G5]*[$MaterialsCosts.$A$14]+[$ToySucCup.N5]*[$RunningCosts.$A$14]+[$ToySucCup.N5]*[$RunningCosts.$B$14]+[$ToySucCup.$O$3]*[$TimeCosts.$A$14]+[$ToySucCup.$P$3]*[$TimeCosts.$B$14]+[$ToySucCup.$Q$3]*[$TimeCosts.$C$14])+([$ToySleeve.G5]*[$MaterialsCosts.$A$19]+[$MaterialsCosts.$B$19]+[$MaterialsCosts.$C$19]+[$MaterialsCosts.$D$19]+[$ToySleeve.N5]*[$RunningCosts.$A$19]+[$ToySleeve.N5]*[$RunningCosts.$B$19]+[$ToySleeve.T5]*[$TimeCosts.$A$19]+[$ToySleeve.U5]*[$TimeCosts.$B$19]+[$ToySleeve.V5]*[$TimeCosts.$C$19])" office:value-type="currency" office:currency="EUR" office:value="203.27" calcext:value-type="currency">
            <text:p>203,27 €</text:p>
          </table:table-cell>
          <table:table-cell/>
          <table:table-cell table:style-name="ce154" table:formula="of:=([$Toy.B5]*[$MaterialsCosts.$A$24]+[$MaterialsCosts.$B$24]+[$MaterialsCosts.$C$24]*3+[$MaterialsCosts.$D$24])+([$Toy.I5]*[$RunningCosts.$A$24]+[$Toy.I5]*[$RunningCosts.$B$24])+([$Toy.$O5]*[$TimeCosts.$A$24]+[$Toy.$P$2]*[$TimeCosts.$B$24]+[$Toy.$Q$2]*[$TimeCosts.$C$24])" office:value-type="currency" office:currency="EUR" office:value="11.975" calcext:value-type="currency">
            <text:p>11,98 €</text:p>
          </table:table-cell>
          <table:table-cell table:style-name="ce115" table:formula="of:=([$Toy.C5]*[$MaterialsCosts.$A$24]+[$MaterialsCosts.$B$24]+[$MaterialsCosts.$C$24]*3+[$MaterialsCosts.$D$24])+([$Toy.J5]*[$RunningCosts.$A$24]+[$Toy.J5]*[$RunningCosts.$B$24])+([$Toy.$O5]*[$TimeCosts.$A$24]+[$Toy.$P$2]*[$TimeCosts.$B$24]+[$Toy.$Q$2]*[$TimeCosts.$C$24])" office:value-type="currency" office:currency="EUR" office:value="13.475" calcext:value-type="currency">
            <text:p>13,48 €</text:p>
          </table:table-cell>
          <table:table-cell table:style-name="ce115" table:formula="of:=([$Toy.D5]*[$MaterialsCosts.$A$24]+[$MaterialsCosts.$B$24]+[$MaterialsCosts.$C$24]*3+[$MaterialsCosts.$D$24])+([$Toy.K5]*[$RunningCosts.$A$24]+[$Toy.K5]*[$RunningCosts.$B$24])+([$Toy.$O5]*[$TimeCosts.$A$24]+[$Toy.$P$2]*[$TimeCosts.$B$24]+[$Toy.$Q$2]*[$TimeCosts.$C$24])" office:value-type="currency" office:currency="EUR" office:value="15.56" calcext:value-type="currency">
            <text:p>15,56 €</text:p>
          </table:table-cell>
          <table:table-cell table:style-name="ce115" table:formula="of:=([$Toy.E5]*[$MaterialsCosts.$A$24]+[$MaterialsCosts.$B$24]+[$MaterialsCosts.$C$24]*3+[$MaterialsCosts.$D$24])+([$Toy.L5]*[$RunningCosts.$A$24]+[$Toy.L5]*[$RunningCosts.$B$24])+([$Toy.$O5]*[$TimeCosts.$A$24]+[$Toy.$P$2]*[$TimeCosts.$B$24]+[$Toy.$Q$2]*[$TimeCosts.$C$24])" office:value-type="currency" office:currency="EUR" office:value="18.335" calcext:value-type="currency">
            <text:p>18,34 €</text:p>
          </table:table-cell>
          <table:table-cell table:style-name="ce115" table:formula="of:=([$Toy.F5]*[$MaterialsCosts.$A$24]+[$MaterialsCosts.$B$24]+[$MaterialsCosts.$C$24]*3+[$MaterialsCosts.$D$24])+([$Toy.M5]*[$RunningCosts.$A$24]+[$Toy.M5]*[$RunningCosts.$B$24])+([$Toy.$O5]*[$TimeCosts.$A$24]+[$Toy.$P$2]*[$TimeCosts.$B$24]+[$Toy.$Q$2]*[$TimeCosts.$C$24])" office:value-type="currency" office:currency="EUR" office:value="21.905" calcext:value-type="currency">
            <text:p>21,91 €</text:p>
          </table:table-cell>
          <table:table-cell table:style-name="ce156" table:formula="of:=([$Toy.G5]*[$MaterialsCosts.$A$24]+[$MaterialsCosts.$B$24]+[$MaterialsCosts.$C$24]*3+[$MaterialsCosts.$D$24])+([$Toy.N5]*[$RunningCosts.$A$24]+[$Toy.N5]*[$RunningCosts.$B$24])+([$Toy.$O5]*[$TimeCosts.$A$24]+[$Toy.$P$2]*[$TimeCosts.$B$24]+[$Toy.$Q$2]*[$TimeCosts.$C$24])" office:value-type="currency" office:currency="EUR" office:value="26.36" calcext:value-type="currency">
            <text:p>26,36 €</text:p>
          </table:table-cell>
          <table:table-cell/>
          <table:table-cell table:style-name="ce154" table:formula="of:=[$'Init Run Exp Costs'.$L$15]*[$Package.B5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C5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D5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E5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F5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style-name="ce156" table:formula="of:=[$'Init Run Exp Costs'.$L$15]*[$Package.G5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number-columns-repeated="16363"/>
        </table:table-row>
        <table:table-row table:style-name="ro3">
          <table:table-cell table:formula="of:=[$ToyShells.A6]" office:value-type="string" office:string-value="Trozok" calcext:value-type="string">
            <text:p>Trozok</text:p>
          </table:table-cell>
          <table:table-cell table:style-name="ce16" table:formula="of:=([$ToyShells.B6]*[$MaterialsCosts.$A$4]+[$ToyShells.I6]*[$RunningCosts.$A$4]+[$ToyShells.I6]*[$RunningCosts.$B$4]+[$ToyShells.$O$3]*[$TimeCosts.$A$4])+([$ToyPositives.B6]*[$MaterialsCosts.$A$9]+[$ToyPositives.$O$3]*[$TimeCosts.$A$9]+[$ToyPositives.$P$3]*[$TimeCosts.$B$9]+[$ToyPositives.$Q$3]*[$TimeCosts.$C$9]+[$ToyPositives.I6]*[$RunningCosts.$A$9]+[$ToyPositives.I6]*[$RunningCosts.$B$9])+([$ToySucCup.B6]*[$MaterialsCosts.$A$14]+[$ToySucCup.I6]*[$RunningCosts.$A$14]+[$ToySucCup.I6]*[$RunningCosts.$B$14]+[$ToySucCup.$O$3]*[$TimeCosts.$A$14]+[$ToySucCup.$P$3]*[$TimeCosts.$B$14]+[$ToySucCup.$Q$3]*[$TimeCosts.$C$14])+([$ToySleeve.B6]*[$MaterialsCosts.$A$19]+[$MaterialsCosts.$B$19]+[$MaterialsCosts.$C$19]+[$MaterialsCosts.$D$19]+[$ToySleeve.I6]*[$RunningCosts.$A$19]+[$ToySleeve.I6]*[$RunningCosts.$B$19]+[$ToySleeve.O6]*[$TimeCosts.$A$19]+[$ToySleeve.P6]*[$TimeCosts.$B$19]+[$ToySleeve.Q6]*[$TimeCosts.$C$19])" office:value-type="currency" office:currency="EUR" office:value="74.4" calcext:value-type="currency">
            <text:p>74,40 €</text:p>
          </table:table-cell>
          <table:table-cell table:style-name="ce16" table:formula="of:=([$ToyShells.C6]*[$MaterialsCosts.$A$4]+[$ToyShells.J6]*[$RunningCosts.$A$4]+[$ToyShells.J6]*[$RunningCosts.$B$4]+[$ToyShells.$O$3]*[$TimeCosts.$A$4])+([$ToyPositives.C6]*[$MaterialsCosts.$A$9]+[$ToyPositives.$O$3]*[$TimeCosts.$A$9]+[$ToyPositives.$P$3]*[$TimeCosts.$B$9]+[$ToyPositives.$Q$3]*[$TimeCosts.$C$9]+[$ToyPositives.J6]*[$RunningCosts.$A$9]+[$ToyPositives.J6]*[$RunningCosts.$B$9])+([$ToySucCup.C6]*[$MaterialsCosts.$A$14]+[$ToySucCup.J6]*[$RunningCosts.$A$14]+[$ToySucCup.J6]*[$RunningCosts.$B$14]+[$ToySucCup.$O$3]*[$TimeCosts.$A$14]+[$ToySucCup.$P$3]*[$TimeCosts.$B$14]+[$ToySucCup.$Q$3]*[$TimeCosts.$C$14])+([$ToySleeve.C6]*[$MaterialsCosts.$A$19]+[$MaterialsCosts.$B$19]+[$MaterialsCosts.$C$19]+[$MaterialsCosts.$D$19]+[$ToySleeve.J6]*[$RunningCosts.$A$19]+[$ToySleeve.J6]*[$RunningCosts.$B$19]+[$ToySleeve.P6]*[$TimeCosts.$A$19]+[$ToySleeve.Q6]*[$TimeCosts.$B$19]+[$ToySleeve.R6]*[$TimeCosts.$C$19])" office:value-type="currency" office:currency="EUR" office:value="86.766" calcext:value-type="currency">
            <text:p>86,77 €</text:p>
          </table:table-cell>
          <table:table-cell table:style-name="ce16" table:formula="of:=([$ToyShells.D6]*[$MaterialsCosts.$A$4]+[$ToyShells.K6]*[$RunningCosts.$A$4]+[$ToyShells.K6]*[$RunningCosts.$B$4]+[$ToyShells.$O$3]*[$TimeCosts.$A$4])+([$ToyPositives.D6]*[$MaterialsCosts.$A$9]+[$ToyPositives.$O$3]*[$TimeCosts.$A$9]+[$ToyPositives.$P$3]*[$TimeCosts.$B$9]+[$ToyPositives.$Q$3]*[$TimeCosts.$C$9]+[$ToyPositives.K6]*[$RunningCosts.$A$9]+[$ToyPositives.K6]*[$RunningCosts.$B$9])+([$ToySucCup.D6]*[$MaterialsCosts.$A$14]+[$ToySucCup.K6]*[$RunningCosts.$A$14]+[$ToySucCup.K6]*[$RunningCosts.$B$14]+[$ToySucCup.$O$3]*[$TimeCosts.$A$14]+[$ToySucCup.$P$3]*[$TimeCosts.$B$14]+[$ToySucCup.$Q$3]*[$TimeCosts.$C$14])+([$ToySleeve.D6]*[$MaterialsCosts.$A$19]+[$MaterialsCosts.$B$19]+[$MaterialsCosts.$C$19]+[$MaterialsCosts.$D$19]+[$ToySleeve.K6]*[$RunningCosts.$A$19]+[$ToySleeve.K6]*[$RunningCosts.$B$19]+[$ToySleeve.Q6]*[$TimeCosts.$A$19]+[$ToySleeve.R6]*[$TimeCosts.$B$19]+[$ToySleeve.S6]*[$TimeCosts.$C$19])" office:value-type="currency" office:currency="EUR" office:value="101.376" calcext:value-type="currency">
            <text:p>101,38 €</text:p>
          </table:table-cell>
          <table:table-cell table:style-name="ce16" table:formula="of:=([$ToyShells.E6]*[$MaterialsCosts.$A$4]+[$ToyShells.L6]*[$RunningCosts.$A$4]+[$ToyShells.L6]*[$RunningCosts.$B$4]+[$ToyShells.$O$3]*[$TimeCosts.$A$4])+([$ToyPositives.E6]*[$MaterialsCosts.$A$9]+[$ToyPositives.$O$3]*[$TimeCosts.$A$9]+[$ToyPositives.$P$3]*[$TimeCosts.$B$9]+[$ToyPositives.$Q$3]*[$TimeCosts.$C$9]+[$ToyPositives.L6]*[$RunningCosts.$A$9]+[$ToyPositives.L6]*[$RunningCosts.$B$9])+([$ToySucCup.E6]*[$MaterialsCosts.$A$14]+[$ToySucCup.L6]*[$RunningCosts.$A$14]+[$ToySucCup.L6]*[$RunningCosts.$B$14]+[$ToySucCup.$O$3]*[$TimeCosts.$A$14]+[$ToySucCup.$P$3]*[$TimeCosts.$B$14]+[$ToySucCup.$Q$3]*[$TimeCosts.$C$14])+([$ToySleeve.E6]*[$MaterialsCosts.$A$19]+[$MaterialsCosts.$B$19]+[$MaterialsCosts.$C$19]+[$MaterialsCosts.$D$19]+[$ToySleeve.L6]*[$RunningCosts.$A$19]+[$ToySleeve.L6]*[$RunningCosts.$B$19]+[$ToySleeve.R6]*[$TimeCosts.$A$19]+[$ToySleeve.S6]*[$TimeCosts.$B$19]+[$ToySleeve.T6]*[$TimeCosts.$C$19])" office:value-type="currency" office:currency="EUR" office:value="121.614" calcext:value-type="currency">
            <text:p>121,61 €</text:p>
          </table:table-cell>
          <table:table-cell table:style-name="ce16" table:formula="of:=([$ToyShells.F6]*[$MaterialsCosts.$A$4]+[$ToyShells.M6]*[$RunningCosts.$A$4]+[$ToyShells.M6]*[$RunningCosts.$B$4]+[$ToyShells.$O$3]*[$TimeCosts.$A$4])+([$ToyPositives.F6]*[$MaterialsCosts.$A$9]+[$ToyPositives.$O$3]*[$TimeCosts.$A$9]+[$ToyPositives.$P$3]*[$TimeCosts.$B$9]+[$ToyPositives.$Q$3]*[$TimeCosts.$C$9]+[$ToyPositives.M6]*[$RunningCosts.$A$9]+[$ToyPositives.M6]*[$RunningCosts.$B$9])+([$ToySucCup.F6]*[$MaterialsCosts.$A$14]+[$ToySucCup.M6]*[$RunningCosts.$A$14]+[$ToySucCup.M6]*[$RunningCosts.$B$14]+[$ToySucCup.$O$3]*[$TimeCosts.$A$14]+[$ToySucCup.$P$3]*[$TimeCosts.$B$14]+[$ToySucCup.$Q$3]*[$TimeCosts.$C$14])+([$ToySleeve.F6]*[$MaterialsCosts.$A$19]+[$MaterialsCosts.$B$19]+[$MaterialsCosts.$C$19]+[$MaterialsCosts.$D$19]+[$ToySleeve.M6]*[$RunningCosts.$A$19]+[$ToySleeve.M6]*[$RunningCosts.$B$19]+[$ToySleeve.S6]*[$TimeCosts.$A$19]+[$ToySleeve.T6]*[$TimeCosts.$B$19]+[$ToySleeve.U6]*[$TimeCosts.$C$19])" office:value-type="currency" office:currency="EUR" office:value="142.416" calcext:value-type="currency">
            <text:p>142,42 €</text:p>
          </table:table-cell>
          <table:table-cell table:style-name="ce153" table:formula="of:=([$ToyShells.G6]*[$MaterialsCosts.$A$4]+[$ToyShells.N6]*[$RunningCosts.$A$4]+[$ToyShells.N6]*[$RunningCosts.$B$4]+[$ToyShells.$O$3]*[$TimeCosts.$A$4])+([$ToyPositives.G6]*[$MaterialsCosts.$A$9]+[$ToyPositives.$O$3]*[$TimeCosts.$A$9]+[$ToyPositives.$P$3]*[$TimeCosts.$B$9]+[$ToyPositives.$Q$3]*[$TimeCosts.$C$9]+[$ToyPositives.N6]*[$RunningCosts.$A$9]+[$ToyPositives.N6]*[$RunningCosts.$B$9])+([$ToySucCup.G6]*[$MaterialsCosts.$A$14]+[$ToySucCup.N6]*[$RunningCosts.$A$14]+[$ToySucCup.N6]*[$RunningCosts.$B$14]+[$ToySucCup.$O$3]*[$TimeCosts.$A$14]+[$ToySucCup.$P$3]*[$TimeCosts.$B$14]+[$ToySucCup.$Q$3]*[$TimeCosts.$C$14])+([$ToySleeve.G6]*[$MaterialsCosts.$A$19]+[$MaterialsCosts.$B$19]+[$MaterialsCosts.$C$19]+[$MaterialsCosts.$D$19]+[$ToySleeve.N6]*[$RunningCosts.$A$19]+[$ToySleeve.N6]*[$RunningCosts.$B$19]+[$ToySleeve.T6]*[$TimeCosts.$A$19]+[$ToySleeve.U6]*[$TimeCosts.$B$19]+[$ToySleeve.V6]*[$TimeCosts.$C$19])" office:value-type="currency" office:currency="EUR" office:value="164.082" calcext:value-type="currency">
            <text:p>164,08 €</text:p>
          </table:table-cell>
          <table:table-cell/>
          <table:table-cell table:style-name="ce154" table:formula="of:=([$Toy.B6]*[$MaterialsCosts.$A$24]+[$MaterialsCosts.$B$24]+[$MaterialsCosts.$C$24]*3+[$MaterialsCosts.$D$24])+([$Toy.I6]*[$RunningCosts.$A$24]+[$Toy.I6]*[$RunningCosts.$B$24])+([$Toy.$O6]*[$TimeCosts.$A$24]+[$Toy.$P$2]*[$TimeCosts.$B$24]+[$Toy.$Q$2]*[$TimeCosts.$C$24])" office:value-type="currency" office:currency="EUR" office:value="15.47" calcext:value-type="currency">
            <text:p>15,47 €</text:p>
          </table:table-cell>
          <table:table-cell table:style-name="ce115" table:formula="of:=([$Toy.C6]*[$MaterialsCosts.$A$24]+[$MaterialsCosts.$B$24]+[$MaterialsCosts.$C$24]*3+[$MaterialsCosts.$D$24])+([$Toy.J6]*[$RunningCosts.$A$24]+[$Toy.J6]*[$RunningCosts.$B$24])+([$Toy.$O6]*[$TimeCosts.$A$24]+[$Toy.$P$2]*[$TimeCosts.$B$24]+[$Toy.$Q$2]*[$TimeCosts.$C$24])" office:value-type="currency" office:currency="EUR" office:value="19.52" calcext:value-type="currency">
            <text:p>19,52 €</text:p>
          </table:table-cell>
          <table:table-cell table:style-name="ce115" table:formula="of:=([$Toy.D6]*[$MaterialsCosts.$A$24]+[$MaterialsCosts.$B$24]+[$MaterialsCosts.$C$24]*3+[$MaterialsCosts.$D$24])+([$Toy.K6]*[$RunningCosts.$A$24]+[$Toy.K6]*[$RunningCosts.$B$24])+([$Toy.$O6]*[$TimeCosts.$A$24]+[$Toy.$P$2]*[$TimeCosts.$B$24]+[$Toy.$Q$2]*[$TimeCosts.$C$24])" office:value-type="currency" office:currency="EUR" office:value="25.145" calcext:value-type="currency">
            <text:p>25,15 €</text:p>
          </table:table-cell>
          <table:table-cell table:style-name="ce115" table:formula="of:=([$Toy.E6]*[$MaterialsCosts.$A$24]+[$MaterialsCosts.$B$24]+[$MaterialsCosts.$C$24]*3+[$MaterialsCosts.$D$24])+([$Toy.L6]*[$RunningCosts.$A$24]+[$Toy.L6]*[$RunningCosts.$B$24])+([$Toy.$O6]*[$TimeCosts.$A$24]+[$Toy.$P$2]*[$TimeCosts.$B$24]+[$Toy.$Q$2]*[$TimeCosts.$C$24])" office:value-type="currency" office:currency="EUR" office:value="32.645" calcext:value-type="currency">
            <text:p>32,65 €</text:p>
          </table:table-cell>
          <table:table-cell table:style-name="ce115" table:formula="of:=([$Toy.F6]*[$MaterialsCosts.$A$24]+[$MaterialsCosts.$B$24]+[$MaterialsCosts.$C$24]*3+[$MaterialsCosts.$D$24])+([$Toy.M6]*[$RunningCosts.$A$24]+[$Toy.M6]*[$RunningCosts.$B$24])+([$Toy.$O6]*[$TimeCosts.$A$24]+[$Toy.$P$2]*[$TimeCosts.$B$24]+[$Toy.$Q$2]*[$TimeCosts.$C$24])" office:value-type="currency" office:currency="EUR" office:value="42.29" calcext:value-type="currency">
            <text:p>42,29 €</text:p>
          </table:table-cell>
          <table:table-cell table:style-name="ce156" table:formula="of:=([$Toy.G6]*[$MaterialsCosts.$A$24]+[$MaterialsCosts.$B$24]+[$MaterialsCosts.$C$24]*3+[$MaterialsCosts.$D$24])+([$Toy.N6]*[$RunningCosts.$A$24]+[$Toy.N6]*[$RunningCosts.$B$24])+([$Toy.$O6]*[$TimeCosts.$A$24]+[$Toy.$P$2]*[$TimeCosts.$B$24]+[$Toy.$Q$2]*[$TimeCosts.$C$24])" office:value-type="currency" office:currency="EUR" office:value="54.32" calcext:value-type="currency">
            <text:p>54,32 €</text:p>
          </table:table-cell>
          <table:table-cell/>
          <table:table-cell table:style-name="ce154" table:formula="of:=[$'Init Run Exp Costs'.$L$15]*[$Package.B6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C6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D6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E6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F6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style-name="ce156" table:formula="of:=[$'Init Run Exp Costs'.$L$15]*[$Package.G6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number-columns-repeated="16363"/>
        </table:table-row>
        <table:table-row table:style-name="ro3">
          <table:table-cell table:formula="of:=[$ToyShells.A7]" office:value-type="string" office:string-value="Wynstar" calcext:value-type="string">
            <text:p>Wynstar</text:p>
          </table:table-cell>
          <table:table-cell table:style-name="ce16" table:formula="of:=([$ToyShells.B7]*[$MaterialsCosts.$A$4]+[$ToyShells.I7]*[$RunningCosts.$A$4]+[$ToyShells.I7]*[$RunningCosts.$B$4]+[$ToyShells.$O$3]*[$TimeCosts.$A$4])+([$ToyPositives.B7]*[$MaterialsCosts.$A$9]+[$ToyPositives.$O$3]*[$TimeCosts.$A$9]+[$ToyPositives.$P$3]*[$TimeCosts.$B$9]+[$ToyPositives.$Q$3]*[$TimeCosts.$C$9]+[$ToyPositives.I7]*[$RunningCosts.$A$9]+[$ToyPositives.I7]*[$RunningCosts.$B$9])+([$ToySucCup.B7]*[$MaterialsCosts.$A$14]+[$ToySucCup.I7]*[$RunningCosts.$A$14]+[$ToySucCup.I7]*[$RunningCosts.$B$14]+[$ToySucCup.$O$3]*[$TimeCosts.$A$14]+[$ToySucCup.$P$3]*[$TimeCosts.$B$14]+[$ToySucCup.$Q$3]*[$TimeCosts.$C$14])+([$ToySleeve.B7]*[$MaterialsCosts.$A$19]+[$MaterialsCosts.$B$19]+[$MaterialsCosts.$C$19]+[$MaterialsCosts.$D$19]+[$ToySleeve.I7]*[$RunningCosts.$A$19]+[$ToySleeve.I7]*[$RunningCosts.$B$19]+[$ToySleeve.O7]*[$TimeCosts.$A$19]+[$ToySleeve.P7]*[$TimeCosts.$B$19]+[$ToySleeve.Q7]*[$TimeCosts.$C$19])" office:value-type="currency" office:currency="EUR" office:value="89.32" calcext:value-type="currency">
            <text:p>89,32 €</text:p>
          </table:table-cell>
          <table:table-cell table:style-name="ce16" table:formula="of:=([$ToyShells.C7]*[$MaterialsCosts.$A$4]+[$ToyShells.J7]*[$RunningCosts.$A$4]+[$ToyShells.J7]*[$RunningCosts.$B$4]+[$ToyShells.$O$3]*[$TimeCosts.$A$4])+([$ToyPositives.C7]*[$MaterialsCosts.$A$9]+[$ToyPositives.$O$3]*[$TimeCosts.$A$9]+[$ToyPositives.$P$3]*[$TimeCosts.$B$9]+[$ToyPositives.$Q$3]*[$TimeCosts.$C$9]+[$ToyPositives.J7]*[$RunningCosts.$A$9]+[$ToyPositives.J7]*[$RunningCosts.$B$9])+([$ToySucCup.C7]*[$MaterialsCosts.$A$14]+[$ToySucCup.J7]*[$RunningCosts.$A$14]+[$ToySucCup.J7]*[$RunningCosts.$B$14]+[$ToySucCup.$O$3]*[$TimeCosts.$A$14]+[$ToySucCup.$P$3]*[$TimeCosts.$B$14]+[$ToySucCup.$Q$3]*[$TimeCosts.$C$14])+([$ToySleeve.C7]*[$MaterialsCosts.$A$19]+[$MaterialsCosts.$B$19]+[$MaterialsCosts.$C$19]+[$MaterialsCosts.$D$19]+[$ToySleeve.J7]*[$RunningCosts.$A$19]+[$ToySleeve.J7]*[$RunningCosts.$B$19]+[$ToySleeve.P7]*[$TimeCosts.$A$19]+[$ToySleeve.Q7]*[$TimeCosts.$B$19]+[$ToySleeve.R7]*[$TimeCosts.$C$19])" office:value-type="currency" office:currency="EUR" office:value="96.798" calcext:value-type="currency">
            <text:p>96,80 €</text:p>
          </table:table-cell>
          <table:table-cell table:style-name="ce16" table:formula="of:=([$ToyShells.D7]*[$MaterialsCosts.$A$4]+[$ToyShells.K7]*[$RunningCosts.$A$4]+[$ToyShells.K7]*[$RunningCosts.$B$4]+[$ToyShells.$O$3]*[$TimeCosts.$A$4])+([$ToyPositives.D7]*[$MaterialsCosts.$A$9]+[$ToyPositives.$O$3]*[$TimeCosts.$A$9]+[$ToyPositives.$P$3]*[$TimeCosts.$B$9]+[$ToyPositives.$Q$3]*[$TimeCosts.$C$9]+[$ToyPositives.K7]*[$RunningCosts.$A$9]+[$ToyPositives.K7]*[$RunningCosts.$B$9])+([$ToySucCup.D7]*[$MaterialsCosts.$A$14]+[$ToySucCup.K7]*[$RunningCosts.$A$14]+[$ToySucCup.K7]*[$RunningCosts.$B$14]+[$ToySucCup.$O$3]*[$TimeCosts.$A$14]+[$ToySucCup.$P$3]*[$TimeCosts.$B$14]+[$ToySucCup.$Q$3]*[$TimeCosts.$C$14])+([$ToySleeve.D7]*[$MaterialsCosts.$A$19]+[$MaterialsCosts.$B$19]+[$MaterialsCosts.$C$19]+[$MaterialsCosts.$D$19]+[$ToySleeve.K7]*[$RunningCosts.$A$19]+[$ToySleeve.K7]*[$RunningCosts.$B$19]+[$ToySleeve.Q7]*[$TimeCosts.$A$19]+[$ToySleeve.R7]*[$TimeCosts.$B$19]+[$ToySleeve.S7]*[$TimeCosts.$C$19])" office:value-type="currency" office:currency="EUR" office:value="118.792" calcext:value-type="currency">
            <text:p>118,79 €</text:p>
          </table:table-cell>
          <table:table-cell table:style-name="ce16" table:formula="of:=([$ToyShells.E7]*[$MaterialsCosts.$A$4]+[$ToyShells.L7]*[$RunningCosts.$A$4]+[$ToyShells.L7]*[$RunningCosts.$B$4]+[$ToyShells.$O$3]*[$TimeCosts.$A$4])+([$ToyPositives.E7]*[$MaterialsCosts.$A$9]+[$ToyPositives.$O$3]*[$TimeCosts.$A$9]+[$ToyPositives.$P$3]*[$TimeCosts.$B$9]+[$ToyPositives.$Q$3]*[$TimeCosts.$C$9]+[$ToyPositives.L7]*[$RunningCosts.$A$9]+[$ToyPositives.L7]*[$RunningCosts.$B$9])+([$ToySucCup.E7]*[$MaterialsCosts.$A$14]+[$ToySucCup.L7]*[$RunningCosts.$A$14]+[$ToySucCup.L7]*[$RunningCosts.$B$14]+[$ToySucCup.$O$3]*[$TimeCosts.$A$14]+[$ToySucCup.$P$3]*[$TimeCosts.$B$14]+[$ToySucCup.$Q$3]*[$TimeCosts.$C$14])+([$ToySleeve.E7]*[$MaterialsCosts.$A$19]+[$MaterialsCosts.$B$19]+[$MaterialsCosts.$C$19]+[$MaterialsCosts.$D$19]+[$ToySleeve.L7]*[$RunningCosts.$A$19]+[$ToySleeve.L7]*[$RunningCosts.$B$19]+[$ToySleeve.R7]*[$TimeCosts.$A$19]+[$ToySleeve.S7]*[$TimeCosts.$B$19]+[$ToySleeve.T7]*[$TimeCosts.$C$19])" office:value-type="currency" office:currency="EUR" office:value="141.746" calcext:value-type="currency">
            <text:p>141,75 €</text:p>
          </table:table-cell>
          <table:table-cell table:style-name="ce16" table:formula="of:=([$ToyShells.F7]*[$MaterialsCosts.$A$4]+[$ToyShells.M7]*[$RunningCosts.$A$4]+[$ToyShells.M7]*[$RunningCosts.$B$4]+[$ToyShells.$O$3]*[$TimeCosts.$A$4])+([$ToyPositives.F7]*[$MaterialsCosts.$A$9]+[$ToyPositives.$O$3]*[$TimeCosts.$A$9]+[$ToyPositives.$P$3]*[$TimeCosts.$B$9]+[$ToyPositives.$Q$3]*[$TimeCosts.$C$9]+[$ToyPositives.M7]*[$RunningCosts.$A$9]+[$ToyPositives.M7]*[$RunningCosts.$B$9])+([$ToySucCup.F7]*[$MaterialsCosts.$A$14]+[$ToySucCup.M7]*[$RunningCosts.$A$14]+[$ToySucCup.M7]*[$RunningCosts.$B$14]+[$ToySucCup.$O$3]*[$TimeCosts.$A$14]+[$ToySucCup.$P$3]*[$TimeCosts.$B$14]+[$ToySucCup.$Q$3]*[$TimeCosts.$C$14])+([$ToySleeve.F7]*[$MaterialsCosts.$A$19]+[$MaterialsCosts.$B$19]+[$MaterialsCosts.$C$19]+[$MaterialsCosts.$D$19]+[$ToySleeve.M7]*[$RunningCosts.$A$19]+[$ToySleeve.M7]*[$RunningCosts.$B$19]+[$ToySleeve.S7]*[$TimeCosts.$A$19]+[$ToySleeve.T7]*[$TimeCosts.$B$19]+[$ToySleeve.U7]*[$TimeCosts.$C$19])" office:value-type="currency" office:currency="EUR" office:value="173.438" calcext:value-type="currency">
            <text:p>173,44 €</text:p>
          </table:table-cell>
          <table:table-cell table:style-name="ce153" table:formula="of:=([$ToyShells.G7]*[$MaterialsCosts.$A$4]+[$ToyShells.N7]*[$RunningCosts.$A$4]+[$ToyShells.N7]*[$RunningCosts.$B$4]+[$ToyShells.$O$3]*[$TimeCosts.$A$4])+([$ToyPositives.G7]*[$MaterialsCosts.$A$9]+[$ToyPositives.$O$3]*[$TimeCosts.$A$9]+[$ToyPositives.$P$3]*[$TimeCosts.$B$9]+[$ToyPositives.$Q$3]*[$TimeCosts.$C$9]+[$ToyPositives.N7]*[$RunningCosts.$A$9]+[$ToyPositives.N7]*[$RunningCosts.$B$9])+([$ToySucCup.G7]*[$MaterialsCosts.$A$14]+[$ToySucCup.N7]*[$RunningCosts.$A$14]+[$ToySucCup.N7]*[$RunningCosts.$B$14]+[$ToySucCup.$O$3]*[$TimeCosts.$A$14]+[$ToySucCup.$P$3]*[$TimeCosts.$B$14]+[$ToySucCup.$Q$3]*[$TimeCosts.$C$14])+([$ToySleeve.G7]*[$MaterialsCosts.$A$19]+[$MaterialsCosts.$B$19]+[$MaterialsCosts.$C$19]+[$MaterialsCosts.$D$19]+[$ToySleeve.N7]*[$RunningCosts.$A$19]+[$ToySleeve.N7]*[$RunningCosts.$B$19]+[$ToySleeve.T7]*[$TimeCosts.$A$19]+[$ToySleeve.U7]*[$TimeCosts.$B$19]+[$ToySleeve.V7]*[$TimeCosts.$C$19])" office:value-type="currency" office:currency="EUR" office:value="200.318" calcext:value-type="currency">
            <text:p>200,32 €</text:p>
          </table:table-cell>
          <table:table-cell/>
          <table:table-cell table:style-name="ce154" table:formula="of:=([$Toy.B7]*[$MaterialsCosts.$A$24]+[$MaterialsCosts.$B$24]+[$MaterialsCosts.$C$24]*3+[$MaterialsCosts.$D$24])+([$Toy.I7]*[$RunningCosts.$A$24]+[$Toy.I7]*[$RunningCosts.$B$24])+([$Toy.$O7]*[$TimeCosts.$A$24]+[$Toy.$P$2]*[$TimeCosts.$B$24]+[$Toy.$Q$2]*[$TimeCosts.$C$24])" office:value-type="currency" office:currency="EUR" office:value="15.47" calcext:value-type="currency">
            <text:p>15,47 €</text:p>
          </table:table-cell>
          <table:table-cell table:style-name="ce115" table:formula="of:=([$Toy.C7]*[$MaterialsCosts.$A$24]+[$MaterialsCosts.$B$24]+[$MaterialsCosts.$C$24]*3+[$MaterialsCosts.$D$24])+([$Toy.J7]*[$RunningCosts.$A$24]+[$Toy.J7]*[$RunningCosts.$B$24])+([$Toy.$O7]*[$TimeCosts.$A$24]+[$Toy.$P$2]*[$TimeCosts.$B$24]+[$Toy.$Q$2]*[$TimeCosts.$C$24])" office:value-type="currency" office:currency="EUR" office:value="19.52" calcext:value-type="currency">
            <text:p>19,52 €</text:p>
          </table:table-cell>
          <table:table-cell table:style-name="ce115" table:formula="of:=([$Toy.D7]*[$MaterialsCosts.$A$24]+[$MaterialsCosts.$B$24]+[$MaterialsCosts.$C$24]*3+[$MaterialsCosts.$D$24])+([$Toy.K7]*[$RunningCosts.$A$24]+[$Toy.K7]*[$RunningCosts.$B$24])+([$Toy.$O7]*[$TimeCosts.$A$24]+[$Toy.$P$2]*[$TimeCosts.$B$24]+[$Toy.$Q$2]*[$TimeCosts.$C$24])" office:value-type="currency" office:currency="EUR" office:value="25.145" calcext:value-type="currency">
            <text:p>25,15 €</text:p>
          </table:table-cell>
          <table:table-cell table:style-name="ce115" table:formula="of:=([$Toy.E7]*[$MaterialsCosts.$A$24]+[$MaterialsCosts.$B$24]+[$MaterialsCosts.$C$24]*3+[$MaterialsCosts.$D$24])+([$Toy.L7]*[$RunningCosts.$A$24]+[$Toy.L7]*[$RunningCosts.$B$24])+([$Toy.$O7]*[$TimeCosts.$A$24]+[$Toy.$P$2]*[$TimeCosts.$B$24]+[$Toy.$Q$2]*[$TimeCosts.$C$24])" office:value-type="currency" office:currency="EUR" office:value="32.645" calcext:value-type="currency">
            <text:p>32,65 €</text:p>
          </table:table-cell>
          <table:table-cell table:style-name="ce115" table:formula="of:=([$Toy.F7]*[$MaterialsCosts.$A$24]+[$MaterialsCosts.$B$24]+[$MaterialsCosts.$C$24]*3+[$MaterialsCosts.$D$24])+([$Toy.M7]*[$RunningCosts.$A$24]+[$Toy.M7]*[$RunningCosts.$B$24])+([$Toy.$O7]*[$TimeCosts.$A$24]+[$Toy.$P$2]*[$TimeCosts.$B$24]+[$Toy.$Q$2]*[$TimeCosts.$C$24])" office:value-type="currency" office:currency="EUR" office:value="42.29" calcext:value-type="currency">
            <text:p>42,29 €</text:p>
          </table:table-cell>
          <table:table-cell table:style-name="ce156" table:formula="of:=([$Toy.G7]*[$MaterialsCosts.$A$24]+[$MaterialsCosts.$B$24]+[$MaterialsCosts.$C$24]*3+[$MaterialsCosts.$D$24])+([$Toy.N7]*[$RunningCosts.$A$24]+[$Toy.N7]*[$RunningCosts.$B$24])+([$Toy.$O7]*[$TimeCosts.$A$24]+[$Toy.$P$2]*[$TimeCosts.$B$24]+[$Toy.$Q$2]*[$TimeCosts.$C$24])" office:value-type="currency" office:currency="EUR" office:value="54.32" calcext:value-type="currency">
            <text:p>54,32 €</text:p>
          </table:table-cell>
          <table:table-cell/>
          <table:table-cell table:style-name="ce154" table:formula="of:=[$'Init Run Exp Costs'.$L$15]*[$Package.B7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C7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D7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E7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F7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style-name="ce156" table:formula="of:=[$'Init Run Exp Costs'.$L$15]*[$Package.G7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number-columns-repeated="16363"/>
        </table:table-row>
        <table:table-row table:style-name="ro3">
          <table:table-cell table:formula="of:=[$ToyShells.A8]" office:value-type="string" office:string-value="Thalassamorph" calcext:value-type="string">
            <text:p>Thalassamorph</text:p>
          </table:table-cell>
          <table:table-cell table:style-name="ce16" table:formula="of:=([$ToyShells.B8]*[$MaterialsCosts.$A$4]+[$ToyShells.I8]*[$RunningCosts.$A$4]+[$ToyShells.I8]*[$RunningCosts.$B$4]+[$ToyShells.$O$3]*[$TimeCosts.$A$4])+([$ToyPositives.B8]*[$MaterialsCosts.$A$9]+[$ToyPositives.$O$3]*[$TimeCosts.$A$9]+[$ToyPositives.$P$3]*[$TimeCosts.$B$9]+[$ToyPositives.$Q$3]*[$TimeCosts.$C$9]+[$ToyPositives.I8]*[$RunningCosts.$A$9]+[$ToyPositives.I8]*[$RunningCosts.$B$9])+([$ToySucCup.B8]*[$MaterialsCosts.$A$14]+[$ToySucCup.I8]*[$RunningCosts.$A$14]+[$ToySucCup.I8]*[$RunningCosts.$B$14]+[$ToySucCup.$O$3]*[$TimeCosts.$A$14]+[$ToySucCup.$P$3]*[$TimeCosts.$B$14]+[$ToySucCup.$Q$3]*[$TimeCosts.$C$14])+([$ToySleeve.B8]*[$MaterialsCosts.$A$19]+[$MaterialsCosts.$B$19]+[$MaterialsCosts.$C$19]+[$MaterialsCosts.$D$19]+[$ToySleeve.I8]*[$RunningCosts.$A$19]+[$ToySleeve.I8]*[$RunningCosts.$B$19]+[$ToySleeve.O8]*[$TimeCosts.$A$19]+[$ToySleeve.P8]*[$TimeCosts.$B$19]+[$ToySleeve.Q8]*[$TimeCosts.$C$19])" office:value-type="currency" office:currency="EUR" office:value="88.3" calcext:value-type="currency">
            <text:p>88,30 €</text:p>
          </table:table-cell>
          <table:table-cell table:style-name="ce16" table:formula="of:=([$ToyShells.C8]*[$MaterialsCosts.$A$4]+[$ToyShells.J8]*[$RunningCosts.$A$4]+[$ToyShells.J8]*[$RunningCosts.$B$4]+[$ToyShells.$O$3]*[$TimeCosts.$A$4])+([$ToyPositives.C8]*[$MaterialsCosts.$A$9]+[$ToyPositives.$O$3]*[$TimeCosts.$A$9]+[$ToyPositives.$P$3]*[$TimeCosts.$B$9]+[$ToyPositives.$Q$3]*[$TimeCosts.$C$9]+[$ToyPositives.J8]*[$RunningCosts.$A$9]+[$ToyPositives.J8]*[$RunningCosts.$B$9])+([$ToySucCup.C8]*[$MaterialsCosts.$A$14]+[$ToySucCup.J8]*[$RunningCosts.$A$14]+[$ToySucCup.J8]*[$RunningCosts.$B$14]+[$ToySucCup.$O$3]*[$TimeCosts.$A$14]+[$ToySucCup.$P$3]*[$TimeCosts.$B$14]+[$ToySucCup.$Q$3]*[$TimeCosts.$C$14])+([$ToySleeve.C8]*[$MaterialsCosts.$A$19]+[$MaterialsCosts.$B$19]+[$MaterialsCosts.$C$19]+[$MaterialsCosts.$D$19]+[$ToySleeve.J8]*[$RunningCosts.$A$19]+[$ToySleeve.J8]*[$RunningCosts.$B$19]+[$ToySleeve.P8]*[$TimeCosts.$A$19]+[$ToySleeve.Q8]*[$TimeCosts.$B$19]+[$ToySleeve.R8]*[$TimeCosts.$C$19])" office:value-type="currency" office:currency="EUR" office:value="95.67" calcext:value-type="currency">
            <text:p>95,67 €</text:p>
          </table:table-cell>
          <table:table-cell table:style-name="ce16" table:formula="of:=([$ToyShells.D8]*[$MaterialsCosts.$A$4]+[$ToyShells.K8]*[$RunningCosts.$A$4]+[$ToyShells.K8]*[$RunningCosts.$B$4]+[$ToyShells.$O$3]*[$TimeCosts.$A$4])+([$ToyPositives.D8]*[$MaterialsCosts.$A$9]+[$ToyPositives.$O$3]*[$TimeCosts.$A$9]+[$ToyPositives.$P$3]*[$TimeCosts.$B$9]+[$ToyPositives.$Q$3]*[$TimeCosts.$C$9]+[$ToyPositives.K8]*[$RunningCosts.$A$9]+[$ToyPositives.K8]*[$RunningCosts.$B$9])+([$ToySucCup.D8]*[$MaterialsCosts.$A$14]+[$ToySucCup.K8]*[$RunningCosts.$A$14]+[$ToySucCup.K8]*[$RunningCosts.$B$14]+[$ToySucCup.$O$3]*[$TimeCosts.$A$14]+[$ToySucCup.$P$3]*[$TimeCosts.$B$14]+[$ToySucCup.$Q$3]*[$TimeCosts.$C$14])+([$ToySleeve.D8]*[$MaterialsCosts.$A$19]+[$MaterialsCosts.$B$19]+[$MaterialsCosts.$C$19]+[$MaterialsCosts.$D$19]+[$ToySleeve.K8]*[$RunningCosts.$A$19]+[$ToySleeve.K8]*[$RunningCosts.$B$19]+[$ToySleeve.Q8]*[$TimeCosts.$A$19]+[$ToySleeve.R8]*[$TimeCosts.$B$19]+[$ToySleeve.S8]*[$TimeCosts.$C$19])" office:value-type="currency" office:currency="EUR" office:value="116.734" calcext:value-type="currency">
            <text:p>116,73 €</text:p>
          </table:table-cell>
          <table:table-cell table:style-name="ce16" table:formula="of:=([$ToyShells.E8]*[$MaterialsCosts.$A$4]+[$ToyShells.L8]*[$RunningCosts.$A$4]+[$ToyShells.L8]*[$RunningCosts.$B$4]+[$ToyShells.$O$3]*[$TimeCosts.$A$4])+([$ToyPositives.E8]*[$MaterialsCosts.$A$9]+[$ToyPositives.$O$3]*[$TimeCosts.$A$9]+[$ToyPositives.$P$3]*[$TimeCosts.$B$9]+[$ToyPositives.$Q$3]*[$TimeCosts.$C$9]+[$ToyPositives.L8]*[$RunningCosts.$A$9]+[$ToyPositives.L8]*[$RunningCosts.$B$9])+([$ToySucCup.E8]*[$MaterialsCosts.$A$14]+[$ToySucCup.L8]*[$RunningCosts.$A$14]+[$ToySucCup.L8]*[$RunningCosts.$B$14]+[$ToySucCup.$O$3]*[$TimeCosts.$A$14]+[$ToySucCup.$P$3]*[$TimeCosts.$B$14]+[$ToySucCup.$Q$3]*[$TimeCosts.$C$14])+([$ToySleeve.E8]*[$MaterialsCosts.$A$19]+[$MaterialsCosts.$B$19]+[$MaterialsCosts.$C$19]+[$MaterialsCosts.$D$19]+[$ToySleeve.L8]*[$RunningCosts.$A$19]+[$ToySleeve.L8]*[$RunningCosts.$B$19]+[$ToySleeve.R8]*[$TimeCosts.$A$19]+[$ToySleeve.S8]*[$TimeCosts.$B$19]+[$ToySleeve.T8]*[$TimeCosts.$C$19])" office:value-type="currency" office:currency="EUR" office:value="139.562" calcext:value-type="currency">
            <text:p>139,56 €</text:p>
          </table:table-cell>
          <table:table-cell table:style-name="ce16" table:formula="of:=([$ToyShells.F8]*[$MaterialsCosts.$A$4]+[$ToyShells.M8]*[$RunningCosts.$A$4]+[$ToyShells.M8]*[$RunningCosts.$B$4]+[$ToyShells.$O$3]*[$TimeCosts.$A$4])+([$ToyPositives.F8]*[$MaterialsCosts.$A$9]+[$ToyPositives.$O$3]*[$TimeCosts.$A$9]+[$ToyPositives.$P$3]*[$TimeCosts.$B$9]+[$ToyPositives.$Q$3]*[$TimeCosts.$C$9]+[$ToyPositives.M8]*[$RunningCosts.$A$9]+[$ToyPositives.M8]*[$RunningCosts.$B$9])+([$ToySucCup.F8]*[$MaterialsCosts.$A$14]+[$ToySucCup.M8]*[$RunningCosts.$A$14]+[$ToySucCup.M8]*[$RunningCosts.$B$14]+[$ToySucCup.$O$3]*[$TimeCosts.$A$14]+[$ToySucCup.$P$3]*[$TimeCosts.$B$14]+[$ToySucCup.$Q$3]*[$TimeCosts.$C$14])+([$ToySleeve.F8]*[$MaterialsCosts.$A$19]+[$MaterialsCosts.$B$19]+[$MaterialsCosts.$C$19]+[$MaterialsCosts.$D$19]+[$ToySleeve.M8]*[$RunningCosts.$A$19]+[$ToySleeve.M8]*[$RunningCosts.$B$19]+[$ToySleeve.S8]*[$TimeCosts.$A$19]+[$ToySleeve.T8]*[$TimeCosts.$B$19]+[$ToySleeve.U8]*[$TimeCosts.$C$19])" office:value-type="currency" office:currency="EUR" office:value="170.252" calcext:value-type="currency">
            <text:p>170,25 €</text:p>
          </table:table-cell>
          <table:table-cell table:style-name="ce153" table:formula="of:=([$ToyShells.G8]*[$MaterialsCosts.$A$4]+[$ToyShells.N8]*[$RunningCosts.$A$4]+[$ToyShells.N8]*[$RunningCosts.$B$4]+[$ToyShells.$O$3]*[$TimeCosts.$A$4])+([$ToyPositives.G8]*[$MaterialsCosts.$A$9]+[$ToyPositives.$O$3]*[$TimeCosts.$A$9]+[$ToyPositives.$P$3]*[$TimeCosts.$B$9]+[$ToyPositives.$Q$3]*[$TimeCosts.$C$9]+[$ToyPositives.N8]*[$RunningCosts.$A$9]+[$ToyPositives.N8]*[$RunningCosts.$B$9])+([$ToySucCup.G8]*[$MaterialsCosts.$A$14]+[$ToySucCup.N8]*[$RunningCosts.$A$14]+[$ToySucCup.N8]*[$RunningCosts.$B$14]+[$ToySucCup.$O$3]*[$TimeCosts.$A$14]+[$ToySucCup.$P$3]*[$TimeCosts.$B$14]+[$ToySucCup.$Q$3]*[$TimeCosts.$C$14])+([$ToySleeve.G8]*[$MaterialsCosts.$A$19]+[$MaterialsCosts.$B$19]+[$MaterialsCosts.$C$19]+[$MaterialsCosts.$D$19]+[$ToySleeve.N8]*[$RunningCosts.$A$19]+[$ToySleeve.N8]*[$RunningCosts.$B$19]+[$ToySleeve.T8]*[$TimeCosts.$A$19]+[$ToySleeve.U8]*[$TimeCosts.$B$19]+[$ToySleeve.V8]*[$TimeCosts.$C$19])" office:value-type="currency" office:currency="EUR" office:value="196.148" calcext:value-type="currency">
            <text:p>196,15 €</text:p>
          </table:table-cell>
          <table:table-cell/>
          <table:table-cell table:style-name="ce154" table:formula="of:=([$Toy.B8]*[$MaterialsCosts.$A$24]+[$MaterialsCosts.$B$24]+[$MaterialsCosts.$C$24]*3+[$MaterialsCosts.$D$24])+([$Toy.I8]*[$RunningCosts.$A$24]+[$Toy.I8]*[$RunningCosts.$B$24])+([$Toy.$O8]*[$TimeCosts.$A$24]+[$Toy.$P$2]*[$TimeCosts.$B$24]+[$Toy.$Q$2]*[$TimeCosts.$C$24])" office:value-type="currency" office:currency="EUR" office:value="12.095" calcext:value-type="currency">
            <text:p>12,10 €</text:p>
          </table:table-cell>
          <table:table-cell table:style-name="ce115" table:formula="of:=([$Toy.C8]*[$MaterialsCosts.$A$24]+[$MaterialsCosts.$B$24]+[$MaterialsCosts.$C$24]*3+[$MaterialsCosts.$D$24])+([$Toy.J8]*[$RunningCosts.$A$24]+[$Toy.J8]*[$RunningCosts.$B$24])+([$Toy.$O8]*[$TimeCosts.$A$24]+[$Toy.$P$2]*[$TimeCosts.$B$24]+[$Toy.$Q$2]*[$TimeCosts.$C$24])" office:value-type="currency" office:currency="EUR" office:value="13.685" calcext:value-type="currency">
            <text:p>13,69 €</text:p>
          </table:table-cell>
          <table:table-cell table:style-name="ce115" table:formula="of:=([$Toy.D8]*[$MaterialsCosts.$A$24]+[$MaterialsCosts.$B$24]+[$MaterialsCosts.$C$24]*3+[$MaterialsCosts.$D$24])+([$Toy.K8]*[$RunningCosts.$A$24]+[$Toy.K8]*[$RunningCosts.$B$24])+([$Toy.$O8]*[$TimeCosts.$A$24]+[$Toy.$P$2]*[$TimeCosts.$B$24]+[$Toy.$Q$2]*[$TimeCosts.$C$24])" office:value-type="currency" office:currency="EUR" office:value="15.89" calcext:value-type="currency">
            <text:p>15,89 €</text:p>
          </table:table-cell>
          <table:table-cell table:style-name="ce115" table:formula="of:=([$Toy.E8]*[$MaterialsCosts.$A$24]+[$MaterialsCosts.$B$24]+[$MaterialsCosts.$C$24]*3+[$MaterialsCosts.$D$24])+([$Toy.L8]*[$RunningCosts.$A$24]+[$Toy.L8]*[$RunningCosts.$B$24])+([$Toy.$O8]*[$TimeCosts.$A$24]+[$Toy.$P$2]*[$TimeCosts.$B$24]+[$Toy.$Q$2]*[$TimeCosts.$C$24])" office:value-type="currency" office:currency="EUR" office:value="18.83" calcext:value-type="currency">
            <text:p>18,83 €</text:p>
          </table:table-cell>
          <table:table-cell table:style-name="ce115" table:formula="of:=([$Toy.F8]*[$MaterialsCosts.$A$24]+[$MaterialsCosts.$B$24]+[$MaterialsCosts.$C$24]*3+[$MaterialsCosts.$D$24])+([$Toy.M8]*[$RunningCosts.$A$24]+[$Toy.M8]*[$RunningCosts.$B$24])+([$Toy.$O8]*[$TimeCosts.$A$24]+[$Toy.$P$2]*[$TimeCosts.$B$24]+[$Toy.$Q$2]*[$TimeCosts.$C$24])" office:value-type="currency" office:currency="EUR" office:value="22.61" calcext:value-type="currency">
            <text:p>22,61 €</text:p>
          </table:table-cell>
          <table:table-cell table:style-name="ce156" table:formula="of:=([$Toy.G8]*[$MaterialsCosts.$A$24]+[$MaterialsCosts.$B$24]+[$MaterialsCosts.$C$24]*3+[$MaterialsCosts.$D$24])+([$Toy.N8]*[$RunningCosts.$A$24]+[$Toy.N8]*[$RunningCosts.$B$24])+([$Toy.$O8]*[$TimeCosts.$A$24]+[$Toy.$P$2]*[$TimeCosts.$B$24]+[$Toy.$Q$2]*[$TimeCosts.$C$24])" office:value-type="currency" office:currency="EUR" office:value="27.32" calcext:value-type="currency">
            <text:p>27,32 €</text:p>
          </table:table-cell>
          <table:table-cell/>
          <table:table-cell table:style-name="ce154" table:formula="of:=[$'Init Run Exp Costs'.$L$15]*[$Package.B8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C8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D8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E8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F8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style-name="ce156" table:formula="of:=[$'Init Run Exp Costs'.$L$15]*[$Package.G8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number-columns-repeated="16363"/>
        </table:table-row>
        <table:table-row table:style-name="ro3">
          <table:table-cell table:formula="of:=[$ToyShells.A9]" office:value-type="string" office:string-value="Spectralis" calcext:value-type="string">
            <text:p>Spectralis</text:p>
          </table:table-cell>
          <table:table-cell table:style-name="ce16" table:formula="of:=([$ToyShells.B9]*[$MaterialsCosts.$A$4]+[$ToyShells.I9]*[$RunningCosts.$A$4]+[$ToyShells.I9]*[$RunningCosts.$B$4]+[$ToyShells.$O$3]*[$TimeCosts.$A$4])+([$ToyPositives.B9]*[$MaterialsCosts.$A$9]+[$ToyPositives.$O$3]*[$TimeCosts.$A$9]+[$ToyPositives.$P$3]*[$TimeCosts.$B$9]+[$ToyPositives.$Q$3]*[$TimeCosts.$C$9]+[$ToyPositives.I9]*[$RunningCosts.$A$9]+[$ToyPositives.I9]*[$RunningCosts.$B$9])+([$ToySucCup.B9]*[$MaterialsCosts.$A$14]+[$ToySucCup.I9]*[$RunningCosts.$A$14]+[$ToySucCup.I9]*[$RunningCosts.$B$14]+[$ToySucCup.$O$3]*[$TimeCosts.$A$14]+[$ToySucCup.$P$3]*[$TimeCosts.$B$14]+[$ToySucCup.$Q$3]*[$TimeCosts.$C$14])+([$ToySleeve.B9]*[$MaterialsCosts.$A$19]+[$MaterialsCosts.$B$19]+[$MaterialsCosts.$C$19]+[$MaterialsCosts.$D$19]+[$ToySleeve.I9]*[$RunningCosts.$A$19]+[$ToySleeve.I9]*[$RunningCosts.$B$19]+[$ToySleeve.O9]*[$TimeCosts.$A$19]+[$ToySleeve.P9]*[$TimeCosts.$B$19]+[$ToySleeve.Q9]*[$TimeCosts.$C$19])" office:value-type="currency" office:currency="EUR" office:value="90.37" calcext:value-type="currency">
            <text:p>90,37 €</text:p>
          </table:table-cell>
          <table:table-cell table:style-name="ce16" table:formula="of:=([$ToyShells.C9]*[$MaterialsCosts.$A$4]+[$ToyShells.J9]*[$RunningCosts.$A$4]+[$ToyShells.J9]*[$RunningCosts.$B$4]+[$ToyShells.$O$3]*[$TimeCosts.$A$4])+([$ToyPositives.C9]*[$MaterialsCosts.$A$9]+[$ToyPositives.$O$3]*[$TimeCosts.$A$9]+[$ToyPositives.$P$3]*[$TimeCosts.$B$9]+[$ToyPositives.$Q$3]*[$TimeCosts.$C$9]+[$ToyPositives.J9]*[$RunningCosts.$A$9]+[$ToyPositives.J9]*[$RunningCosts.$B$9])+([$ToySucCup.C9]*[$MaterialsCosts.$A$14]+[$ToySucCup.J9]*[$RunningCosts.$A$14]+[$ToySucCup.J9]*[$RunningCosts.$B$14]+[$ToySucCup.$O$3]*[$TimeCosts.$A$14]+[$ToySucCup.$P$3]*[$TimeCosts.$B$14]+[$ToySucCup.$Q$3]*[$TimeCosts.$C$14])+([$ToySleeve.C9]*[$MaterialsCosts.$A$19]+[$MaterialsCosts.$B$19]+[$MaterialsCosts.$C$19]+[$MaterialsCosts.$D$19]+[$ToySleeve.J9]*[$RunningCosts.$A$19]+[$ToySleeve.J9]*[$RunningCosts.$B$19]+[$ToySleeve.P9]*[$TimeCosts.$A$19]+[$ToySleeve.Q9]*[$TimeCosts.$B$19]+[$ToySleeve.R9]*[$TimeCosts.$C$19])" office:value-type="currency" office:currency="EUR" office:value="98.226" calcext:value-type="currency">
            <text:p>98,23 €</text:p>
          </table:table-cell>
          <table:table-cell table:style-name="ce16" table:formula="of:=([$ToyShells.D9]*[$MaterialsCosts.$A$4]+[$ToyShells.K9]*[$RunningCosts.$A$4]+[$ToyShells.K9]*[$RunningCosts.$B$4]+[$ToyShells.$O$3]*[$TimeCosts.$A$4])+([$ToyPositives.D9]*[$MaterialsCosts.$A$9]+[$ToyPositives.$O$3]*[$TimeCosts.$A$9]+[$ToyPositives.$P$3]*[$TimeCosts.$B$9]+[$ToyPositives.$Q$3]*[$TimeCosts.$C$9]+[$ToyPositives.K9]*[$RunningCosts.$A$9]+[$ToyPositives.K9]*[$RunningCosts.$B$9])+([$ToySucCup.D9]*[$MaterialsCosts.$A$14]+[$ToySucCup.K9]*[$RunningCosts.$A$14]+[$ToySucCup.K9]*[$RunningCosts.$B$14]+[$ToySucCup.$O$3]*[$TimeCosts.$A$14]+[$ToySucCup.$P$3]*[$TimeCosts.$B$14]+[$ToySucCup.$Q$3]*[$TimeCosts.$C$14])+([$ToySleeve.D9]*[$MaterialsCosts.$A$19]+[$MaterialsCosts.$B$19]+[$MaterialsCosts.$C$19]+[$MaterialsCosts.$D$19]+[$ToySleeve.K9]*[$RunningCosts.$A$19]+[$ToySleeve.K9]*[$RunningCosts.$B$19]+[$ToySleeve.Q9]*[$TimeCosts.$A$19]+[$ToySleeve.R9]*[$TimeCosts.$B$19]+[$ToySleeve.S9]*[$TimeCosts.$C$19])" office:value-type="currency" office:currency="EUR" office:value="122.386" calcext:value-type="currency">
            <text:p>122,39 €</text:p>
          </table:table-cell>
          <table:table-cell table:style-name="ce16" table:formula="of:=([$ToyShells.E9]*[$MaterialsCosts.$A$4]+[$ToyShells.L9]*[$RunningCosts.$A$4]+[$ToyShells.L9]*[$RunningCosts.$B$4]+[$ToyShells.$O$3]*[$TimeCosts.$A$4])+([$ToyPositives.E9]*[$MaterialsCosts.$A$9]+[$ToyPositives.$O$3]*[$TimeCosts.$A$9]+[$ToyPositives.$P$3]*[$TimeCosts.$B$9]+[$ToyPositives.$Q$3]*[$TimeCosts.$C$9]+[$ToyPositives.L9]*[$RunningCosts.$A$9]+[$ToyPositives.L9]*[$RunningCosts.$B$9])+([$ToySucCup.E9]*[$MaterialsCosts.$A$14]+[$ToySucCup.L9]*[$RunningCosts.$A$14]+[$ToySucCup.L9]*[$RunningCosts.$B$14]+[$ToySucCup.$O$3]*[$TimeCosts.$A$14]+[$ToySucCup.$P$3]*[$TimeCosts.$B$14]+[$ToySucCup.$Q$3]*[$TimeCosts.$C$14])+([$ToySleeve.E9]*[$MaterialsCosts.$A$19]+[$MaterialsCosts.$B$19]+[$MaterialsCosts.$C$19]+[$MaterialsCosts.$D$19]+[$ToySleeve.L9]*[$RunningCosts.$A$19]+[$ToySleeve.L9]*[$RunningCosts.$B$19]+[$ToySleeve.R9]*[$TimeCosts.$A$19]+[$ToySleeve.S9]*[$TimeCosts.$B$19]+[$ToySleeve.T9]*[$TimeCosts.$C$19])" office:value-type="currency" office:currency="EUR" office:value="148.019" calcext:value-type="currency">
            <text:p>148,02 €</text:p>
          </table:table-cell>
          <table:table-cell table:style-name="ce16" table:formula="of:=([$ToyShells.F9]*[$MaterialsCosts.$A$4]+[$ToyShells.M9]*[$RunningCosts.$A$4]+[$ToyShells.M9]*[$RunningCosts.$B$4]+[$ToyShells.$O$3]*[$TimeCosts.$A$4])+([$ToyPositives.F9]*[$MaterialsCosts.$A$9]+[$ToyPositives.$O$3]*[$TimeCosts.$A$9]+[$ToyPositives.$P$3]*[$TimeCosts.$B$9]+[$ToyPositives.$Q$3]*[$TimeCosts.$C$9]+[$ToyPositives.M9]*[$RunningCosts.$A$9]+[$ToyPositives.M9]*[$RunningCosts.$B$9])+([$ToySucCup.F9]*[$MaterialsCosts.$A$14]+[$ToySucCup.M9]*[$RunningCosts.$A$14]+[$ToySucCup.M9]*[$RunningCosts.$B$14]+[$ToySucCup.$O$3]*[$TimeCosts.$A$14]+[$ToySucCup.$P$3]*[$TimeCosts.$B$14]+[$ToySucCup.$Q$3]*[$TimeCosts.$C$14])+([$ToySleeve.F9]*[$MaterialsCosts.$A$19]+[$MaterialsCosts.$B$19]+[$MaterialsCosts.$C$19]+[$MaterialsCosts.$D$19]+[$ToySleeve.M9]*[$RunningCosts.$A$19]+[$ToySleeve.M9]*[$RunningCosts.$B$19]+[$ToySleeve.S9]*[$TimeCosts.$A$19]+[$ToySleeve.T9]*[$TimeCosts.$B$19]+[$ToySleeve.U9]*[$TimeCosts.$C$19])" office:value-type="currency" office:currency="EUR" office:value="182.276" calcext:value-type="currency">
            <text:p>182,28 €</text:p>
          </table:table-cell>
          <table:table-cell table:style-name="ce153" table:formula="of:=([$ToyShells.G9]*[$MaterialsCosts.$A$4]+[$ToyShells.N9]*[$RunningCosts.$A$4]+[$ToyShells.N9]*[$RunningCosts.$B$4]+[$ToyShells.$O$3]*[$TimeCosts.$A$4])+([$ToyPositives.G9]*[$MaterialsCosts.$A$9]+[$ToyPositives.$O$3]*[$TimeCosts.$A$9]+[$ToyPositives.$P$3]*[$TimeCosts.$B$9]+[$ToyPositives.$Q$3]*[$TimeCosts.$C$9]+[$ToyPositives.N9]*[$RunningCosts.$A$9]+[$ToyPositives.N9]*[$RunningCosts.$B$9])+([$ToySucCup.G9]*[$MaterialsCosts.$A$14]+[$ToySucCup.N9]*[$RunningCosts.$A$14]+[$ToySucCup.N9]*[$RunningCosts.$B$14]+[$ToySucCup.$O$3]*[$TimeCosts.$A$14]+[$ToySucCup.$P$3]*[$TimeCosts.$B$14]+[$ToySucCup.$Q$3]*[$TimeCosts.$C$14])+([$ToySleeve.G9]*[$MaterialsCosts.$A$19]+[$MaterialsCosts.$B$19]+[$MaterialsCosts.$C$19]+[$MaterialsCosts.$D$19]+[$ToySleeve.N9]*[$RunningCosts.$A$19]+[$ToySleeve.N9]*[$RunningCosts.$B$19]+[$ToySleeve.T9]*[$TimeCosts.$A$19]+[$ToySleeve.U9]*[$TimeCosts.$B$19]+[$ToySleeve.V9]*[$TimeCosts.$C$19])" office:value-type="currency" office:currency="EUR" office:value="212.672" calcext:value-type="currency">
            <text:p>212,67 €</text:p>
          </table:table-cell>
          <table:table-cell/>
          <table:table-cell table:style-name="ce154" table:formula="of:=([$Toy.B9]*[$MaterialsCosts.$A$24]+[$MaterialsCosts.$B$24]+[$MaterialsCosts.$C$24]*3+[$MaterialsCosts.$D$24])+([$Toy.I9]*[$RunningCosts.$A$24]+[$Toy.I9]*[$RunningCosts.$B$24])+([$Toy.$O9]*[$TimeCosts.$A$24]+[$Toy.$P$2]*[$TimeCosts.$B$24]+[$Toy.$Q$2]*[$TimeCosts.$C$24])" office:value-type="currency" office:currency="EUR" office:value="13.295" calcext:value-type="currency">
            <text:p>13,30 €</text:p>
          </table:table-cell>
          <table:table-cell table:style-name="ce115" table:formula="of:=([$Toy.C9]*[$MaterialsCosts.$A$24]+[$MaterialsCosts.$B$24]+[$MaterialsCosts.$C$24]*3+[$MaterialsCosts.$D$24])+([$Toy.J9]*[$RunningCosts.$A$24]+[$Toy.J9]*[$RunningCosts.$B$24])+([$Toy.$O9]*[$TimeCosts.$A$24]+[$Toy.$P$2]*[$TimeCosts.$B$24]+[$Toy.$Q$2]*[$TimeCosts.$C$24])" office:value-type="currency" office:currency="EUR" office:value="15.755" calcext:value-type="currency">
            <text:p>15,76 €</text:p>
          </table:table-cell>
          <table:table-cell table:style-name="ce115" table:formula="of:=([$Toy.D9]*[$MaterialsCosts.$A$24]+[$MaterialsCosts.$B$24]+[$MaterialsCosts.$C$24]*3+[$MaterialsCosts.$D$24])+([$Toy.K9]*[$RunningCosts.$A$24]+[$Toy.K9]*[$RunningCosts.$B$24])+([$Toy.$O9]*[$TimeCosts.$A$24]+[$Toy.$P$2]*[$TimeCosts.$B$24]+[$Toy.$Q$2]*[$TimeCosts.$C$24])" office:value-type="currency" office:currency="EUR" office:value="19.19" calcext:value-type="currency">
            <text:p>19,19 €</text:p>
          </table:table-cell>
          <table:table-cell table:style-name="ce115" table:formula="of:=([$Toy.E9]*[$MaterialsCosts.$A$24]+[$MaterialsCosts.$B$24]+[$MaterialsCosts.$C$24]*3+[$MaterialsCosts.$D$24])+([$Toy.L9]*[$RunningCosts.$A$24]+[$Toy.L9]*[$RunningCosts.$B$24])+([$Toy.$O9]*[$TimeCosts.$A$24]+[$Toy.$P$2]*[$TimeCosts.$B$24]+[$Toy.$Q$2]*[$TimeCosts.$C$24])" office:value-type="currency" office:currency="EUR" office:value="23.735" calcext:value-type="currency">
            <text:p>23,74 €</text:p>
          </table:table-cell>
          <table:table-cell table:style-name="ce115" table:formula="of:=([$Toy.F9]*[$MaterialsCosts.$A$24]+[$MaterialsCosts.$B$24]+[$MaterialsCosts.$C$24]*3+[$MaterialsCosts.$D$24])+([$Toy.M9]*[$RunningCosts.$A$24]+[$Toy.M9]*[$RunningCosts.$B$24])+([$Toy.$O9]*[$TimeCosts.$A$24]+[$Toy.$P$2]*[$TimeCosts.$B$24]+[$Toy.$Q$2]*[$TimeCosts.$C$24])" office:value-type="currency" office:currency="EUR" office:value="29.6" calcext:value-type="currency">
            <text:p>29,60 €</text:p>
          </table:table-cell>
          <table:table-cell table:style-name="ce156" table:formula="of:=([$Toy.G9]*[$MaterialsCosts.$A$24]+[$MaterialsCosts.$B$24]+[$MaterialsCosts.$C$24]*3+[$MaterialsCosts.$D$24])+([$Toy.N9]*[$RunningCosts.$A$24]+[$Toy.N9]*[$RunningCosts.$B$24])+([$Toy.$O9]*[$TimeCosts.$A$24]+[$Toy.$P$2]*[$TimeCosts.$B$24]+[$Toy.$Q$2]*[$TimeCosts.$C$24])" office:value-type="currency" office:currency="EUR" office:value="36.92" calcext:value-type="currency">
            <text:p>36,92 €</text:p>
          </table:table-cell>
          <table:table-cell/>
          <table:table-cell table:style-name="ce154" table:formula="of:=[$'Init Run Exp Costs'.$L$15]*[$Package.B9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C9]+[$'Init Run Exp Costs'.$L$16]+[$'Init Run Exp Costs'.$L$17]+[$'Init Run Exp Costs'.$L$18]" office:value-type="currency" office:currency="EUR" office:value="6.424" calcext:value-type="currency">
            <text:p>6,42 €</text:p>
          </table:table-cell>
          <table:table-cell table:style-name="ce115" table:formula="of:=[$'Init Run Exp Costs'.$L$15]*[$Package.D9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E9]+[$'Init Run Exp Costs'.$L$16]+[$'Init Run Exp Costs'.$L$17]+[$'Init Run Exp Costs'.$L$18]" office:value-type="currency" office:currency="EUR" office:value="7.688" calcext:value-type="currency">
            <text:p>7,69 €</text:p>
          </table:table-cell>
          <table:table-cell table:style-name="ce115" table:formula="of:=[$'Init Run Exp Costs'.$L$15]*[$Package.F9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style-name="ce156" table:formula="of:=[$'Init Run Exp Costs'.$L$15]*[$Package.G9]+[$'Init Run Exp Costs'.$L$16]+[$'Init Run Exp Costs'.$L$17]+[$'Init Run Exp Costs'.$L$18]" office:value-type="currency" office:currency="EUR" office:value="8.32" calcext:value-type="currency">
            <text:p>8,32 €</text:p>
          </table:table-cell>
          <table:table-cell table:number-columns-repeated="16363"/>
        </table:table-row>
        <table:table-row table:style-name="ro3">
          <table:table-cell table:formula="of:=[$ToyShells.A10]" office:value-type="float" office:value="0" calcext:value-type="float">
            <text:p>0</text:p>
          </table:table-cell>
          <table:table-cell table:number-columns-repeated="16383"/>
        </table:table-row>
        <table:table-row table:style-name="ro3">
          <table:table-cell table:formula="of:=[$ToyShells.A11]" office:value-type="float" office:value="0" calcext:value-type="float">
            <text:p>0</text:p>
          </table:table-cell>
          <table:table-cell table:number-columns-repeated="16383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style-name="ce149"/>
          <table:table-cell table:style-name="ce112" table:number-columns-repeated="5"/>
          <table:table-cell table:style-name="ce114"/>
          <table:table-cell/>
          <table:table-cell table:style-name="ce110"/>
          <table:table-cell table:style-name="ce112" table:number-columns-repeated="4"/>
          <table:table-cell table:style-name="ce114"/>
          <table:table-cell/>
          <table:table-cell table:style-name="ce110"/>
          <table:table-cell table:style-name="ce112" table:number-columns-repeated="4"/>
          <table:table-cell table:style-name="ce114"/>
          <table:table-cell table:number-columns-repeated="16363"/>
        </table:table-row>
      </table:table>
      <table:table table:name="Final Selling Costs" table:style-name="ta1">
        <table:table-column table:style-name="co18" table:default-cell-style-name="ce148"/>
        <table:table-column table:style-name="co32" table:default-cell-style-name="ce82"/>
        <table:table-column table:style-name="co2" table:number-columns-repeated="4" table:default-cell-style-name="Default"/>
        <table:table-column table:style-name="co33" table:default-cell-style-name="ce86"/>
        <table:table-column table:style-name="co2" table:number-columns-repeated="6" table:default-cell-style-name="Default"/>
        <table:table-column table:style-name="co2" table:visibility="collapse" table:number-columns-repeated="16371" table:default-cell-style-name="Default"/>
        <table:table-row table:style-name="ro4">
          <table:table-cell table:style-name="ce146" office:value-type="string" calcext:value-type="string" table:number-columns-spanned="7" table:number-rows-spanned="1">
            <text:p>Final Final Total</text:p>
          </table:table-cell>
          <table:covered-table-cell table:style-name="ce157"/>
          <table:covered-table-cell table:number-columns-repeated="4" table:style-name="ce150"/>
          <table:covered-table-cell table:style-name="ce152"/>
          <table:table-cell table:style-name="ce138"/>
          <table:table-cell table:number-columns-repeated="2"/>
          <table:table-cell table:style-name="ce4"/>
          <table:table-cell/>
          <table:table-cell table:style-name="ce138" table:number-columns-repeated="3"/>
          <table:table-cell table:style-name="ce138" table:number-columns-spanned="6" table:number-rows-spanned="1"/>
          <table:covered-table-cell table:number-columns-repeated="5" table:style-name="ce138"/>
          <table:table-cell table:style-name="ce138"/>
          <table:table-cell table:style-name="ce138" table:number-columns-spanned="6" table:number-rows-spanned="1"/>
          <table:covered-table-cell table:number-columns-repeated="5" table:style-name="ce138"/>
          <table:table-cell table:style-name="ce138" table:number-columns-repeated="16356"/>
        </table:table-row>
        <table:table-row table:style-name="ro2">
          <table:table-cell table:style-name="ce151"/>
          <table:table-cell table:style-name="ce151" office:value-type="string" calcext:value-type="string">
            <text:p>XS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M</text:p>
          </table:table-cell>
          <table:table-cell table:style-name="ce151" office:value-type="string" calcext:value-type="string">
            <text:p>L</text:p>
          </table:table-cell>
          <table:table-cell table:style-name="ce151" office:value-type="string" calcext:value-type="string">
            <text:p>XL</text:p>
          </table:table-cell>
          <table:table-cell table:style-name="ce151" office:value-type="string" calcext:value-type="string">
            <text:p>XXL</text:p>
          </table:table-cell>
          <table:table-cell table:style-name="ce2"/>
          <table:table-cell table:style-name="ce23"/>
          <table:table-cell table:style-name="ce37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Done rounded to full</text:p>
          </table:table-cell>
          <table:table-cell table:style-name="ce2" table:number-columns-repeated="16372"/>
        </table:table-row>
        <table:table-row table:style-name="ro3">
          <table:table-cell table:formula="of:=[$ToyShells.A2]" office:value-type="string" office:string-value="Avrass" calcext:value-type="string">
            <text:p>Avrass</text:p>
          </table:table-cell>
          <table:table-cell table:style-name="ce158" table:formula="of:=COM.MICROSOFT.CEILING.PRECISE(([$'Finalizational costs'.B3]*[$'Cost Structure'.$A$3]+[$'Finalizational costs'.I3]*[$'Cost Structure'.$B$3]+[$'Finalizational costs'.I3]*[$'Cost Structure'.$E$3]+(5*[$'Init Run Exp Costs'.$H$11]*[$'Cost Structure'.$C$3])+[$'Finalizational costs'.P3])+(([$'Finalizational costs'.B3]*[$'Cost Structure'.$A$3]+[$'Finalizational costs'.I3]*[$'Cost Structure'.$B$3]+[$'Finalizational costs'.I3]*[$'Cost Structure'.$E$3]+(5*[$'Init Run Exp Costs'.$H$11]*[$'Cost Structure'.$C$3])+[$'Finalizational costs'.P3])*[$'Cost Structure'.$G$3])+(([$'Finalizational costs'.B3]*[$'Cost Structure'.$A$3]+[$'Finalizational costs'.I3]*[$'Cost Structure'.$B$3]+[$'Finalizational costs'.I3]*[$'Cost Structure'.$E$3]+(5*[$'Init Run Exp Costs'.$H$11]*[$'Cost Structure'.$C$3])+[$'Finalizational costs'.P3])*[$'Cost Structure'.$D$3]); 1)" office:value-type="currency" office:currency="EUR" office:value="54" calcext:value-type="currency">
            <text:p>54,00 €</text:p>
          </table:table-cell>
          <table:table-cell table:style-name="ce162" table:formula="of:=COM.MICROSOFT.CEILING.PRECISE(([$'Finalizational costs'.C3]*[$'Cost Structure'.$A$3]+[$'Finalizational costs'.J3]*[$'Cost Structure'.$B$3]+[$'Finalizational costs'.J3]*[$'Cost Structure'.$E$3]+(5*[$'Init Run Exp Costs'.$H$11]*[$'Cost Structure'.$C$3])+[$'Finalizational costs'.Q3])+(([$'Finalizational costs'.C3]*[$'Cost Structure'.$A$3]+[$'Finalizational costs'.J3]*[$'Cost Structure'.$B$3]+[$'Finalizational costs'.J3]*[$'Cost Structure'.$E$3]+(5*[$'Init Run Exp Costs'.$H$11]*[$'Cost Structure'.$C$3])+[$'Finalizational costs'.Q3])*[$'Cost Structure'.$G$3])+(([$'Finalizational costs'.C3]*[$'Cost Structure'.$A$3]+[$'Finalizational costs'.J3]*[$'Cost Structure'.$B$3]+[$'Finalizational costs'.J3]*[$'Cost Structure'.$E$3]+(5*[$'Init Run Exp Costs'.$H$11]*[$'Cost Structure'.$C$3])+[$'Finalizational costs'.Q3])*[$'Cost Structure'.$D$3]); 1)" office:value-type="currency" office:currency="EUR" office:value="60" calcext:value-type="currency">
            <text:p>60,00 €</text:p>
          </table:table-cell>
          <table:table-cell table:style-name="ce162" table:formula="of:=COM.MICROSOFT.CEILING.PRECISE(([$'Finalizational costs'.D3]*[$'Cost Structure'.$A$3]+[$'Finalizational costs'.K3]*[$'Cost Structure'.$B$3]+[$'Finalizational costs'.K3]*[$'Cost Structure'.$E$3]+(5*[$'Init Run Exp Costs'.$H$11]*[$'Cost Structure'.$C$3])+[$'Finalizational costs'.R3])+(([$'Finalizational costs'.D3]*[$'Cost Structure'.$A$3]+[$'Finalizational costs'.K3]*[$'Cost Structure'.$B$3]+[$'Finalizational costs'.K3]*[$'Cost Structure'.$E$3]+(5*[$'Init Run Exp Costs'.$H$11]*[$'Cost Structure'.$C$3])+[$'Finalizational costs'.R3])*[$'Cost Structure'.$G$3])+(([$'Finalizational costs'.D3]*[$'Cost Structure'.$A$3]+[$'Finalizational costs'.K3]*[$'Cost Structure'.$B$3]+[$'Finalizational costs'.K3]*[$'Cost Structure'.$E$3]+(5*[$'Init Run Exp Costs'.$H$11]*[$'Cost Structure'.$C$3])+[$'Finalizational costs'.R3])*[$'Cost Structure'.$D$3]); 1)" office:value-type="currency" office:currency="EUR" office:value="71" calcext:value-type="currency">
            <text:p>71,00 €</text:p>
          </table:table-cell>
          <table:table-cell table:style-name="ce162" table:formula="of:=COM.MICROSOFT.CEILING.PRECISE(([$'Finalizational costs'.E3]*[$'Cost Structure'.$A$3]+[$'Finalizational costs'.L3]*[$'Cost Structure'.$B$3]+[$'Finalizational costs'.L3]*[$'Cost Structure'.$E$3]+(5*[$'Init Run Exp Costs'.$H$11]*[$'Cost Structure'.$C$3])+[$'Finalizational costs'.S3])+(([$'Finalizational costs'.E3]*[$'Cost Structure'.$A$3]+[$'Finalizational costs'.L3]*[$'Cost Structure'.$B$3]+[$'Finalizational costs'.L3]*[$'Cost Structure'.$E$3]+(5*[$'Init Run Exp Costs'.$H$11]*[$'Cost Structure'.$C$3])+[$'Finalizational costs'.S3])*[$'Cost Structure'.$G$3])+(([$'Finalizational costs'.E3]*[$'Cost Structure'.$A$3]+[$'Finalizational costs'.L3]*[$'Cost Structure'.$B$3]+[$'Finalizational costs'.L3]*[$'Cost Structure'.$E$3]+(5*[$'Init Run Exp Costs'.$H$11]*[$'Cost Structure'.$C$3])+[$'Finalizational costs'.S3])*[$'Cost Structure'.$D$3]); 1)" office:value-type="currency" office:currency="EUR" office:value="82" calcext:value-type="currency">
            <text:p>82,00 €</text:p>
          </table:table-cell>
          <table:table-cell table:style-name="ce162" table:formula="of:=COM.MICROSOFT.CEILING.PRECISE(([$'Finalizational costs'.F3]*[$'Cost Structure'.$A$3]+[$'Finalizational costs'.M3]*[$'Cost Structure'.$B$3]+[$'Finalizational costs'.M3]*[$'Cost Structure'.$E$3]+(5*[$'Init Run Exp Costs'.$H$11]*[$'Cost Structure'.$C$3])+[$'Finalizational costs'.T3])+(([$'Finalizational costs'.F3]*[$'Cost Structure'.$A$3]+[$'Finalizational costs'.M3]*[$'Cost Structure'.$B$3]+[$'Finalizational costs'.M3]*[$'Cost Structure'.$E$3]+(5*[$'Init Run Exp Costs'.$H$11]*[$'Cost Structure'.$C$3])+[$'Finalizational costs'.T3])*[$'Cost Structure'.$G$3])+(([$'Finalizational costs'.F3]*[$'Cost Structure'.$A$3]+[$'Finalizational costs'.M3]*[$'Cost Structure'.$B$3]+[$'Finalizational costs'.M3]*[$'Cost Structure'.$E$3]+(5*[$'Init Run Exp Costs'.$H$11]*[$'Cost Structure'.$C$3])+[$'Finalizational costs'.T3])*[$'Cost Structure'.$D$3]); 1)" office:value-type="currency" office:currency="EUR" office:value="98" calcext:value-type="currency">
            <text:p>98,00 €</text:p>
          </table:table-cell>
          <table:table-cell table:style-name="ce166" table:formula="of:=COM.MICROSOFT.CEILING.PRECISE(([$'Finalizational costs'.G3]*[$'Cost Structure'.$A$3]+[$'Finalizational costs'.N3]*[$'Cost Structure'.$B$3]+[$'Finalizational costs'.N3]*[$'Cost Structure'.$E$3]+(5*[$'Init Run Exp Costs'.$H$11]*[$'Cost Structure'.$C$3])+[$'Finalizational costs'.U3])+(([$'Finalizational costs'.G3]*[$'Cost Structure'.$A$3]+[$'Finalizational costs'.N3]*[$'Cost Structure'.$B$3]+[$'Finalizational costs'.N3]*[$'Cost Structure'.$E$3]+(5*[$'Init Run Exp Costs'.$H$11]*[$'Cost Structure'.$C$3])+[$'Finalizational costs'.U3])*[$'Cost Structure'.$G$3])+(([$'Finalizational costs'.G3]*[$'Cost Structure'.$A$3]+[$'Finalizational costs'.N3]*[$'Cost Structure'.$B$3]+[$'Finalizational costs'.N3]*[$'Cost Structure'.$E$3]+(5*[$'Init Run Exp Costs'.$H$11]*[$'Cost Structure'.$C$3])+[$'Finalizational costs'.U3])*[$'Cost Structure'.$D$3]); 1)" office:value-type="currency" office:currency="EUR" office:value="114" calcext:value-type="currency">
            <text:p>114,00 €</text:p>
          </table:table-cell>
          <table:table-cell/>
          <table:table-cell table:style-name="ce23" table:number-columns-repeated="2"/>
          <table:table-cell table:style-name="ce88"/>
          <table:table-cell table:style-name="ce23"/>
          <table:table-cell table:number-columns-repeated="16372"/>
        </table:table-row>
        <table:table-row table:style-name="ro3">
          <table:table-cell table:formula="of:=[$ToyShells.A3]" office:value-type="string" office:string-value="Aoikami" calcext:value-type="string">
            <text:p>Aoikami</text:p>
          </table:table-cell>
          <table:table-cell table:style-name="ce159" table:formula="of:=COM.MICROSOFT.CEILING.PRECISE(([$'Finalizational costs'.B4]*[$'Cost Structure'.$A$3]+[$'Finalizational costs'.I4]*[$'Cost Structure'.$B$3]+[$'Finalizational costs'.I4]*[$'Cost Structure'.$E$3]+(5*[$'Init Run Exp Costs'.$H$11]*[$'Cost Structure'.$C$3])+[$'Finalizational costs'.P4])+(([$'Finalizational costs'.B4]*[$'Cost Structure'.$A$3]+[$'Finalizational costs'.I4]*[$'Cost Structure'.$B$3]+[$'Finalizational costs'.I4]*[$'Cost Structure'.$E$3]+(5*[$'Init Run Exp Costs'.$H$11]*[$'Cost Structure'.$C$3])+[$'Finalizational costs'.P4])*[$'Cost Structure'.$G$3])+(([$'Finalizational costs'.B4]*[$'Cost Structure'.$A$3]+[$'Finalizational costs'.I4]*[$'Cost Structure'.$B$3]+[$'Finalizational costs'.I4]*[$'Cost Structure'.$E$3]+(5*[$'Init Run Exp Costs'.$H$11]*[$'Cost Structure'.$C$3])+[$'Finalizational costs'.P4])*[$'Cost Structure'.$D$3]); 1)" office:value-type="currency" office:currency="EUR" office:value="53" calcext:value-type="currency">
            <text:p>53,00 €</text:p>
          </table:table-cell>
          <table:table-cell table:style-name="ce163" table:formula="of:=COM.MICROSOFT.CEILING.PRECISE(([$'Finalizational costs'.C4]*[$'Cost Structure'.$A$3]+[$'Finalizational costs'.J4]*[$'Cost Structure'.$B$3]+[$'Finalizational costs'.J4]*[$'Cost Structure'.$E$3]+(5*[$'Init Run Exp Costs'.$H$11]*[$'Cost Structure'.$C$3])+[$'Finalizational costs'.Q4])+(([$'Finalizational costs'.C4]*[$'Cost Structure'.$A$3]+[$'Finalizational costs'.J4]*[$'Cost Structure'.$B$3]+[$'Finalizational costs'.J4]*[$'Cost Structure'.$E$3]+(5*[$'Init Run Exp Costs'.$H$11]*[$'Cost Structure'.$C$3])+[$'Finalizational costs'.Q4])*[$'Cost Structure'.$G$3])+(([$'Finalizational costs'.C4]*[$'Cost Structure'.$A$3]+[$'Finalizational costs'.J4]*[$'Cost Structure'.$B$3]+[$'Finalizational costs'.J4]*[$'Cost Structure'.$E$3]+(5*[$'Init Run Exp Costs'.$H$11]*[$'Cost Structure'.$C$3])+[$'Finalizational costs'.Q4])*[$'Cost Structure'.$D$3]); 1)" office:value-type="currency" office:currency="EUR" office:value="58" calcext:value-type="currency">
            <text:p>58,00 €</text:p>
          </table:table-cell>
          <table:table-cell table:style-name="ce163" table:formula="of:=COM.MICROSOFT.CEILING.PRECISE(([$'Finalizational costs'.D4]*[$'Cost Structure'.$A$3]+[$'Finalizational costs'.K4]*[$'Cost Structure'.$B$3]+[$'Finalizational costs'.K4]*[$'Cost Structure'.$E$3]+(5*[$'Init Run Exp Costs'.$H$11]*[$'Cost Structure'.$C$3])+[$'Finalizational costs'.R4])+(([$'Finalizational costs'.D4]*[$'Cost Structure'.$A$3]+[$'Finalizational costs'.K4]*[$'Cost Structure'.$B$3]+[$'Finalizational costs'.K4]*[$'Cost Structure'.$E$3]+(5*[$'Init Run Exp Costs'.$H$11]*[$'Cost Structure'.$C$3])+[$'Finalizational costs'.R4])*[$'Cost Structure'.$G$3])+(([$'Finalizational costs'.D4]*[$'Cost Structure'.$A$3]+[$'Finalizational costs'.K4]*[$'Cost Structure'.$B$3]+[$'Finalizational costs'.K4]*[$'Cost Structure'.$E$3]+(5*[$'Init Run Exp Costs'.$H$11]*[$'Cost Structure'.$C$3])+[$'Finalizational costs'.R4])*[$'Cost Structure'.$D$3]); 1)" office:value-type="currency" office:currency="EUR" office:value="68" calcext:value-type="currency">
            <text:p>68,00 €</text:p>
          </table:table-cell>
          <table:table-cell table:style-name="ce163" table:formula="of:=COM.MICROSOFT.CEILING.PRECISE(([$'Finalizational costs'.E4]*[$'Cost Structure'.$A$3]+[$'Finalizational costs'.L4]*[$'Cost Structure'.$B$3]+[$'Finalizational costs'.L4]*[$'Cost Structure'.$E$3]+(5*[$'Init Run Exp Costs'.$H$11]*[$'Cost Structure'.$C$3])+[$'Finalizational costs'.S4])+(([$'Finalizational costs'.E4]*[$'Cost Structure'.$A$3]+[$'Finalizational costs'.L4]*[$'Cost Structure'.$B$3]+[$'Finalizational costs'.L4]*[$'Cost Structure'.$E$3]+(5*[$'Init Run Exp Costs'.$H$11]*[$'Cost Structure'.$C$3])+[$'Finalizational costs'.S4])*[$'Cost Structure'.$G$3])+(([$'Finalizational costs'.E4]*[$'Cost Structure'.$A$3]+[$'Finalizational costs'.L4]*[$'Cost Structure'.$B$3]+[$'Finalizational costs'.L4]*[$'Cost Structure'.$E$3]+(5*[$'Init Run Exp Costs'.$H$11]*[$'Cost Structure'.$C$3])+[$'Finalizational costs'.S4])*[$'Cost Structure'.$D$3]); 1)" office:value-type="currency" office:currency="EUR" office:value="77" calcext:value-type="currency">
            <text:p>77,00 €</text:p>
          </table:table-cell>
          <table:table-cell table:style-name="ce163" table:formula="of:=COM.MICROSOFT.CEILING.PRECISE(([$'Finalizational costs'.F4]*[$'Cost Structure'.$A$3]+[$'Finalizational costs'.M4]*[$'Cost Structure'.$B$3]+[$'Finalizational costs'.M4]*[$'Cost Structure'.$E$3]+(5*[$'Init Run Exp Costs'.$H$11]*[$'Cost Structure'.$C$3])+[$'Finalizational costs'.T4])+(([$'Finalizational costs'.F4]*[$'Cost Structure'.$A$3]+[$'Finalizational costs'.M4]*[$'Cost Structure'.$B$3]+[$'Finalizational costs'.M4]*[$'Cost Structure'.$E$3]+(5*[$'Init Run Exp Costs'.$H$11]*[$'Cost Structure'.$C$3])+[$'Finalizational costs'.T4])*[$'Cost Structure'.$G$3])+(([$'Finalizational costs'.F4]*[$'Cost Structure'.$A$3]+[$'Finalizational costs'.M4]*[$'Cost Structure'.$B$3]+[$'Finalizational costs'.M4]*[$'Cost Structure'.$E$3]+(5*[$'Init Run Exp Costs'.$H$11]*[$'Cost Structure'.$C$3])+[$'Finalizational costs'.T4])*[$'Cost Structure'.$D$3]); 1)" office:value-type="currency" office:currency="EUR" office:value="91" calcext:value-type="currency">
            <text:p>91,00 €</text:p>
          </table:table-cell>
          <table:table-cell table:style-name="ce167" table:formula="of:=COM.MICROSOFT.CEILING.PRECISE(([$'Finalizational costs'.G4]*[$'Cost Structure'.$A$3]+[$'Finalizational costs'.N4]*[$'Cost Structure'.$B$3]+[$'Finalizational costs'.N4]*[$'Cost Structure'.$E$3]+(5*[$'Init Run Exp Costs'.$H$11]*[$'Cost Structure'.$C$3])+[$'Finalizational costs'.U4])+(([$'Finalizational costs'.G4]*[$'Cost Structure'.$A$3]+[$'Finalizational costs'.N4]*[$'Cost Structure'.$B$3]+[$'Finalizational costs'.N4]*[$'Cost Structure'.$E$3]+(5*[$'Init Run Exp Costs'.$H$11]*[$'Cost Structure'.$C$3])+[$'Finalizational costs'.U4])*[$'Cost Structure'.$G$3])+(([$'Finalizational costs'.G4]*[$'Cost Structure'.$A$3]+[$'Finalizational costs'.N4]*[$'Cost Structure'.$B$3]+[$'Finalizational costs'.N4]*[$'Cost Structure'.$E$3]+(5*[$'Init Run Exp Costs'.$H$11]*[$'Cost Structure'.$C$3])+[$'Finalizational costs'.U4])*[$'Cost Structure'.$D$3]); 1)" office:value-type="currency" office:currency="EUR" office:value="106" calcext:value-type="currency">
            <text:p>106,00 €</text:p>
          </table:table-cell>
          <table:table-cell/>
          <table:table-cell table:style-name="ce23"/>
          <table:table-cell table:style-name="ce38"/>
          <table:table-cell table:style-name="ce88" office:value-type="string" calcext:value-type="string">
            <text:p>-</text:p>
          </table:table-cell>
          <table:table-cell table:style-name="ce23" office:value-type="string" calcext:value-type="string">
            <text:p>Not done yet</text:p>
          </table:table-cell>
          <table:table-cell table:number-columns-repeated="16372"/>
        </table:table-row>
        <table:table-row table:style-name="ro3">
          <table:table-cell table:formula="of:=[$ToyShells.A4]" office:value-type="string" office:string-value="Terander" calcext:value-type="string">
            <text:p>Terander</text:p>
          </table:table-cell>
          <table:table-cell table:style-name="ce160" table:formula="of:=COM.MICROSOFT.CEILING.PRECISE(([$'Finalizational costs'.B5]*[$'Cost Structure'.$A$3]+[$'Finalizational costs'.I5]*[$'Cost Structure'.$B$3]+[$'Finalizational costs'.I5]*[$'Cost Structure'.$E$3]+(5*[$'Init Run Exp Costs'.$H$11]*[$'Cost Structure'.$C$3])+[$'Finalizational costs'.P5])+(([$'Finalizational costs'.B5]*[$'Cost Structure'.$A$3]+[$'Finalizational costs'.I5]*[$'Cost Structure'.$B$3]+[$'Finalizational costs'.I5]*[$'Cost Structure'.$E$3]+(5*[$'Init Run Exp Costs'.$H$11]*[$'Cost Structure'.$C$3])+[$'Finalizational costs'.P5])*[$'Cost Structure'.$G$3])+(([$'Finalizational costs'.B5]*[$'Cost Structure'.$A$3]+[$'Finalizational costs'.I5]*[$'Cost Structure'.$B$3]+[$'Finalizational costs'.I5]*[$'Cost Structure'.$E$3]+(5*[$'Init Run Exp Costs'.$H$11]*[$'Cost Structure'.$C$3])+[$'Finalizational costs'.P5])*[$'Cost Structure'.$D$3]); 1)" office:value-type="currency" office:currency="EUR" office:value="41" calcext:value-type="currency">
            <text:p>41,00 €</text:p>
          </table:table-cell>
          <table:table-cell table:style-name="ce164" table:formula="of:=COM.MICROSOFT.CEILING.PRECISE(([$'Finalizational costs'.C5]*[$'Cost Structure'.$A$3]+[$'Finalizational costs'.J5]*[$'Cost Structure'.$B$3]+[$'Finalizational costs'.J5]*[$'Cost Structure'.$E$3]+(5*[$'Init Run Exp Costs'.$H$11]*[$'Cost Structure'.$C$3])+[$'Finalizational costs'.Q5])+(([$'Finalizational costs'.C5]*[$'Cost Structure'.$A$3]+[$'Finalizational costs'.J5]*[$'Cost Structure'.$B$3]+[$'Finalizational costs'.J5]*[$'Cost Structure'.$E$3]+(5*[$'Init Run Exp Costs'.$H$11]*[$'Cost Structure'.$C$3])+[$'Finalizational costs'.Q5])*[$'Cost Structure'.$G$3])+(([$'Finalizational costs'.C5]*[$'Cost Structure'.$A$3]+[$'Finalizational costs'.J5]*[$'Cost Structure'.$B$3]+[$'Finalizational costs'.J5]*[$'Cost Structure'.$E$3]+(5*[$'Init Run Exp Costs'.$H$11]*[$'Cost Structure'.$C$3])+[$'Finalizational costs'.Q5])*[$'Cost Structure'.$D$3]); 1)" office:value-type="currency" office:currency="EUR" office:value="41" calcext:value-type="currency">
            <text:p>41,00 €</text:p>
          </table:table-cell>
          <table:table-cell table:style-name="ce164" table:formula="of:=COM.MICROSOFT.CEILING.PRECISE(([$'Finalizational costs'.D5]*[$'Cost Structure'.$A$3]+[$'Finalizational costs'.K5]*[$'Cost Structure'.$B$3]+[$'Finalizational costs'.K5]*[$'Cost Structure'.$E$3]+(5*[$'Init Run Exp Costs'.$H$11]*[$'Cost Structure'.$C$3])+[$'Finalizational costs'.R5])+(([$'Finalizational costs'.D5]*[$'Cost Structure'.$A$3]+[$'Finalizational costs'.K5]*[$'Cost Structure'.$B$3]+[$'Finalizational costs'.K5]*[$'Cost Structure'.$E$3]+(5*[$'Init Run Exp Costs'.$H$11]*[$'Cost Structure'.$C$3])+[$'Finalizational costs'.R5])*[$'Cost Structure'.$G$3])+(([$'Finalizational costs'.D5]*[$'Cost Structure'.$A$3]+[$'Finalizational costs'.K5]*[$'Cost Structure'.$B$3]+[$'Finalizational costs'.K5]*[$'Cost Structure'.$E$3]+(5*[$'Init Run Exp Costs'.$H$11]*[$'Cost Structure'.$C$3])+[$'Finalizational costs'.R5])*[$'Cost Structure'.$D$3]); 1)" office:value-type="currency" office:currency="EUR" office:value="44" calcext:value-type="currency">
            <text:p>44,00 €</text:p>
          </table:table-cell>
          <table:table-cell table:style-name="ce164" table:formula="of:=COM.MICROSOFT.CEILING.PRECISE(([$'Finalizational costs'.E5]*[$'Cost Structure'.$A$3]+[$'Finalizational costs'.L5]*[$'Cost Structure'.$B$3]+[$'Finalizational costs'.L5]*[$'Cost Structure'.$E$3]+(5*[$'Init Run Exp Costs'.$H$11]*[$'Cost Structure'.$C$3])+[$'Finalizational costs'.S5])+(([$'Finalizational costs'.E5]*[$'Cost Structure'.$A$3]+[$'Finalizational costs'.L5]*[$'Cost Structure'.$B$3]+[$'Finalizational costs'.L5]*[$'Cost Structure'.$E$3]+(5*[$'Init Run Exp Costs'.$H$11]*[$'Cost Structure'.$C$3])+[$'Finalizational costs'.S5])*[$'Cost Structure'.$G$3])+(([$'Finalizational costs'.E5]*[$'Cost Structure'.$A$3]+[$'Finalizational costs'.L5]*[$'Cost Structure'.$B$3]+[$'Finalizational costs'.L5]*[$'Cost Structure'.$E$3]+(5*[$'Init Run Exp Costs'.$H$11]*[$'Cost Structure'.$C$3])+[$'Finalizational costs'.S5])*[$'Cost Structure'.$D$3]); 1)" office:value-type="string" office:string-value="" calcext:value-type="error">
            <text:p>#WERT!</text:p>
          </table:table-cell>
          <table:table-cell table:style-name="ce164" table:formula="of:=COM.MICROSOFT.CEILING.PRECISE(([$'Finalizational costs'.F5]*[$'Cost Structure'.$A$3]+[$'Finalizational costs'.M5]*[$'Cost Structure'.$B$3]+[$'Finalizational costs'.M5]*[$'Cost Structure'.$E$3]+(5*[$'Init Run Exp Costs'.$H$11]*[$'Cost Structure'.$C$3])+[$'Finalizational costs'.T5])+(([$'Finalizational costs'.F5]*[$'Cost Structure'.$A$3]+[$'Finalizational costs'.M5]*[$'Cost Structure'.$B$3]+[$'Finalizational costs'.M5]*[$'Cost Structure'.$E$3]+(5*[$'Init Run Exp Costs'.$H$11]*[$'Cost Structure'.$C$3])+[$'Finalizational costs'.T5])*[$'Cost Structure'.$G$3])+(([$'Finalizational costs'.F5]*[$'Cost Structure'.$A$3]+[$'Finalizational costs'.M5]*[$'Cost Structure'.$B$3]+[$'Finalizational costs'.M5]*[$'Cost Structure'.$E$3]+(5*[$'Init Run Exp Costs'.$H$11]*[$'Cost Structure'.$C$3])+[$'Finalizational costs'.T5])*[$'Cost Structure'.$D$3]); 1)" office:value-type="string" office:string-value="" calcext:value-type="error">
            <text:p>#WERT!</text:p>
          </table:table-cell>
          <table:table-cell table:style-name="ce168" table:formula="of:=COM.MICROSOFT.CEILING.PRECISE(([$'Finalizational costs'.G5]*[$'Cost Structure'.$A$3]+[$'Finalizational costs'.N5]*[$'Cost Structure'.$B$3]+[$'Finalizational costs'.N5]*[$'Cost Structure'.$E$3]+(5*[$'Init Run Exp Costs'.$H$11]*[$'Cost Structure'.$C$3])+[$'Finalizational costs'.U5])+(([$'Finalizational costs'.G5]*[$'Cost Structure'.$A$3]+[$'Finalizational costs'.N5]*[$'Cost Structure'.$B$3]+[$'Finalizational costs'.N5]*[$'Cost Structure'.$E$3]+(5*[$'Init Run Exp Costs'.$H$11]*[$'Cost Structure'.$C$3])+[$'Finalizational costs'.U5])*[$'Cost Structure'.$G$3])+(([$'Finalizational costs'.G5]*[$'Cost Structure'.$A$3]+[$'Finalizational costs'.N5]*[$'Cost Structure'.$B$3]+[$'Finalizational costs'.N5]*[$'Cost Structure'.$E$3]+(5*[$'Init Run Exp Costs'.$H$11]*[$'Cost Structure'.$C$3])+[$'Finalizational costs'.U5])*[$'Cost Structure'.$D$3]); 1)" office:value-type="string" office:string-value="" calcext:value-type="error">
            <text:p>#WERT!</text:p>
          </table:table-cell>
          <table:table-cell/>
          <table:table-cell table:style-name="ce23" table:number-columns-repeated="2"/>
          <table:table-cell table:style-name="ce88"/>
          <table:table-cell table:style-name="ce23"/>
          <table:table-cell table:number-columns-repeated="16372"/>
        </table:table-row>
        <table:table-row table:style-name="ro3">
          <table:table-cell table:formula="of:=[$ToyShells.A5]" office:value-type="string" office:string-value="Fitcher" calcext:value-type="string">
            <text:p>Fitcher</text:p>
          </table:table-cell>
          <table:table-cell table:style-name="ce159" table:formula="of:=COM.MICROSOFT.CEILING.PRECISE(([$'Finalizational costs'.B6]*[$'Cost Structure'.$A$3]+[$'Finalizational costs'.I6]*[$'Cost Structure'.$B$3]+[$'Finalizational costs'.I6]*[$'Cost Structure'.$E$3]+(5*[$'Init Run Exp Costs'.$H$11]*[$'Cost Structure'.$C$3])+[$'Finalizational costs'.P6])+(([$'Finalizational costs'.B6]*[$'Cost Structure'.$A$3]+[$'Finalizational costs'.I6]*[$'Cost Structure'.$B$3]+[$'Finalizational costs'.I6]*[$'Cost Structure'.$E$3]+(5*[$'Init Run Exp Costs'.$H$11]*[$'Cost Structure'.$C$3])+[$'Finalizational costs'.P6])*[$'Cost Structure'.$G$3])+(([$'Finalizational costs'.B6]*[$'Cost Structure'.$A$3]+[$'Finalizational costs'.I6]*[$'Cost Structure'.$B$3]+[$'Finalizational costs'.I6]*[$'Cost Structure'.$E$3]+(5*[$'Init Run Exp Costs'.$H$11]*[$'Cost Structure'.$C$3])+[$'Finalizational costs'.P6])*[$'Cost Structure'.$D$3]); 1)" office:value-type="currency" office:currency="EUR" office:value="52" calcext:value-type="currency">
            <text:p>52,00 €</text:p>
          </table:table-cell>
          <table:table-cell table:style-name="ce163" table:formula="of:=COM.MICROSOFT.CEILING.PRECISE(([$'Finalizational costs'.C6]*[$'Cost Structure'.$A$3]+[$'Finalizational costs'.J6]*[$'Cost Structure'.$B$3]+[$'Finalizational costs'.J6]*[$'Cost Structure'.$E$3]+(5*[$'Init Run Exp Costs'.$H$11]*[$'Cost Structure'.$C$3])+[$'Finalizational costs'.Q6])+(([$'Finalizational costs'.C6]*[$'Cost Structure'.$A$3]+[$'Finalizational costs'.J6]*[$'Cost Structure'.$B$3]+[$'Finalizational costs'.J6]*[$'Cost Structure'.$E$3]+(5*[$'Init Run Exp Costs'.$H$11]*[$'Cost Structure'.$C$3])+[$'Finalizational costs'.Q6])*[$'Cost Structure'.$G$3])+(([$'Finalizational costs'.C6]*[$'Cost Structure'.$A$3]+[$'Finalizational costs'.J6]*[$'Cost Structure'.$B$3]+[$'Finalizational costs'.J6]*[$'Cost Structure'.$E$3]+(5*[$'Init Run Exp Costs'.$H$11]*[$'Cost Structure'.$C$3])+[$'Finalizational costs'.Q6])*[$'Cost Structure'.$D$3]); 1)" office:value-type="currency" office:currency="EUR" office:value="56" calcext:value-type="currency">
            <text:p>56,00 €</text:p>
          </table:table-cell>
          <table:table-cell table:style-name="ce163" table:formula="of:=COM.MICROSOFT.CEILING.PRECISE(([$'Finalizational costs'.D6]*[$'Cost Structure'.$A$3]+[$'Finalizational costs'.K6]*[$'Cost Structure'.$B$3]+[$'Finalizational costs'.K6]*[$'Cost Structure'.$E$3]+(5*[$'Init Run Exp Costs'.$H$11]*[$'Cost Structure'.$C$3])+[$'Finalizational costs'.R6])+(([$'Finalizational costs'.D6]*[$'Cost Structure'.$A$3]+[$'Finalizational costs'.K6]*[$'Cost Structure'.$B$3]+[$'Finalizational costs'.K6]*[$'Cost Structure'.$E$3]+(5*[$'Init Run Exp Costs'.$H$11]*[$'Cost Structure'.$C$3])+[$'Finalizational costs'.R6])*[$'Cost Structure'.$G$3])+(([$'Finalizational costs'.D6]*[$'Cost Structure'.$A$3]+[$'Finalizational costs'.K6]*[$'Cost Structure'.$B$3]+[$'Finalizational costs'.K6]*[$'Cost Structure'.$E$3]+(5*[$'Init Run Exp Costs'.$H$11]*[$'Cost Structure'.$C$3])+[$'Finalizational costs'.R6])*[$'Cost Structure'.$D$3]); 1)" office:value-type="currency" office:currency="EUR" office:value="65" calcext:value-type="currency">
            <text:p>65,00 €</text:p>
          </table:table-cell>
          <table:table-cell table:style-name="ce163" table:formula="of:=COM.MICROSOFT.CEILING.PRECISE(([$'Finalizational costs'.E6]*[$'Cost Structure'.$A$3]+[$'Finalizational costs'.L6]*[$'Cost Structure'.$B$3]+[$'Finalizational costs'.L6]*[$'Cost Structure'.$E$3]+(5*[$'Init Run Exp Costs'.$H$11]*[$'Cost Structure'.$C$3])+[$'Finalizational costs'.S6])+(([$'Finalizational costs'.E6]*[$'Cost Structure'.$A$3]+[$'Finalizational costs'.L6]*[$'Cost Structure'.$B$3]+[$'Finalizational costs'.L6]*[$'Cost Structure'.$E$3]+(5*[$'Init Run Exp Costs'.$H$11]*[$'Cost Structure'.$C$3])+[$'Finalizational costs'.S6])*[$'Cost Structure'.$G$3])+(([$'Finalizational costs'.E6]*[$'Cost Structure'.$A$3]+[$'Finalizational costs'.L6]*[$'Cost Structure'.$B$3]+[$'Finalizational costs'.L6]*[$'Cost Structure'.$E$3]+(5*[$'Init Run Exp Costs'.$H$11]*[$'Cost Structure'.$C$3])+[$'Finalizational costs'.S6])*[$'Cost Structure'.$D$3]); 1)" office:value-type="currency" office:currency="EUR" office:value="73" calcext:value-type="currency">
            <text:p>73,00 €</text:p>
          </table:table-cell>
          <table:table-cell table:style-name="ce163" table:formula="of:=COM.MICROSOFT.CEILING.PRECISE(([$'Finalizational costs'.F6]*[$'Cost Structure'.$A$3]+[$'Finalizational costs'.M6]*[$'Cost Structure'.$B$3]+[$'Finalizational costs'.M6]*[$'Cost Structure'.$E$3]+(5*[$'Init Run Exp Costs'.$H$11]*[$'Cost Structure'.$C$3])+[$'Finalizational costs'.T6])+(([$'Finalizational costs'.F6]*[$'Cost Structure'.$A$3]+[$'Finalizational costs'.M6]*[$'Cost Structure'.$B$3]+[$'Finalizational costs'.M6]*[$'Cost Structure'.$E$3]+(5*[$'Init Run Exp Costs'.$H$11]*[$'Cost Structure'.$C$3])+[$'Finalizational costs'.T6])*[$'Cost Structure'.$G$3])+(([$'Finalizational costs'.F6]*[$'Cost Structure'.$A$3]+[$'Finalizational costs'.M6]*[$'Cost Structure'.$B$3]+[$'Finalizational costs'.M6]*[$'Cost Structure'.$E$3]+(5*[$'Init Run Exp Costs'.$H$11]*[$'Cost Structure'.$C$3])+[$'Finalizational costs'.T6])*[$'Cost Structure'.$D$3]); 1)" office:value-type="currency" office:currency="EUR" office:value="86" calcext:value-type="currency">
            <text:p>86,00 €</text:p>
          </table:table-cell>
          <table:table-cell table:style-name="ce167" table:formula="of:=COM.MICROSOFT.CEILING.PRECISE(([$'Finalizational costs'.G6]*[$'Cost Structure'.$A$3]+[$'Finalizational costs'.N6]*[$'Cost Structure'.$B$3]+[$'Finalizational costs'.N6]*[$'Cost Structure'.$E$3]+(5*[$'Init Run Exp Costs'.$H$11]*[$'Cost Structure'.$C$3])+[$'Finalizational costs'.U6])+(([$'Finalizational costs'.G6]*[$'Cost Structure'.$A$3]+[$'Finalizational costs'.N6]*[$'Cost Structure'.$B$3]+[$'Finalizational costs'.N6]*[$'Cost Structure'.$E$3]+(5*[$'Init Run Exp Costs'.$H$11]*[$'Cost Structure'.$C$3])+[$'Finalizational costs'.U6])*[$'Cost Structure'.$G$3])+(([$'Finalizational costs'.G6]*[$'Cost Structure'.$A$3]+[$'Finalizational costs'.N6]*[$'Cost Structure'.$B$3]+[$'Finalizational costs'.N6]*[$'Cost Structure'.$E$3]+(5*[$'Init Run Exp Costs'.$H$11]*[$'Cost Structure'.$C$3])+[$'Finalizational costs'.U6])*[$'Cost Structure'.$D$3]); 1)" office:value-type="currency" office:currency="EUR" office:value="98" calcext:value-type="currency">
            <text:p>98,00 €</text:p>
          </table:table-cell>
          <table:table-cell/>
          <table:table-cell table:style-name="ce23" table:number-columns-repeated="2"/>
          <table:table-cell table:style-name="ce88"/>
          <table:table-cell table:style-name="ce23"/>
          <table:table-cell table:number-columns-repeated="16372"/>
        </table:table-row>
        <table:table-row table:style-name="ro3">
          <table:table-cell table:formula="of:=[$ToyShells.A6]" office:value-type="string" office:string-value="Trozok" calcext:value-type="string">
            <text:p>Trozok</text:p>
          </table:table-cell>
          <table:table-cell table:style-name="ce159" table:formula="of:=COM.MICROSOFT.CEILING.PRECISE(([$'Finalizational costs'.B7]*[$'Cost Structure'.$A$3]+[$'Finalizational costs'.I7]*[$'Cost Structure'.$B$3]+[$'Finalizational costs'.I7]*[$'Cost Structure'.$E$3]+(5*[$'Init Run Exp Costs'.$H$11]*[$'Cost Structure'.$C$3])+[$'Finalizational costs'.P7])+(([$'Finalizational costs'.B7]*[$'Cost Structure'.$A$3]+[$'Finalizational costs'.I7]*[$'Cost Structure'.$B$3]+[$'Finalizational costs'.I7]*[$'Cost Structure'.$E$3]+(5*[$'Init Run Exp Costs'.$H$11]*[$'Cost Structure'.$C$3])+[$'Finalizational costs'.P7])*[$'Cost Structure'.$G$3])+(([$'Finalizational costs'.B7]*[$'Cost Structure'.$A$3]+[$'Finalizational costs'.I7]*[$'Cost Structure'.$B$3]+[$'Finalizational costs'.I7]*[$'Cost Structure'.$E$3]+(5*[$'Init Run Exp Costs'.$H$11]*[$'Cost Structure'.$C$3])+[$'Finalizational costs'.P7])*[$'Cost Structure'.$D$3]); 1)" office:value-type="currency" office:currency="EUR" office:value="56" calcext:value-type="currency">
            <text:p>56,00 €</text:p>
          </table:table-cell>
          <table:table-cell table:style-name="ce163" table:formula="of:=COM.MICROSOFT.CEILING.PRECISE(([$'Finalizational costs'.C7]*[$'Cost Structure'.$A$3]+[$'Finalizational costs'.J7]*[$'Cost Structure'.$B$3]+[$'Finalizational costs'.J7]*[$'Cost Structure'.$E$3]+(5*[$'Init Run Exp Costs'.$H$11]*[$'Cost Structure'.$C$3])+[$'Finalizational costs'.Q7])+(([$'Finalizational costs'.C7]*[$'Cost Structure'.$A$3]+[$'Finalizational costs'.J7]*[$'Cost Structure'.$B$3]+[$'Finalizational costs'.J7]*[$'Cost Structure'.$E$3]+(5*[$'Init Run Exp Costs'.$H$11]*[$'Cost Structure'.$C$3])+[$'Finalizational costs'.Q7])*[$'Cost Structure'.$G$3])+(([$'Finalizational costs'.C7]*[$'Cost Structure'.$A$3]+[$'Finalizational costs'.J7]*[$'Cost Structure'.$B$3]+[$'Finalizational costs'.J7]*[$'Cost Structure'.$E$3]+(5*[$'Init Run Exp Costs'.$H$11]*[$'Cost Structure'.$C$3])+[$'Finalizational costs'.Q7])*[$'Cost Structure'.$D$3]); 1)" office:value-type="currency" office:currency="EUR" office:value="65" calcext:value-type="currency">
            <text:p>65,00 €</text:p>
          </table:table-cell>
          <table:table-cell table:style-name="ce163" table:formula="of:=COM.MICROSOFT.CEILING.PRECISE(([$'Finalizational costs'.D7]*[$'Cost Structure'.$A$3]+[$'Finalizational costs'.K7]*[$'Cost Structure'.$B$3]+[$'Finalizational costs'.K7]*[$'Cost Structure'.$E$3]+(5*[$'Init Run Exp Costs'.$H$11]*[$'Cost Structure'.$C$3])+[$'Finalizational costs'.R7])+(([$'Finalizational costs'.D7]*[$'Cost Structure'.$A$3]+[$'Finalizational costs'.K7]*[$'Cost Structure'.$B$3]+[$'Finalizational costs'.K7]*[$'Cost Structure'.$E$3]+(5*[$'Init Run Exp Costs'.$H$11]*[$'Cost Structure'.$C$3])+[$'Finalizational costs'.R7])*[$'Cost Structure'.$G$3])+(([$'Finalizational costs'.D7]*[$'Cost Structure'.$A$3]+[$'Finalizational costs'.K7]*[$'Cost Structure'.$B$3]+[$'Finalizational costs'.K7]*[$'Cost Structure'.$E$3]+(5*[$'Init Run Exp Costs'.$H$11]*[$'Cost Structure'.$C$3])+[$'Finalizational costs'.R7])*[$'Cost Structure'.$D$3]); 1)" office:value-type="currency" office:currency="EUR" office:value="79" calcext:value-type="currency">
            <text:p>79,00 €</text:p>
          </table:table-cell>
          <table:table-cell table:style-name="ce163" table:formula="of:=COM.MICROSOFT.CEILING.PRECISE(([$'Finalizational costs'.E7]*[$'Cost Structure'.$A$3]+[$'Finalizational costs'.L7]*[$'Cost Structure'.$B$3]+[$'Finalizational costs'.L7]*[$'Cost Structure'.$E$3]+(5*[$'Init Run Exp Costs'.$H$11]*[$'Cost Structure'.$C$3])+[$'Finalizational costs'.S7])+(([$'Finalizational costs'.E7]*[$'Cost Structure'.$A$3]+[$'Finalizational costs'.L7]*[$'Cost Structure'.$B$3]+[$'Finalizational costs'.L7]*[$'Cost Structure'.$E$3]+(5*[$'Init Run Exp Costs'.$H$11]*[$'Cost Structure'.$C$3])+[$'Finalizational costs'.S7])*[$'Cost Structure'.$G$3])+(([$'Finalizational costs'.E7]*[$'Cost Structure'.$A$3]+[$'Finalizational costs'.L7]*[$'Cost Structure'.$B$3]+[$'Finalizational costs'.L7]*[$'Cost Structure'.$E$3]+(5*[$'Init Run Exp Costs'.$H$11]*[$'Cost Structure'.$C$3])+[$'Finalizational costs'.S7])*[$'Cost Structure'.$D$3]); 1)" office:value-type="currency" office:currency="EUR" office:value="96" calcext:value-type="currency">
            <text:p>96,00 €</text:p>
          </table:table-cell>
          <table:table-cell table:style-name="ce163" table:formula="of:=COM.MICROSOFT.CEILING.PRECISE(([$'Finalizational costs'.F7]*[$'Cost Structure'.$A$3]+[$'Finalizational costs'.M7]*[$'Cost Structure'.$B$3]+[$'Finalizational costs'.M7]*[$'Cost Structure'.$E$3]+(5*[$'Init Run Exp Costs'.$H$11]*[$'Cost Structure'.$C$3])+[$'Finalizational costs'.T7])+(([$'Finalizational costs'.F7]*[$'Cost Structure'.$A$3]+[$'Finalizational costs'.M7]*[$'Cost Structure'.$B$3]+[$'Finalizational costs'.M7]*[$'Cost Structure'.$E$3]+(5*[$'Init Run Exp Costs'.$H$11]*[$'Cost Structure'.$C$3])+[$'Finalizational costs'.T7])*[$'Cost Structure'.$G$3])+(([$'Finalizational costs'.F7]*[$'Cost Structure'.$A$3]+[$'Finalizational costs'.M7]*[$'Cost Structure'.$B$3]+[$'Finalizational costs'.M7]*[$'Cost Structure'.$E$3]+(5*[$'Init Run Exp Costs'.$H$11]*[$'Cost Structure'.$C$3])+[$'Finalizational costs'.T7])*[$'Cost Structure'.$D$3]); 1)" office:value-type="currency" office:currency="EUR" office:value="117" calcext:value-type="currency">
            <text:p>117,00 €</text:p>
          </table:table-cell>
          <table:table-cell table:style-name="ce167" table:formula="of:=COM.MICROSOFT.CEILING.PRECISE(([$'Finalizational costs'.G7]*[$'Cost Structure'.$A$3]+[$'Finalizational costs'.N7]*[$'Cost Structure'.$B$3]+[$'Finalizational costs'.N7]*[$'Cost Structure'.$E$3]+(5*[$'Init Run Exp Costs'.$H$11]*[$'Cost Structure'.$C$3])+[$'Finalizational costs'.U7])+(([$'Finalizational costs'.G7]*[$'Cost Structure'.$A$3]+[$'Finalizational costs'.N7]*[$'Cost Structure'.$B$3]+[$'Finalizational costs'.N7]*[$'Cost Structure'.$E$3]+(5*[$'Init Run Exp Costs'.$H$11]*[$'Cost Structure'.$C$3])+[$'Finalizational costs'.U7])*[$'Cost Structure'.$G$3])+(([$'Finalizational costs'.G7]*[$'Cost Structure'.$A$3]+[$'Finalizational costs'.N7]*[$'Cost Structure'.$B$3]+[$'Finalizational costs'.N7]*[$'Cost Structure'.$E$3]+(5*[$'Init Run Exp Costs'.$H$11]*[$'Cost Structure'.$C$3])+[$'Finalizational costs'.U7])*[$'Cost Structure'.$D$3]); 1)" office:value-type="currency" office:currency="EUR" office:value="142" calcext:value-type="currency">
            <text:p>142,00 €</text:p>
          </table:table-cell>
          <table:table-cell table:number-columns-repeated="16377"/>
        </table:table-row>
        <table:table-row table:style-name="ro3">
          <table:table-cell table:formula="of:=[$ToyShells.A7]" office:value-type="string" office:string-value="Wynstar" calcext:value-type="string">
            <text:p>Wynstar</text:p>
          </table:table-cell>
          <table:table-cell table:style-name="ce159" table:formula="of:=COM.MICROSOFT.CEILING.PRECISE(([$'Finalizational costs'.B8]*[$'Cost Structure'.$A$3]+[$'Finalizational costs'.I8]*[$'Cost Structure'.$B$3]+[$'Finalizational costs'.I8]*[$'Cost Structure'.$E$3]+(5*[$'Init Run Exp Costs'.$H$11]*[$'Cost Structure'.$C$3])+[$'Finalizational costs'.P8])+(([$'Finalizational costs'.B8]*[$'Cost Structure'.$A$3]+[$'Finalizational costs'.I8]*[$'Cost Structure'.$B$3]+[$'Finalizational costs'.I8]*[$'Cost Structure'.$E$3]+(5*[$'Init Run Exp Costs'.$H$11]*[$'Cost Structure'.$C$3])+[$'Finalizational costs'.P8])*[$'Cost Structure'.$G$3])+(([$'Finalizational costs'.B8]*[$'Cost Structure'.$A$3]+[$'Finalizational costs'.I8]*[$'Cost Structure'.$B$3]+[$'Finalizational costs'.I8]*[$'Cost Structure'.$E$3]+(5*[$'Init Run Exp Costs'.$H$11]*[$'Cost Structure'.$C$3])+[$'Finalizational costs'.P8])*[$'Cost Structure'.$D$3]); 1)" office:value-type="currency" office:currency="EUR" office:value="58" calcext:value-type="currency">
            <text:p>58,00 €</text:p>
          </table:table-cell>
          <table:table-cell table:style-name="ce163" table:formula="of:=COM.MICROSOFT.CEILING.PRECISE(([$'Finalizational costs'.C8]*[$'Cost Structure'.$A$3]+[$'Finalizational costs'.J8]*[$'Cost Structure'.$B$3]+[$'Finalizational costs'.J8]*[$'Cost Structure'.$E$3]+(5*[$'Init Run Exp Costs'.$H$11]*[$'Cost Structure'.$C$3])+[$'Finalizational costs'.Q8])+(([$'Finalizational costs'.C8]*[$'Cost Structure'.$A$3]+[$'Finalizational costs'.J8]*[$'Cost Structure'.$B$3]+[$'Finalizational costs'.J8]*[$'Cost Structure'.$E$3]+(5*[$'Init Run Exp Costs'.$H$11]*[$'Cost Structure'.$C$3])+[$'Finalizational costs'.Q8])*[$'Cost Structure'.$G$3])+(([$'Finalizational costs'.C8]*[$'Cost Structure'.$A$3]+[$'Finalizational costs'.J8]*[$'Cost Structure'.$B$3]+[$'Finalizational costs'.J8]*[$'Cost Structure'.$E$3]+(5*[$'Init Run Exp Costs'.$H$11]*[$'Cost Structure'.$C$3])+[$'Finalizational costs'.Q8])*[$'Cost Structure'.$D$3]); 1)" office:value-type="currency" office:currency="EUR" office:value="67" calcext:value-type="currency">
            <text:p>67,00 €</text:p>
          </table:table-cell>
          <table:table-cell table:style-name="ce163" table:formula="of:=COM.MICROSOFT.CEILING.PRECISE(([$'Finalizational costs'.D8]*[$'Cost Structure'.$A$3]+[$'Finalizational costs'.K8]*[$'Cost Structure'.$B$3]+[$'Finalizational costs'.K8]*[$'Cost Structure'.$E$3]+(5*[$'Init Run Exp Costs'.$H$11]*[$'Cost Structure'.$C$3])+[$'Finalizational costs'.R8])+(([$'Finalizational costs'.D8]*[$'Cost Structure'.$A$3]+[$'Finalizational costs'.K8]*[$'Cost Structure'.$B$3]+[$'Finalizational costs'.K8]*[$'Cost Structure'.$E$3]+(5*[$'Init Run Exp Costs'.$H$11]*[$'Cost Structure'.$C$3])+[$'Finalizational costs'.R8])*[$'Cost Structure'.$G$3])+(([$'Finalizational costs'.D8]*[$'Cost Structure'.$A$3]+[$'Finalizational costs'.K8]*[$'Cost Structure'.$B$3]+[$'Finalizational costs'.K8]*[$'Cost Structure'.$E$3]+(5*[$'Init Run Exp Costs'.$H$11]*[$'Cost Structure'.$C$3])+[$'Finalizational costs'.R8])*[$'Cost Structure'.$D$3]); 1)" office:value-type="currency" office:currency="EUR" office:value="82" calcext:value-type="currency">
            <text:p>82,00 €</text:p>
          </table:table-cell>
          <table:table-cell table:style-name="ce163" table:formula="of:=COM.MICROSOFT.CEILING.PRECISE(([$'Finalizational costs'.E8]*[$'Cost Structure'.$A$3]+[$'Finalizational costs'.L8]*[$'Cost Structure'.$B$3]+[$'Finalizational costs'.L8]*[$'Cost Structure'.$E$3]+(5*[$'Init Run Exp Costs'.$H$11]*[$'Cost Structure'.$C$3])+[$'Finalizational costs'.S8])+(([$'Finalizational costs'.E8]*[$'Cost Structure'.$A$3]+[$'Finalizational costs'.L8]*[$'Cost Structure'.$B$3]+[$'Finalizational costs'.L8]*[$'Cost Structure'.$E$3]+(5*[$'Init Run Exp Costs'.$H$11]*[$'Cost Structure'.$C$3])+[$'Finalizational costs'.S8])*[$'Cost Structure'.$G$3])+(([$'Finalizational costs'.E8]*[$'Cost Structure'.$A$3]+[$'Finalizational costs'.L8]*[$'Cost Structure'.$B$3]+[$'Finalizational costs'.L8]*[$'Cost Structure'.$E$3]+(5*[$'Init Run Exp Costs'.$H$11]*[$'Cost Structure'.$C$3])+[$'Finalizational costs'.S8])*[$'Cost Structure'.$D$3]); 1)" office:value-type="currency" office:currency="EUR" office:value="99" calcext:value-type="currency">
            <text:p>99,00 €</text:p>
          </table:table-cell>
          <table:table-cell table:style-name="ce163" table:formula="of:=COM.MICROSOFT.CEILING.PRECISE(([$'Finalizational costs'.F8]*[$'Cost Structure'.$A$3]+[$'Finalizational costs'.M8]*[$'Cost Structure'.$B$3]+[$'Finalizational costs'.M8]*[$'Cost Structure'.$E$3]+(5*[$'Init Run Exp Costs'.$H$11]*[$'Cost Structure'.$C$3])+[$'Finalizational costs'.T8])+(([$'Finalizational costs'.F8]*[$'Cost Structure'.$A$3]+[$'Finalizational costs'.M8]*[$'Cost Structure'.$B$3]+[$'Finalizational costs'.M8]*[$'Cost Structure'.$E$3]+(5*[$'Init Run Exp Costs'.$H$11]*[$'Cost Structure'.$C$3])+[$'Finalizational costs'.T8])*[$'Cost Structure'.$G$3])+(([$'Finalizational costs'.F8]*[$'Cost Structure'.$A$3]+[$'Finalizational costs'.M8]*[$'Cost Structure'.$B$3]+[$'Finalizational costs'.M8]*[$'Cost Structure'.$E$3]+(5*[$'Init Run Exp Costs'.$H$11]*[$'Cost Structure'.$C$3])+[$'Finalizational costs'.T8])*[$'Cost Structure'.$D$3]); 1)" office:value-type="currency" office:currency="EUR" office:value="122" calcext:value-type="currency">
            <text:p>122,00 €</text:p>
          </table:table-cell>
          <table:table-cell table:style-name="ce167" table:formula="of:=COM.MICROSOFT.CEILING.PRECISE(([$'Finalizational costs'.G8]*[$'Cost Structure'.$A$3]+[$'Finalizational costs'.N8]*[$'Cost Structure'.$B$3]+[$'Finalizational costs'.N8]*[$'Cost Structure'.$E$3]+(5*[$'Init Run Exp Costs'.$H$11]*[$'Cost Structure'.$C$3])+[$'Finalizational costs'.U8])+(([$'Finalizational costs'.G8]*[$'Cost Structure'.$A$3]+[$'Finalizational costs'.N8]*[$'Cost Structure'.$B$3]+[$'Finalizational costs'.N8]*[$'Cost Structure'.$E$3]+(5*[$'Init Run Exp Costs'.$H$11]*[$'Cost Structure'.$C$3])+[$'Finalizational costs'.U8])*[$'Cost Structure'.$G$3])+(([$'Finalizational costs'.G8]*[$'Cost Structure'.$A$3]+[$'Finalizational costs'.N8]*[$'Cost Structure'.$B$3]+[$'Finalizational costs'.N8]*[$'Cost Structure'.$E$3]+(5*[$'Init Run Exp Costs'.$H$11]*[$'Cost Structure'.$C$3])+[$'Finalizational costs'.U8])*[$'Cost Structure'.$D$3]); 1)" office:value-type="currency" office:currency="EUR" office:value="147" calcext:value-type="currency">
            <text:p>147,00 €</text:p>
          </table:table-cell>
          <table:table-cell table:number-columns-repeated="16377"/>
        </table:table-row>
        <table:table-row table:style-name="ro3">
          <table:table-cell table:formula="of:=[$ToyShells.A8]" office:value-type="string" office:string-value="Thalassamorph" calcext:value-type="string">
            <text:p>Thalassamorph</text:p>
          </table:table-cell>
          <table:table-cell table:style-name="ce159" table:formula="of:=COM.MICROSOFT.CEILING.PRECISE(([$'Finalizational costs'.B9]*[$'Cost Structure'.$A$3]+[$'Finalizational costs'.I9]*[$'Cost Structure'.$B$3]+[$'Finalizational costs'.I9]*[$'Cost Structure'.$E$3]+(5*[$'Init Run Exp Costs'.$H$11]*[$'Cost Structure'.$C$3])+[$'Finalizational costs'.P9])+(([$'Finalizational costs'.B9]*[$'Cost Structure'.$A$3]+[$'Finalizational costs'.I9]*[$'Cost Structure'.$B$3]+[$'Finalizational costs'.I9]*[$'Cost Structure'.$E$3]+(5*[$'Init Run Exp Costs'.$H$11]*[$'Cost Structure'.$C$3])+[$'Finalizational costs'.P9])*[$'Cost Structure'.$G$3])+(([$'Finalizational costs'.B9]*[$'Cost Structure'.$A$3]+[$'Finalizational costs'.I9]*[$'Cost Structure'.$B$3]+[$'Finalizational costs'.I9]*[$'Cost Structure'.$E$3]+(5*[$'Init Run Exp Costs'.$H$11]*[$'Cost Structure'.$C$3])+[$'Finalizational costs'.P9])*[$'Cost Structure'.$D$3]); 1)" office:value-type="currency" office:currency="EUR" office:value="52" calcext:value-type="currency">
            <text:p>52,00 €</text:p>
          </table:table-cell>
          <table:table-cell table:style-name="ce163" table:formula="of:=COM.MICROSOFT.CEILING.PRECISE(([$'Finalizational costs'.C9]*[$'Cost Structure'.$A$3]+[$'Finalizational costs'.J9]*[$'Cost Structure'.$B$3]+[$'Finalizational costs'.J9]*[$'Cost Structure'.$E$3]+(5*[$'Init Run Exp Costs'.$H$11]*[$'Cost Structure'.$C$3])+[$'Finalizational costs'.Q9])+(([$'Finalizational costs'.C9]*[$'Cost Structure'.$A$3]+[$'Finalizational costs'.J9]*[$'Cost Structure'.$B$3]+[$'Finalizational costs'.J9]*[$'Cost Structure'.$E$3]+(5*[$'Init Run Exp Costs'.$H$11]*[$'Cost Structure'.$C$3])+[$'Finalizational costs'.Q9])*[$'Cost Structure'.$G$3])+(([$'Finalizational costs'.C9]*[$'Cost Structure'.$A$3]+[$'Finalizational costs'.J9]*[$'Cost Structure'.$B$3]+[$'Finalizational costs'.J9]*[$'Cost Structure'.$E$3]+(5*[$'Init Run Exp Costs'.$H$11]*[$'Cost Structure'.$C$3])+[$'Finalizational costs'.Q9])*[$'Cost Structure'.$D$3]); 1)" office:value-type="currency" office:currency="EUR" office:value="56" calcext:value-type="currency">
            <text:p>56,00 €</text:p>
          </table:table-cell>
          <table:table-cell table:style-name="ce163" table:formula="of:=COM.MICROSOFT.CEILING.PRECISE(([$'Finalizational costs'.D9]*[$'Cost Structure'.$A$3]+[$'Finalizational costs'.K9]*[$'Cost Structure'.$B$3]+[$'Finalizational costs'.K9]*[$'Cost Structure'.$E$3]+(5*[$'Init Run Exp Costs'.$H$11]*[$'Cost Structure'.$C$3])+[$'Finalizational costs'.R9])+(([$'Finalizational costs'.D9]*[$'Cost Structure'.$A$3]+[$'Finalizational costs'.K9]*[$'Cost Structure'.$B$3]+[$'Finalizational costs'.K9]*[$'Cost Structure'.$E$3]+(5*[$'Init Run Exp Costs'.$H$11]*[$'Cost Structure'.$C$3])+[$'Finalizational costs'.R9])*[$'Cost Structure'.$G$3])+(([$'Finalizational costs'.D9]*[$'Cost Structure'.$A$3]+[$'Finalizational costs'.K9]*[$'Cost Structure'.$B$3]+[$'Finalizational costs'.K9]*[$'Cost Structure'.$E$3]+(5*[$'Init Run Exp Costs'.$H$11]*[$'Cost Structure'.$C$3])+[$'Finalizational costs'.R9])*[$'Cost Structure'.$D$3]); 1)" office:value-type="currency" office:currency="EUR" office:value="65" calcext:value-type="currency">
            <text:p>65,00 €</text:p>
          </table:table-cell>
          <table:table-cell table:style-name="ce163" table:formula="of:=COM.MICROSOFT.CEILING.PRECISE(([$'Finalizational costs'.E9]*[$'Cost Structure'.$A$3]+[$'Finalizational costs'.L9]*[$'Cost Structure'.$B$3]+[$'Finalizational costs'.L9]*[$'Cost Structure'.$E$3]+(5*[$'Init Run Exp Costs'.$H$11]*[$'Cost Structure'.$C$3])+[$'Finalizational costs'.S9])+(([$'Finalizational costs'.E9]*[$'Cost Structure'.$A$3]+[$'Finalizational costs'.L9]*[$'Cost Structure'.$B$3]+[$'Finalizational costs'.L9]*[$'Cost Structure'.$E$3]+(5*[$'Init Run Exp Costs'.$H$11]*[$'Cost Structure'.$C$3])+[$'Finalizational costs'.S9])*[$'Cost Structure'.$G$3])+(([$'Finalizational costs'.E9]*[$'Cost Structure'.$A$3]+[$'Finalizational costs'.L9]*[$'Cost Structure'.$B$3]+[$'Finalizational costs'.L9]*[$'Cost Structure'.$E$3]+(5*[$'Init Run Exp Costs'.$H$11]*[$'Cost Structure'.$C$3])+[$'Finalizational costs'.S9])*[$'Cost Structure'.$D$3]); 1)" office:value-type="currency" office:currency="EUR" office:value="74" calcext:value-type="currency">
            <text:p>74,00 €</text:p>
          </table:table-cell>
          <table:table-cell table:style-name="ce163" table:formula="of:=COM.MICROSOFT.CEILING.PRECISE(([$'Finalizational costs'.F9]*[$'Cost Structure'.$A$3]+[$'Finalizational costs'.M9]*[$'Cost Structure'.$B$3]+[$'Finalizational costs'.M9]*[$'Cost Structure'.$E$3]+(5*[$'Init Run Exp Costs'.$H$11]*[$'Cost Structure'.$C$3])+[$'Finalizational costs'.T9])+(([$'Finalizational costs'.F9]*[$'Cost Structure'.$A$3]+[$'Finalizational costs'.M9]*[$'Cost Structure'.$B$3]+[$'Finalizational costs'.M9]*[$'Cost Structure'.$E$3]+(5*[$'Init Run Exp Costs'.$H$11]*[$'Cost Structure'.$C$3])+[$'Finalizational costs'.T9])*[$'Cost Structure'.$G$3])+(([$'Finalizational costs'.F9]*[$'Cost Structure'.$A$3]+[$'Finalizational costs'.M9]*[$'Cost Structure'.$B$3]+[$'Finalizational costs'.M9]*[$'Cost Structure'.$E$3]+(5*[$'Init Run Exp Costs'.$H$11]*[$'Cost Structure'.$C$3])+[$'Finalizational costs'.T9])*[$'Cost Structure'.$D$3]); 1)" office:value-type="currency" office:currency="EUR" office:value="86" calcext:value-type="currency">
            <text:p>86,00 €</text:p>
          </table:table-cell>
          <table:table-cell table:style-name="ce167" table:formula="of:=COM.MICROSOFT.CEILING.PRECISE(([$'Finalizational costs'.G9]*[$'Cost Structure'.$A$3]+[$'Finalizational costs'.N9]*[$'Cost Structure'.$B$3]+[$'Finalizational costs'.N9]*[$'Cost Structure'.$E$3]+(5*[$'Init Run Exp Costs'.$H$11]*[$'Cost Structure'.$C$3])+[$'Finalizational costs'.U9])+(([$'Finalizational costs'.G9]*[$'Cost Structure'.$A$3]+[$'Finalizational costs'.N9]*[$'Cost Structure'.$B$3]+[$'Finalizational costs'.N9]*[$'Cost Structure'.$E$3]+(5*[$'Init Run Exp Costs'.$H$11]*[$'Cost Structure'.$C$3])+[$'Finalizational costs'.U9])*[$'Cost Structure'.$G$3])+(([$'Finalizational costs'.G9]*[$'Cost Structure'.$A$3]+[$'Finalizational costs'.N9]*[$'Cost Structure'.$B$3]+[$'Finalizational costs'.N9]*[$'Cost Structure'.$E$3]+(5*[$'Init Run Exp Costs'.$H$11]*[$'Cost Structure'.$C$3])+[$'Finalizational costs'.U9])*[$'Cost Structure'.$D$3]); 1)" office:value-type="currency" office:currency="EUR" office:value="98" calcext:value-type="currency">
            <text:p>98,00 €</text:p>
          </table:table-cell>
          <table:table-cell table:number-columns-repeated="16377"/>
        </table:table-row>
        <table:table-row table:style-name="ro3">
          <table:table-cell table:formula="of:=[$ToyShells.A9]" office:value-type="string" office:string-value="Spectralis" calcext:value-type="string">
            <text:p>Spectralis</text:p>
          </table:table-cell>
          <table:table-cell table:style-name="ce161" table:formula="of:=COM.MICROSOFT.CEILING.PRECISE(([$'Finalizational costs'.B10]*[$'Cost Structure'.$A$3]+[$'Finalizational costs'.I10]*[$'Cost Structure'.$B$3]+[$'Finalizational costs'.I10]*[$'Cost Structure'.$E$3]+(5*[$'Init Run Exp Costs'.$H$11]*[$'Cost Structure'.$C$3])+[$'Finalizational costs'.P10])+(([$'Finalizational costs'.B10]*[$'Cost Structure'.$A$3]+[$'Finalizational costs'.I10]*[$'Cost Structure'.$B$3]+[$'Finalizational costs'.I10]*[$'Cost Structure'.$E$3]+(5*[$'Init Run Exp Costs'.$H$11]*[$'Cost Structure'.$C$3])+[$'Finalizational costs'.P10])*[$'Cost Structure'.$G$3])+(([$'Finalizational costs'.B10]*[$'Cost Structure'.$A$3]+[$'Finalizational costs'.I10]*[$'Cost Structure'.$B$3]+[$'Finalizational costs'.I10]*[$'Cost Structure'.$E$3]+(5*[$'Init Run Exp Costs'.$H$11]*[$'Cost Structure'.$C$3])+[$'Finalizational costs'.P10])*[$'Cost Structure'.$D$3]); 1)" office:value-type="currency" office:currency="EUR" office:value="55" calcext:value-type="currency">
            <text:p>55,00 €</text:p>
          </table:table-cell>
          <table:table-cell table:style-name="ce165" table:formula="of:=COM.MICROSOFT.CEILING.PRECISE(([$'Finalizational costs'.C10]*[$'Cost Structure'.$A$3]+[$'Finalizational costs'.J10]*[$'Cost Structure'.$B$3]+[$'Finalizational costs'.J10]*[$'Cost Structure'.$E$3]+(5*[$'Init Run Exp Costs'.$H$11]*[$'Cost Structure'.$C$3])+[$'Finalizational costs'.Q10])+(([$'Finalizational costs'.C10]*[$'Cost Structure'.$A$3]+[$'Finalizational costs'.J10]*[$'Cost Structure'.$B$3]+[$'Finalizational costs'.J10]*[$'Cost Structure'.$E$3]+(5*[$'Init Run Exp Costs'.$H$11]*[$'Cost Structure'.$C$3])+[$'Finalizational costs'.Q10])*[$'Cost Structure'.$G$3])+(([$'Finalizational costs'.C10]*[$'Cost Structure'.$A$3]+[$'Finalizational costs'.J10]*[$'Cost Structure'.$B$3]+[$'Finalizational costs'.J10]*[$'Cost Structure'.$E$3]+(5*[$'Init Run Exp Costs'.$H$11]*[$'Cost Structure'.$C$3])+[$'Finalizational costs'.Q10])*[$'Cost Structure'.$D$3]); 1)" office:value-type="currency" office:currency="EUR" office:value="60" calcext:value-type="currency">
            <text:p>60,00 €</text:p>
          </table:table-cell>
          <table:table-cell table:style-name="ce165" table:formula="of:=COM.MICROSOFT.CEILING.PRECISE(([$'Finalizational costs'.D10]*[$'Cost Structure'.$A$3]+[$'Finalizational costs'.K10]*[$'Cost Structure'.$B$3]+[$'Finalizational costs'.K10]*[$'Cost Structure'.$E$3]+(5*[$'Init Run Exp Costs'.$H$11]*[$'Cost Structure'.$C$3])+[$'Finalizational costs'.R10])+(([$'Finalizational costs'.D10]*[$'Cost Structure'.$A$3]+[$'Finalizational costs'.K10]*[$'Cost Structure'.$B$3]+[$'Finalizational costs'.K10]*[$'Cost Structure'.$E$3]+(5*[$'Init Run Exp Costs'.$H$11]*[$'Cost Structure'.$C$3])+[$'Finalizational costs'.R10])*[$'Cost Structure'.$G$3])+(([$'Finalizational costs'.D10]*[$'Cost Structure'.$A$3]+[$'Finalizational costs'.K10]*[$'Cost Structure'.$B$3]+[$'Finalizational costs'.K10]*[$'Cost Structure'.$E$3]+(5*[$'Init Run Exp Costs'.$H$11]*[$'Cost Structure'.$C$3])+[$'Finalizational costs'.R10])*[$'Cost Structure'.$D$3]); 1)" office:value-type="currency" office:currency="EUR" office:value="72" calcext:value-type="currency">
            <text:p>72,00 €</text:p>
          </table:table-cell>
          <table:table-cell table:style-name="ce165" table:formula="of:=COM.MICROSOFT.CEILING.PRECISE(([$'Finalizational costs'.E10]*[$'Cost Structure'.$A$3]+[$'Finalizational costs'.L10]*[$'Cost Structure'.$B$3]+[$'Finalizational costs'.L10]*[$'Cost Structure'.$E$3]+(5*[$'Init Run Exp Costs'.$H$11]*[$'Cost Structure'.$C$3])+[$'Finalizational costs'.S10])+(([$'Finalizational costs'.E10]*[$'Cost Structure'.$A$3]+[$'Finalizational costs'.L10]*[$'Cost Structure'.$B$3]+[$'Finalizational costs'.L10]*[$'Cost Structure'.$E$3]+(5*[$'Init Run Exp Costs'.$H$11]*[$'Cost Structure'.$C$3])+[$'Finalizational costs'.S10])*[$'Cost Structure'.$G$3])+(([$'Finalizational costs'.E10]*[$'Cost Structure'.$A$3]+[$'Finalizational costs'.L10]*[$'Cost Structure'.$B$3]+[$'Finalizational costs'.L10]*[$'Cost Structure'.$E$3]+(5*[$'Init Run Exp Costs'.$H$11]*[$'Cost Structure'.$C$3])+[$'Finalizational costs'.S10])*[$'Cost Structure'.$D$3]); 1)" office:value-type="currency" office:currency="EUR" office:value="84" calcext:value-type="currency">
            <text:p>84,00 €</text:p>
          </table:table-cell>
          <table:table-cell table:style-name="ce165" table:formula="of:=COM.MICROSOFT.CEILING.PRECISE(([$'Finalizational costs'.F10]*[$'Cost Structure'.$A$3]+[$'Finalizational costs'.M10]*[$'Cost Structure'.$B$3]+[$'Finalizational costs'.M10]*[$'Cost Structure'.$E$3]+(5*[$'Init Run Exp Costs'.$H$11]*[$'Cost Structure'.$C$3])+[$'Finalizational costs'.T10])+(([$'Finalizational costs'.F10]*[$'Cost Structure'.$A$3]+[$'Finalizational costs'.M10]*[$'Cost Structure'.$B$3]+[$'Finalizational costs'.M10]*[$'Cost Structure'.$E$3]+(5*[$'Init Run Exp Costs'.$H$11]*[$'Cost Structure'.$C$3])+[$'Finalizational costs'.T10])*[$'Cost Structure'.$G$3])+(([$'Finalizational costs'.F10]*[$'Cost Structure'.$A$3]+[$'Finalizational costs'.M10]*[$'Cost Structure'.$B$3]+[$'Finalizational costs'.M10]*[$'Cost Structure'.$E$3]+(5*[$'Init Run Exp Costs'.$H$11]*[$'Cost Structure'.$C$3])+[$'Finalizational costs'.T10])*[$'Cost Structure'.$D$3]); 1)" office:value-type="currency" office:currency="EUR" office:value="100" calcext:value-type="currency">
            <text:p>100,00 €</text:p>
          </table:table-cell>
          <table:table-cell table:style-name="ce169" table:formula="of:=COM.MICROSOFT.CEILING.PRECISE(([$'Finalizational costs'.G10]*[$'Cost Structure'.$A$3]+[$'Finalizational costs'.N10]*[$'Cost Structure'.$B$3]+[$'Finalizational costs'.N10]*[$'Cost Structure'.$E$3]+(5*[$'Init Run Exp Costs'.$H$11]*[$'Cost Structure'.$C$3])+[$'Finalizational costs'.U10])+(([$'Finalizational costs'.G10]*[$'Cost Structure'.$A$3]+[$'Finalizational costs'.N10]*[$'Cost Structure'.$B$3]+[$'Finalizational costs'.N10]*[$'Cost Structure'.$E$3]+(5*[$'Init Run Exp Costs'.$H$11]*[$'Cost Structure'.$C$3])+[$'Finalizational costs'.U10])*[$'Cost Structure'.$G$3])+(([$'Finalizational costs'.G10]*[$'Cost Structure'.$A$3]+[$'Finalizational costs'.N10]*[$'Cost Structure'.$B$3]+[$'Finalizational costs'.N10]*[$'Cost Structure'.$E$3]+(5*[$'Init Run Exp Costs'.$H$11]*[$'Cost Structure'.$C$3])+[$'Finalizational costs'.U10])*[$'Cost Structure'.$D$3]); 1)" office:value-type="currency" office:currency="EUR" office:value="118" calcext:value-type="currency">
            <text:p>118,00 €</text:p>
          </table:table-cell>
          <table:table-cell table:number-columns-repeated="16377"/>
        </table:table-row>
        <table:table-row table:style-name="ro3">
          <table:table-cell table:formula="of:=[$ToyShells.A10]" office:value-type="float" office:value="0" calcext:value-type="float">
            <text:p>0</text:p>
          </table:table-cell>
          <table:table-cell table:number-columns-repeated="16383"/>
        </table:table-row>
        <table:table-row table:style-name="ro3">
          <table:table-cell table:formula="of:=[$ToyShells.A11]" office:value-type="float" office:value="0" calcext:value-type="float">
            <text:p>0</text:p>
          </table:table-cell>
          <table:table-cell table:number-columns-repeated="16383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style-name="ce149"/>
          <table:table-cell table:style-name="ce110"/>
          <table:table-cell table:style-name="ce112" table:number-columns-repeated="4"/>
          <table:table-cell table:style-name="ce114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number:currency-style style:name="N2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.00.0000</text:date>, <text:time style:data-style-name="N2" text:time-value="11:53:01.187778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8T08:31:21.860997545</meta:creation-date>
    <dc:date>2026-05-05T17:37:21.048835641</dc:date>
    <meta:editing-duration>PT6H29M14S</meta:editing-duration>
    <meta:editing-cycles>14</meta:editing-cycles>
    <meta:generator>LibreOffice/24.2.7.2$Linux_X86_64 LibreOffice_project/420$Build-2</meta:generator>
    <meta:document-statistic meta:table-count="14" meta:cell-count="1966" meta:object-count="0"/>
  </office:meta>
</office:document-meta>
</file>